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40000001" calcext:value-type="float">
            <text:p>0.40000001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0000002" calcext:value-type="float">
            <text:p>0.60000002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0000001" calcext:value-type="float">
            <text:p>0.80000001</text:p>
          </table:table-cell>
          <table:table-cell table:number-columns-repeated="1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000001" calcext:value-type="float">
            <text:p>0.8000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0000001" calcext:value-type="float">
            <text:p>0.80000001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40000001" calcext:value-type="float">
            <text:p>0.400000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40000001" calcext:value-type="float">
            <text:p>0.400000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" calcext:value-type="float">
            <text:p>0</text:p>
          </table:table-cell>
          <table:table-cell office:value-type="float" office:value="3.5999999" calcext:value-type="float">
            <text:p>3.599999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0000002" calcext:value-type="float">
            <text:p>0.6000000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0" calcext:value-type="float">
            <text:p>0</text:p>
          </table:table-cell>
          <table:table-cell office:value-type="float" office:value="5.4000001" calcext:value-type="float">
            <text:p>5.40000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6.1999998" calcext:value-type="float">
            <text:p>6.199999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000001" calcext:value-type="float">
            <text:p>0.40000001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6.4000001" calcext:value-type="float">
            <text:p>6.40000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0000002" calcext:value-type="float">
            <text:p>0.6000000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6.8000002" calcext:value-type="float">
            <text:p>6.8000002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0000001" calcext:value-type="float">
            <text:p>0.8000000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" calcext:value-type="float">
            <text:p>0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" calcext:value-type="float">
            <text:p>0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.4000001" calcext:value-type="float">
            <text:p>2.40000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3" calcext:value-type="float">
            <text:p>3</text:p>
          </table:table-cell>
          <table:table-cell office:value-type="float" office:value="0.40000001" calcext:value-type="float">
            <text:p>0.400000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0.2" calcext:value-type="float">
            <text:p>0.2</text:p>
          </table:table-cell>
          <table:table-cell office:value-type="float" office:value="3.4000001" calcext:value-type="float">
            <text:p>3.400000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4.1999998" calcext:value-type="float">
            <text:p>4.1999998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23.200001" calcext:value-type="float">
            <text:p>23.2000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4.8000002" calcext:value-type="float">
            <text:p>4.8000002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6.4000001" calcext:value-type="float">
            <text:p>6.4000001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6.1999998" calcext:value-type="float">
            <text:p>6.1999998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1.2" calcext:value-type="float">
            <text:p>1.2</text:p>
          </table:table-cell>
          <table:table-cell office:value-type="float" office:value="29.799999" calcext:value-type="float">
            <text:p>29.799999</text:p>
          </table:table-cell>
          <table:table-cell table:number-columns-repeated="2" office:value-type="float" office:value="0.60000002" calcext:value-type="float">
            <text:p>0.6000000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6.5999999" calcext:value-type="float">
            <text:p>6.5999999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2.4000001" calcext:value-type="float">
            <text:p>2.4000001</text:p>
          </table:table-cell>
          <table:table-cell office:value-type="float" office:value="30.200001" calcext:value-type="float">
            <text:p>30.200001</text:p>
          </table:table-cell>
          <table:table-cell office:value-type="float" office:value="5.4000001" calcext:value-type="float">
            <text:p>5.4000001</text:p>
          </table:table-cell>
          <table:table-cell office:value-type="float" office:value="0.60000002" calcext:value-type="float">
            <text:p>0.6000000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6.4000001" calcext:value-type="float">
            <text:p>6.400000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18.4" calcext:value-type="float">
            <text:p>18.4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3.2" calcext:value-type="float">
            <text:p>3.2</text:p>
          </table:table-cell>
          <table:table-cell office:value-type="float" office:value="28.799999" calcext:value-type="float">
            <text:p>28.799999</text:p>
          </table:table-cell>
          <table:table-cell office:value-type="float" office:value="13" calcext:value-type="float">
            <text:p>13</text:p>
          </table:table-cell>
          <table:table-cell office:value-type="float" office:value="0.40000001" calcext:value-type="float">
            <text:p>0.400000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6.8000002" calcext:value-type="float">
            <text:p>6.8000002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22.4" calcext:value-type="float">
            <text:p>22.4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28.6" calcext:value-type="float">
            <text:p>28.6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7.5999999" calcext:value-type="float">
            <text:p>7.5999999</text:p>
          </table:table-cell>
          <table:table-cell office:value-type="float" office:value="1.8" calcext:value-type="float">
            <text:p>1.8</text:p>
          </table:table-cell>
          <table:table-cell office:value-type="float" office:value="3.5999999" calcext:value-type="float">
            <text:p>3.5999999</text:p>
          </table:table-cell>
          <table:table-cell office:value-type="float" office:value="3.2" calcext:value-type="float">
            <text:p>3.2</text:p>
          </table:table-cell>
          <table:table-cell office:value-type="float" office:value="27.200001" calcext:value-type="float">
            <text:p>27.200001</text:p>
          </table:table-cell>
          <table:table-cell office:value-type="float" office:value="2" calcext:value-type="float">
            <text:p>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5.8000002" calcext:value-type="float">
            <text:p>5.8000002</text:p>
          </table:table-cell>
          <table:table-cell office:value-type="float" office:value="2.8" calcext:value-type="float">
            <text:p>2.8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14.2" calcext:value-type="float">
            <text:p>14.2</text:p>
          </table:table-cell>
          <table:table-cell office:value-type="float" office:value="0.40000001" calcext:value-type="float">
            <text:p>0.4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999998" calcext:value-type="float">
            <text:p>4.1999998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8.6000004" calcext:value-type="float">
            <text:p>8.6000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4.1999998" calcext:value-type="float">
            <text:p>4.1999998</text:p>
          </table:table-cell>
          <table:table-cell office:value-type="float" office:value="4.5999999" calcext:value-type="float">
            <text:p>4.5999999</text:p>
          </table:table-cell>
          <table:table-cell office:value-type="float" office:value="31.6" calcext:value-type="float">
            <text:p>31.6</text:p>
          </table:table-cell>
          <table:table-cell office:value-type="float" office:value="4.1999998" calcext:value-type="float">
            <text:p>4.1999998</text:p>
          </table:table-cell>
          <table:table-cell office:value-type="float" office:value="0.60000002" calcext:value-type="float">
            <text:p>0.60000002</text:p>
          </table:table-cell>
          <table:table-cell office:value-type="float" office:value="13.2" calcext:value-type="float">
            <text:p>13.2</text:p>
          </table:table-cell>
          <table:table-cell office:value-type="float" office:value="3.2" calcext:value-type="float">
            <text:p>3.2</text:p>
          </table:table-cell>
          <table:table-cell office:value-type="float" office:value="33.200001" calcext:value-type="float">
            <text:p>33.200001</text:p>
          </table:table-cell>
          <table:table-cell office:value-type="float" office:value="18" calcext:value-type="float">
            <text:p>18</text:p>
          </table:table-cell>
          <table:table-cell office:value-type="float" office:value="0.40000001" calcext:value-type="float">
            <text:p>0.4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99999" calcext:value-type="float">
            <text:p>5.5999999</text:p>
          </table:table-cell>
          <table:table-cell office:value-type="float" office:value="1" calcext:value-type="float">
            <text:p>1</text:p>
          </table:table-cell>
          <table:table-cell office:value-type="float" office:value="9.3999996" calcext:value-type="float">
            <text:p>9.3999996</text:p>
          </table:table-cell>
          <table:table-cell office:value-type="float" office:value="4" calcext:value-type="float">
            <text:p>4</text:p>
          </table:table-cell>
          <table:table-cell office:value-type="float" office:value="4.8000002" calcext:value-type="float">
            <text:p>4.8000002</text:p>
          </table:table-cell>
          <table:table-cell office:value-type="float" office:value="7.1999998" calcext:value-type="float">
            <text:p>7.1999998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14.6" calcext:value-type="float">
            <text:p>14.6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21.4" calcext:value-type="float">
            <text:p>21.4</text:p>
          </table:table-cell>
          <table:table-cell office:value-type="float" office:value="3.4000001" calcext:value-type="float">
            <text:p>3.4000001</text:p>
          </table:table-cell>
          <table:table-cell office:value-type="float" office:value="33.200001" calcext:value-type="float">
            <text:p>33.200001</text:p>
          </table:table-cell>
          <table:table-cell office:value-type="float" office:value="22.799999" calcext:value-type="float">
            <text:p>22.79999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4000001" calcext:value-type="float">
            <text:p>7.4000001</text:p>
          </table:table-cell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office:value-type="float" office:value="6.1999998" calcext:value-type="float">
            <text:p>6.1999998</text:p>
          </table:table-cell>
          <table:table-cell office:value-type="float" office:value="5.1999998" calcext:value-type="float">
            <text:p>5.1999998</text:p>
          </table:table-cell>
          <table:table-cell office:value-type="float" office:value="9.6000004" calcext:value-type="float">
            <text:p>9.6000004</text:p>
          </table:table-cell>
          <table:table-cell office:value-type="float" office:value="35.200001" calcext:value-type="float">
            <text:p>35.200001</text:p>
          </table:table-cell>
          <table:table-cell office:value-type="float" office:value="22.799999" calcext:value-type="float">
            <text:p>22.799999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24" calcext:value-type="float">
            <text:p>24</text:p>
          </table:table-cell>
          <table:table-cell office:value-type="float" office:value="3.4000001" calcext:value-type="float">
            <text:p>3.4000001</text:p>
          </table:table-cell>
          <table:table-cell office:value-type="float" office:value="32.599998" calcext:value-type="float">
            <text:p>32.599998</text:p>
          </table:table-cell>
          <table:table-cell office:value-type="float" office:value="27.200001" calcext:value-type="float">
            <text:p>27.20000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.1999998" calcext:value-type="float">
            <text:p>9.1999998</text:p>
          </table:table-cell>
          <table:table-cell office:value-type="float" office:value="1.2" calcext:value-type="float">
            <text:p>1.2</text:p>
          </table:table-cell>
          <table:table-cell office:value-type="float" office:value="12.8" calcext:value-type="float">
            <text:p>12.8</text:p>
          </table:table-cell>
          <table:table-cell office:value-type="float" office:value="10.6" calcext:value-type="float">
            <text:p>10.6</text:p>
          </table:table-cell>
          <table:table-cell office:value-type="float" office:value="7.1999998" calcext:value-type="float">
            <text:p>7.1999998</text:p>
          </table:table-cell>
          <table:table-cell office:value-type="float" office:value="10.8" calcext:value-type="float">
            <text:p>10.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24.6" calcext:value-type="float">
            <text:p>24.6</text:p>
          </table:table-cell>
          <table:table-cell office:value-type="float" office:value="3.5999999" calcext:value-type="float">
            <text:p>3.5999999</text:p>
          </table:table-cell>
          <table:table-cell office:value-type="float" office:value="33.599998" calcext:value-type="float">
            <text:p>33.599998</text:p>
          </table:table-cell>
          <table:table-cell office:value-type="float" office:value="29.799999" calcext:value-type="float">
            <text:p>29.799999</text:p>
          </table:table-cell>
          <table:table-cell office:value-type="float" office:value="0.40000001" calcext:value-type="float">
            <text:p>0.4000000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.4" calcext:value-type="float">
            <text:p>11.4</text:p>
          </table:table-cell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15" calcext:value-type="float">
            <text:p>15</text:p>
          </table:table-cell>
          <table:table-cell office:value-type="float" office:value="10.4" calcext:value-type="float">
            <text:p>10.4</text:p>
          </table:table-cell>
          <table:table-cell office:value-type="float" office:value="15.6" calcext:value-type="float">
            <text:p>15.6</text:p>
          </table:table-cell>
          <table:table-cell office:value-type="float" office:value="38" calcext:value-type="float">
            <text:p>38</text:p>
          </table:table-cell>
          <table:table-cell office:value-type="float" office:value="31.6" calcext:value-type="float">
            <text:p>31.6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24.6" calcext:value-type="float">
            <text:p>24.6</text:p>
          </table:table-cell>
          <table:table-cell office:value-type="float" office:value="3.5999999" calcext:value-type="float">
            <text:p>3.5999999</text:p>
          </table:table-cell>
          <table:table-cell office:value-type="float" office:value="35.599998" calcext:value-type="float">
            <text:p>35.599998</text:p>
          </table:table-cell>
          <table:table-cell office:value-type="float" office:value="31" calcext:value-type="float">
            <text:p>31</text:p>
          </table:table-cell>
          <table:table-cell office:value-type="float" office:value="0.40000001" calcext:value-type="float">
            <text:p>0.4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float" office:value="14.6" calcext:value-type="float">
            <text:p>14.6</text:p>
          </table:table-cell>
          <table:table-cell office:value-type="float" office:value="26.200001" calcext:value-type="float">
            <text:p>26.200001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34" calcext:value-type="float">
            <text:p>34</text:p>
          </table:table-cell>
          <table:table-cell office:value-type="float" office:value="0.80000001" calcext:value-type="float">
            <text:p>0.80000001</text:p>
          </table:table-cell>
          <table:table-cell office:value-type="float" office:value="23" calcext:value-type="float">
            <text:p>23</text:p>
          </table:table-cell>
          <table:table-cell office:value-type="float" office:value="2.2" calcext:value-type="float">
            <text:p>2.2</text:p>
          </table:table-cell>
          <table:table-cell office:value-type="float" office:value="37" calcext:value-type="float">
            <text:p>37</text:p>
          </table:table-cell>
          <table:table-cell office:value-type="float" office:value="32.200001" calcext:value-type="float">
            <text:p>32.200001</text:p>
          </table:table-cell>
          <table:table-cell office:value-type="float" office:value="0.40000001" calcext:value-type="float">
            <text:p>0.4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17.200001" calcext:value-type="float">
            <text:p>17.200001</text:p>
          </table:table-cell>
          <table:table-cell office:value-type="float" office:value="15.6" calcext:value-type="float">
            <text:p>15.6</text:p>
          </table:table-cell>
          <table:table-cell office:value-type="float" office:value="16.6" calcext:value-type="float">
            <text:p>16.6</text:p>
          </table:table-cell>
          <table:table-cell office:value-type="float" office:value="36.400002" calcext:value-type="float">
            <text:p>36.400002</text:p>
          </table:table-cell>
          <table:table-cell office:value-type="float" office:value="37.599998" calcext:value-type="float">
            <text:p>37.599998</text:p>
          </table:table-cell>
          <table:table-cell office:value-type="float" office:value="35.599998" calcext:value-type="float">
            <text:p>35.599998</text:p>
          </table:table-cell>
          <table:table-cell office:value-type="float" office:value="2.2" calcext:value-type="float">
            <text:p>2.2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1.4" calcext:value-type="float">
            <text:p>1.4</text:p>
          </table:table-cell>
          <table:table-cell office:value-type="float" office:value="37.799999" calcext:value-type="float">
            <text:p>37.799999</text:p>
          </table:table-cell>
          <table:table-cell office:value-type="float" office:value="33.599998" calcext:value-type="float">
            <text:p>33.599998</text:p>
          </table:table-cell>
          <table:table-cell office:value-type="float" office:value="0.60000002" calcext:value-type="float">
            <text:p>0.6000000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.4" calcext:value-type="float">
            <text:p>15.4</text:p>
          </table:table-cell>
          <table:table-cell office:value-type="float" office:value="3.2" calcext:value-type="float">
            <text:p>3.2</text:p>
          </table:table-cell>
          <table:table-cell office:value-type="float" office:value="19.4" calcext:value-type="float">
            <text:p>19.4</text:p>
          </table:table-cell>
          <table:table-cell office:value-type="float" office:value="17.200001" calcext:value-type="float">
            <text:p>17.200001</text:p>
          </table:table-cell>
          <table:table-cell office:value-type="float" office:value="15.4" calcext:value-type="float">
            <text:p>15.4</text:p>
          </table:table-cell>
          <table:table-cell office:value-type="float" office:value="43" calcext:value-type="float">
            <text:p>43</text:p>
          </table:table-cell>
          <table:table-cell office:value-type="float" office:value="39.200001" calcext:value-type="float">
            <text:p>39.200001</text:p>
          </table:table-cell>
          <table:table-cell office:value-type="float" office:value="36.599998" calcext:value-type="float">
            <text:p>36.599998</text:p>
          </table:table-cell>
          <table:table-cell office:value-type="float" office:value="1.2" calcext:value-type="float">
            <text:p>1.2</text:p>
          </table:table-cell>
          <table:table-cell office:value-type="float" office:value="19.6" calcext:value-type="float">
            <text:p>19.6</text:p>
          </table:table-cell>
          <table:table-cell office:value-type="float" office:value="3.8" calcext:value-type="float">
            <text:p>3.8</text:p>
          </table:table-cell>
          <table:table-cell office:value-type="float" office:value="38.200001" calcext:value-type="float">
            <text:p>38.200001</text:p>
          </table:table-cell>
          <table:table-cell office:value-type="float" office:value="34.400002" calcext:value-type="float">
            <text:p>34.40000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.6" calcext:value-type="float">
            <text:p>17.6</text:p>
          </table:table-cell>
          <table:table-cell office:value-type="float" office:value="4.1999998" calcext:value-type="float">
            <text:p>4.1999998</text:p>
          </table:table-cell>
          <table:table-cell office:value-type="float" office:value="20.799999" calcext:value-type="float">
            <text:p>20.799999</text:p>
          </table:table-cell>
          <table:table-cell office:value-type="float" office:value="20" calcext:value-type="float">
            <text:p>20</text:p>
          </table:table-cell>
          <table:table-cell office:value-type="float" office:value="15.6" calcext:value-type="float">
            <text:p>15.6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36.400002" calcext:value-type="float">
            <text:p>36.400002</text:p>
          </table:table-cell>
          <table:table-cell office:value-type="float" office:value="6.1999998" calcext:value-type="float">
            <text:p>6.1999998</text:p>
          </table:table-cell>
          <table:table-cell office:value-type="float" office:value="17.6" calcext:value-type="float">
            <text:p>17.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5.200001" calcext:value-type="float">
            <text:p>35.20000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9.6" calcext:value-type="float">
            <text:p>19.6</text:p>
          </table:table-cell>
          <table:table-cell office:value-type="float" office:value="4.8000002" calcext:value-type="float">
            <text:p>4.8000002</text:p>
          </table:table-cell>
          <table:table-cell office:value-type="float" office:value="21" calcext:value-type="float">
            <text:p>21</text:p>
          </table:table-cell>
          <table:table-cell office:value-type="float" office:value="22.6" calcext:value-type="float">
            <text:p>22.6</text:p>
          </table:table-cell>
          <table:table-cell office:value-type="float" office:value="17.799999" calcext:value-type="float">
            <text:p>17.799999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5.8" calcext:value-type="float">
            <text:p>15.8</text:p>
          </table:table-cell>
          <table:table-cell office:value-type="float" office:value="17.200001" calcext:value-type="float">
            <text:p>17.200001</text:p>
          </table:table-cell>
          <table:table-cell office:value-type="float" office:value="9.6000004" calcext:value-type="float">
            <text:p>9.6000004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36" calcext:value-type="float">
            <text:p>36</text:p>
          </table:table-cell>
          <table:table-cell office:value-type="float" office:value="0.60000002" calcext:value-type="float">
            <text:p>0.6000000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0.6" calcext:value-type="float">
            <text:p>20.6</text:p>
          </table:table-cell>
          <table:table-cell office:value-type="float" office:value="4.4000001" calcext:value-type="float">
            <text:p>4.4000001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23.799999" calcext:value-type="float">
            <text:p>23.799999</text:p>
          </table:table-cell>
          <table:table-cell office:value-type="float" office:value="20.799999" calcext:value-type="float">
            <text:p>20.799999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42.799999" calcext:value-type="float">
            <text:p>42.799999</text:p>
          </table:table-cell>
          <table:table-cell office:value-type="float" office:value="34.599998" calcext:value-type="float">
            <text:p>34.599998</text:p>
          </table:table-cell>
          <table:table-cell office:value-type="float" office:value="23.6" calcext:value-type="float">
            <text:p>23.6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.2</text:p>
          </table:table-cell>
          <table:table-cell office:value-type="float" office:value="41.799999" calcext:value-type="float">
            <text:p>41.799999</text:p>
          </table:table-cell>
          <table:table-cell office:value-type="float" office:value="36.400002" calcext:value-type="float">
            <text:p>36.40000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.5999999" calcext:value-type="float">
            <text:p>2.5999999</text:p>
          </table:table-cell>
          <table:table-cell office:value-type="float" office:value="21" calcext:value-type="float">
            <text:p>21</text:p>
          </table:table-cell>
          <table:table-cell office:value-type="float" office:value="4.1999998" calcext:value-type="float">
            <text:p>4.1999998</text:p>
          </table:table-cell>
          <table:table-cell office:value-type="float" office:value="21.4" calcext:value-type="float">
            <text:p>21.4</text:p>
          </table:table-cell>
          <table:table-cell office:value-type="float" office:value="24.6" calcext:value-type="float">
            <text:p>24.6</text:p>
          </table:table-cell>
          <table:table-cell office:value-type="float" office:value="24" calcext:value-type="float">
            <text:p>24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34.400002" calcext:value-type="float">
            <text:p>34.400002</text:p>
          </table:table-cell>
          <table:table-cell office:value-type="float" office:value="28.4" calcext:value-type="float">
            <text:p>28.4</text:p>
          </table:table-cell>
          <table:table-cell office:value-type="float" office:value="18.4" calcext:value-type="float">
            <text:p>18.4</text:p>
          </table:table-cell>
          <table:table-cell office:value-type="float" office:value="16.799999" calcext:value-type="float">
            <text:p>16.799999</text:p>
          </table:table-cell>
          <table:table-cell office:value-type="float" office:value="43.400002" calcext:value-type="float">
            <text:p>43.400002</text:p>
          </table:table-cell>
          <table:table-cell office:value-type="float" office:value="36.799999" calcext:value-type="float">
            <text:p>36.799999</text:p>
          </table:table-cell>
          <table:table-cell office:value-type="float" office:value="2.5999999" calcext:value-type="float">
            <text:p>2.59999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2.6" calcext:value-type="float">
            <text:p>22.6</text:p>
          </table:table-cell>
          <table:table-cell office:value-type="float" office:value="4.1999998" calcext:value-type="float">
            <text:p>4.1999998</text:p>
          </table:table-cell>
          <table:table-cell office:value-type="float" office:value="22" calcext:value-type="float">
            <text:p>22</text:p>
          </table:table-cell>
          <table:table-cell office:value-type="float" office:value="26.4" calcext:value-type="float">
            <text:p>26.4</text:p>
          </table:table-cell>
          <table:table-cell office:value-type="float" office:value="27.6" calcext:value-type="float">
            <text:p>27.6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45" calcext:value-type="float">
            <text:p>45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27.799999" calcext:value-type="float">
            <text:p>27.799999</text:p>
          </table:table-cell>
          <table:table-cell office:value-type="float" office:value="19.6" calcext:value-type="float">
            <text:p>19.6</text:p>
          </table:table-cell>
          <table:table-cell office:value-type="float" office:value="18.200001" calcext:value-type="float">
            <text:p>18.200001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37.400002" calcext:value-type="float">
            <text:p>37.40000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2.6" calcext:value-type="float">
            <text:p>22.6</text:p>
          </table:table-cell>
          <table:table-cell office:value-type="float" office:value="27.6" calcext:value-type="float">
            <text:p>27.6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46" calcext:value-type="float">
            <text:p>46</text:p>
          </table:table-cell>
          <table:table-cell office:value-type="float" office:value="34.599998" calcext:value-type="float">
            <text:p>34.599998</text:p>
          </table:table-cell>
          <table:table-cell office:value-type="float" office:value="27" calcext:value-type="float">
            <text:p>27</text:p>
          </table:table-cell>
          <table:table-cell office:value-type="float" office:value="19.799999" calcext:value-type="float">
            <text:p>19.799999</text:p>
          </table:table-cell>
          <table:table-cell office:value-type="float" office:value="18" calcext:value-type="float">
            <text:p>18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2.4000001" calcext:value-type="float">
            <text:p>2.40000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3.799999" calcext:value-type="float">
            <text:p>23.799999</text:p>
          </table:table-cell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.6</text:p>
          </table:table-cell>
          <table:table-cell office:value-type="float" office:value="27.799999" calcext:value-type="float">
            <text:p>27.799999</text:p>
          </table:table-cell>
          <table:table-cell office:value-type="float" office:value="39.400002" calcext:value-type="float">
            <text:p>39.400002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6.799999" calcext:value-type="float">
            <text:p>26.799999</text:p>
          </table:table-cell>
          <table:table-cell office:value-type="float" office:value="19.4" calcext:value-type="float">
            <text:p>19.4</text:p>
          </table:table-cell>
          <table:table-cell office:value-type="float" office:value="17.799999" calcext:value-type="float">
            <text:p>17.799999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36.400002" calcext:value-type="float">
            <text:p>36.40000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4.200001" calcext:value-type="float">
            <text:p>24.200001</text:p>
          </table:table-cell>
          <table:table-cell office:value-type="float" office:value="3" calcext:value-type="float">
            <text:p>3</text:p>
          </table:table-cell>
          <table:table-cell office:value-type="float" office:value="24.200001" calcext:value-type="float">
            <text:p>24.200001</text:p>
          </table:table-cell>
          <table:table-cell office:value-type="float" office:value="28.4" calcext:value-type="float">
            <text:p>28.4</text:p>
          </table:table-cell>
          <table:table-cell office:value-type="float" office:value="41.599998" calcext:value-type="float">
            <text:p>41.599998</text:p>
          </table:table-cell>
          <table:table-cell office:value-type="float" office:value="54.400002" calcext:value-type="float">
            <text:p>54.400002</text:p>
          </table:table-cell>
          <table:table-cell office:value-type="float" office:value="49" calcext:value-type="float">
            <text:p>49</text:p>
          </table:table-cell>
          <table:table-cell office:value-type="float" office:value="36.799999" calcext:value-type="float">
            <text:p>36.799999</text:p>
          </table:table-cell>
          <table:table-cell office:value-type="float" office:value="28" calcext:value-type="float">
            <text:p>28</text:p>
          </table:table-cell>
          <table:table-cell office:value-type="float" office:value="18.799999" calcext:value-type="float">
            <text:p>18.799999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34.599998" calcext:value-type="float">
            <text:p>34.599998</text:p>
          </table:table-cell>
          <table:table-cell office:value-type="float" office:value="5.8000002" calcext:value-type="float">
            <text:p>5.8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3" calcext:value-type="float">
            <text:p>3</text:p>
          </table:table-cell>
          <table:table-cell office:value-type="float" office:value="24.4" calcext:value-type="float">
            <text:p>24.4</text:p>
          </table:table-cell>
          <table:table-cell office:value-type="float" office:value="29.799999" calcext:value-type="float">
            <text:p>29.799999</text:p>
          </table:table-cell>
          <table:table-cell office:value-type="float" office:value="43.799999" calcext:value-type="float">
            <text:p>43.799999</text:p>
          </table:table-cell>
          <table:table-cell office:value-type="float" office:value="54.799999" calcext:value-type="float">
            <text:p>54.799999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36.599998" calcext:value-type="float">
            <text:p>36.599998</text:p>
          </table:table-cell>
          <table:table-cell office:value-type="float" office:value="29.4" calcext:value-type="float">
            <text:p>29.4</text:p>
          </table:table-cell>
          <table:table-cell office:value-type="float" office:value="18.6" calcext:value-type="float">
            <text:p>18.6</text:p>
          </table:table-cell>
          <table:table-cell office:value-type="float" office:value="25.6" calcext:value-type="float">
            <text:p>25.6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33.599998" calcext:value-type="float">
            <text:p>33.599998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.8</text:p>
          </table:table-cell>
          <table:table-cell office:value-type="float" office:value="24.4" calcext:value-type="float">
            <text:p>24.4</text:p>
          </table:table-cell>
          <table:table-cell office:value-type="float" office:value="32.799999" calcext:value-type="float">
            <text:p>32.799999</text:p>
          </table:table-cell>
          <table:table-cell office:value-type="float" office:value="46" calcext:value-type="float">
            <text:p>46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36.799999" calcext:value-type="float">
            <text:p>36.799999</text:p>
          </table:table-cell>
          <table:table-cell office:value-type="float" office:value="29.799999" calcext:value-type="float">
            <text:p>29.799999</text:p>
          </table:table-cell>
          <table:table-cell office:value-type="float" office:value="18.4" calcext:value-type="float">
            <text:p>18.4</text:p>
          </table:table-cell>
          <table:table-cell office:value-type="float" office:value="27.4" calcext:value-type="float">
            <text:p>27.4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33.400002" calcext:value-type="float">
            <text:p>33.400002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office:value-type="float" office:value="3.2" calcext:value-type="float">
            <text:p>3.2</text:p>
          </table:table-cell>
          <table:table-cell office:value-type="float" office:value="24.200001" calcext:value-type="float">
            <text:p>24.200001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38.599998" calcext:value-type="float">
            <text:p>38.599998</text:p>
          </table:table-cell>
          <table:table-cell office:value-type="float" office:value="28.6" calcext:value-type="float">
            <text:p>28.6</text:p>
          </table:table-cell>
          <table:table-cell office:value-type="float" office:value="17.6" calcext:value-type="float">
            <text:p>17.6</text:p>
          </table:table-cell>
          <table:table-cell office:value-type="float" office:value="27.799999" calcext:value-type="float">
            <text:p>27.799999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33.400002" calcext:value-type="float">
            <text:p>33.4000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7.6" calcext:value-type="float">
            <text:p>27.6</text:p>
          </table:table-cell>
          <table:table-cell office:value-type="float" office:value="5.4000001" calcext:value-type="float">
            <text:p>5.400000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27" calcext:value-type="float">
            <text:p>27</text:p>
          </table:table-cell>
          <table:table-cell office:value-type="float" office:value="18.4" calcext:value-type="float">
            <text:p>18.4</text:p>
          </table:table-cell>
          <table:table-cell office:value-type="float" office:value="30" calcext:value-type="float">
            <text:p>30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36.400002" calcext:value-type="float">
            <text:p>36.40000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7.4" calcext:value-type="float">
            <text:p>27.4</text:p>
          </table:table-cell>
          <table:table-cell office:value-type="float" office:value="7.4000001" calcext:value-type="float">
            <text:p>7.4000001</text:p>
          </table:table-cell>
          <table:table-cell office:value-type="float" office:value="24.200001" calcext:value-type="float">
            <text:p>24.200001</text:p>
          </table:table-cell>
          <table:table-cell office:value-type="float" office:value="34" calcext:value-type="float">
            <text:p>34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41.799999" calcext:value-type="float">
            <text:p>41.799999</text:p>
          </table:table-cell>
          <table:table-cell office:value-type="float" office:value="25.799999" calcext:value-type="float">
            <text:p>25.799999</text:p>
          </table:table-cell>
          <table:table-cell office:value-type="float" office:value="19.6" calcext:value-type="float">
            <text:p>19.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6.400002" calcext:value-type="float">
            <text:p>36.400002</text:p>
          </table:table-cell>
          <table:table-cell office:value-type="float" office:value="40.200001" calcext:value-type="float">
            <text:p>40.20000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office:value-type="float" office:value="9.6000004" calcext:value-type="float">
            <text:p>9.600000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20" calcext:value-type="float">
            <text:p>20</text:p>
          </table:table-cell>
          <table:table-cell office:value-type="float" office:value="36.599998" calcext:value-type="float">
            <text:p>36.599998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36.599998" calcext:value-type="float">
            <text:p>36.599998</text:p>
          </table:table-cell>
          <table:table-cell office:value-type="float" office:value="42.400002" calcext:value-type="float">
            <text:p>42.400002</text:p>
          </table:table-cell>
        </table:table-row>
        <table:table-row table:style-name="ro1">
          <table:table-cell office:value-type="float" office:value="2.4000001" calcext:value-type="float">
            <text:p>2.400000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25.6" calcext:value-type="float">
            <text:p>25.6</text:p>
          </table:table-cell>
          <table:table-cell office:value-type="float" office:value="21.6" calcext:value-type="float">
            <text:p>21.6</text:p>
          </table:table-cell>
          <table:table-cell office:value-type="float" office:value="38.599998" calcext:value-type="float">
            <text:p>38.599998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37.400002" calcext:value-type="float">
            <text:p>37.400002</text:p>
          </table:table-cell>
          <table:table-cell office:value-type="float" office:value="42.599998" calcext:value-type="float">
            <text:p>42.599998</text:p>
          </table:table-cell>
        </table:table-row>
        <table:table-row table:style-name="ro1">
          <table:table-cell office:value-type="float" office:value="2.5999999" calcext:value-type="float">
            <text:p>2.5999999</text:p>
          </table:table-cell>
          <table:table-cell office:value-type="float" office:value="27.200001" calcext:value-type="float">
            <text:p>27.200001</text:p>
          </table:table-cell>
          <table:table-cell office:value-type="float" office:value="15.2" calcext:value-type="float">
            <text:p>15.2</text:p>
          </table:table-cell>
          <table:table-cell office:value-type="float" office:value="27.200001" calcext:value-type="float">
            <text:p>27.200001</text:p>
          </table:table-cell>
          <table:table-cell office:value-type="float" office:value="34.599998" calcext:value-type="float">
            <text:p>34.599998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53.200001" calcext:value-type="float">
            <text:p>53.200001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3.799999" calcext:value-type="float">
            <text:p>23.799999</text:p>
          </table:table-cell>
          <table:table-cell office:value-type="float" office:value="38.400002" calcext:value-type="float">
            <text:p>38.400002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37" calcext:value-type="float">
            <text:p>37</text:p>
          </table:table-cell>
          <table:table-cell office:value-type="float" office:value="42.400002" calcext:value-type="float">
            <text:p>42.400002</text:p>
          </table:table-cell>
        </table:table-row>
        <table:table-row table:style-name="ro1">
          <table:table-cell office:value-type="float" office:value="2.5999999" calcext:value-type="float">
            <text:p>2.5999999</text:p>
          </table:table-cell>
          <table:table-cell office:value-type="float" office:value="27.200001" calcext:value-type="float">
            <text:p>27.200001</text:p>
          </table:table-cell>
          <table:table-cell office:value-type="float" office:value="17" calcext:value-type="float">
            <text:p>17</text:p>
          </table:table-cell>
          <table:table-cell office:value-type="float" office:value="28.200001" calcext:value-type="float">
            <text:p>28.200001</text:p>
          </table:table-cell>
          <table:table-cell office:value-type="float" office:value="34.799999" calcext:value-type="float">
            <text:p>34.799999</text:p>
          </table:table-cell>
          <table:table-cell office:value-type="float" office:value="45.200001" calcext:value-type="float">
            <text:p>45.200001</text:p>
          </table:table-cell>
          <table:table-cell office:value-type="float" office:value="52.799999" calcext:value-type="float">
            <text:p>52.799999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31.799999" calcext:value-type="float">
            <text:p>31.799999</text:p>
          </table:table-cell>
          <table:table-cell office:value-type="float" office:value="26.4" calcext:value-type="float">
            <text:p>26.4</text:p>
          </table:table-cell>
          <table:table-cell office:value-type="float" office:value="37.599998" calcext:value-type="float">
            <text:p>37.599998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40.799999" calcext:value-type="float">
            <text:p>40.799999</text:p>
          </table:table-cell>
        </table:table-row>
        <table:table-row table:style-name="ro1">
          <table:table-cell office:value-type="float" office:value="2.4000001" calcext:value-type="float">
            <text:p>2.4000001</text:p>
          </table:table-cell>
          <table:table-cell office:value-type="float" office:value="27.200001" calcext:value-type="float">
            <text:p>27.200001</text:p>
          </table:table-cell>
          <table:table-cell office:value-type="float" office:value="18.200001" calcext:value-type="float">
            <text:p>18.200001</text:p>
          </table:table-cell>
          <table:table-cell office:value-type="float" office:value="28.799999" calcext:value-type="float">
            <text:p>28.799999</text:p>
          </table:table-cell>
          <table:table-cell office:value-type="float" office:value="35" calcext:value-type="float">
            <text:p>35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53.200001" calcext:value-type="float">
            <text:p>53.200001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45.200001" calcext:value-type="float">
            <text:p>45.200001</text:p>
          </table:table-cell>
          <table:table-cell office:value-type="float" office:value="34.799999" calcext:value-type="float">
            <text:p>34.799999</text:p>
          </table:table-cell>
          <table:table-cell office:value-type="float" office:value="28.799999" calcext:value-type="float">
            <text:p>28.799999</text:p>
          </table:table-cell>
          <table:table-cell office:value-type="float" office:value="36.799999" calcext:value-type="float">
            <text:p>36.799999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office:value-type="float" office:value="18.200001" calcext:value-type="float">
            <text:p>18.200001</text:p>
          </table:table-cell>
          <table:table-cell office:value-type="float" office:value="29.4" calcext:value-type="float">
            <text:p>29.4</text:p>
          </table:table-cell>
          <table:table-cell office:value-type="float" office:value="35" calcext:value-type="float">
            <text:p>35</text:p>
          </table:table-cell>
          <table:table-cell office:value-type="float" office:value="44.200001" calcext:value-type="float">
            <text:p>44.200001</text:p>
          </table:table-cell>
          <table:table-cell table:number-columns-repeated="2" office:value-type="float" office:value="53.200001" calcext:value-type="float">
            <text:p>53.200001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31" calcext:value-type="float">
            <text:p>31</text:p>
          </table:table-cell>
          <table:table-cell office:value-type="float" office:value="37.400002" calcext:value-type="float">
            <text:p>37.400002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37.799999" calcext:value-type="float">
            <text:p>37.799999</text:p>
          </table:table-cell>
          <table:table-cell office:value-type="float" office:value="42.400002" calcext:value-type="float">
            <text:p>42.40000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6.799999" calcext:value-type="float">
            <text:p>26.799999</text:p>
          </table:table-cell>
          <table:table-cell office:value-type="float" office:value="17.799999" calcext:value-type="float">
            <text:p>17.79999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3.400002" calcext:value-type="float">
            <text:p>43.400002</text:p>
          </table:table-cell>
          <table:table-cell office:value-type="float" office:value="52.400002" calcext:value-type="float">
            <text:p>52.400002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33.400002" calcext:value-type="float">
            <text:p>33.400002</text:p>
          </table:table-cell>
          <table:table-cell office:value-type="float" office:value="39.400002" calcext:value-type="float">
            <text:p>39.400002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39" calcext:value-type="float">
            <text:p>39</text:p>
          </table:table-cell>
          <table:table-cell office:value-type="float" office:value="45.200001" calcext:value-type="float">
            <text:p>45.200001</text:p>
          </table:table-cell>
        </table:table-row>
        <table:table-row table:style-name="ro1">
          <table:table-cell office:value-type="float" office:value="2.5999999" calcext:value-type="float">
            <text:p>2.5999999</text:p>
          </table:table-cell>
          <table:table-cell office:value-type="float" office:value="27.4" calcext:value-type="float">
            <text:p>27.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.200001" calcext:value-type="float">
            <text:p>35.200001</text:p>
          </table:table-cell>
          <table:table-cell office:value-type="float" office:value="43" calcext:value-type="float">
            <text:p>43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41" calcext:value-type="float">
            <text:p>41</text:p>
          </table:table-cell>
          <table:table-cell office:value-type="float" office:value="47.799999" calcext:value-type="float">
            <text:p>47.79999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7.799999" calcext:value-type="float">
            <text:p>27.799999</text:p>
          </table:table-cell>
          <table:table-cell office:value-type="float" office:value="18.799999" calcext:value-type="float">
            <text:p>18.799999</text:p>
          </table:table-cell>
          <table:table-cell office:value-type="float" office:value="30.200001" calcext:value-type="float">
            <text:p>30.200001</text:p>
          </table:table-cell>
          <table:table-cell office:value-type="float" office:value="35.400002" calcext:value-type="float">
            <text:p>35.400002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3.200001" calcext:value-type="float">
            <text:p>53.20000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8.200001" calcext:value-type="float">
            <text:p>38.200001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.1999998" calcext:value-type="float">
            <text:p>4.1999998</text:p>
          </table:table-cell>
          <table:table-cell office:value-type="float" office:value="28.4" calcext:value-type="float">
            <text:p>28.4</text:p>
          </table:table-cell>
          <table:table-cell office:value-type="float" office:value="19.4" calcext:value-type="float">
            <text:p>19.4</text:p>
          </table:table-cell>
          <table:table-cell office:value-type="float" office:value="30.4" calcext:value-type="float">
            <text:p>30.4</text:p>
          </table:table-cell>
          <table:table-cell office:value-type="float" office:value="35.400002" calcext:value-type="float">
            <text:p>35.400002</text:p>
          </table:table-cell>
          <table:table-cell office:value-type="float" office:value="43" calcext:value-type="float">
            <text:p>43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39.200001" calcext:value-type="float">
            <text:p>39.200001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52.400002" calcext:value-type="float">
            <text:p>52.400002</text:p>
          </table:table-cell>
        </table:table-row>
        <table:table-row table:style-name="ro1">
          <table:table-cell office:value-type="float" office:value="5.4000001" calcext:value-type="float">
            <text:p>5.4000001</text:p>
          </table:table-cell>
          <table:table-cell office:value-type="float" office:value="29.4" calcext:value-type="float">
            <text:p>29.4</text:p>
          </table:table-cell>
          <table:table-cell office:value-type="float" office:value="19.4" calcext:value-type="float">
            <text:p>19.4</text:p>
          </table:table-cell>
          <table:table-cell office:value-type="float" office:value="30.6" calcext:value-type="float">
            <text:p>30.6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42.599998" calcext:value-type="float">
            <text:p>42.599998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53.799999" calcext:value-type="float">
            <text:p>53.79999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9.799999" calcext:value-type="float">
            <text:p>39.799999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43" calcext:value-type="float">
            <text:p>43</text:p>
          </table:table-cell>
          <table:table-cell office:value-type="float" office:value="52.200001" calcext:value-type="float">
            <text:p>52.20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.4" calcext:value-type="float">
            <text:p>30.4</text:p>
          </table:table-cell>
          <table:table-cell office:value-type="float" office:value="20.4" calcext:value-type="float">
            <text:p>20.4</text:p>
          </table:table-cell>
          <table:table-cell office:value-type="float" office:value="31" calcext:value-type="float">
            <text:p>31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42.599998" calcext:value-type="float">
            <text:p>42.599998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44.599998" calcext:value-type="float">
            <text:p>44.599998</text:p>
          </table:table-cell>
          <table:table-cell office:value-type="float" office:value="52.799999" calcext:value-type="float">
            <text:p>52.799999</text:p>
          </table:table-cell>
        </table:table-row>
        <table:table-row table:style-name="ro1">
          <table:table-cell office:value-type="float" office:value="8.8000002" calcext:value-type="float">
            <text:p>8.8000002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21" calcext:value-type="float">
            <text:p>21</text:p>
          </table:table-cell>
          <table:table-cell office:value-type="float" office:value="31.799999" calcext:value-type="float">
            <text:p>31.799999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43" calcext:value-type="float">
            <text:p>43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50" calcext:value-type="float">
            <text:p>50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53.799999" calcext:value-type="float">
            <text:p>53.79999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2.799999" calcext:value-type="float">
            <text:p>32.799999</text:p>
          </table:table-cell>
          <table:table-cell office:value-type="float" office:value="22.4" calcext:value-type="float">
            <text:p>22.4</text:p>
          </table:table-cell>
          <table:table-cell office:value-type="float" office:value="32.200001" calcext:value-type="float">
            <text:p>32.200001</text:p>
          </table:table-cell>
          <table:table-cell office:value-type="float" office:value="36" calcext:value-type="float">
            <text:p>36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53.200001" calcext:value-type="float">
            <text:p>53.200001</text:p>
          </table:table-cell>
          <table:table-cell table:number-columns-repeated="2" office:value-type="float" office:value="50.400002" calcext:value-type="float">
            <text:p>50.400002</text:p>
          </table:table-cell>
          <table:table-cell office:value-type="float" office:value="40" calcext:value-type="float">
            <text:p>40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56" calcext:value-type="float">
            <text:p>56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54.400002" calcext:value-type="float">
            <text:p>54.400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400002" calcext:value-type="float">
            <text:p>34.400002</text:p>
          </table:table-cell>
          <table:table-cell office:value-type="float" office:value="23.799999" calcext:value-type="float">
            <text:p>23.799999</text:p>
          </table:table-cell>
          <table:table-cell office:value-type="float" office:value="31.799999" calcext:value-type="float">
            <text:p>31.799999</text:p>
          </table:table-cell>
          <table:table-cell office:value-type="float" office:value="36" calcext:value-type="float">
            <text:p>36</text:p>
          </table:table-cell>
          <table:table-cell office:value-type="float" office:value="43.400002" calcext:value-type="float">
            <text:p>43.400002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3.799999" calcext:value-type="float">
            <text:p>53.799999</text:p>
          </table:table-cell>
        </table:table-row>
        <table:table-row table:style-name="ro1">
          <table:table-cell office:value-type="float" office:value="16.799999" calcext:value-type="float">
            <text:p>16.799999</text:p>
          </table:table-cell>
          <table:table-cell office:value-type="float" office:value="35.599998" calcext:value-type="float">
            <text:p>35.599998</text:p>
          </table:table-cell>
          <table:table-cell office:value-type="float" office:value="24.799999" calcext:value-type="float">
            <text:p>24.799999</text:p>
          </table:table-cell>
          <table:table-cell office:value-type="float" office:value="31.4" calcext:value-type="float">
            <text:p>31.4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43.400002" calcext:value-type="float">
            <text:p>43.400002</text:p>
          </table:table-cell>
          <table:table-cell office:value-type="float" office:value="47.599998" calcext:value-type="float">
            <text:p>47.599998</text:p>
          </table:table-cell>
          <table:table-cell office:value-type="float" office:value="51.799999" calcext:value-type="float">
            <text:p>51.799999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56" calcext:value-type="float">
            <text:p>56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52.799999" calcext:value-type="float">
            <text:p>52.799999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26.4" calcext:value-type="float">
            <text:p>26.4</text:p>
          </table:table-cell>
          <table:table-cell office:value-type="float" office:value="31.799999" calcext:value-type="float">
            <text:p>31.79999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.400002" calcext:value-type="float">
            <text:p>48.400002</text:p>
          </table:table-cell>
          <table:table-cell office:value-type="float" office:value="39.799999" calcext:value-type="float">
            <text:p>39.799999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49" calcext:value-type="float">
            <text:p>49</text:p>
          </table:table-cell>
          <table:table-cell office:value-type="float" office:value="52.599998" calcext:value-type="float">
            <text:p>52.59999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5.400002" calcext:value-type="float">
            <text:p>35.400002</text:p>
          </table:table-cell>
          <table:table-cell office:value-type="float" office:value="27.6" calcext:value-type="float">
            <text:p>27.6</text:p>
          </table:table-cell>
          <table:table-cell office:value-type="float" office:value="32.400002" calcext:value-type="float">
            <text:p>32.400002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48.400002" calcext:value-type="float">
            <text:p>48.400002</text:p>
          </table:table-cell>
          <table:table-cell office:value-type="float" office:value="39.400002" calcext:value-type="float">
            <text:p>39.400002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57" calcext:value-type="float">
            <text:p>57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53.200001" calcext:value-type="float">
            <text:p>53.200001</text:p>
          </table:table-cell>
        </table:table-row>
        <table:table-row table:style-name="ro1">
          <table:table-cell office:value-type="float" office:value="21.200001" calcext:value-type="float">
            <text:p>21.200001</text:p>
          </table:table-cell>
          <table:table-cell office:value-type="float" office:value="35" calcext:value-type="float">
            <text:p>35</text:p>
          </table:table-cell>
          <table:table-cell office:value-type="float" office:value="28.4" calcext:value-type="float">
            <text:p>28.4</text:p>
          </table:table-cell>
          <table:table-cell office:value-type="float" office:value="33.200001" calcext:value-type="float">
            <text:p>33.200001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42" calcext:value-type="float">
            <text:p>42</text:p>
          </table:table-cell>
          <table:table-cell office:value-type="float" office:value="48.400002" calcext:value-type="float">
            <text:p>48.400002</text:p>
          </table:table-cell>
          <table:table-cell office:value-type="float" office:value="51" calcext:value-type="float">
            <text:p>51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6.799999" calcext:value-type="float">
            <text:p>56.799999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.200001" calcext:value-type="float">
            <text:p>35.200001</text:p>
          </table:table-cell>
          <table:table-cell office:value-type="float" office:value="29.200001" calcext:value-type="float">
            <text:p>29.200001</text:p>
          </table:table-cell>
          <table:table-cell office:value-type="float" office:value="33.200001" calcext:value-type="float">
            <text:p>33.200001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39" calcext:value-type="float">
            <text:p>39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54.400002" calcext:value-type="float">
            <text:p>54.4000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.400002" calcext:value-type="float">
            <text:p>36.40000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.599998" calcext:value-type="float">
            <text:p>49.599998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50" calcext:value-type="float">
            <text:p>50</text:p>
          </table:table-cell>
          <table:table-cell office:value-type="float" office:value="54.200001" calcext:value-type="float">
            <text:p>54.20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.799999" calcext:value-type="float">
            <text:p>38.799999</text:p>
          </table:table-cell>
          <table:table-cell office:value-type="float" office:value="31" calcext:value-type="float">
            <text:p>31</text:p>
          </table:table-cell>
          <table:table-cell office:value-type="float" office:value="32.200001" calcext:value-type="float">
            <text:p>32.200001</text:p>
          </table:table-cell>
          <table:table-cell office:value-type="float" office:value="36.400002" calcext:value-type="float">
            <text:p>36.400002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48.200001" calcext:value-type="float">
            <text:p>48.200001</text:p>
          </table:table-cell>
          <table:table-cell table:number-columns-repeated="2" office:value-type="float" office:value="49.799999" calcext:value-type="float">
            <text:p>49.799999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51.799999" calcext:value-type="float">
            <text:p>51.799999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4.200001" calcext:value-type="float">
            <text:p>54.200001</text:p>
          </table:table-cell>
        </table:table-row>
        <table:table-row table:style-name="ro1">
          <table:table-cell office:value-type="float" office:value="24.799999" calcext:value-type="float">
            <text:p>24.799999</text:p>
          </table:table-cell>
          <table:table-cell office:value-type="float" office:value="39.799999" calcext:value-type="float">
            <text:p>39.799999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32.200001" calcext:value-type="float">
            <text:p>32.200001</text:p>
          </table:table-cell>
          <table:table-cell office:value-type="float" office:value="36.400002" calcext:value-type="float">
            <text:p>36.400002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44.200001" calcext:value-type="float">
            <text:p>44.200001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54.799999" calcext:value-type="float">
            <text:p>54.799999</text:p>
          </table:table-cell>
        </table:table-row>
        <table:table-row table:style-name="ro1">
          <table:table-cell office:value-type="float" office:value="25.200001" calcext:value-type="float">
            <text:p>25.200001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31.4" calcext:value-type="float">
            <text:p>31.4</text:p>
          </table:table-cell>
          <table:table-cell office:value-type="float" office:value="33" calcext:value-type="float">
            <text:p>33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49" calcext:value-type="float">
            <text:p>49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48" calcext:value-type="float">
            <text:p>48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51" calcext:value-type="float">
            <text:p>51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5.200001" calcext:value-type="float">
            <text:p>55.20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32.200001" calcext:value-type="float">
            <text:p>32.200001</text:p>
          </table:table-cell>
          <table:table-cell office:value-type="float" office:value="33.599998" calcext:value-type="float">
            <text:p>33.599998</text:p>
          </table:table-cell>
          <table:table-cell office:value-type="float" office:value="36" calcext:value-type="float">
            <text:p>36</text:p>
          </table:table-cell>
          <table:table-cell office:value-type="float" office:value="41.599998" calcext:value-type="float">
            <text:p>41.599998</text:p>
          </table:table-cell>
          <table:table-cell office:value-type="float" office:value="48" calcext:value-type="float">
            <text:p>48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50.599998" calcext:value-type="float">
            <text:p>50.59999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.200001" calcext:value-type="float">
            <text:p>27.200001</text:p>
          </table:table-cell>
          <table:table-cell office:value-type="float" office:value="42" calcext:value-type="float">
            <text:p>42</text:p>
          </table:table-cell>
          <table:table-cell office:value-type="float" office:value="33.200001" calcext:value-type="float">
            <text:p>33.200001</text:p>
          </table:table-cell>
          <table:table-cell office:value-type="float" office:value="34.400002" calcext:value-type="float">
            <text:p>34.400002</text:p>
          </table:table-cell>
          <table:table-cell office:value-type="float" office:value="36.400002" calcext:value-type="float">
            <text:p>36.400002</text:p>
          </table:table-cell>
          <table:table-cell office:value-type="float" office:value="41.799999" calcext:value-type="float">
            <text:p>41.799999</text:p>
          </table:table-cell>
          <table:table-cell office:value-type="float" office:value="48" calcext:value-type="float">
            <text:p>48</text:p>
          </table:table-cell>
          <table:table-cell office:value-type="float" office:value="47.599998" calcext:value-type="float">
            <text:p>47.599998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7.799999" calcext:value-type="float">
            <text:p>57.799999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5.200001" calcext:value-type="float">
            <text:p>55.200001</text:p>
          </table:table-cell>
        </table:table-row>
        <table:table-row table:style-name="ro1">
          <table:table-cell office:value-type="float" office:value="30.200001" calcext:value-type="float">
            <text:p>30.20000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36.799999" calcext:value-type="float">
            <text:p>36.799999</text:p>
          </table:table-cell>
          <table:table-cell office:value-type="float" office:value="42.200001" calcext:value-type="float">
            <text:p>42.200001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50" calcext:value-type="float">
            <text:p>50</text:p>
          </table:table-cell>
          <table:table-cell office:value-type="float" office:value="51.799999" calcext:value-type="float">
            <text:p>51.799999</text:p>
          </table:table-cell>
          <table:table-cell office:value-type="float" office:value="57.200001" calcext:value-type="float">
            <text:p>57.200001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5.400002" calcext:value-type="float">
            <text:p>55.40000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3.799999" calcext:value-type="float">
            <text:p>43.799999</text:p>
          </table:table-cell>
          <table:table-cell office:value-type="float" office:value="34.599998" calcext:value-type="float">
            <text:p>34.599998</text:p>
          </table:table-cell>
          <table:table-cell office:value-type="float" office:value="35" calcext:value-type="float">
            <text:p>35</text:p>
          </table:table-cell>
          <table:table-cell office:value-type="float" office:value="36.799999" calcext:value-type="float">
            <text:p>36.799999</text:p>
          </table:table-cell>
          <table:table-cell office:value-type="float" office:value="42.599998" calcext:value-type="float">
            <text:p>42.599998</text:p>
          </table:table-cell>
          <table:table-cell office:value-type="float" office:value="48.400002" calcext:value-type="float">
            <text:p>48.400002</text:p>
          </table:table-cell>
          <table:table-cell office:value-type="float" office:value="48" calcext:value-type="float">
            <text:p>48</text:p>
          </table:table-cell>
          <table:table-cell office:value-type="float" office:value="51.799999" calcext:value-type="float">
            <text:p>51.799999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53.200001" calcext:value-type="float">
            <text:p>53.200001</text:p>
          </table:table-cell>
          <table:table-cell office:value-type="float" office:value="56.799999" calcext:value-type="float">
            <text:p>56.799999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55.400002" calcext:value-type="float">
            <text:p>55.400002</text:p>
          </table:table-cell>
        </table:table-row>
        <table:table-row table:style-name="ro1">
          <table:table-cell office:value-type="float" office:value="32.200001" calcext:value-type="float">
            <text:p>32.200001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34.799999" calcext:value-type="float">
            <text:p>34.799999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37.599998" calcext:value-type="float">
            <text:p>37.599998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55.799999" calcext:value-type="float">
            <text:p>55.799999</text:p>
          </table:table-cell>
        </table:table-row>
        <table:table-row table:style-name="ro1">
          <table:table-cell office:value-type="float" office:value="32.599998" calcext:value-type="float">
            <text:p>32.599998</text:p>
          </table:table-cell>
          <table:table-cell office:value-type="float" office:value="45.200001" calcext:value-type="float">
            <text:p>45.20000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.599998" calcext:value-type="float">
            <text:p>38.599998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54.799999" calcext:value-type="float">
            <text:p>54.799999</text:p>
          </table:table-cell>
          <table:table-cell office:value-type="float" office:value="56.200001" calcext:value-type="float">
            <text:p>56.200001</text:p>
          </table:table-cell>
        </table:table-row>
        <table:table-row table:style-name="ro1">
          <table:table-cell office:value-type="float" office:value="32.599998" calcext:value-type="float">
            <text:p>32.599998</text:p>
          </table:table-cell>
          <table:table-cell office:value-type="float" office:value="45.599998" calcext:value-type="float">
            <text:p>45.59999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.799999" calcext:value-type="float">
            <text:p>38.799999</text:p>
          </table:table-cell>
          <table:table-cell office:value-type="float" office:value="44.200001" calcext:value-type="float">
            <text:p>44.200001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48" calcext:value-type="float">
            <text:p>48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49" calcext:value-type="float">
            <text:p>49</text:p>
          </table:table-cell>
          <table:table-cell office:value-type="float" office:value="54.200001" calcext:value-type="float">
            <text:p>54.200001</text:p>
          </table:table-cell>
          <table:table-cell table:number-columns-repeated="2" office:value-type="float" office:value="55.400002" calcext:value-type="float">
            <text:p>55.400002</text:p>
          </table:table-cell>
          <table:table-cell office:value-type="float" office:value="56.400002" calcext:value-type="float">
            <text:p>56.400002</text:p>
          </table:table-cell>
        </table:table-row>
        <table:table-row table:style-name="ro1">
          <table:table-cell office:value-type="float" office:value="32.599998" calcext:value-type="float">
            <text:p>32.599998</text:p>
          </table:table-cell>
          <table:table-cell office:value-type="float" office:value="46" calcext:value-type="float">
            <text:p>46</text:p>
          </table:table-cell>
          <table:table-cell office:value-type="float" office:value="36.599998" calcext:value-type="float">
            <text:p>36.599998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38.799999" calcext:value-type="float">
            <text:p>38.799999</text:p>
          </table:table-cell>
          <table:table-cell office:value-type="float" office:value="45.200001" calcext:value-type="float">
            <text:p>45.200001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54.799999" calcext:value-type="float">
            <text:p>54.799999</text:p>
          </table:table-cell>
          <table:table-cell office:value-type="float" office:value="56" calcext:value-type="float">
            <text:p>56</text:p>
          </table:table-cell>
          <table:table-cell office:value-type="float" office:value="56.200001" calcext:value-type="float">
            <text:p>56.200001</text:p>
          </table:table-cell>
        </table:table-row>
        <table:table-row table:style-name="ro1">
          <table:table-cell office:value-type="float" office:value="32.799999" calcext:value-type="float">
            <text:p>32.799999</text:p>
          </table:table-cell>
          <table:table-cell office:value-type="float" office:value="46" calcext:value-type="float">
            <text:p>46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36.400002" calcext:value-type="float">
            <text:p>36.400002</text:p>
          </table:table-cell>
          <table:table-cell office:value-type="float" office:value="39.200001" calcext:value-type="float">
            <text:p>39.200001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47" calcext:value-type="float">
            <text:p>47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54.400002" calcext:value-type="float">
            <text:p>54.400002</text:p>
          </table:table-cell>
          <table:table-cell office:value-type="float" office:value="54.599998" calcext:value-type="float">
            <text:p>54.599998</text:p>
          </table:table-cell>
          <table:table-cell table:number-columns-repeated="2" office:value-type="float" office:value="56.400002" calcext:value-type="float">
            <text:p>56.400002</text:p>
          </table:table-cell>
        </table:table-row>
        <table:table-row table:style-name="ro1">
          <table:table-cell office:value-type="float" office:value="33.200001" calcext:value-type="float">
            <text:p>33.200001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38" calcext:value-type="float">
            <text:p>38</text:p>
          </table:table-cell>
          <table:table-cell office:value-type="float" office:value="37.599998" calcext:value-type="float">
            <text:p>37.599998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46" calcext:value-type="float">
            <text:p>46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52" calcext:value-type="float">
            <text:p>52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4.799999" calcext:value-type="float">
            <text:p>54.799999</text:p>
          </table:table-cell>
          <table:table-cell table:number-columns-repeated="2" office:value-type="float" office:value="56.599998" calcext:value-type="float">
            <text:p>56.599998</text:p>
          </table:table-cell>
        </table:table-row>
        <table:table-row table:style-name="ro1">
          <table:table-cell office:value-type="float" office:value="33.599998" calcext:value-type="float">
            <text:p>33.599998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39.200001" calcext:value-type="float">
            <text:p>39.200001</text:p>
          </table:table-cell>
          <table:table-cell office:value-type="float" office:value="38.599998" calcext:value-type="float">
            <text:p>38.599998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8.200001" calcext:value-type="float">
            <text:p>58.200001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56.200001" calcext:value-type="float">
            <text:p>56.200001</text:p>
          </table:table-cell>
        </table:table-row>
        <table:table-row table:style-name="ro1">
          <table:table-cell office:value-type="float" office:value="33.599998" calcext:value-type="float">
            <text:p>33.599998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38.599998" calcext:value-type="float">
            <text:p>38.599998</text:p>
          </table:table-cell>
          <table:table-cell office:value-type="float" office:value="43.799999" calcext:value-type="float">
            <text:p>43.799999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47.599998" calcext:value-type="float">
            <text:p>47.599998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58.799999" calcext:value-type="float">
            <text:p>58.79999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6.200001" calcext:value-type="float">
            <text:p>56.20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38.799999" calcext:value-type="float">
            <text:p>38.799999</text:p>
          </table:table-cell>
          <table:table-cell office:value-type="float" office:value="45.200001" calcext:value-type="float">
            <text:p>45.200001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59.200001" calcext:value-type="float">
            <text:p>59.200001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56" calcext:value-type="float">
            <text:p>56</text:p>
          </table:table-cell>
          <table:table-cell office:value-type="float" office:value="56.200001" calcext:value-type="float">
            <text:p>56.200001</text:p>
          </table:table-cell>
        </table:table-row>
        <table:table-row table:style-name="ro1">
          <table:table-cell office:value-type="float" office:value="32.400002" calcext:value-type="float">
            <text:p>32.400002</text:p>
          </table:table-cell>
          <table:table-cell office:value-type="float" office:value="46" calcext:value-type="float">
            <text:p>46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38.400002" calcext:value-type="float">
            <text:p>38.400002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47" calcext:value-type="float">
            <text:p>47</text:p>
          </table:table-cell>
          <table:table-cell office:value-type="float" office:value="59.799999" calcext:value-type="float">
            <text:p>59.799999</text:p>
          </table:table-cell>
          <table:table-cell table:number-columns-repeated="3" office:value-type="float" office:value="56.400002" calcext:value-type="float">
            <text:p>56.4000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9.400002" calcext:value-type="float">
            <text:p>39.400002</text:p>
          </table:table-cell>
          <table:table-cell office:value-type="float" office:value="38.400002" calcext:value-type="float">
            <text:p>38.400002</text:p>
          </table:table-cell>
          <table:table-cell office:value-type="float" office:value="47.599998" calcext:value-type="float">
            <text:p>47.599998</text:p>
          </table:table-cell>
          <table:table-cell office:value-type="float" office:value="52.400002" calcext:value-type="float">
            <text:p>52.400002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49" calcext:value-type="float">
            <text:p>49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56.799999" calcext:value-type="float">
            <text:p>56.799999</text:p>
          </table:table-cell>
          <table:table-cell office:value-type="float" office:value="57.200001" calcext:value-type="float">
            <text:p>57.200001</text:p>
          </table:table-cell>
        </table:table-row>
        <table:table-row table:style-name="ro1">
          <table:table-cell office:value-type="float" office:value="32.400002" calcext:value-type="float">
            <text:p>32.400002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39" calcext:value-type="float">
            <text:p>39</text:p>
          </table:table-cell>
          <table:table-cell office:value-type="float" office:value="39.200001" calcext:value-type="float">
            <text:p>39.200001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51.799999" calcext:value-type="float">
            <text:p>51.799999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49" calcext:value-type="float">
            <text:p>49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47.599998" calcext:value-type="float">
            <text:p>47.599998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58" calcext:value-type="float">
            <text:p>58</text:p>
          </table:table-cell>
          <table:table-cell office:value-type="float" office:value="56.799999" calcext:value-type="float">
            <text:p>56.799999</text:p>
          </table:table-cell>
          <table:table-cell office:value-type="float" office:value="57.400002" calcext:value-type="float">
            <text:p>57.4000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39.799999" calcext:value-type="float">
            <text:p>39.799999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49" calcext:value-type="float">
            <text:p>49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47.799999" calcext:value-type="float">
            <text:p>47.799999</text:p>
          </table:table-cell>
          <table:table-cell table:number-columns-repeated="2" office:value-type="float" office:value="60.400002" calcext:value-type="float">
            <text:p>60.400002</text:p>
          </table:table-cell>
          <table:table-cell office:value-type="float" office:value="56.799999" calcext:value-type="float">
            <text:p>56.799999</text:p>
          </table:table-cell>
          <table:table-cell office:value-type="float" office:value="57.400002" calcext:value-type="float">
            <text:p>57.4000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41.599998" calcext:value-type="float">
            <text:p>41.599998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49" calcext:value-type="float">
            <text:p>49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48.400002" calcext:value-type="float">
            <text:p>48.400002</text:p>
          </table:table-cell>
          <table:table-cell office:value-type="float" office:value="59.799999" calcext:value-type="float">
            <text:p>59.799999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57" calcext:value-type="float">
            <text:p>57</text:p>
          </table:table-cell>
          <table:table-cell office:value-type="float" office:value="57.799999" calcext:value-type="float">
            <text:p>57.799999</text:p>
          </table:table-cell>
        </table:table-row>
        <table:table-row table:style-name="ro1">
          <table:table-cell office:value-type="float" office:value="34.799999" calcext:value-type="float">
            <text:p>34.799999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57.200001" calcext:value-type="float">
            <text:p>57.200001</text:p>
          </table:table-cell>
          <table:table-cell office:value-type="float" office:value="57.400002" calcext:value-type="float">
            <text:p>57.4000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7.200001" calcext:value-type="float">
            <text:p>57.200001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56.799999" calcext:value-type="float">
            <text:p>56.799999</text:p>
          </table:table-cell>
        </table:table-row>
        <table:table-row table:style-name="ro1">
          <table:table-cell office:value-type="float" office:value="37.200001" calcext:value-type="float">
            <text:p>37.200001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44" calcext:value-type="float">
            <text:p>44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57" calcext:value-type="float">
            <text:p>57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58" calcext:value-type="float">
            <text:p>58</text:p>
          </table:table-cell>
          <table:table-cell office:value-type="float" office:value="56.599998" calcext:value-type="float">
            <text:p>56.599998</text:p>
          </table:table-cell>
        </table:table-row>
        <table:table-row table:style-name="ro1">
          <table:table-cell office:value-type="float" office:value="37.599998" calcext:value-type="float">
            <text:p>37.599998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43.400002" calcext:value-type="float">
            <text:p>43.400002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47" calcext:value-type="float">
            <text:p>47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52" calcext:value-type="float">
            <text:p>52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2.400002" calcext:value-type="float">
            <text:p>52.400002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62" calcext:value-type="float">
            <text:p>62</text:p>
          </table:table-cell>
          <table:table-cell office:value-type="float" office:value="58.599998" calcext:value-type="float">
            <text:p>58.599998</text:p>
          </table:table-cell>
          <table:table-cell office:value-type="float" office:value="56.599998" calcext:value-type="float">
            <text:p>56.599998</text:p>
          </table:table-cell>
        </table:table-row>
        <table:table-row table:style-name="ro1">
          <table:table-cell office:value-type="float" office:value="37.400002" calcext:value-type="float">
            <text:p>37.40000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3.200001" calcext:value-type="float">
            <text:p>53.200001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47.599998" calcext:value-type="float">
            <text:p>47.599998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54.599998" calcext:value-type="float">
            <text:p>54.599998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56.200001" calcext:value-type="float">
            <text:p>56.200001</text:p>
          </table:table-cell>
        </table:table-row>
        <table:table-row table:style-name="ro1">
          <table:table-cell office:value-type="float" office:value="37.200001" calcext:value-type="float">
            <text:p>37.200001</text:p>
          </table:table-cell>
          <table:table-cell office:value-type="float" office:value="47" calcext:value-type="float">
            <text:p>47</text:p>
          </table:table-cell>
          <table:table-cell office:value-type="float" office:value="45.400002" calcext:value-type="float">
            <text:p>45.400002</text:p>
          </table:table-cell>
          <table:table-cell office:value-type="float" office:value="41.799999" calcext:value-type="float">
            <text:p>41.799999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54.799999" calcext:value-type="float">
            <text:p>54.799999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56.400002" calcext:value-type="float">
            <text:p>56.400002</text:p>
          </table:table-cell>
        </table:table-row>
        <table:table-row table:style-name="ro1">
          <table:table-cell office:value-type="float" office:value="37.400002" calcext:value-type="float">
            <text:p>37.400002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41.599998" calcext:value-type="float">
            <text:p>41.599998</text:p>
          </table:table-cell>
          <table:table-cell office:value-type="float" office:value="54.799999" calcext:value-type="float">
            <text:p>54.799999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47.599998" calcext:value-type="float">
            <text:p>47.599998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60.799999" calcext:value-type="float">
            <text:p>60.799999</text:p>
          </table:table-cell>
          <table:table-cell office:value-type="float" office:value="57.799999" calcext:value-type="float">
            <text:p>57.799999</text:p>
          </table:table-cell>
        </table:table-row>
        <table:table-row table:style-name="ro1">
          <table:table-cell office:value-type="float" office:value="37.799999" calcext:value-type="float">
            <text:p>37.799999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45.200001" calcext:value-type="float">
            <text:p>45.200001</text:p>
          </table:table-cell>
          <table:table-cell office:value-type="float" office:value="42.599998" calcext:value-type="float">
            <text:p>42.599998</text:p>
          </table:table-cell>
          <table:table-cell office:value-type="float" office:value="55" calcext:value-type="float">
            <text:p>55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47.400002" calcext:value-type="float">
            <text:p>47.400002</text:p>
          </table:table-cell>
          <table:table-cell table:number-columns-repeated="2" office:value-type="float" office:value="50.200001" calcext:value-type="float">
            <text:p>50.200001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54.599998" calcext:value-type="float">
            <text:p>54.599998</text:p>
          </table:table-cell>
          <table:table-cell office:value-type="float" office:value="63.400002" calcext:value-type="float">
            <text:p>63.400002</text:p>
          </table:table-cell>
          <table:table-cell office:value-type="float" office:value="61" calcext:value-type="float">
            <text:p>61</text:p>
          </table:table-cell>
          <table:table-cell office:value-type="float" office:value="58.400002" calcext:value-type="float">
            <text:p>58.4000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44.599998" calcext:value-type="float">
            <text:p>44.599998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54.400002" calcext:value-type="float">
            <text:p>54.400002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47.599998" calcext:value-type="float">
            <text:p>47.599998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58.200001" calcext:value-type="float">
            <text:p>58.200001</text:p>
          </table:table-cell>
        </table:table-row>
        <table:table-row table:style-name="ro1">
          <table:table-cell office:value-type="float" office:value="38.599998" calcext:value-type="float">
            <text:p>38.599998</text:p>
          </table:table-cell>
          <table:table-cell office:value-type="float" office:value="47.799999" calcext:value-type="float">
            <text:p>47.79999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51.799999" calcext:value-type="float">
            <text:p>51.799999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63.599998" calcext:value-type="float">
            <text:p>63.599998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58.599998" calcext:value-type="float">
            <text:p>58.599998</text:p>
          </table:table-cell>
        </table:table-row>
        <table:table-row table:style-name="ro1">
          <table:table-cell office:value-type="float" office:value="39.799999" calcext:value-type="float">
            <text:p>39.799999</text:p>
          </table:table-cell>
          <table:table-cell office:value-type="float" office:value="48" calcext:value-type="float">
            <text:p>48</text:p>
          </table:table-cell>
          <table:table-cell office:value-type="float" office:value="43.799999" calcext:value-type="float">
            <text:p>43.799999</text:p>
          </table:table-cell>
          <table:table-cell office:value-type="float" office:value="44.599998" calcext:value-type="float">
            <text:p>44.599998</text:p>
          </table:table-cell>
          <table:table-cell office:value-type="float" office:value="54.599998" calcext:value-type="float">
            <text:p>54.599998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57.200001" calcext:value-type="float">
            <text:p>57.200001</text:p>
          </table:table-cell>
          <table:table-cell office:value-type="float" office:value="56" calcext:value-type="float">
            <text:p>56</text:p>
          </table:table-cell>
          <table:table-cell office:value-type="float" office:value="63.799999" calcext:value-type="float">
            <text:p>63.799999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59.200001" calcext:value-type="float">
            <text:p>59.200001</text:p>
          </table:table-cell>
        </table:table-row>
        <table:table-row table:style-name="ro1">
          <table:table-cell office:value-type="float" office:value="40.799999" calcext:value-type="float">
            <text:p>40.799999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56" calcext:value-type="float">
            <text:p>56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48.400002" calcext:value-type="float">
            <text:p>48.400002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56" calcext:value-type="float">
            <text:p>56</text:p>
          </table:table-cell>
          <table:table-cell office:value-type="float" office:value="65.199997" calcext:value-type="float">
            <text:p>65.199997</text:p>
          </table:table-cell>
          <table:table-cell office:value-type="float" office:value="62" calcext:value-type="float">
            <text:p>62</text:p>
          </table:table-cell>
          <table:table-cell office:value-type="float" office:value="60.400002" calcext:value-type="float">
            <text:p>60.400002</text:p>
          </table:table-cell>
        </table:table-row>
        <table:table-row table:style-name="ro1">
          <table:table-cell office:value-type="float" office:value="40.400002" calcext:value-type="float">
            <text:p>40.400002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44.200001" calcext:value-type="float">
            <text:p>44.200001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57.799999" calcext:value-type="float">
            <text:p>57.799999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61.400002" calcext:value-type="float">
            <text:p>61.400002</text:p>
          </table:table-cell>
        </table:table-row>
        <table:table-row table:style-name="ro1">
          <table:table-cell office:value-type="float" office:value="40.599998" calcext:value-type="float">
            <text:p>40.599998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49.400002" calcext:value-type="float">
            <text:p>49.400002</text:p>
          </table:table-cell>
          <table:table-cell table:number-columns-repeated="2" office:value-type="float" office:value="56.400002" calcext:value-type="float">
            <text:p>56.400002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51" calcext:value-type="float">
            <text:p>51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55.400002" calcext:value-type="float">
            <text:p>55.400002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67" calcext:value-type="float">
            <text:p>67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60.599998" calcext:value-type="float">
            <text:p>60.5999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51" calcext:value-type="float">
            <text:p>51</text:p>
          </table:table-cell>
          <table:table-cell office:value-type="float" office:value="57.200001" calcext:value-type="float">
            <text:p>57.200001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53.200001" calcext:value-type="float">
            <text:p>53.200001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55" calcext:value-type="float">
            <text:p>55</text:p>
          </table:table-cell>
          <table:table-cell office:value-type="float" office:value="56.799999" calcext:value-type="float">
            <text:p>56.799999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.400002" calcext:value-type="float">
            <text:p>44.400002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44.599998" calcext:value-type="float">
            <text:p>44.599998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56.799999" calcext:value-type="float">
            <text:p>56.799999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1.400002" calcext:value-type="float">
            <text:p>61.400002</text:p>
          </table:table-cell>
        </table:table-row>
        <table:table-row table:style-name="ro1">
          <table:table-cell office:value-type="float" office:value="44.599998" calcext:value-type="float">
            <text:p>44.599998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43.400002" calcext:value-type="float">
            <text:p>43.400002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59" calcext:value-type="float">
            <text:p>59</text:p>
          </table:table-cell>
          <table:table-cell office:value-type="float" office:value="57.799999" calcext:value-type="float">
            <text:p>57.799999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54.400002" calcext:value-type="float">
            <text:p>54.400002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55" calcext:value-type="float">
            <text:p>55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68.400002" calcext:value-type="float">
            <text:p>68.400002</text:p>
          </table:table-cell>
          <table:table-cell office:value-type="float" office:value="62" calcext:value-type="float">
            <text:p>62</text:p>
          </table:table-cell>
          <table:table-cell office:value-type="float" office:value="61.400002" calcext:value-type="float">
            <text:p>61.400002</text:p>
          </table:table-cell>
        </table:table-row>
        <table:table-row table:style-name="ro1">
          <table:table-cell office:value-type="float" office:value="44.400002" calcext:value-type="float">
            <text:p>44.400002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42.799999" calcext:value-type="float">
            <text:p>42.799999</text:p>
          </table:table-cell>
          <table:table-cell office:value-type="float" office:value="52.400002" calcext:value-type="float">
            <text:p>52.400002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59" calcext:value-type="float">
            <text:p>59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55" calcext:value-type="float">
            <text:p>55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54.599998" calcext:value-type="float">
            <text:p>54.599998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59" calcext:value-type="float">
            <text:p>59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62.400002" calcext:value-type="float">
            <text:p>62.40000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4.599998" calcext:value-type="float">
            <text:p>44.599998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43" calcext:value-type="float">
            <text:p>43</text:p>
          </table:table-cell>
          <table:table-cell office:value-type="float" office:value="52.799999" calcext:value-type="float">
            <text:p>52.799999</text:p>
          </table:table-cell>
          <table:table-cell table:number-columns-repeated="2" office:value-type="float" office:value="59.799999" calcext:value-type="float">
            <text:p>59.799999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52.400002" calcext:value-type="float">
            <text:p>52.40000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.799999" calcext:value-type="float">
            <text:p>59.799999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60.400002" calcext:value-type="float">
            <text:p>60.400002</text:p>
          </table:table-cell>
          <table:table-cell table:number-columns-repeated="2" office:value-type="float" office:value="55.200001" calcext:value-type="float">
            <text:p>55.200001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56" calcext:value-type="float">
            <text:p>56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70" calcext:value-type="float">
            <text:p>70</text:p>
          </table:table-cell>
          <table:table-cell office:value-type="float" office:value="63.599998" calcext:value-type="float">
            <text:p>63.5999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.599998" calcext:value-type="float">
            <text:p>45.599998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61" calcext:value-type="float">
            <text:p>61</text:p>
          </table:table-cell>
          <table:table-cell office:value-type="float" office:value="55.400002" calcext:value-type="float">
            <text:p>55.400002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54.400002" calcext:value-type="float">
            <text:p>54.400002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63.799999" calcext:value-type="float">
            <text:p>63.799999</text:p>
          </table:table-cell>
          <table:table-cell office:value-type="float" office:value="62.200001" calcext:value-type="float">
            <text:p>62.200001</text:p>
          </table:table-cell>
        </table:table-row>
        <table:table-row table:style-name="ro1">
          <table:table-cell office:value-type="float" office:value="46.400002" calcext:value-type="float">
            <text:p>46.400002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43.799999" calcext:value-type="float">
            <text:p>43.799999</text:p>
          </table:table-cell>
          <table:table-cell office:value-type="float" office:value="53.200001" calcext:value-type="float">
            <text:p>53.200001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58" calcext:value-type="float">
            <text:p>58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63.200001" calcext:value-type="float">
            <text:p>63.200001</text:p>
          </table:table-cell>
        </table:table-row>
        <table:table-row table:style-name="ro1">
          <table:table-cell office:value-type="float" office:value="46.599998" calcext:value-type="float">
            <text:p>46.599998</text:p>
          </table:table-cell>
          <table:table-cell office:value-type="float" office:value="51" calcext:value-type="float">
            <text:p>51</text:p>
          </table:table-cell>
          <table:table-cell office:value-type="float" office:value="43.400002" calcext:value-type="float">
            <text:p>43.400002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57.200001" calcext:value-type="float">
            <text:p>57.200001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65.199997" calcext:value-type="float">
            <text:p>65.199997</text:p>
          </table:table-cell>
          <table:table-cell office:value-type="float" office:value="63.400002" calcext:value-type="float">
            <text:p>63.400002</text:p>
          </table:table-cell>
        </table:table-row>
        <table:table-row table:style-name="ro1">
          <table:table-cell office:value-type="float" office:value="46.799999" calcext:value-type="float">
            <text:p>46.799999</text:p>
          </table:table-cell>
          <table:table-cell office:value-type="float" office:value="51.799999" calcext:value-type="float">
            <text:p>51.799999</text:p>
          </table:table-cell>
          <table:table-cell office:value-type="float" office:value="43" calcext:value-type="float">
            <text:p>43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62.400002" calcext:value-type="float">
            <text:p>62.400002</text:p>
          </table:table-cell>
          <table:table-cell office:value-type="float" office:value="61.599998" calcext:value-type="float">
            <text:p>61.599998</text:p>
          </table:table-cell>
          <table:table-cell table:number-columns-repeated="2" office:value-type="float" office:value="57.200001" calcext:value-type="float">
            <text:p>57.200001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60.799999" calcext:value-type="float">
            <text:p>60.799999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65.599998" calcext:value-type="float">
            <text:p>65.599998</text:p>
          </table:table-cell>
          <table:table-cell office:value-type="float" office:value="63.200001" calcext:value-type="float">
            <text:p>63.200001</text:p>
          </table:table-cell>
        </table:table-row>
        <table:table-row table:style-name="ro1">
          <table:table-cell office:value-type="float" office:value="47.400002" calcext:value-type="float">
            <text:p>47.400002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43.400002" calcext:value-type="float">
            <text:p>43.400002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63.599998" calcext:value-type="float">
            <text:p>63.599998</text:p>
          </table:table-cell>
          <table:table-cell office:value-type="float" office:value="61.599998" calcext:value-type="float">
            <text:p>61.599998</text:p>
          </table:table-cell>
          <table:table-cell table:number-columns-repeated="2" office:value-type="float" office:value="57.799999" calcext:value-type="float">
            <text:p>57.799999</text:p>
          </table:table-cell>
          <table:table-cell office:value-type="float" office:value="57.200001" calcext:value-type="float">
            <text:p>57.200001</text:p>
          </table:table-cell>
          <table:table-cell office:value-type="float" office:value="54.799999" calcext:value-type="float">
            <text:p>54.799999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3.799999" calcext:value-type="float">
            <text:p>63.799999</text:p>
          </table:table-cell>
        </table:table-row>
        <table:table-row table:style-name="ro1">
          <table:table-cell office:value-type="float" office:value="47.599998" calcext:value-type="float">
            <text:p>47.599998</text:p>
          </table:table-cell>
          <table:table-cell office:value-type="float" office:value="55.400002" calcext:value-type="float">
            <text:p>55.400002</text:p>
          </table:table-cell>
          <table:table-cell office:value-type="float" office:value="44" calcext:value-type="float">
            <text:p>44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62" calcext:value-type="float">
            <text:p>62</text:p>
          </table:table-cell>
          <table:table-cell office:value-type="float" office:value="58.200001" calcext:value-type="float">
            <text:p>58.200001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57.799999" calcext:value-type="float">
            <text:p>57.799999</text:p>
          </table:table-cell>
          <table:table-cell office:value-type="float" office:value="54.799999" calcext:value-type="float">
            <text:p>54.799999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63.799999" calcext:value-type="float">
            <text:p>63.799999</text:p>
          </table:table-cell>
          <table:table-cell office:value-type="float" office:value="73" calcext:value-type="float">
            <text:p>73</text:p>
          </table:table-cell>
          <table:table-cell office:value-type="float" office:value="66.199997" calcext:value-type="float">
            <text:p>66.199997</text:p>
          </table:table-cell>
          <table:table-cell office:value-type="float" office:value="65.199997" calcext:value-type="float">
            <text:p>65.1999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58" calcext:value-type="float">
            <text:p>58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57.799999" calcext:value-type="float">
            <text:p>57.799999</text:p>
          </table:table-cell>
          <table:table-cell office:value-type="float" office:value="59.200001" calcext:value-type="float">
            <text:p>59.200001</text:p>
          </table:table-cell>
          <table:table-cell office:value-type="float" office:value="57.799999" calcext:value-type="float">
            <text:p>57.799999</text:p>
          </table:table-cell>
          <table:table-cell office:value-type="float" office:value="54.400002" calcext:value-type="float">
            <text:p>54.400002</text:p>
          </table:table-cell>
          <table:table-cell office:value-type="float" office:value="55" calcext:value-type="float">
            <text:p>55</text:p>
          </table:table-cell>
          <table:table-cell office:value-type="float" office:value="63.599998" calcext:value-type="float">
            <text:p>63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66.199997" calcext:value-type="float">
            <text:p>66.199997</text:p>
          </table:table-cell>
          <table:table-cell office:value-type="float" office:value="65.800003" calcext:value-type="float">
            <text:p>65.800003</text:p>
          </table:table-cell>
        </table:table-row>
        <table:table-row table:style-name="ro1">
          <table:table-cell office:value-type="float" office:value="48.799999" calcext:value-type="float">
            <text:p>48.799999</text:p>
          </table:table-cell>
          <table:table-cell office:value-type="float" office:value="56" calcext:value-type="float">
            <text:p>56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63.400002" calcext:value-type="float">
            <text:p>63.400002</text:p>
          </table:table-cell>
          <table:table-cell office:value-type="float" office:value="57.799999" calcext:value-type="float">
            <text:p>57.799999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57.400002" calcext:value-type="float">
            <text:p>57.400002</text:p>
          </table:table-cell>
          <table:table-cell office:value-type="float" office:value="54" calcext:value-type="float">
            <text:p>54</text:p>
          </table:table-cell>
          <table:table-cell office:value-type="float" office:value="54.599998" calcext:value-type="float">
            <text:p>54.599998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66.199997" calcext:value-type="float">
            <text:p>66.199997</text:p>
          </table:table-cell>
        </table:table-row>
        <table:table-row table:style-name="ro1">
          <table:table-cell office:value-type="float" office:value="49.200001" calcext:value-type="float">
            <text:p>49.200001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58.799999" calcext:value-type="float">
            <text:p>58.799999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64" calcext:value-type="float">
            <text:p>64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55" calcext:value-type="float">
            <text:p>55</text:p>
          </table:table-cell>
          <table:table-cell office:value-type="float" office:value="65.599998" calcext:value-type="float">
            <text:p>65.59999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6.800003" calcext:value-type="float">
            <text:p>66.800003</text:p>
          </table:table-cell>
        </table:table-row>
        <table:table-row table:style-name="ro1">
          <table:table-cell office:value-type="float" office:value="49.400002" calcext:value-type="float">
            <text:p>49.400002</text:p>
          </table:table-cell>
          <table:table-cell office:value-type="float" office:value="55" calcext:value-type="float">
            <text:p>55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58.799999" calcext:value-type="float">
            <text:p>58.799999</text:p>
          </table:table-cell>
          <table:table-cell office:value-type="float" office:value="59.799999" calcext:value-type="float">
            <text:p>59.799999</text:p>
          </table:table-cell>
          <table:table-cell office:value-type="float" office:value="58.799999" calcext:value-type="float">
            <text:p>58.799999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56" calcext:value-type="float">
            <text:p>56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74.199997" calcext:value-type="float">
            <text:p>74.199997</text:p>
          </table:table-cell>
          <table:table-cell table:number-columns-repeated="2" office:value-type="float" office:value="67.400002" calcext:value-type="float">
            <text:p>67.400002</text:p>
          </table:table-cell>
        </table:table-row>
        <table:table-row table:style-name="ro1">
          <table:table-cell office:value-type="float" office:value="49.400002" calcext:value-type="float">
            <text:p>49.400002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67" calcext:value-type="float">
            <text:p>67</text:p>
          </table:table-cell>
          <table:table-cell office:value-type="float" office:value="65.199997" calcext:value-type="float">
            <text:p>65.199997</text:p>
          </table:table-cell>
          <table:table-cell office:value-type="float" office:value="59.400002" calcext:value-type="float">
            <text:p>59.400002</text:p>
          </table:table-cell>
          <table:table-cell office:value-type="float" office:value="60.200001" calcext:value-type="float">
            <text:p>60.200001</text:p>
          </table:table-cell>
          <table:table-cell office:value-type="float" office:value="59" calcext:value-type="float">
            <text:p>59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56.799999" calcext:value-type="float">
            <text:p>56.799999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74" calcext:value-type="float">
            <text:p>74</text:p>
          </table:table-cell>
          <table:table-cell office:value-type="float" office:value="67.599998" calcext:value-type="float">
            <text:p>67.599998</text:p>
          </table:table-cell>
          <table:table-cell office:value-type="float" office:value="68.800003" calcext:value-type="float">
            <text:p>68.800003</text:p>
          </table:table-cell>
        </table:table-row>
        <table:table-row table:style-name="ro1">
          <table:table-cell office:value-type="float" office:value="49.599998" calcext:value-type="float">
            <text:p>49.599998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61" calcext:value-type="float">
            <text:p>61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60" calcext:value-type="float">
            <text:p>60</text:p>
          </table:table-cell>
          <table:table-cell office:value-type="float" office:value="61.200001" calcext:value-type="float">
            <text:p>61.200001</text:p>
          </table:table-cell>
          <table:table-cell office:value-type="float" office:value="58.799999" calcext:value-type="float">
            <text:p>58.799999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69.400002" calcext:value-type="float">
            <text:p>69.400002</text:p>
          </table:table-cell>
        </table:table-row>
        <table:table-row table:style-name="ro1">
          <table:table-cell office:value-type="float" office:value="50.200001" calcext:value-type="float">
            <text:p>50.200001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61.799999" calcext:value-type="float">
            <text:p>61.799999</text:p>
          </table:table-cell>
          <table:table-cell table:number-columns-repeated="2" office:value-type="float" office:value="66.800003" calcext:value-type="float">
            <text:p>66.800003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59.200001" calcext:value-type="float">
            <text:p>59.200001</text:p>
          </table:table-cell>
          <table:table-cell office:value-type="float" office:value="53" calcext:value-type="float">
            <text:p>53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69.199997" calcext:value-type="float">
            <text:p>69.199997</text:p>
          </table:table-cell>
        </table:table-row>
        <table:table-row table:style-name="ro1">
          <table:table-cell office:value-type="float" office:value="50.599998" calcext:value-type="float">
            <text:p>50.599998</text:p>
          </table:table-cell>
          <table:table-cell office:value-type="float" office:value="57" calcext:value-type="float">
            <text:p>57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62.400002" calcext:value-type="float">
            <text:p>62.400002</text:p>
          </table:table-cell>
          <table:table-cell table:number-columns-repeated="2" office:value-type="float" office:value="67.400002" calcext:value-type="float">
            <text:p>67.400002</text:p>
          </table:table-cell>
          <table:table-cell office:value-type="float" office:value="61" calcext:value-type="float">
            <text:p>61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52.400002" calcext:value-type="float">
            <text:p>52.400002</text:p>
          </table:table-cell>
          <table:table-cell office:value-type="float" office:value="58.799999" calcext:value-type="float">
            <text:p>58.799999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68.199997" calcext:value-type="float">
            <text:p>68.199997</text:p>
          </table:table-cell>
          <table:table-cell office:value-type="float" office:value="69.400002" calcext:value-type="float">
            <text:p>69.400002</text:p>
          </table:table-cell>
        </table:table-row>
        <table:table-row table:style-name="ro1">
          <table:table-cell office:value-type="float" office:value="49.599998" calcext:value-type="float">
            <text:p>49.599998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63.200001" calcext:value-type="float">
            <text:p>63.200001</text:p>
          </table:table-cell>
          <table:table-cell office:value-type="float" office:value="68" calcext:value-type="float">
            <text:p>68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62" calcext:value-type="float">
            <text:p>62</text:p>
          </table:table-cell>
          <table:table-cell office:value-type="float" office:value="58.799999" calcext:value-type="float">
            <text:p>58.799999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67" calcext:value-type="float">
            <text:p>67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0.199997" calcext:value-type="float">
            <text:p>70.1999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4.799999" calcext:value-type="float">
            <text:p>54.799999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68.599998" calcext:value-type="float">
            <text:p>68.599998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62.400002" calcext:value-type="float">
            <text:p>62.400002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60" calcext:value-type="float">
            <text:p>60</text:p>
          </table:table-cell>
          <table:table-cell office:value-type="float" office:value="67.599998" calcext:value-type="float">
            <text:p>67.599998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69" calcext:value-type="float">
            <text:p>69</text:p>
          </table:table-cell>
          <table:table-cell office:value-type="float" office:value="70.800003" calcext:value-type="float">
            <text:p>70.8000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.599998" calcext:value-type="float">
            <text:p>60.599998</text:p>
          </table:table-cell>
          <table:table-cell office:value-type="float" office:value="55.400002" calcext:value-type="float">
            <text:p>55.400002</text:p>
          </table:table-cell>
          <table:table-cell office:value-type="float" office:value="65.400002" calcext:value-type="float">
            <text:p>65.400002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3.400002" calcext:value-type="float">
            <text:p>63.400002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58.599998" calcext:value-type="float">
            <text:p>58.599998</text:p>
          </table:table-cell>
          <table:table-cell office:value-type="float" office:value="52.799999" calcext:value-type="float">
            <text:p>52.799999</text:p>
          </table:table-cell>
          <table:table-cell office:value-type="float" office:value="60" calcext:value-type="float">
            <text:p>60</text:p>
          </table:table-cell>
          <table:table-cell office:value-type="float" office:value="68.400002" calcext:value-type="float">
            <text:p>68.400002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1.400002" calcext:value-type="float">
            <text:p>71.400002</text:p>
          </table:table-cell>
        </table:table-row>
        <table:table-row table:style-name="ro1">
          <table:table-cell office:value-type="float" office:value="50.799999" calcext:value-type="float">
            <text:p>50.799999</text:p>
          </table:table-cell>
          <table:table-cell office:value-type="float" office:value="61.200001" calcext:value-type="float">
            <text:p>61.200001</text:p>
          </table:table-cell>
          <table:table-cell office:value-type="float" office:value="56" calcext:value-type="float">
            <text:p>56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3.799999" calcext:value-type="float">
            <text:p>63.799999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53" calcext:value-type="float">
            <text:p>53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1.599998" calcext:value-type="float">
            <text:p>71.599998</text:p>
          </table:table-cell>
        </table:table-row>
        <table:table-row table:style-name="ro1">
          <table:table-cell office:value-type="float" office:value="51.400002" calcext:value-type="float">
            <text:p>51.400002</text:p>
          </table:table-cell>
          <table:table-cell office:value-type="float" office:value="62.400002" calcext:value-type="float">
            <text:p>62.400002</text:p>
          </table:table-cell>
          <table:table-cell office:value-type="float" office:value="56.799999" calcext:value-type="float">
            <text:p>56.799999</text:p>
          </table:table-cell>
          <table:table-cell office:value-type="float" office:value="63.599998" calcext:value-type="float">
            <text:p>63.599998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2.799999" calcext:value-type="float">
            <text:p>52.799999</text:p>
          </table:table-cell>
          <table:table-cell office:value-type="float" office:value="63.400002" calcext:value-type="float">
            <text:p>63.400002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68.599998" calcext:value-type="float">
            <text:p>68.59999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58" calcext:value-type="float">
            <text:p>58</text:p>
          </table:table-cell>
          <table:table-cell office:value-type="float" office:value="53.200001" calcext:value-type="float">
            <text:p>53.200001</text:p>
          </table:table-cell>
          <table:table-cell office:value-type="float" office:value="60.200001" calcext:value-type="float">
            <text:p>60.200001</text:p>
          </table:table-cell>
          <table:table-cell office:value-type="float" office:value="68.400002" calcext:value-type="float">
            <text:p>68.400002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0" calcext:value-type="float">
            <text:p>70</text:p>
          </table:table-cell>
          <table:table-cell office:value-type="float" office:value="72.400002" calcext:value-type="float">
            <text:p>72.4000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.400002" calcext:value-type="float">
            <text:p>63.400002</text:p>
          </table:table-cell>
          <table:table-cell office:value-type="float" office:value="59" calcext:value-type="float">
            <text:p>59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68.400002" calcext:value-type="float">
            <text:p>68.400002</text:p>
          </table:table-cell>
          <table:table-cell office:value-type="float" office:value="68.599998" calcext:value-type="float">
            <text:p>68.599998</text:p>
          </table:table-cell>
          <table:table-cell office:value-type="float" office:value="65" calcext:value-type="float">
            <text:p>65</text:p>
          </table:table-cell>
          <table:table-cell office:value-type="float" office:value="62.400002" calcext:value-type="float">
            <text:p>62.400002</text:p>
          </table:table-cell>
          <table:table-cell office:value-type="float" office:value="58" calcext:value-type="float">
            <text:p>58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60.799999" calcext:value-type="float">
            <text:p>60.799999</text:p>
          </table:table-cell>
          <table:table-cell office:value-type="float" office:value="66" calcext:value-type="float">
            <text:p>66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2.800003" calcext:value-type="float">
            <text:p>72.8000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59" calcext:value-type="float">
            <text:p>59</text:p>
          </table:table-cell>
          <table:table-cell office:value-type="float" office:value="63.599998" calcext:value-type="float">
            <text:p>63.599998</text:p>
          </table:table-cell>
          <table:table-cell office:value-type="float" office:value="69" calcext:value-type="float">
            <text:p>69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65.199997" calcext:value-type="float">
            <text:p>65.199997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61" calcext:value-type="float">
            <text:p>61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.799999" calcext:value-type="float">
            <text:p>53.799999</text:p>
          </table:table-cell>
          <table:table-cell office:value-type="float" office:value="65" calcext:value-type="float">
            <text:p>65</text:p>
          </table:table-cell>
          <table:table-cell office:value-type="float" office:value="60.200001" calcext:value-type="float">
            <text:p>60.200001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63.200001" calcext:value-type="float">
            <text:p>63.200001</text:p>
          </table:table-cell>
          <table:table-cell office:value-type="float" office:value="59" calcext:value-type="float">
            <text:p>59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61" calcext:value-type="float">
            <text:p>61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.599998" calcext:value-type="float">
            <text:p>53.599998</text:p>
          </table:table-cell>
          <table:table-cell office:value-type="float" office:value="66.199997" calcext:value-type="float">
            <text:p>66.199997</text:p>
          </table:table-cell>
          <table:table-cell office:value-type="float" office:value="61.200001" calcext:value-type="float">
            <text:p>61.200001</text:p>
          </table:table-cell>
          <table:table-cell office:value-type="float" office:value="65.400002" calcext:value-type="float">
            <text:p>65.400002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63.400002" calcext:value-type="float">
            <text:p>63.400002</text:p>
          </table:table-cell>
          <table:table-cell office:value-type="float" office:value="59.200001" calcext:value-type="float">
            <text:p>59.200001</text:p>
          </table:table-cell>
          <table:table-cell office:value-type="float" office:value="54.400002" calcext:value-type="float">
            <text:p>54.400002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3.400002" calcext:value-type="float">
            <text:p>73.400002</text:p>
          </table:table-cell>
        </table:table-row>
        <table:table-row table:style-name="ro1">
          <table:table-cell office:value-type="float" office:value="52.400002" calcext:value-type="float">
            <text:p>52.400002</text:p>
          </table:table-cell>
          <table:table-cell office:value-type="float" office:value="67" calcext:value-type="float">
            <text:p>67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66.199997" calcext:value-type="float">
            <text:p>66.199997</text:p>
          </table:table-cell>
          <table:table-cell office:value-type="float" office:value="70" calcext:value-type="float">
            <text:p>70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63.599998" calcext:value-type="float">
            <text:p>63.599998</text:p>
          </table:table-cell>
          <table:table-cell office:value-type="float" office:value="59.400002" calcext:value-type="float">
            <text:p>59.400002</text:p>
          </table:table-cell>
          <table:table-cell office:value-type="float" office:value="55" calcext:value-type="float">
            <text:p>55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68" calcext:value-type="float">
            <text:p>68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50.599998" calcext:value-type="float">
            <text:p>50.599998</text:p>
          </table:table-cell>
          <table:table-cell office:value-type="float" office:value="67.599998" calcext:value-type="float">
            <text:p>67.599998</text:p>
          </table:table-cell>
          <table:table-cell office:value-type="float" office:value="60.799999" calcext:value-type="float">
            <text:p>60.799999</text:p>
          </table:table-cell>
          <table:table-cell office:value-type="float" office:value="67.599998" calcext:value-type="float">
            <text:p>67.599998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64" calcext:value-type="float">
            <text:p>64</text:p>
          </table:table-cell>
          <table:table-cell office:value-type="float" office:value="59.599998" calcext:value-type="float">
            <text:p>59.599998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63.400002" calcext:value-type="float">
            <text:p>63.400002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9.599998" calcext:value-type="float">
            <text:p>49.599998</text:p>
          </table:table-cell>
          <table:table-cell office:value-type="float" office:value="68.199997" calcext:value-type="float">
            <text:p>68.199997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68.400002" calcext:value-type="float">
            <text:p>68.400002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74" calcext:value-type="float">
            <text:p>74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9.799999" calcext:value-type="float">
            <text:p>49.799999</text:p>
          </table:table-cell>
          <table:table-cell office:value-type="float" office:value="68.400002" calcext:value-type="float">
            <text:p>68.400002</text:p>
          </table:table-cell>
          <table:table-cell office:value-type="float" office:value="62.599998" calcext:value-type="float">
            <text:p>62.599998</text:p>
          </table:table-cell>
          <table:table-cell office:value-type="float" office:value="69" calcext:value-type="float">
            <text:p>69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60.599998" calcext:value-type="float">
            <text:p>60.599998</text:p>
          </table:table-cell>
          <table:table-cell office:value-type="float" office:value="56.200001" calcext:value-type="float">
            <text:p>56.200001</text:p>
          </table:table-cell>
          <table:table-cell office:value-type="float" office:value="65.199997" calcext:value-type="float">
            <text:p>65.19999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.400002" calcext:value-type="float">
            <text:p>50.400002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64" calcext:value-type="float">
            <text:p>64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67.400002" calcext:value-type="float">
            <text:p>67.400002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61.200001" calcext:value-type="float">
            <text:p>61.200001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66" calcext:value-type="float">
            <text:p>66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49.599998" calcext:value-type="float">
            <text:p>49.599998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65" calcext:value-type="float">
            <text:p>65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67.400002" calcext:value-type="float">
            <text:p>67.400002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57" calcext:value-type="float">
            <text:p>57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49.200001" calcext:value-type="float">
            <text:p>49.200001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66.199997" calcext:value-type="float">
            <text:p>66.199997</text:p>
          </table:table-cell>
          <table:table-cell table:number-columns-repeated="2" office:value-type="float" office:value="70.199997" calcext:value-type="float">
            <text:p>70.199997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57.200001" calcext:value-type="float">
            <text:p>57.200001</text:p>
          </table:table-cell>
          <table:table-cell office:value-type="float" office:value="67.400002" calcext:value-type="float">
            <text:p>67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.400002" calcext:value-type="float">
            <text:p>67.400002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67" calcext:value-type="float">
            <text:p>67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57.799999" calcext:value-type="float">
            <text:p>57.799999</text:p>
          </table:table-cell>
          <table:table-cell office:value-type="float" office:value="68.199997" calcext:value-type="float">
            <text:p>68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49.400002" calcext:value-type="float">
            <text:p>49.400002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68.199997" calcext:value-type="float">
            <text:p>68.199997</text:p>
          </table:table-cell>
          <table:table-cell office:value-type="float" office:value="71" calcext:value-type="float">
            <text:p>71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4" calcext:value-type="float">
            <text:p>64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59" calcext:value-type="float">
            <text:p>59</text:p>
          </table:table-cell>
          <table:table-cell office:value-type="float" office:value="68.199997" calcext:value-type="float">
            <text:p>68.199997</text:p>
          </table:table-cell>
          <table:table-cell office:value-type="float" office:value="74" calcext:value-type="float">
            <text:p>74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50.200001" calcext:value-type="float">
            <text:p>50.200001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63.799999" calcext:value-type="float">
            <text:p>63.799999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59.799999" calcext:value-type="float">
            <text:p>59.799999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74" calcext:value-type="float">
            <text:p>74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4.599998" calcext:value-type="float">
            <text:p>74.5999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1.400002" calcext:value-type="float">
            <text:p>71.400002</text:p>
          </table:table-cell>
          <table:table-cell table:number-columns-repeated="2" office:value-type="float" office:value="70.400002" calcext:value-type="float">
            <text:p>70.40000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0.200001" calcext:value-type="float">
            <text:p>60.200001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.599998" calcext:value-type="float">
            <text:p>51.599998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.400002" calcext:value-type="float">
            <text:p>52.400002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62" calcext:value-type="float">
            <text:p>62</text:p>
          </table:table-cell>
          <table:table-cell office:value-type="float" office:value="70.400002" calcext:value-type="float">
            <text:p>70.400002</text:p>
          </table:table-cell>
          <table:table-cell table:number-columns-repeated="2" office:value-type="float" office:value="74.400002" calcext:value-type="float">
            <text:p>74.400002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53.200001" calcext:value-type="float">
            <text:p>53.200001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0" calcext:value-type="float">
            <text:p>70</text:p>
          </table:table-cell>
          <table:table-cell office:value-type="float" office:value="71.199997" calcext:value-type="float">
            <text:p>71.199997</text:p>
          </table:table-cell>
          <table:table-cell table:number-columns-repeated="2" office:value-type="float" office:value="70.599998" calcext:value-type="float">
            <text:p>70.599998</text:p>
          </table:table-cell>
          <table:table-cell office:value-type="float" office:value="67" calcext:value-type="float">
            <text:p>67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60.799999" calcext:value-type="float">
            <text:p>60.799999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" calcext:value-type="float">
            <text:p>70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4.599998" calcext:value-type="float">
            <text:p>74.5999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65.199997" calcext:value-type="float">
            <text:p>65.199997</text:p>
          </table:table-cell>
          <table:table-cell office:value-type="float" office:value="60.599998" calcext:value-type="float">
            <text:p>60.599998</text:p>
          </table:table-cell>
          <table:table-cell office:value-type="float" office:value="61" calcext:value-type="float">
            <text:p>61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4.599998" calcext:value-type="float">
            <text:p>74.599998</text:p>
          </table:table-cell>
        </table:table-row>
        <table:table-row table:style-name="ro1">
          <table:table-cell office:value-type="float" office:value="55.799999" calcext:value-type="float">
            <text:p>55.799999</text:p>
          </table:table-cell>
          <table:table-cell office:value-type="float" office:value="72" calcext:value-type="float">
            <text:p>72</text:p>
          </table:table-cell>
          <table:table-cell office:value-type="float" office:value="67.800003" calcext:value-type="float">
            <text:p>67.80000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60.799999" calcext:value-type="float">
            <text:p>60.799999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57.400002" calcext:value-type="float">
            <text:p>57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68.400002" calcext:value-type="float">
            <text:p>68.400002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1" calcext:value-type="float">
            <text:p>71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62.400002" calcext:value-type="float">
            <text:p>62.400002</text:p>
          </table:table-cell>
          <table:table-cell office:value-type="float" office:value="60.599998" calcext:value-type="float">
            <text:p>60.599998</text:p>
          </table:table-cell>
          <table:table-cell office:value-type="float" office:value="70" calcext:value-type="float">
            <text:p>70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70.199997" calcext:value-type="float">
            <text:p>70.19999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7" calcext:value-type="float">
            <text:p>67</text:p>
          </table:table-cell>
          <table:table-cell office:value-type="float" office:value="63.400002" calcext:value-type="float">
            <text:p>63.400002</text:p>
          </table:table-cell>
          <table:table-cell office:value-type="float" office:value="60.599998" calcext:value-type="float">
            <text:p>60.599998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4.599998" calcext:value-type="float">
            <text:p>74.599998</text:p>
          </table:table-cell>
        </table:table-row>
        <table:table-row table:style-name="ro1">
          <table:table-cell office:value-type="float" office:value="58.400002" calcext:value-type="float">
            <text:p>58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0.400002" calcext:value-type="float">
            <text:p>70.400002</text:p>
          </table:table-cell>
          <table:table-cell table:number-columns-repeated="2" office:value-type="float" office:value="71.199997" calcext:value-type="float">
            <text:p>71.199997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7.400002" calcext:value-type="float">
            <text:p>67.400002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61.200001" calcext:value-type="float">
            <text:p>61.200001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4.599998" calcext:value-type="float">
            <text:p>74.599998</text:p>
          </table:table-cell>
        </table:table-row>
        <table:table-row table:style-name="ro1">
          <table:table-cell office:value-type="float" office:value="58.200001" calcext:value-type="float">
            <text:p>58.200001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0.599998" calcext:value-type="float">
            <text:p>70.599998</text:p>
          </table:table-cell>
          <table:table-cell table:number-columns-repeated="2" office:value-type="float" office:value="71.199997" calcext:value-type="float">
            <text:p>71.199997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66.199997" calcext:value-type="float">
            <text:p>66.199997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71" calcext:value-type="float">
            <text:p>71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4.599998" calcext:value-type="float">
            <text:p>74.5999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71" calcext:value-type="float">
            <text:p>71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1" calcext:value-type="float">
            <text:p>71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8" calcext:value-type="float">
            <text:p>68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3.200001" calcext:value-type="float">
            <text:p>63.20000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.599998" calcext:value-type="float">
            <text:p>72.599998</text:p>
          </table:table-cell>
          <table:table-cell office:value-type="float" office:value="74.599998" calcext:value-type="float">
            <text:p>74.599998</text:p>
          </table:table-cell>
        </table:table-row>
        <table:table-row table:style-name="ro1">
          <table:table-cell office:value-type="float" office:value="59.799999" calcext:value-type="float">
            <text:p>59.799999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68.400002" calcext:value-type="float">
            <text:p>68.400002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3.800003" calcext:value-type="float">
            <text:p>73.800003</text:p>
          </table:table-cell>
          <table:table-cell table:number-columns-repeated="2" office:value-type="float" office:value="72.400002" calcext:value-type="float">
            <text:p>72.400002</text:p>
          </table:table-cell>
          <table:table-cell office:value-type="float" office:value="74.599998" calcext:value-type="float">
            <text:p>74.599998</text:p>
          </table:table-cell>
        </table:table-row>
        <table:table-row table:style-name="ro1">
          <table:table-cell office:value-type="float" office:value="60.200001" calcext:value-type="float">
            <text:p>60.20000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59.799999" calcext:value-type="float">
            <text:p>59.799999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1.199997" calcext:value-type="float">
            <text:p>71.199997</text:p>
          </table:table-cell>
          <table:table-cell table:number-columns-repeated="2" office:value-type="float" office:value="71.599998" calcext:value-type="float">
            <text:p>71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68.599998" calcext:value-type="float">
            <text:p>68.599998</text:p>
          </table:table-cell>
          <table:table-cell office:value-type="float" office:value="67.400002" calcext:value-type="float">
            <text:p>67.400002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60.200001" calcext:value-type="float">
            <text:p>60.200001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1.599998" calcext:value-type="float">
            <text:p>71.599998</text:p>
          </table:table-cell>
          <table:table-cell table:number-columns-repeated="2" office:value-type="float" office:value="71.800003" calcext:value-type="float">
            <text:p>71.800003</text:p>
          </table:table-cell>
          <table:table-cell office:value-type="float" office:value="72" calcext:value-type="float">
            <text:p>72</text:p>
          </table:table-cell>
          <table:table-cell office:value-type="float" office:value="66.599998" calcext:value-type="float">
            <text:p>66.599998</text:p>
          </table:table-cell>
          <table:table-cell table:number-columns-repeated="2" office:value-type="float" office:value="67.599998" calcext:value-type="float">
            <text:p>67.599998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61.599998" calcext:value-type="float">
            <text:p>61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199997" calcext:value-type="float">
            <text:p>72.199997</text:p>
          </table:table-cell>
          <table:table-cell table:number-columns-repeated="2" office:value-type="float" office:value="71.800003" calcext:value-type="float">
            <text:p>71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67.400002" calcext:value-type="float">
            <text:p>67.400002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65.199997" calcext:value-type="float">
            <text:p>65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" calcext:value-type="float">
            <text:p>7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62.599998" calcext:value-type="float">
            <text:p>62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599998" calcext:value-type="float">
            <text:p>72.599998</text:p>
          </table:table-cell>
          <table:table-cell table:number-columns-repeated="2" office:value-type="float" office:value="71.800003" calcext:value-type="float">
            <text:p>71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8.199997" calcext:value-type="float">
            <text:p>68.199997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" calcext:value-type="float">
            <text:p>7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63.400002" calcext:value-type="float">
            <text:p>63.400002</text:p>
          </table:table-cell>
          <table:table-cell office:value-type="float" office:value="73" calcext:value-type="float">
            <text:p>73</text:p>
          </table:table-cell>
          <table:table-cell office:value-type="float" office:value="72.800003" calcext:value-type="float">
            <text:p>72.800003</text:p>
          </table:table-cell>
          <table:table-cell table:number-columns-repeated="2" office:value-type="float" office:value="71.800003" calcext:value-type="float">
            <text:p>71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63.799999" calcext:value-type="float">
            <text:p>63.799999</text:p>
          </table:table-cell>
          <table:table-cell office:value-type="float" office:value="73" calcext:value-type="float">
            <text:p>7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" calcext:value-type="float">
            <text:p>72</text:p>
          </table:table-cell>
          <table:table-cell office:value-type="float" office:value="72.800003" calcext:value-type="float">
            <text:p>72.800003</text:p>
          </table:table-cell>
          <table:table-cell table:number-columns-repeated="2" office:value-type="float" office:value="66.599998" calcext:value-type="float">
            <text:p>66.599998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63.599998" calcext:value-type="float">
            <text:p>63.599998</text:p>
          </table:table-cell>
          <table:table-cell office:value-type="float" office:value="73" calcext:value-type="float">
            <text:p>73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7.599998" calcext:value-type="float">
            <text:p>67.599998</text:p>
          </table:table-cell>
          <table:table-cell office:value-type="float" office:value="71" calcext:value-type="float">
            <text:p>71</text:p>
          </table:table-cell>
          <table:table-cell office:value-type="float" office:value="70.800003" calcext:value-type="float">
            <text:p>70.800003</text:p>
          </table:table-cell>
          <table:table-cell table:number-columns-repeated="2" office:value-type="float" office:value="73.199997" calcext:value-type="float">
            <text:p>73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.799999" calcext:value-type="float">
            <text:p>63.799999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71" calcext:value-type="float">
            <text:p>71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" calcext:value-type="float">
            <text:p>73</text:p>
          </table:table-cell>
          <table:table-cell office:value-type="float" office:value="71.199997" calcext:value-type="float">
            <text:p>71.199997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.599998" calcext:value-type="float">
            <text:p>64.59999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67.800003" calcext:value-type="float">
            <text:p>67.800003</text:p>
          </table:table-cell>
          <table:table-cell table:number-columns-repeated="2" office:value-type="float" office:value="70.599998" calcext:value-type="float">
            <text:p>70.599998</text:p>
          </table:table-cell>
          <table:table-cell office:value-type="float" office:value="71.800003" calcext:value-type="float">
            <text:p>71.80000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4" calcext:value-type="float">
            <text:p>74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65.400002" calcext:value-type="float">
            <text:p>65.40000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.199997" calcext:value-type="float">
            <text:p>72.199997</text:p>
          </table:table-cell>
          <table:table-cell office:value-type="float" office:value="73" calcext:value-type="float">
            <text:p>7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68.400002" calcext:value-type="float">
            <text:p>68.400002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" calcext:value-type="float">
            <text:p>73</text:p>
          </table:table-cell>
          <table:table-cell office:value-type="float" office:value="71.400002" calcext:value-type="float">
            <text:p>71.400002</text:p>
          </table:table-cell>
          <table:table-cell table:number-columns-repeated="2"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66.599998" calcext:value-type="float">
            <text:p>66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400002" calcext:value-type="float">
            <text:p>72.400002</text:p>
          </table:table-cell>
          <table:table-cell table:number-columns-repeated="2" office:value-type="float" office:value="73.199997" calcext:value-type="float">
            <text:p>73.199997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2" calcext:value-type="float">
            <text:p>7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" calcext:value-type="float">
            <text:p>73</text:p>
          </table:table-cell>
          <table:table-cell office:value-type="float" office:value="71.199997" calcext:value-type="float">
            <text:p>71.199997</text:p>
          </table:table-cell>
          <table:table-cell table:number-columns-repeated="2"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2.800003" calcext:value-type="float">
            <text:p>72.800003</text:p>
          </table:table-cell>
          <table:table-cell office:value-type="float" office:value="71" calcext:value-type="float">
            <text:p>71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.400002" calcext:value-type="float">
            <text:p>67.40000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68.599998" calcext:value-type="float">
            <text:p>68.599998</text:p>
          </table:table-cell>
          <table:table-cell office:value-type="float" office:value="71" calcext:value-type="float">
            <text:p>71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" calcext:value-type="float">
            <text:p>7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67.599998" calcext:value-type="float">
            <text:p>67.599998</text:p>
          </table:table-cell>
          <table:table-cell table:number-columns-repeated="2" office:value-type="float" office:value="72.199997" calcext:value-type="float">
            <text:p>72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" calcext:value-type="float">
            <text:p>7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70.800003" calcext:value-type="float">
            <text:p>70.800003</text:p>
          </table:table-cell>
          <table:table-cell table:number-columns-repeated="2" office:value-type="float" office:value="71.800003" calcext:value-type="float">
            <text:p>71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" calcext:value-type="float">
            <text:p>7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67.800003" calcext:value-type="float">
            <text:p>67.800003</text:p>
          </table:table-cell>
          <table:table-cell office:value-type="float" office:value="72" calcext:value-type="float">
            <text:p>7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" calcext:value-type="float">
            <text:p>7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67" calcext:value-type="float">
            <text:p>67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1.599998" calcext:value-type="float">
            <text:p>71.599998</text:p>
          </table:table-cell>
          <table:table-cell table:number-columns-repeated="2" office:value-type="float" office:value="72.199997" calcext:value-type="float">
            <text:p>72.199997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67.800003" calcext:value-type="float">
            <text:p>67.800003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.199997" calcext:value-type="float">
            <text:p>73.199997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67" calcext:value-type="float">
            <text:p>67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71.800003" calcext:value-type="float">
            <text:p>71.800003</text:p>
          </table:table-cell>
          <table:table-cell office:value-type="float" office:value="73.599998" calcext:value-type="float">
            <text:p>73.599998</text:p>
          </table:table-cell>
          <table:table-cell table:number-columns-repeated="2" office:value-type="float" office:value="73.199997" calcext:value-type="float">
            <text:p>73.199997</text:p>
          </table:table-cell>
          <table:table-cell office:value-type="float" office:value="67.599998" calcext:value-type="float">
            <text:p>67.599998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" calcext:value-type="float">
            <text:p>7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8.400002" calcext:value-type="float">
            <text:p>68.400002</text:p>
          </table:table-cell>
          <table:table-cell office:value-type="float" office:value="72" calcext:value-type="float">
            <text:p>72</text:p>
          </table:table-cell>
          <table:table-cell office:value-type="float" office:value="71.800003" calcext:value-type="float">
            <text:p>71.800003</text:p>
          </table:table-cell>
          <table:table-cell table:number-columns-repeated="2" office:value-type="float" office:value="73.400002" calcext:value-type="float">
            <text:p>73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" calcext:value-type="float">
            <text:p>7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8.800003" calcext:value-type="float">
            <text:p>68.800003</text:p>
          </table:table-cell>
          <table:table-cell office:value-type="float" office:value="72" calcext:value-type="float">
            <text:p>7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400002" calcext:value-type="float">
            <text:p>73.400002</text:p>
          </table:table-cell>
          <table:table-cell table:number-columns-repeated="2" office:value-type="float" office:value="73.199997" calcext:value-type="float">
            <text:p>73.199997</text:p>
          </table:table-cell>
          <table:table-cell office:value-type="float" office:value="67.599998" calcext:value-type="float">
            <text:p>67.599998</text:p>
          </table:table-cell>
          <table:table-cell table:number-columns-repeated="2" office:value-type="float" office:value="72.400002" calcext:value-type="float">
            <text:p>72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" calcext:value-type="float">
            <text:p>7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9.199997" calcext:value-type="float">
            <text:p>69.199997</text:p>
          </table:table-cell>
          <table:table-cell office:value-type="float" office:value="72" calcext:value-type="float">
            <text:p>7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" calcext:value-type="float">
            <text:p>7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68" calcext:value-type="float">
            <text:p>68</text:p>
          </table:table-cell>
          <table:table-cell office:value-type="float" office:value="72.599998" calcext:value-type="float">
            <text:p>72.599998</text:p>
          </table:table-cell>
          <table:table-cell table:number-columns-repeated="2" office:value-type="float" office:value="72.400002" calcext:value-type="float">
            <text:p>72.400002</text:p>
          </table:table-cell>
          <table:table-cell office:value-type="float" office:value="72" calcext:value-type="float">
            <text:p>72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3" calcext:value-type="float">
            <text:p>73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69.400002" calcext:value-type="float">
            <text:p>69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68.599998" calcext:value-type="float">
            <text:p>68.59999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.400002" calcext:value-type="float">
            <text:p>72.400002</text:p>
          </table:table-cell>
          <table:table-cell office:value-type="float" office:value="72" calcext:value-type="float">
            <text:p>72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3" calcext:value-type="float">
            <text:p>73</text:p>
          </table:table-cell>
          <table:table-cell office:value-type="float" office:value="73.599998" calcext:value-type="float">
            <text:p>73.599998</text:p>
          </table:table-cell>
        </table:table-row>
        <table:table-row table:style-name="ro1">
          <table:table-cell office:value-type="float" office:value="69.800003" calcext:value-type="float">
            <text:p>69.800003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.800003" calcext:value-type="float">
            <text:p>73.800003</text:p>
          </table:table-cell>
          <table:table-cell table:number-columns-repeated="2" office:value-type="float" office:value="73.400002" calcext:value-type="float">
            <text:p>73.400002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3.199997" calcext:value-type="float">
            <text:p>73.199997</text:p>
          </table:table-cell>
          <table:table-cell table:number-columns-repeated="2" office:value-type="float" office:value="72.400002" calcext:value-type="float">
            <text:p>72.400002</text:p>
          </table:table-cell>
          <table:table-cell office:value-type="float" office:value="72" calcext:value-type="float">
            <text:p>72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3" calcext:value-type="float">
            <text:p>73</text:p>
          </table:table-cell>
          <table:table-cell office:value-type="float" office:value="73.599998" calcext:value-type="float">
            <text:p>73.599998</text:p>
          </table:table-cell>
        </table:table-row>
        <table:table-row table:style-name="ro1">
          <table:table-cell office:value-type="float" office:value="70.400002" calcext:value-type="float">
            <text:p>70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.800003" calcext:value-type="float">
            <text:p>73.800003</text:p>
          </table:table-cell>
          <table:table-cell table:number-columns-repeated="2" office:value-type="float" office:value="73.400002" calcext:value-type="float">
            <text:p>73.400002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.599998" calcext:value-type="float">
            <text:p>73.599998</text:p>
          </table:table-cell>
          <table:table-cell table:number-columns-repeated="2" office:value-type="float" office:value="73.199997" calcext:value-type="float">
            <text:p>73.199997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.800003" calcext:value-type="float">
            <text:p>70.800003</text:p>
          </table:table-cell>
          <table:table-cell office:value-type="float" office:value="71.800003" calcext:value-type="float">
            <text:p>71.800003</text:p>
          </table:table-cell>
          <table:table-cell table:number-columns-repeated="2" office:value-type="float" office:value="73.599998" calcext:value-type="float">
            <text:p>73.599998</text:p>
          </table:table-cell>
          <table:table-cell office:value-type="float" office:value="73" calcext:value-type="float">
            <text:p>7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1" calcext:value-type="float">
            <text:p>71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.800003" calcext:value-type="float">
            <text:p>70.800003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599998" calcext:value-type="float">
            <text:p>73.59999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3" calcext:value-type="float">
            <text:p>73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" calcext:value-type="float">
            <text:p>7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" calcext:value-type="float">
            <text:p>7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1.599998" calcext:value-type="float">
            <text:p>71.599998</text:p>
          </table:table-cell>
          <table:table-cell table:number-columns-repeated="2" office:value-type="float" office:value="73.599998" calcext:value-type="float">
            <text:p>73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2.599998" calcext:value-type="float">
            <text:p>72.59999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1" calcext:value-type="float">
            <text:p>71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.400002" calcext:value-type="float">
            <text:p>71.400002</text:p>
          </table:table-cell>
          <table:table-cell table:number-columns-repeated="2" office:value-type="float" office:value="73.599998" calcext:value-type="float">
            <text:p>73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2.400002" calcext:value-type="float">
            <text:p>72.40000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table:number-columns-repeated="2" office:value-type="float" office:value="71.199997" calcext:value-type="float">
            <text:p>71.199997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.400002" calcext:value-type="float">
            <text:p>72.40000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1" calcext:value-type="float">
            <text:p>71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table:number-columns-repeated="2" office:value-type="float" office:value="71.199997" calcext:value-type="float">
            <text:p>71.199997</text:p>
          </table:table-cell>
          <table:table-cell table:number-columns-repeated="2" office:value-type="float" office:value="73.599998" calcext:value-type="float">
            <text:p>73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" calcext:value-type="float">
            <text:p>72</text:p>
          </table:table-cell>
          <table:table-cell office:value-type="float" office:value="71.800003" calcext:value-type="float">
            <text:p>71.800003</text:p>
          </table:table-cell>
          <table:table-cell table:number-columns-repeated="2" office:value-type="float" office:value="70.800003" calcext:value-type="float">
            <text:p>70.800003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71.400002" calcext:value-type="float">
            <text:p>71.40000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3.400002" calcext:value-type="float">
            <text:p>73.40000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3" calcext:value-type="float">
            <text:p>73</text:p>
          </table:table-cell>
          <table:table-cell office:value-type="float" office:value="72.400002" calcext:value-type="float">
            <text:p>72.400002</text:p>
          </table:table-cell>
          <table:table-cell table:number-columns-repeated="2" office:value-type="float" office:value="71.800003" calcext:value-type="float">
            <text:p>71.800003</text:p>
          </table:table-cell>
          <table:table-cell table:number-columns-repeated="2" office:value-type="float" office:value="70.800003" calcext:value-type="float">
            <text:p>70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71.599998" calcext:value-type="float">
            <text:p>71.59999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3.199997" calcext:value-type="float">
            <text:p>73.199997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.800003" calcext:value-type="float">
            <text:p>70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71.800003" calcext:value-type="float">
            <text:p>71.80000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" calcext:value-type="float">
            <text:p>72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72.199997" calcext:value-type="float">
            <text:p>72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" calcext:value-type="float">
            <text:p>7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1.599998" calcext:value-type="float">
            <text:p>71.599998</text:p>
          </table:table-cell>
          <table:table-cell table:number-columns-repeated="2" office:value-type="float" office:value="72.800003" calcext:value-type="float">
            <text:p>72.800003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72.199997" calcext:value-type="float">
            <text:p>72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.199997" calcext:value-type="float">
            <text:p>72.199997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" calcext:value-type="float">
            <text:p>72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.199997" calcext:value-type="float">
            <text:p>72.199997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" calcext:value-type="float">
            <text:p>7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.599998" calcext:value-type="float">
            <text:p>72.599998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3.199997" calcext:value-type="float">
            <text:p>73.199997</text:p>
          </table:table-cell>
          <table:table-cell table:number-columns-repeated="2" office:value-type="float" office:value="72.599998" calcext:value-type="float">
            <text:p>72.599998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" calcext:value-type="float">
            <text:p>73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2" calcext:value-type="float">
            <text:p>72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3" calcext:value-type="float">
            <text:p>7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" calcext:value-type="float">
            <text:p>73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.599998" calcext:value-type="float">
            <text:p>70.59999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" calcext:value-type="float">
            <text:p>7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" calcext:value-type="float">
            <text:p>7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1.800003" calcext:value-type="float">
            <text:p>71.800003</text:p>
          </table:table-cell>
          <table:table-cell table:number-columns-repeated="2" office:value-type="float" office:value="70.599998" calcext:value-type="float">
            <text:p>70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72" calcext:value-type="float">
            <text:p>7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" calcext:value-type="float">
            <text:p>7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" calcext:value-type="float">
            <text:p>7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.599998" calcext:value-type="float">
            <text:p>70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71.199997" calcext:value-type="float">
            <text:p>71.199997</text:p>
          </table:table-cell>
          <table:table-cell table:number-columns-repeated="2" office:value-type="float" office:value="72.800003" calcext:value-type="float">
            <text:p>72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.599998" calcext:value-type="float">
            <text:p>70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2.800003" calcext:value-type="float">
            <text:p>72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69.599998" calcext:value-type="float">
            <text:p>69.599998</text:p>
          </table:table-cell>
          <table:table-cell table:number-columns-repeated="3" office:value-type="float" office:value="72.599998" calcext:value-type="float">
            <text:p>72.599998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2" calcext:value-type="float">
            <text:p>7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4.599998" calcext:value-type="float">
            <text:p>74.599998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2" calcext:value-type="float">
            <text:p>7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2" calcext:value-type="float">
            <text:p>72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72.599998" calcext:value-type="float">
            <text:p>72.599998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4" calcext:value-type="float">
            <text:p>74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72.599998" calcext:value-type="float">
            <text:p>72.599998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" calcext:value-type="float">
            <text:p>7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" calcext:value-type="float">
            <text:p>73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" calcext:value-type="float">
            <text:p>74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" calcext:value-type="float">
            <text:p>72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72.199997" calcext:value-type="float">
            <text:p>72.199997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1" calcext:value-type="float">
            <text:p>71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.199997" calcext:value-type="float">
            <text:p>74.199997</text:p>
          </table:table-cell>
          <table:table-cell table:number-columns-repeated="3" office:value-type="float" office:value="73.400002" calcext:value-type="float">
            <text:p>73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.800003" calcext:value-type="float">
            <text:p>71.800003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" calcext:value-type="float">
            <text:p>73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.599998" calcext:value-type="float">
            <text:p>71.599998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" calcext:value-type="float">
            <text:p>74</text:p>
          </table:table-cell>
          <table:table-cell office:value-type="float" office:value="73.400002" calcext:value-type="float">
            <text:p>73.400002</text:p>
          </table:table-cell>
          <table:table-cell table:number-columns-repeated="2" office:value-type="float" office:value="72.599998" calcext:value-type="float">
            <text:p>72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72.199997" calcext:value-type="float">
            <text:p>72.199997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400002" calcext:value-type="float">
            <text:p>74.400002</text:p>
          </table:table-cell>
          <table:table-cell table:number-columns-repeated="3" office:value-type="float" office:value="73.800003" calcext:value-type="float">
            <text:p>73.800003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2" calcext:value-type="float">
            <text:p>72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71.599998" calcext:value-type="float">
            <text:p>71.599998</text:p>
          </table:table-cell>
          <table:table-cell office:value-type="float" office:value="69" calcext:value-type="float">
            <text:p>69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4.400002" calcext:value-type="float">
            <text:p>74.400002</text:p>
          </table:table-cell>
          <table:table-cell table:number-columns-repeated="2" office:value-type="float" office:value="73.800003" calcext:value-type="float">
            <text:p>73.800003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3" calcext:value-type="float">
            <text:p>7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4.800003" calcext:value-type="float">
            <text:p>74.800003</text:p>
          </table:table-cell>
        </table:table-row>
        <table:table-row table:style-name="ro1">
          <table:table-cell office:value-type="float" office:value="71.400002" calcext:value-type="float">
            <text:p>71.400002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" calcext:value-type="float">
            <text:p>74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" calcext:value-type="float">
            <text:p>7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" calcext:value-type="float">
            <text:p>74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1" calcext:value-type="float">
            <text:p>71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800003" calcext:value-type="float">
            <text:p>74.80000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4.400002" calcext:value-type="float">
            <text:p>74.400002</text:p>
          </table:table-cell>
          <table:table-cell table:number-columns-repeated="2" office:value-type="float" office:value="73.400002" calcext:value-type="float">
            <text:p>73.40000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0.199997" calcext:value-type="float">
            <text:p>70.199997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3" calcext:value-type="float">
            <text:p>7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5.199997" calcext:value-type="float">
            <text:p>75.199997</text:p>
          </table:table-cell>
        </table:table-row>
        <table:table-row table:style-name="ro1">
          <table:table-cell office:value-type="float" office:value="69.800003" calcext:value-type="float">
            <text:p>69.800003</text:p>
          </table:table-cell>
          <table:table-cell office:value-type="float" office:value="69" calcext:value-type="float">
            <text:p>69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3" calcext:value-type="float">
            <text:p>7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4" calcext:value-type="float">
            <text:p>74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4.800003" calcext:value-type="float">
            <text:p>74.800003</text:p>
          </table:table-cell>
          <table:table-cell table:number-columns-repeated="2" office:value-type="float" office:value="73.599998" calcext:value-type="float">
            <text:p>73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2" calcext:value-type="float">
            <text:p>72</text:p>
          </table:table-cell>
          <table:table-cell office:value-type="float" office:value="75.400002" calcext:value-type="float">
            <text:p>75.400002</text:p>
          </table:table-cell>
        </table:table-row>
        <table:table-row table:style-name="ro1">
          <table:table-cell office:value-type="float" office:value="69.400002" calcext:value-type="float">
            <text:p>69.400002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71" calcext:value-type="float">
            <text:p>71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4.199997" calcext:value-type="float">
            <text:p>74.199997</text:p>
          </table:table-cell>
          <table:table-cell table:number-columns-repeated="2" office:value-type="float" office:value="74.800003" calcext:value-type="float">
            <text:p>74.800003</text:p>
          </table:table-cell>
          <table:table-cell table:number-columns-repeated="2" office:value-type="float" office:value="73.599998" calcext:value-type="float">
            <text:p>73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2" calcext:value-type="float">
            <text:p>72</text:p>
          </table:table-cell>
          <table:table-cell office:value-type="float" office:value="75.400002" calcext:value-type="float">
            <text:p>75.400002</text:p>
          </table:table-cell>
        </table:table-row>
        <table:table-row table:style-name="ro1">
          <table:table-cell table:number-columns-repeated="2" office:value-type="float" office:value="69.400002" calcext:value-type="float">
            <text:p>69.400002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5" calcext:value-type="float">
            <text:p>75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2" calcext:value-type="float">
            <text:p>72</text:p>
          </table:table-cell>
          <table:table-cell office:value-type="float" office:value="75.400002" calcext:value-type="float">
            <text:p>75.400002</text:p>
          </table:table-cell>
        </table:table-row>
        <table:table-row table:style-name="ro1">
          <table:table-cell table:number-columns-repeated="2" office:value-type="float" office:value="69.800003" calcext:value-type="float">
            <text:p>69.800003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3" calcext:value-type="float">
            <text:p>7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5.800003" calcext:value-type="float">
            <text:p>75.800003</text:p>
          </table:table-cell>
          <table:table-cell table:number-columns-repeated="2" office:value-type="float" office:value="73.599998" calcext:value-type="float">
            <text:p>73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" calcext:value-type="float">
            <text:p>72</text:p>
          </table:table-cell>
          <table:table-cell office:value-type="float" office:value="75.400002" calcext:value-type="float">
            <text:p>75.400002</text:p>
          </table:table-cell>
        </table:table-row>
        <table:table-row table:style-name="ro1">
          <table:table-cell office:value-type="float" office:value="69.800003" calcext:value-type="float">
            <text:p>69.800003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5.199997" calcext:value-type="float">
            <text:p>75.199997</text:p>
          </table:table-cell>
        </table:table-row>
        <table:table-row table:style-name="ro1">
          <table:table-cell office:value-type="float" office:value="69.199997" calcext:value-type="float">
            <text:p>69.199997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1" calcext:value-type="float">
            <text:p>71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5" calcext:value-type="float">
            <text:p>75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5.199997" calcext:value-type="float">
            <text:p>75.199997</text:p>
          </table:table-cell>
        </table:table-row>
        <table:table-row table:style-name="ro1">
          <table:table-cell office:value-type="float" office:value="68.800003" calcext:value-type="float">
            <text:p>68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1" calcext:value-type="float">
            <text:p>71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5" calcext:value-type="float">
            <text:p>75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5.199997" calcext:value-type="float">
            <text:p>75.199997</text:p>
          </table:table-cell>
        </table:table-row>
        <table:table-row table:style-name="ro1">
          <table:table-cell office:value-type="float" office:value="68.599998" calcext:value-type="float">
            <text:p>68.59999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5" calcext:value-type="float">
            <text:p>75</text:p>
          </table:table-cell>
          <table:table-cell office:value-type="float" office:value="76.800003" calcext:value-type="float">
            <text:p>76.800003</text:p>
          </table:table-cell>
          <table:table-cell table:number-columns-repeated="2" office:value-type="float" office:value="73.599998" calcext:value-type="float">
            <text:p>73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" calcext:value-type="float">
            <text:p>72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8.599998" calcext:value-type="float">
            <text:p>68.599998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3" calcext:value-type="float">
            <text:p>7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5" calcext:value-type="float">
            <text:p>75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2.599998" calcext:value-type="float">
            <text:p>72.599998</text:p>
          </table:table-cell>
          <table:table-cell table:number-columns-repeated="2" office:value-type="float" office:value="72.199997" calcext:value-type="float">
            <text:p>72.199997</text:p>
          </table:table-cell>
          <table:table-cell office:value-type="float" office:value="75.199997" calcext:value-type="float">
            <text:p>75.199997</text:p>
          </table:table-cell>
        </table:table-row>
        <table:table-row table:style-name="ro1">
          <table:table-cell office:value-type="float" office:value="68.400002" calcext:value-type="float">
            <text:p>68.400002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2.599998" calcext:value-type="float">
            <text:p>72.599998</text:p>
          </table:table-cell>
          <table:table-cell table:number-columns-repeated="2" office:value-type="float" office:value="72.199997" calcext:value-type="float">
            <text:p>72.199997</text:p>
          </table:table-cell>
          <table:table-cell office:value-type="float" office:value="75.199997" calcext:value-type="float">
            <text:p>75.199997</text:p>
          </table:table-cell>
        </table:table-row>
        <table:table-row table:style-name="ro1">
          <table:table-cell office:value-type="float" office:value="68.400002" calcext:value-type="float">
            <text:p>68.400002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" calcext:value-type="float">
            <text:p>7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5.199997" calcext:value-type="float">
            <text:p>75.199997</text:p>
          </table:table-cell>
        </table:table-row>
        <table:table-row table:style-name="ro1">
          <table:table-cell office:value-type="float" office:value="68.400002" calcext:value-type="float">
            <text:p>68.400002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" calcext:value-type="float">
            <text:p>72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4" calcext:value-type="float">
            <text:p>74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7" calcext:value-type="float">
            <text:p>7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" calcext:value-type="float">
            <text:p>7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5.199997" calcext:value-type="float">
            <text:p>75.199997</text:p>
          </table:table-cell>
        </table:table-row>
        <table:table-row table:style-name="ro1">
          <table:table-cell office:value-type="float" office:value="68.400002" calcext:value-type="float">
            <text:p>68.40000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7.199997" calcext:value-type="float">
            <text:p>77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5.199997" calcext:value-type="float">
            <text:p>75.1999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8" calcext:value-type="float">
            <text:p>78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5.199997" calcext:value-type="float">
            <text:p>75.1999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6" calcext:value-type="float">
            <text:p>76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4" calcext:value-type="float">
            <text:p>74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" calcext:value-type="float">
            <text:p>7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5.400002" calcext:value-type="float">
            <text:p>75.400002</text:p>
          </table:table-cell>
        </table:table-row>
        <table:table-row table:style-name="ro1">
          <table:table-cell office:value-type="float" office:value="68.199997" calcext:value-type="float">
            <text:p>68.199997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5" calcext:value-type="float">
            <text:p>75</text:p>
          </table:table-cell>
          <table:table-cell office:value-type="float" office:value="80.199997" calcext:value-type="float">
            <text:p>80.199997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4" calcext:value-type="float">
            <text:p>74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5.400002" calcext:value-type="float">
            <text:p>75.400002</text:p>
          </table:table-cell>
        </table:table-row>
        <table:table-row table:style-name="ro1">
          <table:table-cell office:value-type="float" office:value="68.199997" calcext:value-type="float">
            <text:p>68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81.199997" calcext:value-type="float">
            <text:p>81.199997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" calcext:value-type="float">
            <text:p>73</text:p>
          </table:table-cell>
          <table:table-cell office:value-type="float" office:value="75.599998" calcext:value-type="float">
            <text:p>75.599998</text:p>
          </table:table-cell>
        </table:table-row>
        <table:table-row table:style-name="ro1">
          <table:table-cell office:value-type="float" office:value="68.400002" calcext:value-type="float">
            <text:p>68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5" calcext:value-type="float">
            <text:p>75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80.599998" calcext:value-type="float">
            <text:p>80.599998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" calcext:value-type="float">
            <text:p>7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" calcext:value-type="float">
            <text:p>73</text:p>
          </table:table-cell>
          <table:table-cell office:value-type="float" office:value="75.800003" calcext:value-type="float">
            <text:p>75.800003</text:p>
          </table:table-cell>
        </table:table-row>
        <table:table-row table:style-name="ro1">
          <table:table-cell office:value-type="float" office:value="68.199997" calcext:value-type="float">
            <text:p>68.199997</text:p>
          </table:table-cell>
          <table:table-cell office:value-type="float" office:value="72" calcext:value-type="float">
            <text:p>7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2.800003" calcext:value-type="float">
            <text:p>72.80000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5.599998" calcext:value-type="float">
            <text:p>75.599998</text:p>
          </table:table-cell>
        </table:table-row>
        <table:table-row table:style-name="ro1">
          <table:table-cell office:value-type="float" office:value="67.800003" calcext:value-type="float">
            <text:p>67.80000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" calcext:value-type="float">
            <text:p>7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5" calcext:value-type="float">
            <text:p>75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5" calcext:value-type="float">
            <text:p>75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" calcext:value-type="float">
            <text:p>73</text:p>
          </table:table-cell>
          <table:table-cell office:value-type="float" office:value="75.599998" calcext:value-type="float">
            <text:p>75.599998</text:p>
          </table:table-cell>
        </table:table-row>
        <table:table-row table:style-name="ro1">
          <table:table-cell office:value-type="float" office:value="67.599998" calcext:value-type="float">
            <text:p>67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" calcext:value-type="float">
            <text:p>7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9" calcext:value-type="float">
            <text:p>79</text:p>
          </table:table-cell>
          <table:table-cell office:value-type="float" office:value="77.199997" calcext:value-type="float">
            <text:p>77.199997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.599998" calcext:value-type="float">
            <text:p>67.599998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3" calcext:value-type="float">
            <text:p>7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5" calcext:value-type="float">
            <text:p>75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8.800003" calcext:value-type="float">
            <text:p>78.800003</text:p>
          </table:table-cell>
          <table:table-cell office:value-type="float" office:value="78" calcext:value-type="float">
            <text:p>78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6.199997" calcext:value-type="float">
            <text:p>76.199997</text:p>
          </table:table-cell>
        </table:table-row>
        <table:table-row table:style-name="ro1">
          <table:table-cell office:value-type="float" office:value="67.400002" calcext:value-type="float">
            <text:p>67.400002</text:p>
          </table:table-cell>
          <table:table-cell office:value-type="float" office:value="72.400002" calcext:value-type="float">
            <text:p>72.40000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7" calcext:value-type="float">
            <text:p>77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81" calcext:value-type="float">
            <text:p>81</text:p>
          </table:table-cell>
          <table:table-cell office:value-type="float" office:value="78.400002" calcext:value-type="float">
            <text:p>78.400002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6.400002" calcext:value-type="float">
            <text:p>76.400002</text:p>
          </table:table-cell>
        </table:table-row>
        <table:table-row table:style-name="ro1">
          <table:table-cell office:value-type="float" office:value="67.400002" calcext:value-type="float">
            <text:p>67.400002</text:p>
          </table:table-cell>
          <table:table-cell office:value-type="float" office:value="72" calcext:value-type="float">
            <text:p>7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85.599998" calcext:value-type="float">
            <text:p>85.599998</text:p>
          </table:table-cell>
          <table:table-cell office:value-type="float" office:value="80" calcext:value-type="float">
            <text:p>80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6.800003" calcext:value-type="float">
            <text:p>76.800003</text:p>
          </table:table-cell>
        </table:table-row>
        <table:table-row table:style-name="ro1">
          <table:table-cell office:value-type="float" office:value="67.599998" calcext:value-type="float">
            <text:p>67.599998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90.199997" calcext:value-type="float">
            <text:p>90.199997</text:p>
          </table:table-cell>
          <table:table-cell office:value-type="float" office:value="81.400002" calcext:value-type="float">
            <text:p>81.40000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7.599998" calcext:value-type="float">
            <text:p>67.599998</text:p>
          </table:table-cell>
          <table:table-cell office:value-type="float" office:value="72" calcext:value-type="float">
            <text:p>7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7.800003" calcext:value-type="float">
            <text:p>77.800003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80.800003" calcext:value-type="float">
            <text:p>80.800003</text:p>
          </table:table-cell>
          <table:table-cell office:value-type="float" office:value="77.800003" calcext:value-type="float">
            <text:p>77.800003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7.400002" calcext:value-type="float">
            <text:p>77.400002</text:p>
          </table:table-cell>
        </table:table-row>
        <table:table-row table:style-name="ro1">
          <table:table-cell office:value-type="float" office:value="67.400002" calcext:value-type="float">
            <text:p>67.400002</text:p>
          </table:table-cell>
          <table:table-cell office:value-type="float" office:value="72" calcext:value-type="float">
            <text:p>7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8.599998" calcext:value-type="float">
            <text:p>78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79.800003" calcext:value-type="float">
            <text:p>79.800003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7.800003" calcext:value-type="float">
            <text:p>77.800003</text:p>
          </table:table-cell>
        </table:table-row>
        <table:table-row table:style-name="ro1">
          <table:table-cell office:value-type="float" office:value="67.400002" calcext:value-type="float">
            <text:p>67.400002</text:p>
          </table:table-cell>
          <table:table-cell office:value-type="float" office:value="72" calcext:value-type="float">
            <text:p>72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9.800003" calcext:value-type="float">
            <text:p>79.800003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92.599998" calcext:value-type="float">
            <text:p>92.599998</text:p>
          </table:table-cell>
          <table:table-cell office:value-type="float" office:value="79.599998" calcext:value-type="float">
            <text:p>79.599998</text:p>
          </table:table-cell>
          <table:table-cell office:value-type="float" office:value="76" calcext:value-type="float">
            <text:p>76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67.800003" calcext:value-type="float">
            <text:p>67.80000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81.400002" calcext:value-type="float">
            <text:p>81.400002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91.800003" calcext:value-type="float">
            <text:p>91.800003</text:p>
          </table:table-cell>
          <table:table-cell office:value-type="float" office:value="80.599998" calcext:value-type="float">
            <text:p>80.599998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8.800003" calcext:value-type="float">
            <text:p>78.800003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8.199997" calcext:value-type="float">
            <text:p>78.1999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3.199997" calcext:value-type="float">
            <text:p>83.199997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91.199997" calcext:value-type="float">
            <text:p>91.199997</text:p>
          </table:table-cell>
          <table:table-cell office:value-type="float" office:value="81.400002" calcext:value-type="float">
            <text:p>81.400002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80.599998" calcext:value-type="float">
            <text:p>80.599998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8.599998" calcext:value-type="float">
            <text:p>78.5999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85" calcext:value-type="float">
            <text:p>85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80.599998" calcext:value-type="float">
            <text:p>80.599998</text:p>
          </table:table-cell>
          <table:table-cell office:value-type="float" office:value="76" calcext:value-type="float">
            <text:p>76</text:p>
          </table:table-cell>
          <table:table-cell office:value-type="float" office:value="81.599998" calcext:value-type="float">
            <text:p>81.599998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9.199997" calcext:value-type="float">
            <text:p>79.1999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7.199997" calcext:value-type="float">
            <text:p>77.199997</text:p>
          </table:table-cell>
          <table:table-cell office:value-type="float" office:value="94" calcext:value-type="float">
            <text:p>94</text:p>
          </table:table-cell>
          <table:table-cell office:value-type="float" office:value="79.400002" calcext:value-type="float">
            <text:p>79.400002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82.599998" calcext:value-type="float">
            <text:p>82.599998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80.199997" calcext:value-type="float">
            <text:p>80.1999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" calcext:value-type="float">
            <text:p>73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80.400002" calcext:value-type="float">
            <text:p>80.400002</text:p>
          </table:table-cell>
          <table:table-cell office:value-type="float" office:value="77.199997" calcext:value-type="float">
            <text:p>77.199997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81.800003" calcext:value-type="float">
            <text:p>81.8000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" calcext:value-type="float">
            <text:p>73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89.599998" calcext:value-type="float">
            <text:p>89.59999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90.800003" calcext:value-type="float">
            <text:p>90.800003</text:p>
          </table:table-cell>
          <table:table-cell office:value-type="float" office:value="81.800003" calcext:value-type="float">
            <text:p>81.800003</text:p>
          </table:table-cell>
          <table:table-cell office:value-type="float" office:value="78.400002" calcext:value-type="float">
            <text:p>78.400002</text:p>
          </table:table-cell>
          <table:table-cell office:value-type="float" office:value="85.599998" calcext:value-type="float">
            <text:p>85.599998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83.800003" calcext:value-type="float">
            <text:p>83.800003</text:p>
          </table:table-cell>
        </table:table-row>
        <table:table-row table:style-name="ro1">
          <table:table-cell office:value-type="float" office:value="68.199997" calcext:value-type="float">
            <text:p>68.199997</text:p>
          </table:table-cell>
          <table:table-cell office:value-type="float" office:value="72" calcext:value-type="float">
            <text:p>7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8.800003" calcext:value-type="float">
            <text:p>78.800003</text:p>
          </table:table-cell>
          <table:table-cell office:value-type="float" office:value="91.599998" calcext:value-type="float">
            <text:p>91.599998</text:p>
          </table:table-cell>
          <table:table-cell office:value-type="float" office:value="76" calcext:value-type="float">
            <text:p>76</text:p>
          </table:table-cell>
          <table:table-cell office:value-type="float" office:value="78.800003" calcext:value-type="float">
            <text:p>78.800003</text:p>
          </table:table-cell>
          <table:table-cell office:value-type="float" office:value="90.400002" calcext:value-type="float">
            <text:p>90.400002</text:p>
          </table:table-cell>
          <table:table-cell office:value-type="float" office:value="84.199997" calcext:value-type="float">
            <text:p>84.199997</text:p>
          </table:table-cell>
          <table:table-cell office:value-type="float" office:value="79.400002" calcext:value-type="float">
            <text:p>79.400002</text:p>
          </table:table-cell>
          <table:table-cell office:value-type="float" office:value="87.199997" calcext:value-type="float">
            <text:p>87.19999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4.800003" calcext:value-type="float">
            <text:p>84.800003</text:p>
          </table:table-cell>
        </table:table-row>
        <table:table-row table:style-name="ro1">
          <table:table-cell office:value-type="float" office:value="68.400002" calcext:value-type="float">
            <text:p>68.400002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3" calcext:value-type="float">
            <text:p>73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80.400002" calcext:value-type="float">
            <text:p>80.400002</text:p>
          </table:table-cell>
          <table:table-cell office:value-type="float" office:value="91.199997" calcext:value-type="float">
            <text:p>91.199997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9.800003" calcext:value-type="float">
            <text:p>79.800003</text:p>
          </table:table-cell>
          <table:table-cell office:value-type="float" office:value="91.199997" calcext:value-type="float">
            <text:p>91.199997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80.599998" calcext:value-type="float">
            <text:p>80.599998</text:p>
          </table:table-cell>
          <table:table-cell office:value-type="float" office:value="89.400002" calcext:value-type="float">
            <text:p>89.400002</text:p>
          </table:table-cell>
          <table:table-cell office:value-type="float" office:value="80.400002" calcext:value-type="float">
            <text:p>80.400002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86.400002" calcext:value-type="float">
            <text:p>86.400002</text:p>
          </table:table-cell>
        </table:table-row>
        <table:table-row table:style-name="ro1">
          <table:table-cell office:value-type="float" office:value="68.800003" calcext:value-type="float">
            <text:p>68.800003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81.199997" calcext:value-type="float">
            <text:p>81.199997</text:p>
          </table:table-cell>
          <table:table-cell office:value-type="float" office:value="89.400002" calcext:value-type="float">
            <text:p>89.400002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81.800003" calcext:value-type="float">
            <text:p>81.800003</text:p>
          </table:table-cell>
          <table:table-cell office:value-type="float" office:value="92.400002" calcext:value-type="float">
            <text:p>92.400002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83.599998" calcext:value-type="float">
            <text:p>83.599998</text:p>
          </table:table-cell>
          <table:table-cell office:value-type="float" office:value="92.400002" calcext:value-type="float">
            <text:p>92.400002</text:p>
          </table:table-cell>
          <table:table-cell office:value-type="float" office:value="82" calcext:value-type="float">
            <text:p>82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87.599998" calcext:value-type="float">
            <text:p>87.599998</text:p>
          </table:table-cell>
        </table:table-row>
        <table:table-row table:style-name="ro1">
          <table:table-cell office:value-type="float" office:value="69.199997" calcext:value-type="float">
            <text:p>69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81.800003" calcext:value-type="float">
            <text:p>81.800003</text:p>
          </table:table-cell>
          <table:table-cell office:value-type="float" office:value="91" calcext:value-type="float">
            <text:p>91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89.800003" calcext:value-type="float">
            <text:p>89.800003</text:p>
          </table:table-cell>
          <table:table-cell office:value-type="float" office:value="85.199997" calcext:value-type="float">
            <text:p>85.199997</text:p>
          </table:table-cell>
          <table:table-cell office:value-type="float" office:value="93.400002" calcext:value-type="float">
            <text:p>93.400002</text:p>
          </table:table-cell>
          <table:table-cell office:value-type="float" office:value="83.599998" calcext:value-type="float">
            <text:p>83.599998</text:p>
          </table:table-cell>
          <table:table-cell office:value-type="float" office:value="75" calcext:value-type="float">
            <text:p>75</text:p>
          </table:table-cell>
          <table:table-cell office:value-type="float" office:value="88.599998" calcext:value-type="float">
            <text:p>88.599998</text:p>
          </table:table-cell>
        </table:table-row>
        <table:table-row table:style-name="ro1">
          <table:table-cell office:value-type="float" office:value="69.199997" calcext:value-type="float">
            <text:p>69.199997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7.199997" calcext:value-type="float">
            <text:p>77.199997</text:p>
          </table:table-cell>
          <table:table-cell office:value-type="float" office:value="82.599998" calcext:value-type="float">
            <text:p>82.599998</text:p>
          </table:table-cell>
          <table:table-cell office:value-type="float" office:value="94.199997" calcext:value-type="float">
            <text:p>94.199997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86" calcext:value-type="float">
            <text:p>86</text:p>
          </table:table-cell>
          <table:table-cell office:value-type="float" office:value="96.599998" calcext:value-type="float">
            <text:p>96.599998</text:p>
          </table:table-cell>
          <table:table-cell office:value-type="float" office:value="91.400002" calcext:value-type="float">
            <text:p>91.400002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91" calcext:value-type="float">
            <text:p>91</text:p>
          </table:table-cell>
          <table:table-cell office:value-type="float" office:value="85.400002" calcext:value-type="float">
            <text:p>85.400002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90.199997" calcext:value-type="float">
            <text:p>90.199997</text:p>
          </table:table-cell>
        </table:table-row>
        <table:table-row table:style-name="ro1">
          <table:table-cell office:value-type="float" office:value="69.400002" calcext:value-type="float">
            <text:p>69.400002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7.800003" calcext:value-type="float">
            <text:p>77.800003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94.400002" calcext:value-type="float">
            <text:p>94.400002</text:p>
          </table:table-cell>
          <table:table-cell office:value-type="float" office:value="77.800003" calcext:value-type="float">
            <text:p>77.800003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97" calcext:value-type="float">
            <text:p>97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88.800003" calcext:value-type="float">
            <text:p>88.800003</text:p>
          </table:table-cell>
          <table:table-cell office:value-type="float" office:value="90.599998" calcext:value-type="float">
            <text:p>90.599998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90.199997" calcext:value-type="float">
            <text:p>90.199997</text:p>
          </table:table-cell>
        </table:table-row>
        <table:table-row table:style-name="ro1">
          <table:table-cell office:value-type="float" office:value="69.800003" calcext:value-type="float">
            <text:p>69.800003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8.800003" calcext:value-type="float">
            <text:p>78.800003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93.199997" calcext:value-type="float">
            <text:p>93.199997</text:p>
          </table:table-cell>
          <table:table-cell office:value-type="float" office:value="78" calcext:value-type="float">
            <text:p>78</text:p>
          </table:table-cell>
          <table:table-cell office:value-type="float" office:value="89.599998" calcext:value-type="float">
            <text:p>89.599998</text:p>
          </table:table-cell>
          <table:table-cell office:value-type="float" office:value="96.800003" calcext:value-type="float">
            <text:p>96.800003</text:p>
          </table:table-cell>
          <table:table-cell office:value-type="float" office:value="94" calcext:value-type="float">
            <text:p>94</text:p>
          </table:table-cell>
          <table:table-cell office:value-type="float" office:value="90.800003" calcext:value-type="float">
            <text:p>90.800003</text:p>
          </table:table-cell>
          <table:table-cell office:value-type="float" office:value="92.599998" calcext:value-type="float">
            <text:p>92.599998</text:p>
          </table:table-cell>
          <table:table-cell office:value-type="float" office:value="89.400002" calcext:value-type="float">
            <text:p>89.400002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91.599998" calcext:value-type="float">
            <text:p>91.599998</text:p>
          </table:table-cell>
        </table:table-row>
        <table:table-row table:style-name="ro1">
          <table:table-cell office:value-type="float" office:value="70.199997" calcext:value-type="float">
            <text:p>70.199997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3" calcext:value-type="float">
            <text:p>73</text:p>
          </table:table-cell>
          <table:table-cell office:value-type="float" office:value="79.400002" calcext:value-type="float">
            <text:p>79.400002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93.800003" calcext:value-type="float">
            <text:p>93.800003</text:p>
          </table:table-cell>
          <table:table-cell office:value-type="float" office:value="78.400002" calcext:value-type="float">
            <text:p>78.400002</text:p>
          </table:table-cell>
          <table:table-cell office:value-type="float" office:value="91.199997" calcext:value-type="float">
            <text:p>91.199997</text:p>
          </table:table-cell>
          <table:table-cell office:value-type="float" office:value="97.199997" calcext:value-type="float">
            <text:p>97.199997</text:p>
          </table:table-cell>
          <table:table-cell office:value-type="float" office:value="95.199997" calcext:value-type="float">
            <text:p>95.199997</text:p>
          </table:table-cell>
          <table:table-cell office:value-type="float" office:value="93.400002" calcext:value-type="float">
            <text:p>93.400002</text:p>
          </table:table-cell>
          <table:table-cell office:value-type="float" office:value="93" calcext:value-type="float">
            <text:p>93</text:p>
          </table:table-cell>
          <table:table-cell office:value-type="float" office:value="91.199997" calcext:value-type="float">
            <text:p>91.199997</text:p>
          </table:table-cell>
          <table:table-cell office:value-type="float" office:value="77" calcext:value-type="float">
            <text:p>77</text:p>
          </table:table-cell>
          <table:table-cell office:value-type="float" office:value="91.599998" calcext:value-type="float">
            <text:p>91.599998</text:p>
          </table:table-cell>
        </table:table-row>
        <table:table-row table:style-name="ro1">
          <table:table-cell table:number-columns-repeated="2" office:value-type="float" office:value="70.599998" calcext:value-type="float">
            <text:p>70.599998</text:p>
          </table:table-cell>
          <table:table-cell office:value-type="float" office:value="73" calcext:value-type="float">
            <text:p>73</text:p>
          </table:table-cell>
          <table:table-cell office:value-type="float" office:value="79.599998" calcext:value-type="float">
            <text:p>79.599998</text:p>
          </table:table-cell>
          <table:table-cell office:value-type="float" office:value="83" calcext:value-type="float">
            <text:p>83</text:p>
          </table:table-cell>
          <table:table-cell office:value-type="float" office:value="96.599998" calcext:value-type="float">
            <text:p>96.599998</text:p>
          </table:table-cell>
          <table:table-cell office:value-type="float" office:value="79.400002" calcext:value-type="float">
            <text:p>79.400002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98.400002" calcext:value-type="float">
            <text:p>98.400002</text:p>
          </table:table-cell>
          <table:table-cell table:number-columns-repeated="2" office:value-type="float" office:value="96.400002" calcext:value-type="float">
            <text:p>96.400002</text:p>
          </table:table-cell>
          <table:table-cell table:number-columns-repeated="2" office:value-type="float" office:value="92.400002" calcext:value-type="float">
            <text:p>92.400002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80" calcext:value-type="float">
            <text:p>80</text:p>
          </table:table-cell>
          <table:table-cell office:value-type="float" office:value="83.199997" calcext:value-type="float">
            <text:p>83.199997</text:p>
          </table:table-cell>
          <table:table-cell office:value-type="float" office:value="98.800003" calcext:value-type="float">
            <text:p>98.800003</text:p>
          </table:table-cell>
          <table:table-cell office:value-type="float" office:value="80.599998" calcext:value-type="float">
            <text:p>80.599998</text:p>
          </table:table-cell>
          <table:table-cell office:value-type="float" office:value="93.800003" calcext:value-type="float">
            <text:p>93.800003</text:p>
          </table:table-cell>
          <table:table-cell office:value-type="float" office:value="100.2" calcext:value-type="float">
            <text:p>100.2</text:p>
          </table:table-cell>
          <table:table-cell office:value-type="float" office:value="97.599998" calcext:value-type="float">
            <text:p>97.599998</text:p>
          </table:table-cell>
          <table:table-cell office:value-type="float" office:value="98.199997" calcext:value-type="float">
            <text:p>98.199997</text:p>
          </table:table-cell>
          <table:table-cell office:value-type="float" office:value="91.599998" calcext:value-type="float">
            <text:p>91.599998</text:p>
          </table:table-cell>
          <table:table-cell office:value-type="float" office:value="93.599998" calcext:value-type="float">
            <text:p>93.599998</text:p>
          </table:table-cell>
          <table:table-cell office:value-type="float" office:value="78" calcext:value-type="float">
            <text:p>78</text:p>
          </table:table-cell>
          <table:table-cell office:value-type="float" office:value="92.599998" calcext:value-type="float">
            <text:p>92.599998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81.800003" calcext:value-type="float">
            <text:p>81.800003</text:p>
          </table:table-cell>
          <table:table-cell office:value-type="float" office:value="83.599998" calcext:value-type="float">
            <text:p>83.599998</text:p>
          </table:table-cell>
          <table:table-cell office:value-type="float" office:value="100.8" calcext:value-type="float">
            <text:p>100.8</text:p>
          </table:table-cell>
          <table:table-cell office:value-type="float" office:value="80.800003" calcext:value-type="float">
            <text:p>80.800003</text:p>
          </table:table-cell>
          <table:table-cell office:value-type="float" office:value="94.800003" calcext:value-type="float">
            <text:p>94.800003</text:p>
          </table:table-cell>
          <table:table-cell office:value-type="float" office:value="102" calcext:value-type="float">
            <text:p>102</text:p>
          </table:table-cell>
          <table:table-cell office:value-type="float" office:value="98.400002" calcext:value-type="float">
            <text:p>98.400002</text:p>
          </table:table-cell>
          <table:table-cell office:value-type="float" office:value="98" calcext:value-type="float">
            <text:p>98</text:p>
          </table:table-cell>
          <table:table-cell office:value-type="float" office:value="91.800003" calcext:value-type="float">
            <text:p>91.800003</text:p>
          </table:table-cell>
          <table:table-cell office:value-type="float" office:value="97.199997" calcext:value-type="float">
            <text:p>97.199997</text:p>
          </table:table-cell>
          <table:table-cell office:value-type="float" office:value="78.599998" calcext:value-type="float">
            <text:p>78.599998</text:p>
          </table:table-cell>
          <table:table-cell office:value-type="float" office:value="96.400002" calcext:value-type="float">
            <text:p>96.400002</text:p>
          </table:table-cell>
        </table:table-row>
        <table:table-row table:style-name="ro1">
          <table:table-cell office:value-type="float" office:value="70.800003" calcext:value-type="float">
            <text:p>70.800003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83.199997" calcext:value-type="float">
            <text:p>83.199997</text:p>
          </table:table-cell>
          <table:table-cell office:value-type="float" office:value="84.400002" calcext:value-type="float">
            <text:p>84.400002</text:p>
          </table:table-cell>
          <table:table-cell office:value-type="float" office:value="101.8" calcext:value-type="float">
            <text:p>101.8</text:p>
          </table:table-cell>
          <table:table-cell office:value-type="float" office:value="81" calcext:value-type="float">
            <text:p>81</text:p>
          </table:table-cell>
          <table:table-cell office:value-type="float" office:value="95.599998" calcext:value-type="float">
            <text:p>95.599998</text:p>
          </table:table-cell>
          <table:table-cell office:value-type="float" office:value="103.2" calcext:value-type="float">
            <text:p>103.2</text:p>
          </table:table-cell>
          <table:table-cell office:value-type="float" office:value="99.599998" calcext:value-type="float">
            <text:p>99.599998</text:p>
          </table:table-cell>
          <table:table-cell office:value-type="float" office:value="101" calcext:value-type="float">
            <text:p>101</text:p>
          </table:table-cell>
          <table:table-cell office:value-type="float" office:value="94.400002" calcext:value-type="float">
            <text:p>94.400002</text:p>
          </table:table-cell>
          <table:table-cell office:value-type="float" office:value="100" calcext:value-type="float">
            <text:p>100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03.2" calcext:value-type="float">
            <text:p>103.2</text:p>
          </table:table-cell>
          <table:table-cell office:value-type="float" office:value="82" calcext:value-type="float">
            <text:p>82</text:p>
          </table:table-cell>
          <table:table-cell office:value-type="float" office:value="96.400002" calcext:value-type="float">
            <text:p>96.400002</text:p>
          </table:table-cell>
          <table:table-cell office:value-type="float" office:value="103.8" calcext:value-type="float">
            <text:p>103.8</text:p>
          </table:table-cell>
          <table:table-cell office:value-type="float" office:value="101.4" calcext:value-type="float">
            <text:p>101.4</text:p>
          </table:table-cell>
          <table:table-cell office:value-type="float" office:value="102.2" calcext:value-type="float">
            <text:p>102.2</text:p>
          </table:table-cell>
          <table:table-cell office:value-type="float" office:value="97.400002" calcext:value-type="float">
            <text:p>97.400002</text:p>
          </table:table-cell>
          <table:table-cell office:value-type="float" office:value="103" calcext:value-type="float">
            <text:p>103</text:p>
          </table:table-cell>
          <table:table-cell office:value-type="float" office:value="79.599998" calcext:value-type="float">
            <text:p>79.599998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2.199997" calcext:value-type="float">
            <text:p>82.199997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104.8" calcext:value-type="float">
            <text:p>104.8</text:p>
          </table:table-cell>
          <table:table-cell office:value-type="float" office:value="83" calcext:value-type="float">
            <text:p>83</text:p>
          </table:table-cell>
          <table:table-cell office:value-type="float" office:value="97.599998" calcext:value-type="float">
            <text:p>97.599998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6" calcext:value-type="float">
            <text:p>103.6</text:p>
          </table:table-cell>
          <table:table-cell office:value-type="float" office:value="99" calcext:value-type="float">
            <text:p>99</text:p>
          </table:table-cell>
          <table:table-cell office:value-type="float" office:value="105.6" calcext:value-type="float">
            <text:p>105.6</text:p>
          </table:table-cell>
          <table:table-cell office:value-type="float" office:value="79.800003" calcext:value-type="float">
            <text:p>79.800003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71.199997" calcext:value-type="float">
            <text:p>71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" calcext:value-type="float">
            <text:p>73</text:p>
          </table:table-cell>
          <table:table-cell office:value-type="float" office:value="80.599998" calcext:value-type="float">
            <text:p>80.599998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84.400002" calcext:value-type="float">
            <text:p>84.400002</text:p>
          </table:table-cell>
          <table:table-cell office:value-type="float" office:value="98" calcext:value-type="float">
            <text:p>98</text:p>
          </table:table-cell>
          <table:table-cell office:value-type="float" office:value="105.2" calcext:value-type="float">
            <text:p>105.2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4" calcext:value-type="float">
            <text:p>105.4</text:p>
          </table:table-cell>
          <table:table-cell office:value-type="float" office:value="100.4" calcext:value-type="float">
            <text:p>100.4</text:p>
          </table:table-cell>
          <table:table-cell office:value-type="float" office:value="106.6" calcext:value-type="float">
            <text:p>106.6</text:p>
          </table:table-cell>
          <table:table-cell office:value-type="float" office:value="80.800003" calcext:value-type="float">
            <text:p>80.8000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1.199997" calcext:value-type="float">
            <text:p>71.199997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80.199997" calcext:value-type="float">
            <text:p>80.199997</text:p>
          </table:table-cell>
          <table:table-cell office:value-type="float" office:value="90.599998" calcext:value-type="float">
            <text:p>90.599998</text:p>
          </table:table-cell>
          <table:table-cell office:value-type="float" office:value="107.2" calcext:value-type="float">
            <text:p>107.2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98" calcext:value-type="float">
            <text:p>98</text:p>
          </table:table-cell>
          <table:table-cell office:value-type="float" office:value="105.8" calcext:value-type="float">
            <text:p>105.8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2.2" calcext:value-type="float">
            <text:p>102.2</text:p>
          </table:table-cell>
          <table:table-cell office:value-type="float" office:value="107.2" calcext:value-type="float">
            <text:p>107.2</text:p>
          </table:table-cell>
          <table:table-cell office:value-type="float" office:value="81.800003" calcext:value-type="float">
            <text:p>81.800003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3" calcext:value-type="float">
            <text:p>73</text:p>
          </table:table-cell>
          <table:table-cell office:value-type="float" office:value="80.800003" calcext:value-type="float">
            <text:p>80.800003</text:p>
          </table:table-cell>
          <table:table-cell office:value-type="float" office:value="91.400002" calcext:value-type="float">
            <text:p>91.400002</text:p>
          </table:table-cell>
          <table:table-cell office:value-type="float" office:value="108.6" calcext:value-type="float">
            <text:p>108.6</text:p>
          </table:table-cell>
          <table:table-cell office:value-type="float" office:value="87.199997" calcext:value-type="float">
            <text:p>87.199997</text:p>
          </table:table-cell>
          <table:table-cell office:value-type="float" office:value="98.599998" calcext:value-type="float">
            <text:p>98.599998</text:p>
          </table:table-cell>
          <table:table-cell office:value-type="float" office:value="108" calcext:value-type="float">
            <text:p>108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4" calcext:value-type="float">
            <text:p>108.4</text:p>
          </table:table-cell>
          <table:table-cell office:value-type="float" office:value="103.2" calcext:value-type="float">
            <text:p>103.2</text:p>
          </table:table-cell>
          <table:table-cell office:value-type="float" office:value="108.6" calcext:value-type="float">
            <text:p>108.6</text:p>
          </table:table-cell>
          <table:table-cell office:value-type="float" office:value="81" calcext:value-type="float">
            <text:p>81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71.199997" calcext:value-type="float">
            <text:p>71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" calcext:value-type="float">
            <text:p>73</text:p>
          </table:table-cell>
          <table:table-cell office:value-type="float" office:value="81.199997" calcext:value-type="float">
            <text:p>81.199997</text:p>
          </table:table-cell>
          <table:table-cell office:value-type="float" office:value="92.199997" calcext:value-type="float">
            <text:p>92.199997</text:p>
          </table:table-cell>
          <table:table-cell office:value-type="float" office:value="109.8" calcext:value-type="float">
            <text:p>109.8</text:p>
          </table:table-cell>
          <table:table-cell office:value-type="float" office:value="87.199997" calcext:value-type="float">
            <text:p>87.199997</text:p>
          </table:table-cell>
          <table:table-cell office:value-type="float" office:value="100" calcext:value-type="float">
            <text:p>100</text:p>
          </table:table-cell>
          <table:table-cell office:value-type="float" office:value="110.4" calcext:value-type="float">
            <text:p>110.4</text:p>
          </table:table-cell>
          <table:table-cell office:value-type="float" office:value="105.6" calcext:value-type="float">
            <text:p>105.6</text:p>
          </table:table-cell>
          <table:table-cell office:value-type="float" office:value="109.2" calcext:value-type="float">
            <text:p>109.2</text:p>
          </table:table-cell>
          <table:table-cell office:value-type="float" office:value="104.2" calcext:value-type="float">
            <text:p>104.2</text:p>
          </table:table-cell>
          <table:table-cell office:value-type="float" office:value="110.4" calcext:value-type="float">
            <text:p>110.4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83" calcext:value-type="float">
            <text:p>83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110.4" calcext:value-type="float">
            <text:p>110.4</text:p>
          </table:table-cell>
          <table:table-cell office:value-type="float" office:value="88.199997" calcext:value-type="float">
            <text:p>88.199997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111.4" calcext:value-type="float">
            <text:p>111.4</text:p>
          </table:table-cell>
          <table:table-cell office:value-type="float" office:value="105.8" calcext:value-type="float">
            <text:p>105.8</text:p>
          </table:table-cell>
          <table:table-cell office:value-type="float" office:value="109.8" calcext:value-type="float">
            <text:p>109.8</text:p>
          </table:table-cell>
          <table:table-cell office:value-type="float" office:value="104" calcext:value-type="float">
            <text:p>104</text:p>
          </table:table-cell>
          <table:table-cell office:value-type="float" office:value="112.2" calcext:value-type="float">
            <text:p>112.2</text:p>
          </table:table-cell>
          <table:table-cell office:value-type="float" office:value="79.599998" calcext:value-type="float">
            <text:p>79.5999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85" calcext:value-type="float">
            <text:p>85</text:p>
          </table:table-cell>
          <table:table-cell office:value-type="float" office:value="93.800003" calcext:value-type="float">
            <text:p>93.800003</text:p>
          </table:table-cell>
          <table:table-cell office:value-type="float" office:value="111" calcext:value-type="float">
            <text:p>111</text:p>
          </table:table-cell>
          <table:table-cell office:value-type="float" office:value="89.199997" calcext:value-type="float">
            <text:p>89.199997</text:p>
          </table:table-cell>
          <table:table-cell office:value-type="float" office:value="100.8" calcext:value-type="float">
            <text:p>100.8</text:p>
          </table:table-cell>
          <table:table-cell office:value-type="float" office:value="112.4" calcext:value-type="float">
            <text:p>112.4</text:p>
          </table:table-cell>
          <table:table-cell office:value-type="float" office:value="106" calcext:value-type="float">
            <text:p>106</text:p>
          </table:table-cell>
          <table:table-cell office:value-type="float" office:value="110.4" calcext:value-type="float">
            <text:p>110.4</text:p>
          </table:table-cell>
          <table:table-cell office:value-type="float" office:value="103.2" calcext:value-type="float">
            <text:p>103.2</text:p>
          </table:table-cell>
          <table:table-cell office:value-type="float" office:value="113.2" calcext:value-type="float">
            <text:p>113.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96.800003" calcext:value-type="float">
            <text:p>96.800003</text:p>
          </table:table-cell>
        </table:table-row>
        <table:table-row table:style-name="ro1">
          <table:table-cell office:value-type="float" office:value="70.400002" calcext:value-type="float">
            <text:p>70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86.199997" calcext:value-type="float">
            <text:p>86.199997</text:p>
          </table:table-cell>
          <table:table-cell office:value-type="float" office:value="95.400002" calcext:value-type="float">
            <text:p>95.400002</text:p>
          </table:table-cell>
          <table:table-cell office:value-type="float" office:value="111.6" calcext:value-type="float">
            <text:p>111.6</text:p>
          </table:table-cell>
          <table:table-cell office:value-type="float" office:value="89.800003" calcext:value-type="float">
            <text:p>89.800003</text:p>
          </table:table-cell>
          <table:table-cell office:value-type="float" office:value="102.6" calcext:value-type="float">
            <text:p>102.6</text:p>
          </table:table-cell>
          <table:table-cell office:value-type="float" office:value="113.6" calcext:value-type="float">
            <text:p>113.6</text:p>
          </table:table-cell>
          <table:table-cell office:value-type="float" office:value="106.4" calcext:value-type="float">
            <text:p>106.4</text:p>
          </table:table-cell>
          <table:table-cell office:value-type="float" office:value="110.8" calcext:value-type="float">
            <text:p>110.8</text:p>
          </table:table-cell>
          <table:table-cell office:value-type="float" office:value="103.6" calcext:value-type="float">
            <text:p>103.6</text:p>
          </table:table-cell>
          <table:table-cell office:value-type="float" office:value="113.2" calcext:value-type="float">
            <text:p>113.2</text:p>
          </table:table-cell>
          <table:table-cell office:value-type="float" office:value="79.599998" calcext:value-type="float">
            <text:p>79.59999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3" calcext:value-type="float">
            <text:p>73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97.599998" calcext:value-type="float">
            <text:p>97.599998</text:p>
          </table:table-cell>
          <table:table-cell office:value-type="float" office:value="112.4" calcext:value-type="float">
            <text:p>112.4</text:p>
          </table:table-cell>
          <table:table-cell office:value-type="float" office:value="90.400002" calcext:value-type="float">
            <text:p>90.400002</text:p>
          </table:table-cell>
          <table:table-cell office:value-type="float" office:value="103.6" calcext:value-type="float">
            <text:p>103.6</text:p>
          </table:table-cell>
          <table:table-cell office:value-type="float" office:value="114.4" calcext:value-type="float">
            <text:p>114.4</text:p>
          </table:table-cell>
          <table:table-cell office:value-type="float" office:value="107" calcext:value-type="float">
            <text:p>107</text:p>
          </table:table-cell>
          <table:table-cell office:value-type="float" office:value="111.6" calcext:value-type="float">
            <text:p>111.6</text:p>
          </table:table-cell>
          <table:table-cell office:value-type="float" office:value="105.4" calcext:value-type="float">
            <text:p>105.4</text:p>
          </table:table-cell>
          <table:table-cell office:value-type="float" office:value="111.4" calcext:value-type="float">
            <text:p>111.4</text:p>
          </table:table-cell>
          <table:table-cell office:value-type="float" office:value="80.800003" calcext:value-type="float">
            <text:p>80.8000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99.400002" calcext:value-type="float">
            <text:p>99.400002</text:p>
          </table:table-cell>
          <table:table-cell office:value-type="float" office:value="112.6" calcext:value-type="float">
            <text:p>112.6</text:p>
          </table:table-cell>
          <table:table-cell office:value-type="float" office:value="90.199997" calcext:value-type="float">
            <text:p>90.199997</text:p>
          </table:table-cell>
          <table:table-cell office:value-type="float" office:value="104.2" calcext:value-type="float">
            <text:p>104.2</text:p>
          </table:table-cell>
          <table:table-cell office:value-type="float" office:value="114.4" calcext:value-type="float">
            <text:p>114.4</text:p>
          </table:table-cell>
          <table:table-cell office:value-type="float" office:value="107.4" calcext:value-type="float">
            <text:p>107.4</text:p>
          </table:table-cell>
          <table:table-cell office:value-type="float" office:value="112.6" calcext:value-type="float">
            <text:p>112.6</text:p>
          </table:table-cell>
          <table:table-cell office:value-type="float" office:value="106.8" calcext:value-type="float">
            <text:p>106.8</text:p>
          </table:table-cell>
          <table:table-cell office:value-type="float" office:value="110" calcext:value-type="float">
            <text:p>110</text:p>
          </table:table-cell>
          <table:table-cell office:value-type="float" office:value="81.800003" calcext:value-type="float">
            <text:p>81.800003</text:p>
          </table:table-cell>
          <table:table-cell office:value-type="float" office:value="97.400002" calcext:value-type="float">
            <text:p>97.400002</text:p>
          </table:table-cell>
        </table:table-row>
        <table:table-row table:style-name="ro1">
          <table:table-cell office:value-type="float" office:value="70.800003" calcext:value-type="float">
            <text:p>70.800003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" calcext:value-type="float">
            <text:p>73</text:p>
          </table:table-cell>
          <table:table-cell office:value-type="float" office:value="87.599998" calcext:value-type="float">
            <text:p>87.599998</text:p>
          </table:table-cell>
          <table:table-cell office:value-type="float" office:value="101" calcext:value-type="float">
            <text:p>101</text:p>
          </table:table-cell>
          <table:table-cell office:value-type="float" office:value="112.2" calcext:value-type="float">
            <text:p>112.2</text:p>
          </table:table-cell>
          <table:table-cell office:value-type="float" office:value="90.599998" calcext:value-type="float">
            <text:p>90.599998</text:p>
          </table:table-cell>
          <table:table-cell office:value-type="float" office:value="105.4" calcext:value-type="float">
            <text:p>105.4</text:p>
          </table:table-cell>
          <table:table-cell office:value-type="float" office:value="112.8" calcext:value-type="float">
            <text:p>112.8</text:p>
          </table:table-cell>
          <table:table-cell office:value-type="float" office:value="107.6" calcext:value-type="float">
            <text:p>107.6</text:p>
          </table:table-cell>
          <table:table-cell office:value-type="float" office:value="113.2" calcext:value-type="float">
            <text:p>113.2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8" calcext:value-type="float">
            <text:p>110.8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97.599998" calcext:value-type="float">
            <text:p>97.599998</text:p>
          </table:table-cell>
        </table:table-row>
        <table:table-row table:style-name="ro1">
          <table:table-cell office:value-type="float" office:value="70.800003" calcext:value-type="float">
            <text:p>70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" calcext:value-type="float">
            <text:p>73</text:p>
          </table:table-cell>
          <table:table-cell office:value-type="float" office:value="89.199997" calcext:value-type="float">
            <text:p>89.199997</text:p>
          </table:table-cell>
          <table:table-cell office:value-type="float" office:value="102.6" calcext:value-type="float">
            <text:p>102.6</text:p>
          </table:table-cell>
          <table:table-cell office:value-type="float" office:value="111.6" calcext:value-type="float">
            <text:p>111.6</text:p>
          </table:table-cell>
          <table:table-cell office:value-type="float" office:value="91.599998" calcext:value-type="float">
            <text:p>91.599998</text:p>
          </table:table-cell>
          <table:table-cell office:value-type="float" office:value="106.2" calcext:value-type="float">
            <text:p>106.2</text:p>
          </table:table-cell>
          <table:table-cell office:value-type="float" office:value="110.6" calcext:value-type="float">
            <text:p>110.6</text:p>
          </table:table-cell>
          <table:table-cell office:value-type="float" office:value="108" calcext:value-type="float">
            <text:p>108</text:p>
          </table:table-cell>
          <table:table-cell office:value-type="float" office:value="114.2" calcext:value-type="float">
            <text:p>114.2</text:p>
          </table:table-cell>
          <table:table-cell office:value-type="float" office:value="109.2" calcext:value-type="float">
            <text:p>109.2</text:p>
          </table:table-cell>
          <table:table-cell office:value-type="float" office:value="113.6" calcext:value-type="float">
            <text:p>113.6</text:p>
          </table:table-cell>
          <table:table-cell office:value-type="float" office:value="84.199997" calcext:value-type="float">
            <text:p>84.1999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90.199997" calcext:value-type="float">
            <text:p>90.199997</text:p>
          </table:table-cell>
          <table:table-cell office:value-type="float" office:value="104.2" calcext:value-type="float">
            <text:p>104.2</text:p>
          </table:table-cell>
          <table:table-cell office:value-type="float" office:value="111.8" calcext:value-type="float">
            <text:p>111.8</text:p>
          </table:table-cell>
          <table:table-cell office:value-type="float" office:value="93.599998" calcext:value-type="float">
            <text:p>93.599998</text:p>
          </table:table-cell>
          <table:table-cell office:value-type="float" office:value="107" calcext:value-type="float">
            <text:p>107</text:p>
          </table:table-cell>
          <table:table-cell office:value-type="float" office:value="110.4" calcext:value-type="float">
            <text:p>110.4</text:p>
          </table:table-cell>
          <table:table-cell office:value-type="float" office:value="108.6" calcext:value-type="float">
            <text:p>108.6</text:p>
          </table:table-cell>
          <table:table-cell office:value-type="float" office:value="115.4" calcext:value-type="float">
            <text:p>115.4</text:p>
          </table:table-cell>
          <table:table-cell office:value-type="float" office:value="110.4" calcext:value-type="float">
            <text:p>110.4</text:p>
          </table:table-cell>
          <table:table-cell office:value-type="float" office:value="114.2" calcext:value-type="float">
            <text:p>114.2</text:p>
          </table:table-cell>
          <table:table-cell office:value-type="float" office:value="85.800003" calcext:value-type="float">
            <text:p>85.800003</text:p>
          </table:table-cell>
          <table:table-cell office:value-type="float" office:value="98.400002" calcext:value-type="float">
            <text:p>98.400002</text:p>
          </table:table-cell>
        </table:table-row>
        <table:table-row table:style-name="ro1">
          <table:table-cell office:value-type="float" office:value="70.400002" calcext:value-type="float">
            <text:p>70.400002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" calcext:value-type="float">
            <text:p>73</text:p>
          </table:table-cell>
          <table:table-cell office:value-type="float" office:value="90.199997" calcext:value-type="float">
            <text:p>90.199997</text:p>
          </table:table-cell>
          <table:table-cell office:value-type="float" office:value="104.4" calcext:value-type="float">
            <text:p>104.4</text:p>
          </table:table-cell>
          <table:table-cell office:value-type="float" office:value="112.6" calcext:value-type="float">
            <text:p>112.6</text:p>
          </table:table-cell>
          <table:table-cell office:value-type="float" office:value="94.400002" calcext:value-type="float">
            <text:p>94.400002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6" calcext:value-type="float">
            <text:p>110.6</text:p>
          </table:table-cell>
          <table:table-cell office:value-type="float" office:value="109" calcext:value-type="float">
            <text:p>109</text:p>
          </table:table-cell>
          <table:table-cell office:value-type="float" office:value="115.8" calcext:value-type="float">
            <text:p>115.8</text:p>
          </table:table-cell>
          <table:table-cell office:value-type="float" office:value="112.2" calcext:value-type="float">
            <text:p>112.2</text:p>
          </table:table-cell>
          <table:table-cell office:value-type="float" office:value="112.6" calcext:value-type="float">
            <text:p>112.6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99.400002" calcext:value-type="float">
            <text:p>99.400002</text:p>
          </table:table-cell>
        </table:table-row>
        <table:table-row table:style-name="ro1">
          <table:table-cell office:value-type="float" office:value="70.400002" calcext:value-type="float">
            <text:p>70.400002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89.599998" calcext:value-type="float">
            <text:p>89.599998</text:p>
          </table:table-cell>
          <table:table-cell office:value-type="float" office:value="104.2" calcext:value-type="float">
            <text:p>104.2</text:p>
          </table:table-cell>
          <table:table-cell office:value-type="float" office:value="113" calcext:value-type="float">
            <text:p>113</text:p>
          </table:table-cell>
          <table:table-cell office:value-type="float" office:value="94.199997" calcext:value-type="float">
            <text:p>94.199997</text:p>
          </table:table-cell>
          <table:table-cell office:value-type="float" office:value="108" calcext:value-type="float">
            <text:p>108</text:p>
          </table:table-cell>
          <table:table-cell office:value-type="float" office:value="110.6" calcext:value-type="float">
            <text:p>110.6</text:p>
          </table:table-cell>
          <table:table-cell office:value-type="float" office:value="109.4" calcext:value-type="float">
            <text:p>109.4</text:p>
          </table:table-cell>
          <table:table-cell office:value-type="float" office:value="115.6" calcext:value-type="float">
            <text:p>115.6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4" calcext:value-type="float">
            <text:p>113.4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0.400002" calcext:value-type="float">
            <text:p>70.400002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3" calcext:value-type="float">
            <text:p>73</text:p>
          </table:table-cell>
          <table:table-cell office:value-type="float" office:value="89.800003" calcext:value-type="float">
            <text:p>89.800003</text:p>
          </table:table-cell>
          <table:table-cell office:value-type="float" office:value="104.2" calcext:value-type="float">
            <text:p>104.2</text:p>
          </table:table-cell>
          <table:table-cell office:value-type="float" office:value="113.2" calcext:value-type="float">
            <text:p>113.2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108" calcext:value-type="float">
            <text:p>108</text:p>
          </table:table-cell>
          <table:table-cell office:value-type="float" office:value="111.2" calcext:value-type="float">
            <text:p>111.2</text:p>
          </table:table-cell>
          <table:table-cell office:value-type="float" office:value="109.8" calcext:value-type="float">
            <text:p>109.8</text:p>
          </table:table-cell>
          <table:table-cell office:value-type="float" office:value="116" calcext:value-type="float">
            <text:p>116</text:p>
          </table:table-cell>
          <table:table-cell office:value-type="float" office:value="115.6" calcext:value-type="float">
            <text:p>115.6</text:p>
          </table:table-cell>
          <table:table-cell office:value-type="float" office:value="116.6" calcext:value-type="float">
            <text:p>116.6</text:p>
          </table:table-cell>
          <table:table-cell office:value-type="float" office:value="90.800003" calcext:value-type="float">
            <text:p>90.800003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90.800003" calcext:value-type="float">
            <text:p>90.800003</text:p>
          </table:table-cell>
          <table:table-cell office:value-type="float" office:value="104.6" calcext:value-type="float">
            <text:p>104.6</text:p>
          </table:table-cell>
          <table:table-cell office:value-type="float" office:value="113.4" calcext:value-type="float">
            <text:p>113.4</text:p>
          </table:table-cell>
          <table:table-cell office:value-type="float" office:value="90" calcext:value-type="float">
            <text:p>90</text:p>
          </table:table-cell>
          <table:table-cell office:value-type="float" office:value="107.2" calcext:value-type="float">
            <text:p>107.2</text:p>
          </table:table-cell>
          <table:table-cell office:value-type="float" office:value="112" calcext:value-type="float">
            <text:p>112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4" calcext:value-type="float">
            <text:p>116.4</text:p>
          </table:table-cell>
          <table:table-cell office:value-type="float" office:value="117.2" calcext:value-type="float">
            <text:p>117.2</text:p>
          </table:table-cell>
          <table:table-cell office:value-type="float" office:value="117.6" calcext:value-type="float">
            <text:p>117.6</text:p>
          </table:table-cell>
          <table:table-cell office:value-type="float" office:value="93.199997" calcext:value-type="float">
            <text:p>93.199997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91.599998" calcext:value-type="float">
            <text:p>91.599998</text:p>
          </table:table-cell>
          <table:table-cell office:value-type="float" office:value="105.6" calcext:value-type="float">
            <text:p>105.6</text:p>
          </table:table-cell>
          <table:table-cell office:value-type="float" office:value="113.6" calcext:value-type="float">
            <text:p>113.6</text:p>
          </table:table-cell>
          <table:table-cell office:value-type="float" office:value="90.599998" calcext:value-type="float">
            <text:p>90.599998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5.8" calcext:value-type="float">
            <text:p>115.8</text:p>
          </table:table-cell>
          <table:table-cell office:value-type="float" office:value="118.2" calcext:value-type="float">
            <text:p>118.2</text:p>
          </table:table-cell>
          <table:table-cell office:value-type="float" office:value="118" calcext:value-type="float">
            <text:p>118</text:p>
          </table:table-cell>
          <table:table-cell office:value-type="float" office:value="95.400002" calcext:value-type="float">
            <text:p>95.40000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92.400002" calcext:value-type="float">
            <text:p>92.400002</text:p>
          </table:table-cell>
          <table:table-cell office:value-type="float" office:value="107" calcext:value-type="float">
            <text:p>107</text:p>
          </table:table-cell>
          <table:table-cell office:value-type="float" office:value="114.2" calcext:value-type="float">
            <text:p>114.2</text:p>
          </table:table-cell>
          <table:table-cell office:value-type="float" office:value="96.800003" calcext:value-type="float">
            <text:p>96.800003</text:p>
          </table:table-cell>
          <table:table-cell office:value-type="float" office:value="105.8" calcext:value-type="float">
            <text:p>105.8</text:p>
          </table:table-cell>
          <table:table-cell office:value-type="float" office:value="114" calcext:value-type="float">
            <text:p>114</text:p>
          </table:table-cell>
          <table:table-cell office:value-type="float" office:value="112.2" calcext:value-type="float">
            <text:p>112.2</text:p>
          </table:table-cell>
          <table:table-cell office:value-type="float" office:value="114.2" calcext:value-type="float">
            <text:p>114.2</text:p>
          </table:table-cell>
          <table:table-cell office:value-type="float" office:value="119.8" calcext:value-type="float">
            <text:p>119.8</text:p>
          </table:table-cell>
          <table:table-cell office:value-type="float" office:value="118.8" calcext:value-type="float">
            <text:p>118.8</text:p>
          </table:table-cell>
          <table:table-cell office:value-type="float" office:value="98" calcext:value-type="float">
            <text:p>98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70.800003" calcext:value-type="float">
            <text:p>70.800003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94.199997" calcext:value-type="float">
            <text:p>94.199997</text:p>
          </table:table-cell>
          <table:table-cell office:value-type="float" office:value="108" calcext:value-type="float">
            <text:p>108</text:p>
          </table:table-cell>
          <table:table-cell office:value-type="float" office:value="115.4" calcext:value-type="float">
            <text:p>115.4</text:p>
          </table:table-cell>
          <table:table-cell office:value-type="float" office:value="97.400002" calcext:value-type="float">
            <text:p>97.400002</text:p>
          </table:table-cell>
          <table:table-cell office:value-type="float" office:value="106" calcext:value-type="float">
            <text:p>106</text:p>
          </table:table-cell>
          <table:table-cell office:value-type="float" office:value="114.6" calcext:value-type="float">
            <text:p>114.6</text:p>
          </table:table-cell>
          <table:table-cell office:value-type="float" office:value="113" calcext:value-type="float">
            <text:p>1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0.6" calcext:value-type="float">
            <text:p>120.6</text:p>
          </table:table-cell>
          <table:table-cell office:value-type="float" office:value="119.6" calcext:value-type="float">
            <text:p>119.6</text:p>
          </table:table-cell>
          <table:table-cell office:value-type="float" office:value="98.800003" calcext:value-type="float">
            <text:p>98.800003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.599998" calcext:value-type="float">
            <text:p>78.59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95.400002" calcext:value-type="float">
            <text:p>95.400002</text:p>
          </table:table-cell>
          <table:table-cell office:value-type="float" office:value="108.6" calcext:value-type="float">
            <text:p>108.6</text:p>
          </table:table-cell>
          <table:table-cell office:value-type="float" office:value="116.2" calcext:value-type="float">
            <text:p>116.2</text:p>
          </table:table-cell>
          <table:table-cell office:value-type="float" office:value="95.800003" calcext:value-type="float">
            <text:p>95.800003</text:p>
          </table:table-cell>
          <table:table-cell office:value-type="float" office:value="106.4" calcext:value-type="float">
            <text:p>106.4</text:p>
          </table:table-cell>
          <table:table-cell office:value-type="float" office:value="115" calcext:value-type="float">
            <text:p>115</text:p>
          </table:table-cell>
          <table:table-cell office:value-type="float" office:value="113.8" calcext:value-type="float">
            <text:p>113.8</text:p>
          </table:table-cell>
          <table:table-cell office:value-type="float" office:value="114.4" calcext:value-type="float">
            <text:p>114.4</text:p>
          </table:table-cell>
          <table:table-cell office:value-type="float" office:value="121.4" calcext:value-type="float">
            <text:p>121.4</text:p>
          </table:table-cell>
          <table:table-cell office:value-type="float" office:value="120.4" calcext:value-type="float">
            <text:p>120.4</text:p>
          </table:table-cell>
          <table:table-cell office:value-type="float" office:value="102" calcext:value-type="float">
            <text:p>102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float" office:value="70.800003" calcext:value-type="float">
            <text:p>70.800003</text:p>
          </table:table-cell>
          <table:table-cell office:value-type="float" office:value="80" calcext:value-type="float">
            <text:p>80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96.400002" calcext:value-type="float">
            <text:p>96.400002</text:p>
          </table:table-cell>
          <table:table-cell office:value-type="float" office:value="109.6" calcext:value-type="float">
            <text:p>109.6</text:p>
          </table:table-cell>
          <table:table-cell office:value-type="float" office:value="116.2" calcext:value-type="float">
            <text:p>116.2</text:p>
          </table:table-cell>
          <table:table-cell office:value-type="float" office:value="95.400002" calcext:value-type="float">
            <text:p>95.400002</text:p>
          </table:table-cell>
          <table:table-cell office:value-type="float" office:value="107.2" calcext:value-type="float">
            <text:p>107.2</text:p>
          </table:table-cell>
          <table:table-cell office:value-type="float" office:value="115.6" calcext:value-type="float">
            <text:p>115.6</text:p>
          </table:table-cell>
          <table:table-cell office:value-type="float" office:value="114.8" calcext:value-type="float">
            <text:p>114.8</text:p>
          </table:table-cell>
          <table:table-cell office:value-type="float" office:value="115.2" calcext:value-type="float">
            <text:p>115.2</text:p>
          </table:table-cell>
          <table:table-cell office:value-type="float" office:value="123" calcext:value-type="float">
            <text:p>123</text:p>
          </table:table-cell>
          <table:table-cell office:value-type="float" office:value="121.8" calcext:value-type="float">
            <text:p>121.8</text:p>
          </table:table-cell>
          <table:table-cell office:value-type="float" office:value="104.8" calcext:value-type="float">
            <text:p>104.8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81.599998" calcext:value-type="float">
            <text:p>81.599998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98" calcext:value-type="float">
            <text:p>98</text:p>
          </table:table-cell>
          <table:table-cell office:value-type="float" office:value="109.2" calcext:value-type="float">
            <text:p>109.2</text:p>
          </table:table-cell>
          <table:table-cell office:value-type="float" office:value="116.2" calcext:value-type="float">
            <text:p>116.2</text:p>
          </table:table-cell>
          <table:table-cell office:value-type="float" office:value="95.599998" calcext:value-type="float">
            <text:p>95.599998</text:p>
          </table:table-cell>
          <table:table-cell office:value-type="float" office:value="108.6" calcext:value-type="float">
            <text:p>108.6</text:p>
          </table:table-cell>
          <table:table-cell office:value-type="float" office:value="116.6" calcext:value-type="float">
            <text:p>116.6</text:p>
          </table:table-cell>
          <table:table-cell office:value-type="float" office:value="115.8" calcext:value-type="float">
            <text:p>115.8</text:p>
          </table:table-cell>
          <table:table-cell office:value-type="float" office:value="116.2" calcext:value-type="float">
            <text:p>116.2</text:p>
          </table:table-cell>
          <table:table-cell office:value-type="float" office:value="123.4" calcext:value-type="float">
            <text:p>123.4</text:p>
          </table:table-cell>
          <table:table-cell office:value-type="float" office:value="122.8" calcext:value-type="float">
            <text:p>122.8</text:p>
          </table:table-cell>
          <table:table-cell office:value-type="float" office:value="106" calcext:value-type="float">
            <text:p>106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float" office:value="70.400002" calcext:value-type="float">
            <text:p>70.400002</text:p>
          </table:table-cell>
          <table:table-cell office:value-type="float" office:value="82.599998" calcext:value-type="float">
            <text:p>82.599998</text:p>
          </table:table-cell>
          <table:table-cell office:value-type="float" office:value="76" calcext:value-type="float">
            <text:p>76</text:p>
          </table:table-cell>
          <table:table-cell office:value-type="float" office:value="99.400002" calcext:value-type="float">
            <text:p>99.400002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8" calcext:value-type="float">
            <text:p>116.8</text:p>
          </table:table-cell>
          <table:table-cell office:value-type="float" office:value="95.800003" calcext:value-type="float">
            <text:p>95.800003</text:p>
          </table:table-cell>
          <table:table-cell office:value-type="float" office:value="110" calcext:value-type="float">
            <text:p>110</text:p>
          </table:table-cell>
          <table:table-cell office:value-type="float" office:value="117.4" calcext:value-type="float">
            <text:p>117.4</text:p>
          </table:table-cell>
          <table:table-cell office:value-type="float" office:value="116.8" calcext:value-type="float">
            <text:p>116.8</text:p>
          </table:table-cell>
          <table:table-cell office:value-type="float" office:value="117.2" calcext:value-type="float">
            <text:p>117.2</text:p>
          </table:table-cell>
          <table:table-cell office:value-type="float" office:value="123" calcext:value-type="float">
            <text:p>123</text:p>
          </table:table-cell>
          <table:table-cell office:value-type="float" office:value="123.2" calcext:value-type="float">
            <text:p>123.2</text:p>
          </table:table-cell>
          <table:table-cell office:value-type="float" office:value="107" calcext:value-type="float">
            <text:p>107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101" calcext:value-type="float">
            <text:p>101</text:p>
          </table:table-cell>
          <table:table-cell office:value-type="float" office:value="108.4" calcext:value-type="float">
            <text:p>108.4</text:p>
          </table:table-cell>
          <table:table-cell office:value-type="float" office:value="117.6" calcext:value-type="float">
            <text:p>117.6</text:p>
          </table:table-cell>
          <table:table-cell office:value-type="float" office:value="97" calcext:value-type="float">
            <text:p>97</text:p>
          </table:table-cell>
          <table:table-cell office:value-type="float" office:value="111.4" calcext:value-type="float">
            <text:p>111.4</text:p>
          </table:table-cell>
          <table:table-cell office:value-type="float" office:value="118.2" calcext:value-type="float">
            <text:p>118.2</text:p>
          </table:table-cell>
          <table:table-cell office:value-type="float" office:value="116.8" calcext:value-type="float">
            <text:p>116.8</text:p>
          </table:table-cell>
          <table:table-cell office:value-type="float" office:value="117.2" calcext:value-type="float">
            <text:p>117.2</text:p>
          </table:table-cell>
          <table:table-cell office:value-type="float" office:value="122.6" calcext:value-type="float">
            <text:p>122.6</text:p>
          </table:table-cell>
          <table:table-cell office:value-type="float" office:value="123.4" calcext:value-type="float">
            <text:p>123.4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float" office:value="69.800003" calcext:value-type="float">
            <text:p>69.800003</text:p>
          </table:table-cell>
          <table:table-cell office:value-type="float" office:value="84.599998" calcext:value-type="float">
            <text:p>84.599998</text:p>
          </table:table-cell>
          <table:table-cell office:value-type="float" office:value="78" calcext:value-type="float">
            <text:p>78</text:p>
          </table:table-cell>
          <table:table-cell office:value-type="float" office:value="102.4" calcext:value-type="float">
            <text:p>102.4</text:p>
          </table:table-cell>
          <table:table-cell office:value-type="float" office:value="108.6" calcext:value-type="float">
            <text:p>108.6</text:p>
          </table:table-cell>
          <table:table-cell office:value-type="float" office:value="118" calcext:value-type="float">
            <text:p>118</text:p>
          </table:table-cell>
          <table:table-cell office:value-type="float" office:value="98.800003" calcext:value-type="float">
            <text:p>98.800003</text:p>
          </table:table-cell>
          <table:table-cell office:value-type="float" office:value="112.2" calcext:value-type="float">
            <text:p>112.2</text:p>
          </table:table-cell>
          <table:table-cell office:value-type="float" office:value="119.2" calcext:value-type="float">
            <text:p>119.2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2" calcext:value-type="float">
            <text:p>117.2</text:p>
          </table:table-cell>
          <table:table-cell office:value-type="float" office:value="122.6" calcext:value-type="float">
            <text:p>122.6</text:p>
          </table:table-cell>
          <table:table-cell office:value-type="float" office:value="123.6" calcext:value-type="float">
            <text:p>123.6</text:p>
          </table:table-cell>
          <table:table-cell office:value-type="float" office:value="113.6" calcext:value-type="float">
            <text:p>113.6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.199997" calcext:value-type="float">
            <text:p>86.199997</text:p>
          </table:table-cell>
          <table:table-cell office:value-type="float" office:value="80" calcext:value-type="float">
            <text:p>80</text:p>
          </table:table-cell>
          <table:table-cell office:value-type="float" office:value="103.6" calcext:value-type="float">
            <text:p>103.6</text:p>
          </table:table-cell>
          <table:table-cell office:value-type="float" office:value="109.6" calcext:value-type="float">
            <text:p>109.6</text:p>
          </table:table-cell>
          <table:table-cell office:value-type="float" office:value="118.6" calcext:value-type="float">
            <text:p>118.6</text:p>
          </table:table-cell>
          <table:table-cell office:value-type="float" office:value="100.2" calcext:value-type="float">
            <text:p>100.2</text:p>
          </table:table-cell>
          <table:table-cell office:value-type="float" office:value="112.2" calcext:value-type="float">
            <text:p>112.2</text:p>
          </table:table-cell>
          <table:table-cell office:value-type="float" office:value="120" calcext:value-type="float">
            <text:p>120</text:p>
          </table:table-cell>
          <table:table-cell office:value-type="float" office:value="116.8" calcext:value-type="float">
            <text:p>116.8</text:p>
          </table:table-cell>
          <table:table-cell office:value-type="float" office:value="117.6" calcext:value-type="float">
            <text:p>117.6</text:p>
          </table:table-cell>
          <table:table-cell office:value-type="float" office:value="123.2" calcext:value-type="float">
            <text:p>123.2</text:p>
          </table:table-cell>
          <table:table-cell office:value-type="float" office:value="123.8" calcext:value-type="float">
            <text:p>123.8</text:p>
          </table:table-cell>
          <table:table-cell office:value-type="float" office:value="113.6" calcext:value-type="float">
            <text:p>113.6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.199997" calcext:value-type="float">
            <text:p>88.199997</text:p>
          </table:table-cell>
          <table:table-cell office:value-type="float" office:value="81.800003" calcext:value-type="float">
            <text:p>81.800003</text:p>
          </table:table-cell>
          <table:table-cell office:value-type="float" office:value="104.4" calcext:value-type="float">
            <text:p>104.4</text:p>
          </table:table-cell>
          <table:table-cell office:value-type="float" office:value="111.2" calcext:value-type="float">
            <text:p>111.2</text:p>
          </table:table-cell>
          <table:table-cell office:value-type="float" office:value="119.6" calcext:value-type="float">
            <text:p>119.6</text:p>
          </table:table-cell>
          <table:table-cell office:value-type="float" office:value="101.6" calcext:value-type="float">
            <text:p>101.6</text:p>
          </table:table-cell>
          <table:table-cell office:value-type="float" office:value="112.6" calcext:value-type="float">
            <text:p>112.6</text:p>
          </table:table-cell>
          <table:table-cell office:value-type="float" office:value="120.6" calcext:value-type="float">
            <text:p>120.6</text:p>
          </table:table-cell>
          <table:table-cell office:value-type="float" office:value="117.6" calcext:value-type="float">
            <text:p>117.6</text:p>
          </table:table-cell>
          <table:table-cell office:value-type="float" office:value="118" calcext:value-type="float">
            <text:p>118</text:p>
          </table:table-cell>
          <table:table-cell office:value-type="float" office:value="123.4" calcext:value-type="float">
            <text:p>123.4</text:p>
          </table:table-cell>
          <table:table-cell office:value-type="float" office:value="125" calcext:value-type="float">
            <text:p>125</text:p>
          </table:table-cell>
          <table:table-cell office:value-type="float" office:value="115.4" calcext:value-type="float">
            <text:p>115.4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float" office:value="69.599998" calcext:value-type="float">
            <text:p>69.599998</text:p>
          </table:table-cell>
          <table:table-cell office:value-type="float" office:value="89.800003" calcext:value-type="float">
            <text:p>89.800003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105.2" calcext:value-type="float">
            <text:p>105.2</text:p>
          </table:table-cell>
          <table:table-cell office:value-type="float" office:value="112.4" calcext:value-type="float">
            <text:p>112.4</text:p>
          </table:table-cell>
          <table:table-cell office:value-type="float" office:value="120.6" calcext:value-type="float">
            <text:p>120.6</text:p>
          </table:table-cell>
          <table:table-cell office:value-type="float" office:value="103.2" calcext:value-type="float">
            <text:p>103.2</text:p>
          </table:table-cell>
          <table:table-cell office:value-type="float" office:value="113.8" calcext:value-type="float">
            <text:p>113.8</text:p>
          </table:table-cell>
          <table:table-cell office:value-type="float" office:value="121.2" calcext:value-type="float">
            <text:p>121.2</text:p>
          </table:table-cell>
          <table:table-cell office:value-type="float" office:value="118.6" calcext:value-type="float">
            <text:p>118.6</text:p>
          </table:table-cell>
          <table:table-cell office:value-type="float" office:value="117.8" calcext:value-type="float">
            <text:p>117.8</text:p>
          </table:table-cell>
          <table:table-cell office:value-type="float" office:value="123" calcext:value-type="float">
            <text:p>123</text:p>
          </table:table-cell>
          <table:table-cell office:value-type="float" office:value="127.6" calcext:value-type="float">
            <text:p>127.6</text:p>
          </table:table-cell>
          <table:table-cell office:value-type="float" office:value="119.2" calcext:value-type="float">
            <text:p>119.2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1">
          <table:table-cell office:value-type="float" office:value="69.199997" calcext:value-type="float">
            <text:p>69.199997</text:p>
          </table:table-cell>
          <table:table-cell office:value-type="float" office:value="91.199997" calcext:value-type="float">
            <text:p>91.199997</text:p>
          </table:table-cell>
          <table:table-cell office:value-type="float" office:value="84.599998" calcext:value-type="float">
            <text:p>84.599998</text:p>
          </table:table-cell>
          <table:table-cell office:value-type="float" office:value="105.2" calcext:value-type="float">
            <text:p>105.2</text:p>
          </table:table-cell>
          <table:table-cell office:value-type="float" office:value="113.6" calcext:value-type="float">
            <text:p>113.6</text:p>
          </table:table-cell>
          <table:table-cell office:value-type="float" office:value="121.2" calcext:value-type="float">
            <text:p>121.2</text:p>
          </table:table-cell>
          <table:table-cell office:value-type="float" office:value="104.8" calcext:value-type="float">
            <text:p>104.8</text:p>
          </table:table-cell>
          <table:table-cell office:value-type="float" office:value="114.8" calcext:value-type="float">
            <text:p>114.8</text:p>
          </table:table-cell>
          <table:table-cell office:value-type="float" office:value="121.8" calcext:value-type="float">
            <text:p>121.8</text:p>
          </table:table-cell>
          <table:table-cell office:value-type="float" office:value="119.4" calcext:value-type="float">
            <text:p>119.4</text:p>
          </table:table-cell>
          <table:table-cell office:value-type="float" office:value="116.8" calcext:value-type="float">
            <text:p>116.8</text:p>
          </table:table-cell>
          <table:table-cell office:value-type="float" office:value="122.8" calcext:value-type="float">
            <text:p>122.8</text:p>
          </table:table-cell>
          <table:table-cell office:value-type="float" office:value="128.8" calcext:value-type="float">
            <text:p>128.8</text:p>
          </table:table-cell>
          <table:table-cell office:value-type="float" office:value="120.8" calcext:value-type="float">
            <text:p>120.8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float" office:value="69.199997" calcext:value-type="float">
            <text:p>69.199997</text:p>
          </table:table-cell>
          <table:table-cell office:value-type="float" office:value="91.800003" calcext:value-type="float">
            <text:p>91.800003</text:p>
          </table:table-cell>
          <table:table-cell office:value-type="float" office:value="86" calcext:value-type="float">
            <text:p>86</text:p>
          </table:table-cell>
          <table:table-cell office:value-type="float" office:value="104.4" calcext:value-type="float">
            <text:p>104.4</text:p>
          </table:table-cell>
          <table:table-cell office:value-type="float" office:value="114.4" calcext:value-type="float">
            <text:p>114.4</text:p>
          </table:table-cell>
          <table:table-cell office:value-type="float" office:value="121.4" calcext:value-type="float">
            <text:p>121.4</text:p>
          </table:table-cell>
          <table:table-cell office:value-type="float" office:value="106.8" calcext:value-type="float">
            <text:p>106.8</text:p>
          </table:table-cell>
          <table:table-cell office:value-type="float" office:value="115.6" calcext:value-type="float">
            <text:p>115.6</text:p>
          </table:table-cell>
          <table:table-cell office:value-type="float" office:value="122.6" calcext:value-type="float">
            <text:p>122.6</text:p>
          </table:table-cell>
          <table:table-cell office:value-type="float" office:value="120" calcext:value-type="float">
            <text:p>120</text:p>
          </table:table-cell>
          <table:table-cell office:value-type="float" office:value="116.6" calcext:value-type="float">
            <text:p>116.6</text:p>
          </table:table-cell>
          <table:table-cell office:value-type="float" office:value="123.8" calcext:value-type="float">
            <text:p>123.8</text:p>
          </table:table-cell>
          <table:table-cell office:value-type="float" office:value="128.39999" calcext:value-type="float">
            <text:p>128.39999</text:p>
          </table:table-cell>
          <table:table-cell office:value-type="float" office:value="121.6" calcext:value-type="float">
            <text:p>121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9.199997" calcext:value-type="float">
            <text:p>69.199997</text:p>
          </table:table-cell>
          <table:table-cell office:value-type="float" office:value="90.400002" calcext:value-type="float">
            <text:p>90.400002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104.6" calcext:value-type="float">
            <text:p>104.6</text:p>
          </table:table-cell>
          <table:table-cell office:value-type="float" office:value="115" calcext:value-type="float">
            <text:p>115</text:p>
          </table:table-cell>
          <table:table-cell office:value-type="float" office:value="121.4" calcext:value-type="float">
            <text:p>121.4</text:p>
          </table:table-cell>
          <table:table-cell office:value-type="float" office:value="107.6" calcext:value-type="float">
            <text:p>107.6</text:p>
          </table:table-cell>
          <table:table-cell office:value-type="float" office:value="116.8" calcext:value-type="float">
            <text:p>116.8</text:p>
          </table:table-cell>
          <table:table-cell office:value-type="float" office:value="123.2" calcext:value-type="float">
            <text:p>123.2</text:p>
          </table:table-cell>
          <table:table-cell office:value-type="float" office:value="120.8" calcext:value-type="float">
            <text:p>120.8</text:p>
          </table:table-cell>
          <table:table-cell office:value-type="float" office:value="117.4" calcext:value-type="float">
            <text:p>117.4</text:p>
          </table:table-cell>
          <table:table-cell office:value-type="float" office:value="125.4" calcext:value-type="float">
            <text:p>125.4</text:p>
          </table:table-cell>
          <table:table-cell office:value-type="float" office:value="128.60001" calcext:value-type="float">
            <text:p>128.60001</text:p>
          </table:table-cell>
          <table:table-cell office:value-type="float" office:value="122.6" calcext:value-type="float">
            <text:p>122.6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105.8" calcext:value-type="float">
            <text:p>105.8</text:p>
          </table:table-cell>
          <table:table-cell office:value-type="float" office:value="115.6" calcext:value-type="float">
            <text:p>115.6</text:p>
          </table:table-cell>
          <table:table-cell office:value-type="float" office:value="121.6" calcext:value-type="float">
            <text:p>121.6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23.2" calcext:value-type="float">
            <text:p>123.2</text:p>
          </table:table-cell>
          <table:table-cell office:value-type="float" office:value="121.8" calcext:value-type="float">
            <text:p>121.8</text:p>
          </table:table-cell>
          <table:table-cell office:value-type="float" office:value="118.2" calcext:value-type="float">
            <text:p>118.2</text:p>
          </table:table-cell>
          <table:table-cell office:value-type="float" office:value="125.8" calcext:value-type="float">
            <text:p>125.8</text:p>
          </table:table-cell>
          <table:table-cell office:value-type="float" office:value="129.39999" calcext:value-type="float">
            <text:p>129.39999</text:p>
          </table:table-cell>
          <table:table-cell office:value-type="float" office:value="122.6" calcext:value-type="float">
            <text:p>122.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8.800003" calcext:value-type="float">
            <text:p>68.800003</text:p>
          </table:table-cell>
          <table:table-cell office:value-type="float" office:value="93" calcext:value-type="float">
            <text:p>93</text:p>
          </table:table-cell>
          <table:table-cell office:value-type="float" office:value="86.800003" calcext:value-type="float">
            <text:p>86.800003</text:p>
          </table:table-cell>
          <table:table-cell office:value-type="float" office:value="106.6" calcext:value-type="float">
            <text:p>106.6</text:p>
          </table:table-cell>
          <table:table-cell office:value-type="float" office:value="116.4" calcext:value-type="float">
            <text:p>116.4</text:p>
          </table:table-cell>
          <table:table-cell office:value-type="float" office:value="122.4" calcext:value-type="float">
            <text:p>122.4</text:p>
          </table:table-cell>
          <table:table-cell office:value-type="float" office:value="110.4" calcext:value-type="float">
            <text:p>110.4</text:p>
          </table:table-cell>
          <table:table-cell office:value-type="float" office:value="118.8" calcext:value-type="float">
            <text:p>118.8</text:p>
          </table:table-cell>
          <table:table-cell office:value-type="float" office:value="123.2" calcext:value-type="float">
            <text:p>123.2</text:p>
          </table:table-cell>
          <table:table-cell office:value-type="float" office:value="123" calcext:value-type="float">
            <text:p>123</text:p>
          </table:table-cell>
          <table:table-cell office:value-type="float" office:value="119.8" calcext:value-type="float">
            <text:p>119.8</text:p>
          </table:table-cell>
          <table:table-cell office:value-type="float" office:value="127" calcext:value-type="float">
            <text:p>127</text:p>
          </table:table-cell>
          <table:table-cell office:value-type="float" office:value="130.8" calcext:value-type="float">
            <text:p>130.8</text:p>
          </table:table-cell>
          <table:table-cell office:value-type="float" office:value="122.8" calcext:value-type="float">
            <text:p>122.8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office:value-type="float" office:value="68.400002" calcext:value-type="float">
            <text:p>68.400002</text:p>
          </table:table-cell>
          <table:table-cell office:value-type="float" office:value="92.199997" calcext:value-type="float">
            <text:p>92.199997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106.2" calcext:value-type="float">
            <text:p>106.2</text:p>
          </table:table-cell>
          <table:table-cell office:value-type="float" office:value="116.6" calcext:value-type="float">
            <text:p>116.6</text:p>
          </table:table-cell>
          <table:table-cell office:value-type="float" office:value="123.4" calcext:value-type="float">
            <text:p>123.4</text:p>
          </table:table-cell>
          <table:table-cell office:value-type="float" office:value="112.2" calcext:value-type="float">
            <text:p>112.2</text:p>
          </table:table-cell>
          <table:table-cell office:value-type="float" office:value="119.2" calcext:value-type="float">
            <text:p>119.2</text:p>
          </table:table-cell>
          <table:table-cell office:value-type="float" office:value="123.6" calcext:value-type="float">
            <text:p>123.6</text:p>
          </table:table-cell>
          <table:table-cell office:value-type="float" office:value="123.8" calcext:value-type="float">
            <text:p>123.8</text:p>
          </table:table-cell>
          <table:table-cell office:value-type="float" office:value="121.2" calcext:value-type="float">
            <text:p>121.2</text:p>
          </table:table-cell>
          <table:table-cell office:value-type="float" office:value="128.39999" calcext:value-type="float">
            <text:p>128.39999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24" calcext:value-type="float">
            <text:p>124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float" office:value="68.199997" calcext:value-type="float">
            <text:p>68.199997</text:p>
          </table:table-cell>
          <table:table-cell office:value-type="float" office:value="93" calcext:value-type="float">
            <text:p>93</text:p>
          </table:table-cell>
          <table:table-cell office:value-type="float" office:value="88.599998" calcext:value-type="float">
            <text:p>88.599998</text:p>
          </table:table-cell>
          <table:table-cell office:value-type="float" office:value="105.8" calcext:value-type="float">
            <text:p>105.8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12.6" calcext:value-type="float">
            <text:p>112.6</text:p>
          </table:table-cell>
          <table:table-cell office:value-type="float" office:value="119.8" calcext:value-type="float">
            <text:p>119.8</text:p>
          </table:table-cell>
          <table:table-cell table:number-columns-repeated="2" office:value-type="float" office:value="124.4" calcext:value-type="float">
            <text:p>124.4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60001" calcext:value-type="float">
            <text:p>129.60001</text:p>
          </table:table-cell>
          <table:table-cell office:value-type="float" office:value="134" calcext:value-type="float">
            <text:p>134</text:p>
          </table:table-cell>
          <table:table-cell office:value-type="float" office:value="124.6" calcext:value-type="float">
            <text:p>124.6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float" office:value="68.400002" calcext:value-type="float">
            <text:p>68.400002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106.8" calcext:value-type="float">
            <text:p>106.8</text:p>
          </table:table-cell>
          <table:table-cell office:value-type="float" office:value="117.8" calcext:value-type="float">
            <text:p>117.8</text:p>
          </table:table-cell>
          <table:table-cell office:value-type="float" office:value="123.6" calcext:value-type="float">
            <text:p>123.6</text:p>
          </table:table-cell>
          <table:table-cell office:value-type="float" office:value="113" calcext:value-type="float">
            <text:p>113</text:p>
          </table:table-cell>
          <table:table-cell office:value-type="float" office:value="120.4" calcext:value-type="float">
            <text:p>120.4</text:p>
          </table:table-cell>
          <table:table-cell table:number-columns-repeated="2" office:value-type="float" office:value="124.8" calcext:value-type="float">
            <text:p>124.8</text:p>
          </table:table-cell>
          <table:table-cell office:value-type="float" office:value="121.8" calcext:value-type="float">
            <text:p>121.8</text:p>
          </table:table-cell>
          <table:table-cell office:value-type="float" office:value="130.39999" calcext:value-type="float">
            <text:p>130.39999</text:p>
          </table:table-cell>
          <table:table-cell office:value-type="float" office:value="135" calcext:value-type="float">
            <text:p>135</text:p>
          </table:table-cell>
          <table:table-cell office:value-type="float" office:value="125.2" calcext:value-type="float">
            <text:p>125.2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float" office:value="68.400002" calcext:value-type="float">
            <text:p>68.400002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91" calcext:value-type="float">
            <text:p>91</text:p>
          </table:table-cell>
          <table:table-cell office:value-type="float" office:value="107.8" calcext:value-type="float">
            <text:p>107.8</text:p>
          </table:table-cell>
          <table:table-cell office:value-type="float" office:value="118.6" calcext:value-type="float">
            <text:p>118.6</text:p>
          </table:table-cell>
          <table:table-cell office:value-type="float" office:value="123" calcext:value-type="float">
            <text:p>123</text:p>
          </table:table-cell>
          <table:table-cell office:value-type="float" office:value="113.6" calcext:value-type="float">
            <text:p>113.6</text:p>
          </table:table-cell>
          <table:table-cell office:value-type="float" office:value="121.2" calcext:value-type="float">
            <text:p>121.2</text:p>
          </table:table-cell>
          <table:table-cell office:value-type="float" office:value="125.2" calcext:value-type="float">
            <text:p>125.2</text:p>
          </table:table-cell>
          <table:table-cell office:value-type="float" office:value="125.6" calcext:value-type="float">
            <text:p>125.6</text:p>
          </table:table-cell>
          <table:table-cell office:value-type="float" office:value="122.4" calcext:value-type="float">
            <text:p>122.4</text:p>
          </table:table-cell>
          <table:table-cell office:value-type="float" office:value="131.39999" calcext:value-type="float">
            <text:p>131.39999</text:p>
          </table:table-cell>
          <table:table-cell office:value-type="float" office:value="136.2" calcext:value-type="float">
            <text:p>136.2</text:p>
          </table:table-cell>
          <table:table-cell office:value-type="float" office:value="125.6" calcext:value-type="float">
            <text:p>125.6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float" office:value="68.199997" calcext:value-type="float">
            <text:p>68.199997</text:p>
          </table:table-cell>
          <table:table-cell office:value-type="float" office:value="101" calcext:value-type="float">
            <text:p>101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108.4" calcext:value-type="float">
            <text:p>108.4</text:p>
          </table:table-cell>
          <table:table-cell office:value-type="float" office:value="119.2" calcext:value-type="float">
            <text:p>119.2</text:p>
          </table:table-cell>
          <table:table-cell office:value-type="float" office:value="123.2" calcext:value-type="float">
            <text:p>123.2</text:p>
          </table:table-cell>
          <table:table-cell office:value-type="float" office:value="114.6" calcext:value-type="float">
            <text:p>114.6</text:p>
          </table:table-cell>
          <table:table-cell office:value-type="float" office:value="122.2" calcext:value-type="float">
            <text:p>122.2</text:p>
          </table:table-cell>
          <table:table-cell office:value-type="float" office:value="126" calcext:value-type="float">
            <text:p>126</text:p>
          </table:table-cell>
          <table:table-cell office:value-type="float" office:value="126.4" calcext:value-type="float">
            <text:p>126.4</text:p>
          </table:table-cell>
          <table:table-cell office:value-type="float" office:value="123.8" calcext:value-type="float">
            <text:p>123.8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36.8" calcext:value-type="float">
            <text:p>136.8</text:p>
          </table:table-cell>
          <table:table-cell office:value-type="float" office:value="125.4" calcext:value-type="float">
            <text:p>125.4</text:p>
          </table:table-cell>
          <table:table-cell office:value-type="float" office:value="126.6" calcext:value-type="float">
            <text:p>126.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19.6" calcext:value-type="float">
            <text:p>119.6</text:p>
          </table:table-cell>
          <table:table-cell office:value-type="float" office:value="123.4" calcext:value-type="float">
            <text:p>123.4</text:p>
          </table:table-cell>
          <table:table-cell office:value-type="float" office:value="115.8" calcext:value-type="float">
            <text:p>115.8</text:p>
          </table:table-cell>
          <table:table-cell office:value-type="float" office:value="122.6" calcext:value-type="float">
            <text:p>122.6</text:p>
          </table:table-cell>
          <table:table-cell office:value-type="float" office:value="126.6" calcext:value-type="float">
            <text:p>126.6</text:p>
          </table:table-cell>
          <table:table-cell office:value-type="float" office:value="127" calcext:value-type="float">
            <text:p>127</text:p>
          </table:table-cell>
          <table:table-cell office:value-type="float" office:value="124.6" calcext:value-type="float">
            <text:p>124.6</text:p>
          </table:table-cell>
          <table:table-cell office:value-type="float" office:value="133" calcext:value-type="float">
            <text:p>133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25.8" calcext:value-type="float">
            <text:p>125.8</text:p>
          </table:table-cell>
          <table:table-cell office:value-type="float" office:value="126.8" calcext:value-type="float">
            <text:p>126.8</text:p>
          </table:table-cell>
        </table:table-row>
        <table:table-row table:style-name="ro1">
          <table:table-cell office:value-type="float" office:value="67.599998" calcext:value-type="float">
            <text:p>67.599998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96.800003" calcext:value-type="float">
            <text:p>96.800003</text:p>
          </table:table-cell>
          <table:table-cell office:value-type="float" office:value="111.2" calcext:value-type="float">
            <text:p>111.2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22.2" calcext:value-type="float">
            <text:p>122.2</text:p>
          </table:table-cell>
          <table:table-cell office:value-type="float" office:value="127.2" calcext:value-type="float">
            <text:p>127.2</text:p>
          </table:table-cell>
          <table:table-cell office:value-type="float" office:value="127.6" calcext:value-type="float">
            <text:p>127.6</text:p>
          </table:table-cell>
          <table:table-cell office:value-type="float" office:value="125.8" calcext:value-type="float">
            <text:p>125.8</text:p>
          </table:table-cell>
          <table:table-cell office:value-type="float" office:value="133.8" calcext:value-type="float">
            <text:p>133.8</text:p>
          </table:table-cell>
          <table:table-cell office:value-type="float" office:value="138" calcext:value-type="float">
            <text:p>138</text:p>
          </table:table-cell>
          <table:table-cell office:value-type="float" office:value="129.2" calcext:value-type="float">
            <text:p>129.2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float" office:value="67.599998" calcext:value-type="float">
            <text:p>67.599998</text:p>
          </table:table-cell>
          <table:table-cell office:value-type="float" office:value="98.800003" calcext:value-type="float">
            <text:p>98.800003</text:p>
          </table:table-cell>
          <table:table-cell office:value-type="float" office:value="98.199997" calcext:value-type="float">
            <text:p>98.199997</text:p>
          </table:table-cell>
          <table:table-cell office:value-type="float" office:value="112.4" calcext:value-type="float">
            <text:p>112.4</text:p>
          </table:table-cell>
          <table:table-cell office:value-type="float" office:value="120.6" calcext:value-type="float">
            <text:p>120.6</text:p>
          </table:table-cell>
          <table:table-cell office:value-type="float" office:value="125.2" calcext:value-type="float">
            <text:p>125.2</text:p>
          </table:table-cell>
          <table:table-cell office:value-type="float" office:value="117.8" calcext:value-type="float">
            <text:p>117.8</text:p>
          </table:table-cell>
          <table:table-cell office:value-type="float" office:value="122.4" calcext:value-type="float">
            <text:p>122.4</text:p>
          </table:table-cell>
          <table:table-cell office:value-type="float" office:value="128" calcext:value-type="float">
            <text:p>128</text:p>
          </table:table-cell>
          <table:table-cell office:value-type="float" office:value="128.2" calcext:value-type="float">
            <text:p>128.2</text:p>
          </table:table-cell>
          <table:table-cell office:value-type="float" office:value="127.2" calcext:value-type="float">
            <text:p>127.2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9" calcext:value-type="float">
            <text:p>139</text:p>
          </table:table-cell>
          <table:table-cell office:value-type="float" office:value="131.8" calcext:value-type="float">
            <text:p>131.8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office:value-type="float" office:value="67.599998" calcext:value-type="float">
            <text:p>67.599998</text:p>
          </table:table-cell>
          <table:table-cell table:number-columns-repeated="2" office:value-type="float" office:value="99.199997" calcext:value-type="float">
            <text:p>99.199997</text:p>
          </table:table-cell>
          <table:table-cell office:value-type="float" office:value="113.4" calcext:value-type="float">
            <text:p>113.4</text:p>
          </table:table-cell>
          <table:table-cell office:value-type="float" office:value="121.4" calcext:value-type="float">
            <text:p>121.4</text:p>
          </table:table-cell>
          <table:table-cell office:value-type="float" office:value="126" calcext:value-type="float">
            <text:p>126</text:p>
          </table:table-cell>
          <table:table-cell office:value-type="float" office:value="118.6" calcext:value-type="float">
            <text:p>118.6</text:p>
          </table:table-cell>
          <table:table-cell office:value-type="float" office:value="123" calcext:value-type="float">
            <text:p>123</text:p>
          </table:table-cell>
          <table:table-cell office:value-type="float" office:value="129.8" calcext:value-type="float">
            <text:p>129.8</text:p>
          </table:table-cell>
          <table:table-cell office:value-type="float" office:value="128.8" calcext:value-type="float">
            <text:p>128.8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32.60001" calcext:value-type="float">
            <text:p>132.6000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7.800003" calcext:value-type="float">
            <text:p>67.800003</text:p>
          </table:table-cell>
          <table:table-cell office:value-type="float" office:value="99.400002" calcext:value-type="float">
            <text:p>99.400002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23.4" calcext:value-type="float">
            <text:p>123.4</text:p>
          </table:table-cell>
          <table:table-cell office:value-type="float" office:value="130.60001" calcext:value-type="float">
            <text:p>130.60001</text:p>
          </table:table-cell>
          <table:table-cell office:value-type="float" office:value="129.39999" calcext:value-type="float">
            <text:p>129.39999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2" calcext:value-type="float">
            <text:p>135.2</text:p>
          </table:table-cell>
          <table:table-cell office:value-type="float" office:value="140" calcext:value-type="float">
            <text:p>140</text:p>
          </table:table-cell>
          <table:table-cell office:value-type="float" office:value="132.2" calcext:value-type="float">
            <text:p>132.2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float" office:value="68.199997" calcext:value-type="float">
            <text:p>68.199997</text:p>
          </table:table-cell>
          <table:table-cell office:value-type="float" office:value="99.400002" calcext:value-type="float">
            <text:p>99.400002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114.8" calcext:value-type="float">
            <text:p>114.8</text:p>
          </table:table-cell>
          <table:table-cell office:value-type="float" office:value="122.4" calcext:value-type="float">
            <text:p>122.4</text:p>
          </table:table-cell>
          <table:table-cell office:value-type="float" office:value="127.6" calcext:value-type="float">
            <text:p>127.6</text:p>
          </table:table-cell>
          <table:table-cell office:value-type="float" office:value="119.6" calcext:value-type="float">
            <text:p>119.6</text:p>
          </table:table-cell>
          <table:table-cell office:value-type="float" office:value="124.2" calcext:value-type="float">
            <text:p>124.2</text:p>
          </table:table-cell>
          <table:table-cell office:value-type="float" office:value="131.2" calcext:value-type="float">
            <text:p>131.2</text:p>
          </table:table-cell>
          <table:table-cell office:value-type="float" office:value="130.39999" calcext:value-type="float">
            <text:p>130.39999</text:p>
          </table:table-cell>
          <table:table-cell office:value-type="float" office:value="130" calcext:value-type="float">
            <text:p>130</text:p>
          </table:table-cell>
          <table:table-cell office:value-type="float" office:value="135.2" calcext:value-type="float">
            <text:p>135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32.2" calcext:value-type="float">
            <text:p>132.2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float" office:value="68.599998" calcext:value-type="float">
            <text:p>68.599998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99" calcext:value-type="float">
            <text:p>99</text:p>
          </table:table-cell>
          <table:table-cell office:value-type="float" office:value="115.8" calcext:value-type="float">
            <text:p>115.8</text:p>
          </table:table-cell>
          <table:table-cell office:value-type="float" office:value="122.6" calcext:value-type="float">
            <text:p>122.6</text:p>
          </table:table-cell>
          <table:table-cell office:value-type="float" office:value="128.8" calcext:value-type="float">
            <text:p>128.8</text:p>
          </table:table-cell>
          <table:table-cell office:value-type="float" office:value="120.6" calcext:value-type="float">
            <text:p>120.6</text:p>
          </table:table-cell>
          <table:table-cell office:value-type="float" office:value="124.6" calcext:value-type="float">
            <text:p>124.6</text:p>
          </table:table-cell>
          <table:table-cell office:value-type="float" office:value="132" calcext:value-type="float">
            <text:p>132</text:p>
          </table:table-cell>
          <table:table-cell office:value-type="float" office:value="131.39999" calcext:value-type="float">
            <text:p>131.39999</text:p>
          </table:table-cell>
          <table:table-cell office:value-type="float" office:value="131.8" calcext:value-type="float">
            <text:p>131.8</text:p>
          </table:table-cell>
          <table:table-cell office:value-type="float" office:value="135" calcext:value-type="float">
            <text:p>135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33" calcext:value-type="float">
            <text:p>133</text:p>
          </table:table-cell>
          <table:table-cell office:value-type="float" office:value="128.60001" calcext:value-type="float">
            <text:p>128.60001</text:p>
          </table:table-cell>
        </table:table-row>
        <table:table-row table:style-name="ro1">
          <table:table-cell office:value-type="float" office:value="69.199997" calcext:value-type="float">
            <text:p>69.199997</text:p>
          </table:table-cell>
          <table:table-cell office:value-type="float" office:value="100.2" calcext:value-type="float">
            <text:p>100.2</text:p>
          </table:table-cell>
          <table:table-cell office:value-type="float" office:value="98" calcext:value-type="float">
            <text:p>98</text:p>
          </table:table-cell>
          <table:table-cell office:value-type="float" office:value="116.2" calcext:value-type="float">
            <text:p>116.2</text:p>
          </table:table-cell>
          <table:table-cell office:value-type="float" office:value="123" calcext:value-type="float">
            <text:p>123</text:p>
          </table:table-cell>
          <table:table-cell office:value-type="float" office:value="129.8" calcext:value-type="float">
            <text:p>129.8</text:p>
          </table:table-cell>
          <table:table-cell office:value-type="float" office:value="119.8" calcext:value-type="float">
            <text:p>119.8</text:p>
          </table:table-cell>
          <table:table-cell office:value-type="float" office:value="125.2" calcext:value-type="float">
            <text:p>125.2</text:p>
          </table:table-cell>
          <table:table-cell office:value-type="float" office:value="133" calcext:value-type="float">
            <text:p>133</text:p>
          </table:table-cell>
          <table:table-cell office:value-type="float" office:value="131.39999" calcext:value-type="float">
            <text:p>131.39999</text:p>
          </table:table-cell>
          <table:table-cell office:value-type="float" office:value="132" calcext:value-type="float">
            <text:p>132</text:p>
          </table:table-cell>
          <table:table-cell office:value-type="float" office:value="134.8" calcext:value-type="float">
            <text:p>134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33.39999" calcext:value-type="float">
            <text:p>133.39999</text:p>
          </table:table-cell>
          <table:table-cell office:value-type="float" office:value="129.2" calcext:value-type="float">
            <text:p>129.2</text:p>
          </table:table-cell>
        </table:table-row>
        <table:table-row table:style-name="ro1">
          <table:table-cell office:value-type="float" office:value="69.800003" calcext:value-type="float">
            <text:p>69.800003</text:p>
          </table:table-cell>
          <table:table-cell office:value-type="float" office:value="98.400002" calcext:value-type="float">
            <text:p>98.400002</text:p>
          </table:table-cell>
          <table:table-cell office:value-type="float" office:value="98" calcext:value-type="float">
            <text:p>98</text:p>
          </table:table-cell>
          <table:table-cell office:value-type="float" office:value="116.6" calcext:value-type="float">
            <text:p>116.6</text:p>
          </table:table-cell>
          <table:table-cell office:value-type="float" office:value="123.4" calcext:value-type="float">
            <text:p>123.4</text:p>
          </table:table-cell>
          <table:table-cell office:value-type="float" office:value="129.8" calcext:value-type="float">
            <text:p>129.8</text:p>
          </table:table-cell>
          <table:table-cell office:value-type="float" office:value="118.8" calcext:value-type="float">
            <text:p>118.8</text:p>
          </table:table-cell>
          <table:table-cell office:value-type="float" office:value="126.2" calcext:value-type="float">
            <text:p>126.2</text:p>
          </table:table-cell>
          <table:table-cell office:value-type="float" office:value="132.8" calcext:value-type="float">
            <text:p>132.8</text:p>
          </table:table-cell>
          <table:table-cell office:value-type="float" office:value="130.2" calcext:value-type="float">
            <text:p>130.2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float" office:value="70.199997" calcext:value-type="float">
            <text:p>70.199997</text:p>
          </table:table-cell>
          <table:table-cell office:value-type="float" office:value="98.800003" calcext:value-type="float">
            <text:p>98.800003</text:p>
          </table:table-cell>
          <table:table-cell office:value-type="float" office:value="99" calcext:value-type="float">
            <text:p>99</text:p>
          </table:table-cell>
          <table:table-cell office:value-type="float" office:value="117.6" calcext:value-type="float">
            <text:p>117.6</text:p>
          </table:table-cell>
          <table:table-cell office:value-type="float" office:value="123.4" calcext:value-type="float">
            <text:p>123.4</text:p>
          </table:table-cell>
          <table:table-cell office:value-type="float" office:value="129.8" calcext:value-type="float">
            <text:p>129.8</text:p>
          </table:table-cell>
          <table:table-cell office:value-type="float" office:value="119.2" calcext:value-type="float">
            <text:p>119.2</text:p>
          </table:table-cell>
          <table:table-cell office:value-type="float" office:value="127" calcext:value-type="float">
            <text:p>127</text:p>
          </table:table-cell>
          <table:table-cell office:value-type="float" office:value="132.60001" calcext:value-type="float">
            <text:p>132.60001</text:p>
          </table:table-cell>
          <table:table-cell office:value-type="float" office:value="129.2" calcext:value-type="float">
            <text:p>129.2</text:p>
          </table:table-cell>
          <table:table-cell office:value-type="float" office:value="133.2" calcext:value-type="float">
            <text:p>133.2</text:p>
          </table:table-cell>
          <table:table-cell office:value-type="float" office:value="135" calcext:value-type="float">
            <text:p>135</text:p>
          </table:table-cell>
          <table:table-cell office:value-type="float" office:value="141.2" calcext:value-type="float">
            <text:p>141.2</text:p>
          </table:table-cell>
          <table:table-cell office:value-type="float" office:value="134.8" calcext:value-type="float">
            <text:p>134.8</text:p>
          </table:table-cell>
          <table:table-cell office:value-type="float" office:value="130.60001" calcext:value-type="float">
            <text:p>130.60001</text:p>
          </table:table-cell>
        </table:table-row>
        <table:table-row table:style-name="ro1">
          <table:table-cell office:value-type="float" office:value="69.599998" calcext:value-type="float">
            <text:p>69.5999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18.4" calcext:value-type="float">
            <text:p>118.4</text:p>
          </table:table-cell>
          <table:table-cell office:value-type="float" office:value="123.6" calcext:value-type="float">
            <text:p>123.6</text:p>
          </table:table-cell>
          <table:table-cell office:value-type="float" office:value="130.2" calcext:value-type="float">
            <text:p>130.2</text:p>
          </table:table-cell>
          <table:table-cell office:value-type="float" office:value="120.2" calcext:value-type="float">
            <text:p>120.2</text:p>
          </table:table-cell>
          <table:table-cell office:value-type="float" office:value="127" calcext:value-type="float">
            <text:p>127</text:p>
          </table:table-cell>
          <table:table-cell office:value-type="float" office:value="132.8" calcext:value-type="float">
            <text:p>132.8</text:p>
          </table:table-cell>
          <table:table-cell office:value-type="float" office:value="128.8" calcext:value-type="float">
            <text:p>128.8</text:p>
          </table:table-cell>
          <table:table-cell office:value-type="float" office:value="133.8" calcext:value-type="float">
            <text:p>133.8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41.2" calcext:value-type="float">
            <text:p>141.2</text:p>
          </table:table-cell>
          <table:table-cell office:value-type="float" office:value="135" calcext:value-type="float">
            <text:p>135</text:p>
          </table:table-cell>
          <table:table-cell office:value-type="float" office:value="131.39999" calcext:value-type="float">
            <text:p>131.399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.599998" calcext:value-type="float">
            <text:p>96.599998</text:p>
          </table:table-cell>
          <table:table-cell office:value-type="float" office:value="101" calcext:value-type="float">
            <text:p>101</text:p>
          </table:table-cell>
          <table:table-cell office:value-type="float" office:value="118.8" calcext:value-type="float">
            <text:p>118.8</text:p>
          </table:table-cell>
          <table:table-cell office:value-type="float" office:value="124.2" calcext:value-type="float">
            <text:p>124.2</text:p>
          </table:table-cell>
          <table:table-cell office:value-type="float" office:value="130.2" calcext:value-type="float">
            <text:p>130.2</text:p>
          </table:table-cell>
          <table:table-cell office:value-type="float" office:value="121.6" calcext:value-type="float">
            <text:p>121.6</text:p>
          </table:table-cell>
          <table:table-cell office:value-type="float" office:value="127.6" calcext:value-type="float">
            <text:p>127.6</text:p>
          </table:table-cell>
          <table:table-cell office:value-type="float" office:value="133" calcext:value-type="float">
            <text:p>133</text:p>
          </table:table-cell>
          <table:table-cell office:value-type="float" office:value="129.60001" calcext:value-type="float">
            <text:p>129.60001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8.800003" calcext:value-type="float">
            <text:p>68.800003</text:p>
          </table:table-cell>
          <table:table-cell office:value-type="float" office:value="95.599998" calcext:value-type="float">
            <text:p>95.599998</text:p>
          </table:table-cell>
          <table:table-cell office:value-type="float" office:value="102.2" calcext:value-type="float">
            <text:p>102.2</text:p>
          </table:table-cell>
          <table:table-cell office:value-type="float" office:value="119.2" calcext:value-type="float">
            <text:p>119.2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2.6" calcext:value-type="float">
            <text:p>122.6</text:p>
          </table:table-cell>
          <table:table-cell office:value-type="float" office:value="128.2" calcext:value-type="float">
            <text:p>128.2</text:p>
          </table:table-cell>
          <table:table-cell office:value-type="float" office:value="133" calcext:value-type="float">
            <text:p>133</text:p>
          </table:table-cell>
          <table:table-cell office:value-type="float" office:value="130.39999" calcext:value-type="float">
            <text:p>130.39999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6.8" calcext:value-type="float">
            <text:p>136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2.39999" calcext:value-type="float">
            <text:p>132.39999</text:p>
          </table:table-cell>
        </table:table-row>
        <table:table-row table:style-name="ro1">
          <table:table-cell office:value-type="float" office:value="69.199997" calcext:value-type="float">
            <text:p>69.199997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25.8" calcext:value-type="float">
            <text:p>125.8</text:p>
          </table:table-cell>
          <table:table-cell office:value-type="float" office:value="129.60001" calcext:value-type="float">
            <text:p>129.60001</text:p>
          </table:table-cell>
          <table:table-cell office:value-type="float" office:value="123.2" calcext:value-type="float">
            <text:p>123.2</text:p>
          </table:table-cell>
          <table:table-cell office:value-type="float" office:value="129" calcext:value-type="float">
            <text:p>129</text:p>
          </table:table-cell>
          <table:table-cell office:value-type="float" office:value="132.60001" calcext:value-type="float">
            <text:p>132.60001</text:p>
          </table:table-cell>
          <table:table-cell office:value-type="float" office:value="131.60001" calcext:value-type="float">
            <text:p>131.60001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7" calcext:value-type="float">
            <text:p>137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9.400002" calcext:value-type="float">
            <text:p>69.400002</text:p>
          </table:table-cell>
          <table:table-cell office:value-type="float" office:value="98.599998" calcext:value-type="float">
            <text:p>98.599998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26.6" calcext:value-type="float">
            <text:p>126.6</text:p>
          </table:table-cell>
          <table:table-cell office:value-type="float" office:value="129.39999" calcext:value-type="float">
            <text:p>129.39999</text:p>
          </table:table-cell>
          <table:table-cell office:value-type="float" office:value="123.8" calcext:value-type="float">
            <text:p>123.8</text:p>
          </table:table-cell>
          <table:table-cell office:value-type="float" office:value="129.60001" calcext:value-type="float">
            <text:p>129.60001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37.2" calcext:value-type="float">
            <text:p>137.2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3.60001" calcext:value-type="float">
            <text:p>133.60001</text:p>
          </table:table-cell>
        </table:table-row>
        <table:table-row table:style-name="ro1">
          <table:table-cell office:value-type="float" office:value="69.800003" calcext:value-type="float">
            <text:p>69.800003</text:p>
          </table:table-cell>
          <table:table-cell office:value-type="float" office:value="100" calcext:value-type="float">
            <text:p>100</text:p>
          </table:table-cell>
          <table:table-cell office:value-type="float" office:value="107.8" calcext:value-type="float">
            <text:p>107.8</text:p>
          </table:table-cell>
          <table:table-cell office:value-type="float" office:value="121.8" calcext:value-type="float">
            <text:p>121.8</text:p>
          </table:table-cell>
          <table:table-cell office:value-type="float" office:value="127.4" calcext:value-type="float">
            <text:p>127.4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30.2" calcext:value-type="float">
            <text:p>130.2</text:p>
          </table:table-cell>
          <table:table-cell office:value-type="float" office:value="132.8" calcext:value-type="float">
            <text:p>132.8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37.2" calcext:value-type="float">
            <text:p>137.2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0.400002" calcext:value-type="float">
            <text:p>70.400002</text:p>
          </table:table-cell>
          <table:table-cell office:value-type="float" office:value="101.6" calcext:value-type="float">
            <text:p>101.6</text:p>
          </table:table-cell>
          <table:table-cell office:value-type="float" office:value="108.8" calcext:value-type="float">
            <text:p>108.8</text:p>
          </table:table-cell>
          <table:table-cell office:value-type="float" office:value="122.6" calcext:value-type="float">
            <text:p>122.6</text:p>
          </table:table-cell>
          <table:table-cell office:value-type="float" office:value="127.6" calcext:value-type="float">
            <text:p>127.6</text:p>
          </table:table-cell>
          <table:table-cell office:value-type="float" office:value="128.2" calcext:value-type="float">
            <text:p>128.2</text:p>
          </table:table-cell>
          <table:table-cell office:value-type="float" office:value="126.4" calcext:value-type="float">
            <text:p>126.4</text:p>
          </table:table-cell>
          <table:table-cell office:value-type="float" office:value="130.8" calcext:value-type="float">
            <text:p>130.8</text:p>
          </table:table-cell>
          <table:table-cell office:value-type="float" office:value="133.60001" calcext:value-type="float">
            <text:p>133.60001</text:p>
          </table:table-cell>
          <table:table-cell office:value-type="float" office:value="133.2" calcext:value-type="float">
            <text:p>133.2</text:p>
          </table:table-cell>
          <table:table-cell table:number-columns-repeated="2" office:value-type="float" office:value="137.39999" calcext:value-type="float">
            <text:p>137.39999</text:p>
          </table:table-cell>
          <table:table-cell office:value-type="float" office:value="141.60001" calcext:value-type="float">
            <text:p>141.60001</text:p>
          </table:table-cell>
          <table:table-cell table:number-columns-repeated="2" office:value-type="float" office:value="134.60001" calcext:value-type="float">
            <text:p>134.60001</text:p>
          </table:table-cell>
        </table:table-row>
        <table:table-row table:style-name="ro1">
          <table:table-cell office:value-type="float" office:value="70.800003" calcext:value-type="float">
            <text:p>70.80000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23.6" calcext:value-type="float">
            <text:p>123.6</text:p>
          </table:table-cell>
          <table:table-cell office:value-type="float" office:value="127.8" calcext:value-type="float">
            <text:p>127.8</text:p>
          </table:table-cell>
          <table:table-cell office:value-type="float" office:value="128.60001" calcext:value-type="float">
            <text:p>128.60001</text:p>
          </table:table-cell>
          <table:table-cell office:value-type="float" office:value="127.6" calcext:value-type="float">
            <text:p>127.6</text:p>
          </table:table-cell>
          <table:table-cell office:value-type="float" office:value="131" calcext:value-type="float">
            <text:p>131</text:p>
          </table:table-cell>
          <table:table-cell office:value-type="float" office:value="134.8" calcext:value-type="float">
            <text:p>134.8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37.8" calcext:value-type="float">
            <text:p>137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1.199997" calcext:value-type="float">
            <text:p>71.199997</text:p>
          </table:table-cell>
          <table:table-cell office:value-type="float" office:value="104.6" calcext:value-type="float">
            <text:p>104.6</text:p>
          </table:table-cell>
          <table:table-cell office:value-type="float" office:value="111" calcext:value-type="float">
            <text:p>111</text:p>
          </table:table-cell>
          <table:table-cell office:value-type="float" office:value="124.2" calcext:value-type="float">
            <text:p>124.2</text:p>
          </table:table-cell>
          <table:table-cell office:value-type="float" office:value="128" calcext:value-type="float">
            <text:p>128</text:p>
          </table:table-cell>
          <table:table-cell office:value-type="float" office:value="129.39999" calcext:value-type="float">
            <text:p>129.39999</text:p>
          </table:table-cell>
          <table:table-cell office:value-type="float" office:value="128.39999" calcext:value-type="float">
            <text:p>128.39999</text:p>
          </table:table-cell>
          <table:table-cell office:value-type="float" office:value="131.60001" calcext:value-type="float">
            <text:p>131.60001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5" calcext:value-type="float">
            <text:p>135</text:p>
          </table:table-cell>
          <table:table-cell office:value-type="float" office:value="137.8" calcext:value-type="float">
            <text:p>137.8</text:p>
          </table:table-cell>
          <table:table-cell office:value-type="float" office:value="138" calcext:value-type="float">
            <text:p>13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.4" calcext:value-type="float">
            <text:p>106.4</text:p>
          </table:table-cell>
          <table:table-cell office:value-type="float" office:value="111.8" calcext:value-type="float">
            <text:p>111.8</text:p>
          </table:table-cell>
          <table:table-cell office:value-type="float" office:value="125" calcext:value-type="float">
            <text:p>125</text:p>
          </table:table-cell>
          <table:table-cell office:value-type="float" office:value="128.8" calcext:value-type="float">
            <text:p>128.8</text:p>
          </table:table-cell>
          <table:table-cell office:value-type="float" office:value="129.8" calcext:value-type="float">
            <text:p>129.8</text:p>
          </table:table-cell>
          <table:table-cell office:value-type="float" office:value="129" calcext:value-type="float">
            <text:p>129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35.8" calcext:value-type="float">
            <text:p>135.8</text:p>
          </table:table-cell>
          <table:table-cell office:value-type="float" office:value="134.2" calcext:value-type="float">
            <text:p>134.2</text:p>
          </table:table-cell>
          <table:table-cell office:value-type="float" office:value="138.39999" calcext:value-type="float">
            <text:p>138.39999</text:p>
          </table:table-cell>
          <table:table-cell office:value-type="float" office:value="138.2" calcext:value-type="float">
            <text:p>138.2</text:p>
          </table:table-cell>
          <table:table-cell office:value-type="float" office:value="141.8" calcext:value-type="float">
            <text:p>141.8</text:p>
          </table:table-cell>
          <table:table-cell office:value-type="float" office:value="135.2" calcext:value-type="float">
            <text:p>135.2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108.2" calcext:value-type="float">
            <text:p>108.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" calcext:value-type="float">
            <text:p>126</text:p>
          </table:table-cell>
          <table:table-cell office:value-type="float" office:value="128.8" calcext:value-type="float">
            <text:p>128.8</text:p>
          </table:table-cell>
          <table:table-cell office:value-type="float" office:value="130.39999" calcext:value-type="float">
            <text:p>130.39999</text:p>
          </table:table-cell>
          <table:table-cell office:value-type="float" office:value="129.8" calcext:value-type="float">
            <text:p>129.8</text:p>
          </table:table-cell>
          <table:table-cell office:value-type="float" office:value="133.2" calcext:value-type="float">
            <text:p>133.2</text:p>
          </table:table-cell>
          <table:table-cell office:value-type="float" office:value="136" calcext:value-type="float">
            <text:p>136</text:p>
          </table:table-cell>
          <table:table-cell office:value-type="float" office:value="133.8" calcext:value-type="float">
            <text:p>133.8</text:p>
          </table:table-cell>
          <table:table-cell table:number-columns-repeated="2" office:value-type="float" office:value="138.60001" calcext:value-type="float">
            <text:p>138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35.39999" calcext:value-type="float">
            <text:p>135.39999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1">
          <table:table-cell office:value-type="float" office:value="72.800003" calcext:value-type="float">
            <text:p>72.800003</text:p>
          </table:table-cell>
          <table:table-cell office:value-type="float" office:value="109.4" calcext:value-type="float">
            <text:p>109.4</text:p>
          </table:table-cell>
          <table:table-cell office:value-type="float" office:value="113.6" calcext:value-type="float">
            <text:p>113.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30.8" calcext:value-type="float">
            <text:p>130.8</text:p>
          </table:table-cell>
          <table:table-cell office:value-type="float" office:value="134" calcext:value-type="float">
            <text:p>134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4.2" calcext:value-type="float">
            <text:p>134.2</text:p>
          </table:table-cell>
          <table:table-cell office:value-type="float" office:value="139" calcext:value-type="float">
            <text:p>139</text:p>
          </table:table-cell>
          <table:table-cell office:value-type="float" office:value="138.8" calcext:value-type="float">
            <text:p>138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5.2" calcext:value-type="float">
            <text:p>135.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3.800003" calcext:value-type="float">
            <text:p>73.800003</text:p>
          </table:table-cell>
          <table:table-cell office:value-type="float" office:value="110.6" calcext:value-type="float">
            <text:p>110.6</text:p>
          </table:table-cell>
          <table:table-cell office:value-type="float" office:value="114.4" calcext:value-type="float">
            <text:p>114.4</text:p>
          </table:table-cell>
          <table:table-cell office:value-type="float" office:value="127.8" calcext:value-type="float">
            <text:p>127.8</text:p>
          </table:table-cell>
          <table:table-cell office:value-type="float" office:value="127.6" calcext:value-type="float">
            <text:p>127.6</text:p>
          </table:table-cell>
          <table:table-cell table:number-columns-repeated="2" office:value-type="float" office:value="131.8" calcext:value-type="float">
            <text:p>131.8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4.39999" calcext:value-type="float">
            <text:p>134.39999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38.8" calcext:value-type="float">
            <text:p>138.8</text:p>
          </table:table-cell>
          <table:table-cell office:value-type="float" office:value="141.8" calcext:value-type="float">
            <text:p>141.8</text:p>
          </table:table-cell>
          <table:table-cell office:value-type="float" office:value="135" calcext:value-type="float">
            <text:p>135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1">
          <table:table-cell office:value-type="float" office:value="74.599998" calcext:value-type="float">
            <text:p>74.599998</text:p>
          </table:table-cell>
          <table:table-cell office:value-type="float" office:value="111.6" calcext:value-type="float">
            <text:p>111.6</text:p>
          </table:table-cell>
          <table:table-cell office:value-type="float" office:value="115" calcext:value-type="float">
            <text:p>115</text:p>
          </table:table-cell>
          <table:table-cell office:value-type="float" office:value="128.60001" calcext:value-type="float">
            <text:p>128.60001</text:p>
          </table:table-cell>
          <table:table-cell office:value-type="float" office:value="127.8" calcext:value-type="float">
            <text:p>127.8</text:p>
          </table:table-cell>
          <table:table-cell office:value-type="float" office:value="133" calcext:value-type="float">
            <text:p>133</text:p>
          </table:table-cell>
          <table:table-cell office:value-type="float" office:value="132.60001" calcext:value-type="float">
            <text:p>132.60001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38.8" calcext:value-type="float">
            <text:p>138.8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7.39999" calcext:value-type="float">
            <text:p>137.39999</text:p>
          </table:table-cell>
        </table:table-row>
        <table:table-row table:style-name="ro1">
          <table:table-cell office:value-type="float" office:value="74.800003" calcext:value-type="float">
            <text:p>74.800003</text:p>
          </table:table-cell>
          <table:table-cell office:value-type="float" office:value="112.2" calcext:value-type="float">
            <text:p>112.2</text:p>
          </table:table-cell>
          <table:table-cell office:value-type="float" office:value="115.4" calcext:value-type="float">
            <text:p>115.4</text:p>
          </table:table-cell>
          <table:table-cell office:value-type="float" office:value="128.8" calcext:value-type="float">
            <text:p>128.8</text:p>
          </table:table-cell>
          <table:table-cell office:value-type="float" office:value="128.39999" calcext:value-type="float">
            <text:p>128.39999</text:p>
          </table:table-cell>
          <table:table-cell office:value-type="float" office:value="134" calcext:value-type="float">
            <text:p>134</text:p>
          </table:table-cell>
          <table:table-cell office:value-type="float" office:value="133.60001" calcext:value-type="float">
            <text:p>133.60001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7.60001" calcext:value-type="float">
            <text:p>137.60001</text:p>
          </table:table-cell>
          <table:table-cell office:value-type="float" office:value="135" calcext:value-type="float">
            <text:p>135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5.2" calcext:value-type="float">
            <text:p>135.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5.199997" calcext:value-type="float">
            <text:p>75.199997</text:p>
          </table:table-cell>
          <table:table-cell office:value-type="float" office:value="113.6" calcext:value-type="float">
            <text:p>113.6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128.60001" calcext:value-type="float">
            <text:p>128.60001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4.39999" calcext:value-type="float">
            <text:p>134.39999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39.2" calcext:value-type="float">
            <text:p>139.2</text:p>
          </table:table-cell>
          <table:table-cell office:value-type="float" office:value="142.2" calcext:value-type="float">
            <text:p>142.2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8.60001" calcext:value-type="float">
            <text:p>138.60001</text:p>
          </table:table-cell>
        </table:table-row>
        <table:table-row table:style-name="ro1">
          <table:table-cell office:value-type="float" office:value="76.400002" calcext:value-type="float">
            <text:p>76.400002</text:p>
          </table:table-cell>
          <table:table-cell office:value-type="float" office:value="115" calcext:value-type="float">
            <text:p>115</text:p>
          </table:table-cell>
          <table:table-cell office:value-type="float" office:value="116.8" calcext:value-type="float">
            <text:p>116.8</text:p>
          </table:table-cell>
          <table:table-cell office:value-type="float" office:value="129.60001" calcext:value-type="float">
            <text:p>129.60001</text:p>
          </table:table-cell>
          <table:table-cell office:value-type="float" office:value="129.39999" calcext:value-type="float">
            <text:p>129.39999</text:p>
          </table:table-cell>
          <table:table-cell office:value-type="float" office:value="135.2" calcext:value-type="float">
            <text:p>135.2</text:p>
          </table:table-cell>
          <table:table-cell office:value-type="float" office:value="134.2" calcext:value-type="float">
            <text:p>134.2</text:p>
          </table:table-cell>
          <table:table-cell office:value-type="float" office:value="134.8" calcext:value-type="float">
            <text:p>134.8</text:p>
          </table:table-cell>
          <table:table-cell office:value-type="float" office:value="138.2" calcext:value-type="float">
            <text:p>138.2</text:p>
          </table:table-cell>
          <table:table-cell office:value-type="float" office:value="135.60001" calcext:value-type="float">
            <text:p>135.60001</text:p>
          </table:table-cell>
          <table:table-cell table:number-columns-repeated="2" office:value-type="float" office:value="139.60001" calcext:value-type="float">
            <text:p>139.60001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8.60001" calcext:value-type="float">
            <text:p>138.60001</text:p>
          </table:table-cell>
        </table:table-row>
        <table:table-row table:style-name="ro1">
          <table:table-cell office:value-type="float" office:value="77.599998" calcext:value-type="float">
            <text:p>77.599998</text:p>
          </table:table-cell>
          <table:table-cell office:value-type="float" office:value="115.8" calcext:value-type="float">
            <text:p>115.8</text:p>
          </table:table-cell>
          <table:table-cell office:value-type="float" office:value="117" calcext:value-type="float">
            <text:p>117</text:p>
          </table:table-cell>
          <table:table-cell office:value-type="float" office:value="129.60001" calcext:value-type="float">
            <text:p>129.60001</text:p>
          </table:table-cell>
          <table:table-cell office:value-type="float" office:value="130.60001" calcext:value-type="float">
            <text:p>130.60001</text:p>
          </table:table-cell>
          <table:table-cell office:value-type="float" office:value="135.8" calcext:value-type="float">
            <text:p>135.8</text:p>
          </table:table-cell>
          <table:table-cell office:value-type="float" office:value="133.60001" calcext:value-type="float">
            <text:p>133.60001</text:p>
          </table:table-cell>
          <table:table-cell office:value-type="float" office:value="135.2" calcext:value-type="float">
            <text:p>135.2</text:p>
          </table:table-cell>
          <table:table-cell office:value-type="float" office:value="138.60001" calcext:value-type="float">
            <text:p>138.60001</text:p>
          </table:table-cell>
          <table:table-cell office:value-type="float" office:value="136.60001" calcext:value-type="float">
            <text:p>136.60001</text:p>
          </table:table-cell>
          <table:table-cell table:number-columns-repeated="2" office:value-type="float" office:value="139.8" calcext:value-type="float">
            <text:p>139.8</text:p>
          </table:table-cell>
          <table:table-cell office:value-type="float" office:value="142" calcext:value-type="float">
            <text:p>142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7.2" calcext:value-type="float">
            <text:p>117.2</text:p>
          </table:table-cell>
          <table:table-cell office:value-type="float" office:value="116.8" calcext:value-type="float">
            <text:p>116.8</text:p>
          </table:table-cell>
          <table:table-cell office:value-type="float" office:value="129.60001" calcext:value-type="float">
            <text:p>129.60001</text:p>
          </table:table-cell>
          <table:table-cell office:value-type="float" office:value="131.8" calcext:value-type="float">
            <text:p>131.8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3.60001" calcext:value-type="float">
            <text:p>133.60001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37.60001" calcext:value-type="float">
            <text:p>137.60001</text:p>
          </table:table-cell>
          <table:table-cell office:value-type="float" office:value="140" calcext:value-type="float">
            <text:p>140</text:p>
          </table:table-cell>
          <table:table-cell office:value-type="float" office:value="139.8" calcext:value-type="float">
            <text:p>139.8</text:p>
          </table:table-cell>
          <table:table-cell office:value-type="float" office:value="142.2" calcext:value-type="float">
            <text:p>142.2</text:p>
          </table:table-cell>
          <table:table-cell office:value-type="float" office:value="135.8" calcext:value-type="float">
            <text:p>135.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8.199997" calcext:value-type="float">
            <text:p>78.199997</text:p>
          </table:table-cell>
          <table:table-cell office:value-type="float" office:value="118.6" calcext:value-type="float">
            <text:p>118.6</text:p>
          </table:table-cell>
          <table:table-cell office:value-type="float" office:value="116.8" calcext:value-type="float">
            <text:p>116.8</text:p>
          </table:table-cell>
          <table:table-cell office:value-type="float" office:value="129.39999" calcext:value-type="float">
            <text:p>129.39999</text:p>
          </table:table-cell>
          <table:table-cell office:value-type="float" office:value="132.2" calcext:value-type="float">
            <text:p>132.2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3.8" calcext:value-type="float">
            <text:p>133.8</text:p>
          </table:table-cell>
          <table:table-cell office:value-type="float" office:value="134.8" calcext:value-type="float">
            <text:p>134.8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37.8" calcext:value-type="float">
            <text:p>137.8</text:p>
          </table:table-cell>
          <table:table-cell office:value-type="float" office:value="140" calcext:value-type="float">
            <text:p>140</text:p>
          </table:table-cell>
          <table:table-cell office:value-type="float" office:value="139.8" calcext:value-type="float">
            <text:p>139.8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35.8" calcext:value-type="float">
            <text:p>135.8</text:p>
          </table:table-cell>
          <table:table-cell office:value-type="float" office:value="139.60001" calcext:value-type="float">
            <text:p>139.60001</text:p>
          </table:table-cell>
        </table:table-row>
        <table:table-row table:style-name="ro1">
          <table:table-cell office:value-type="float" office:value="79.400002" calcext:value-type="float">
            <text:p>79.400002</text:p>
          </table:table-cell>
          <table:table-cell office:value-type="float" office:value="118.8" calcext:value-type="float">
            <text:p>118.8</text:p>
          </table:table-cell>
          <table:table-cell office:value-type="float" office:value="117.2" calcext:value-type="float">
            <text:p>117.2</text:p>
          </table:table-cell>
          <table:table-cell office:value-type="float" office:value="129.2" calcext:value-type="float">
            <text:p>129.2</text:p>
          </table:table-cell>
          <table:table-cell office:value-type="float" office:value="132.60001" calcext:value-type="float">
            <text:p>132.60001</text:p>
          </table:table-cell>
          <table:table-cell office:value-type="float" office:value="136" calcext:value-type="float">
            <text:p>136</text:p>
          </table:table-cell>
          <table:table-cell office:value-type="float" office:value="134.39999" calcext:value-type="float">
            <text:p>134.39999</text:p>
          </table:table-cell>
          <table:table-cell office:value-type="float" office:value="135" calcext:value-type="float">
            <text:p>135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office:value-type="float" office:value="79.599998" calcext:value-type="float">
            <text:p>79.599998</text:p>
          </table:table-cell>
          <table:table-cell office:value-type="float" office:value="119.4" calcext:value-type="float">
            <text:p>119.4</text:p>
          </table:table-cell>
          <table:table-cell office:value-type="float" office:value="117.8" calcext:value-type="float">
            <text:p>117.8</text:p>
          </table:table-cell>
          <table:table-cell office:value-type="float" office:value="129.39999" calcext:value-type="float">
            <text:p>129.39999</text:p>
          </table:table-cell>
          <table:table-cell office:value-type="float" office:value="132.8" calcext:value-type="float">
            <text:p>132.8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5.2" calcext:value-type="float">
            <text:p>135.2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9.8" calcext:value-type="float">
            <text:p>139.8</text:p>
          </table:table-cell>
          <table:table-cell office:value-type="float" office:value="138.8" calcext:value-type="float">
            <text:p>138.8</text:p>
          </table:table-cell>
          <table:table-cell table:number-columns-repeated="2" office:value-type="float" office:value="140.2" calcext:value-type="float">
            <text:p>140.2</text:p>
          </table:table-cell>
          <table:table-cell office:value-type="float" office:value="142.8" calcext:value-type="float">
            <text:p>142.8</text:p>
          </table:table-cell>
          <table:table-cell office:value-type="float" office:value="135.8" calcext:value-type="float">
            <text:p>135.8</text:p>
          </table:table-cell>
          <table:table-cell office:value-type="float" office:value="140.39999" calcext:value-type="float">
            <text:p>140.39999</text:p>
          </table:table-cell>
        </table:table-row>
        <table:table-row table:style-name="ro1">
          <table:table-cell office:value-type="float" office:value="79.400002" calcext:value-type="float">
            <text:p>79.400002</text:p>
          </table:table-cell>
          <table:table-cell office:value-type="float" office:value="119.8" calcext:value-type="float">
            <text:p>119.8</text:p>
          </table:table-cell>
          <table:table-cell office:value-type="float" office:value="118.2" calcext:value-type="float">
            <text:p>118.2</text:p>
          </table:table-cell>
          <table:table-cell office:value-type="float" office:value="129.8" calcext:value-type="float">
            <text:p>129.8</text:p>
          </table:table-cell>
          <table:table-cell office:value-type="float" office:value="132.60001" calcext:value-type="float">
            <text:p>132.60001</text:p>
          </table:table-cell>
          <table:table-cell office:value-type="float" office:value="137" calcext:value-type="float">
            <text:p>137</text:p>
          </table:table-cell>
          <table:table-cell office:value-type="float" office:value="135.8" calcext:value-type="float">
            <text:p>135.8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40" calcext:value-type="float">
            <text:p>140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0.8" calcext:value-type="float">
            <text:p>140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3" calcext:value-type="float">
            <text:p>143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40.60001" calcext:value-type="float">
            <text:p>140.60001</text:p>
          </table:table-cell>
        </table:table-row>
        <table:table-row table:style-name="ro1">
          <table:table-cell office:value-type="float" office:value="80.400002" calcext:value-type="float">
            <text:p>80.400002</text:p>
          </table:table-cell>
          <table:table-cell office:value-type="float" office:value="120.4" calcext:value-type="float">
            <text:p>120.4</text:p>
          </table:table-cell>
          <table:table-cell office:value-type="float" office:value="119.2" calcext:value-type="float">
            <text:p>119.2</text:p>
          </table:table-cell>
          <table:table-cell office:value-type="float" office:value="130.60001" calcext:value-type="float">
            <text:p>130.60001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37.60001" calcext:value-type="float">
            <text:p>137.60001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7.2" calcext:value-type="float">
            <text:p>137.2</text:p>
          </table:table-cell>
          <table:table-cell office:value-type="float" office:value="140.2" calcext:value-type="float">
            <text:p>140.2</text:p>
          </table:table-cell>
          <table:table-cell office:value-type="float" office:value="139.39999" calcext:value-type="float">
            <text:p>139.39999</text:p>
          </table:table-cell>
          <table:table-cell table:number-columns-repeated="2" office:value-type="float" office:value="140.8" calcext:value-type="float">
            <text:p>140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35.39999" calcext:value-type="float">
            <text:p>135.39999</text:p>
          </table:table-cell>
          <table:table-cell office:value-type="float" office:value="140.60001" calcext:value-type="float">
            <text:p>140.60001</text:p>
          </table:table-cell>
        </table:table-row>
        <table:table-row table:style-name="ro1">
          <table:table-cell office:value-type="float" office:value="81.199997" calcext:value-type="float">
            <text:p>81.199997</text:p>
          </table:table-cell>
          <table:table-cell office:value-type="float" office:value="119.6" calcext:value-type="float">
            <text:p>119.6</text:p>
          </table:table-cell>
          <table:table-cell office:value-type="float" office:value="120" calcext:value-type="float">
            <text:p>120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60001" calcext:value-type="float">
            <text:p>132.60001</text:p>
          </table:table-cell>
          <table:table-cell office:value-type="float" office:value="137.60001" calcext:value-type="float">
            <text:p>137.60001</text:p>
          </table:table-cell>
          <table:table-cell office:value-type="float" office:value="136.8" calcext:value-type="float">
            <text:p>136.8</text:p>
          </table:table-cell>
          <table:table-cell office:value-type="float" office:value="138" calcext:value-type="float">
            <text:p>13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0" calcext:value-type="float">
            <text:p>140</text:p>
          </table:table-cell>
          <table:table-cell office:value-type="float" office:value="140.8" calcext:value-type="float">
            <text:p>140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35.8" calcext:value-type="float">
            <text:p>135.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1.599998" calcext:value-type="float">
            <text:p>81.599998</text:p>
          </table:table-cell>
          <table:table-cell office:value-type="float" office:value="120.2" calcext:value-type="float">
            <text:p>120.2</text:p>
          </table:table-cell>
          <table:table-cell office:value-type="float" office:value="120.6" calcext:value-type="float">
            <text:p>120.6</text:p>
          </table:table-cell>
          <table:table-cell office:value-type="float" office:value="131.39999" calcext:value-type="float">
            <text:p>131.39999</text:p>
          </table:table-cell>
          <table:table-cell office:value-type="float" office:value="133.2" calcext:value-type="float">
            <text:p>133.2</text:p>
          </table:table-cell>
          <table:table-cell table:number-columns-repeated="2" office:value-type="float" office:value="137.39999" calcext:value-type="float">
            <text:p>137.39999</text:p>
          </table:table-cell>
          <table:table-cell office:value-type="float" office:value="138.39999" calcext:value-type="float">
            <text:p>138.39999</text:p>
          </table:table-cell>
          <table:table-cell office:value-type="float" office:value="140.8" calcext:value-type="float">
            <text:p>140.8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1" calcext:value-type="float">
            <text:p>141</text:p>
          </table:table-cell>
          <table:table-cell office:value-type="float" office:value="143.2" calcext:value-type="float">
            <text:p>143.2</text:p>
          </table:table-cell>
          <table:table-cell office:value-type="float" office:value="136" calcext:value-type="float">
            <text:p>136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1">
          <table:table-cell office:value-type="float" office:value="78.800003" calcext:value-type="float">
            <text:p>78.800003</text:p>
          </table:table-cell>
          <table:table-cell office:value-type="float" office:value="120.4" calcext:value-type="float">
            <text:p>120.4</text:p>
          </table:table-cell>
          <table:table-cell office:value-type="float" office:value="121" calcext:value-type="float">
            <text:p>121</text:p>
          </table:table-cell>
          <table:table-cell office:value-type="float" office:value="131.60001" calcext:value-type="float">
            <text:p>131.60001</text:p>
          </table:table-cell>
          <table:table-cell office:value-type="float" office:value="133.8" calcext:value-type="float">
            <text:p>133.8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37.60001" calcext:value-type="float">
            <text:p>137.60001</text:p>
          </table:table-cell>
          <table:table-cell office:value-type="float" office:value="138.8" calcext:value-type="float">
            <text:p>138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" calcext:value-type="float">
            <text:p>143</text:p>
          </table:table-cell>
          <table:table-cell office:value-type="float" office:value="135.8" calcext:value-type="float">
            <text:p>135.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7.599998" calcext:value-type="float">
            <text:p>77.599998</text:p>
          </table:table-cell>
          <table:table-cell office:value-type="float" office:value="121.6" calcext:value-type="float">
            <text:p>121.6</text:p>
          </table:table-cell>
          <table:table-cell office:value-type="float" office:value="120.6" calcext:value-type="float">
            <text:p>120.6</text:p>
          </table:table-cell>
          <table:table-cell office:value-type="float" office:value="131.60001" calcext:value-type="float">
            <text:p>131.60001</text:p>
          </table:table-cell>
          <table:table-cell office:value-type="float" office:value="134.39999" calcext:value-type="float">
            <text:p>134.39999</text:p>
          </table:table-cell>
          <table:table-cell office:value-type="float" office:value="137.8" calcext:value-type="float">
            <text:p>137.8</text:p>
          </table:table-cell>
          <table:table-cell office:value-type="float" office:value="137.60001" calcext:value-type="float">
            <text:p>137.60001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35.8" calcext:value-type="float">
            <text:p>135.8</text:p>
          </table:table-cell>
          <table:table-cell office:value-type="float" office:value="141.39999" calcext:value-type="float">
            <text:p>141.39999</text:p>
          </table:table-cell>
        </table:table-row>
        <table:table-row table:style-name="ro1">
          <table:table-cell office:value-type="float" office:value="81.599998" calcext:value-type="float">
            <text:p>81.599998</text:p>
          </table:table-cell>
          <table:table-cell office:value-type="float" office:value="123.2" calcext:value-type="float">
            <text:p>123.2</text:p>
          </table:table-cell>
          <table:table-cell office:value-type="float" office:value="119.6" calcext:value-type="float">
            <text:p>119.6</text:p>
          </table:table-cell>
          <table:table-cell office:value-type="float" office:value="131.8" calcext:value-type="float">
            <text:p>131.8</text:p>
          </table:table-cell>
          <table:table-cell office:value-type="float" office:value="134.8" calcext:value-type="float">
            <text:p>134.8</text:p>
          </table:table-cell>
          <table:table-cell office:value-type="float" office:value="138.2" calcext:value-type="float">
            <text:p>138.2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.8" calcext:value-type="float">
            <text:p>141.8</text:p>
          </table:table-cell>
          <table:table-cell office:value-type="float" office:value="143.2" calcext:value-type="float">
            <text:p>143.2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41.8" calcext:value-type="float">
            <text:p>141.8</text:p>
          </table:table-cell>
        </table:table-row>
        <table:table-row table:style-name="ro1">
          <table:table-cell office:value-type="float" office:value="84.599998" calcext:value-type="float">
            <text:p>84.599998</text:p>
          </table:table-cell>
          <table:table-cell office:value-type="float" office:value="122.6" calcext:value-type="float">
            <text:p>122.6</text:p>
          </table:table-cell>
          <table:table-cell office:value-type="float" office:value="118.8" calcext:value-type="float">
            <text:p>118.8</text:p>
          </table:table-cell>
          <table:table-cell office:value-type="float" office:value="131.8" calcext:value-type="float">
            <text:p>131.8</text:p>
          </table:table-cell>
          <table:table-cell office:value-type="float" office:value="135.2" calcext:value-type="float">
            <text:p>135.2</text:p>
          </table:table-cell>
          <table:table-cell office:value-type="float" office:value="138.39999" calcext:value-type="float">
            <text:p>138.39999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0.8" calcext:value-type="float">
            <text:p>140.8</text:p>
          </table:table-cell>
          <table:table-cell table:number-columns-repeated="2" office:value-type="float" office:value="140.39999" calcext:value-type="float">
            <text:p>140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36.2" calcext:value-type="float">
            <text:p>136.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2.2" calcext:value-type="float">
            <text:p>122.2</text:p>
          </table:table-cell>
          <table:table-cell office:value-type="float" office:value="119" calcext:value-type="float">
            <text:p>119</text:p>
          </table:table-cell>
          <table:table-cell office:value-type="float" office:value="131.60001" calcext:value-type="float">
            <text:p>131.60001</text:p>
          </table:table-cell>
          <table:table-cell office:value-type="float" office:value="135.8" calcext:value-type="float">
            <text:p>135.8</text:p>
          </table:table-cell>
          <table:table-cell office:value-type="float" office:value="138.60001" calcext:value-type="float">
            <text:p>138.60001</text:p>
          </table:table-cell>
          <table:table-cell office:value-type="float" office:value="138.2" calcext:value-type="float">
            <text:p>138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0.60001" calcext:value-type="float">
            <text:p>140.60001</text:p>
          </table:table-cell>
          <table:table-cell office:value-type="float" office:value="142" calcext:value-type="float">
            <text:p>14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36.2" calcext:value-type="float">
            <text:p>136.2</text:p>
          </table:table-cell>
          <table:table-cell office:value-type="float" office:value="142.39999" calcext:value-type="float">
            <text:p>142.39999</text:p>
          </table:table-cell>
        </table:table-row>
        <table:table-row table:style-name="ro1">
          <table:table-cell office:value-type="float" office:value="87.400002" calcext:value-type="float">
            <text:p>87.400002</text:p>
          </table:table-cell>
          <table:table-cell office:value-type="float" office:value="123.8" calcext:value-type="float">
            <text:p>123.8</text:p>
          </table:table-cell>
          <table:table-cell office:value-type="float" office:value="119.4" calcext:value-type="float">
            <text:p>119.4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.8" calcext:value-type="float">
            <text:p>138.8</text:p>
          </table:table-cell>
          <table:table-cell office:value-type="float" office:value="139" calcext:value-type="float">
            <text:p>139</text:p>
          </table:table-cell>
          <table:table-cell office:value-type="float" office:value="140.8" calcext:value-type="float">
            <text:p>140.8</text:p>
          </table:table-cell>
          <table:table-cell table:number-columns-repeated="2" office:value-type="float" office:value="141.2" calcext:value-type="float">
            <text:p>141.2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2.2" calcext:value-type="float">
            <text:p>142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42.60001" calcext:value-type="float">
            <text:p>142.60001</text:p>
          </table:table-cell>
        </table:table-row>
        <table:table-row table:style-name="ro1">
          <table:table-cell office:value-type="float" office:value="88.400002" calcext:value-type="float">
            <text:p>88.400002</text:p>
          </table:table-cell>
          <table:table-cell office:value-type="float" office:value="124.6" calcext:value-type="float">
            <text:p>124.6</text:p>
          </table:table-cell>
          <table:table-cell office:value-type="float" office:value="120.2" calcext:value-type="float">
            <text:p>120.2</text:p>
          </table:table-cell>
          <table:table-cell office:value-type="float" office:value="130.8" calcext:value-type="float">
            <text:p>130.8</text:p>
          </table:table-cell>
          <table:table-cell office:value-type="float" office:value="136" calcext:value-type="float">
            <text:p>136</text:p>
          </table:table-cell>
          <table:table-cell office:value-type="float" office:value="138.8" calcext:value-type="float">
            <text:p>138.8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1.39999" calcext:value-type="float">
            <text:p>141.39999</text:p>
          </table:table-cell>
          <table:table-cell office:value-type="float" office:value="140.8" calcext:value-type="float">
            <text:p>140.8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36.8" calcext:value-type="float">
            <text:p>136.8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float" office:value="89.599998" calcext:value-type="float">
            <text:p>89.599998</text:p>
          </table:table-cell>
          <table:table-cell office:value-type="float" office:value="124.6" calcext:value-type="float">
            <text:p>124.6</text:p>
          </table:table-cell>
          <table:table-cell office:value-type="float" office:value="121.4" calcext:value-type="float">
            <text:p>121.4</text:p>
          </table:table-cell>
          <table:table-cell office:value-type="float" office:value="130.60001" calcext:value-type="float">
            <text:p>130.60001</text:p>
          </table:table-cell>
          <table:table-cell office:value-type="float" office:value="136.2" calcext:value-type="float">
            <text:p>136.2</text:p>
          </table:table-cell>
          <table:table-cell office:value-type="float" office:value="139" calcext:value-type="float">
            <text:p>139</text:p>
          </table:table-cell>
          <table:table-cell office:value-type="float" office:value="139.8" calcext:value-type="float">
            <text:p>139.8</text:p>
          </table:table-cell>
          <table:table-cell office:value-type="float" office:value="141.2" calcext:value-type="float">
            <text:p>141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2" calcext:value-type="float">
            <text:p>141.2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37.2" calcext:value-type="float">
            <text:p>137.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0.599998" calcext:value-type="float">
            <text:p>90.599998</text:p>
          </table:table-cell>
          <table:table-cell office:value-type="float" office:value="124.4" calcext:value-type="float">
            <text:p>124.4</text:p>
          </table:table-cell>
          <table:table-cell office:value-type="float" office:value="121.6" calcext:value-type="float">
            <text:p>121.6</text:p>
          </table:table-cell>
          <table:table-cell office:value-type="float" office:value="130" calcext:value-type="float">
            <text:p>130</text:p>
          </table:table-cell>
          <table:table-cell office:value-type="float" office:value="136.2" calcext:value-type="float">
            <text:p>136.2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.2" calcext:value-type="float">
            <text:p>141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" calcext:value-type="float">
            <text:p>14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37" calcext:value-type="float">
            <text:p>137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float" office:value="91.199997" calcext:value-type="float">
            <text:p>91.199997</text:p>
          </table:table-cell>
          <table:table-cell office:value-type="float" office:value="123.8" calcext:value-type="float">
            <text:p>123.8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36.2" calcext:value-type="float">
            <text:p>136.2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0.8" calcext:value-type="float">
            <text:p>140.8</text:p>
          </table:table-cell>
          <table:table-cell office:value-type="float" office:value="141" calcext:value-type="float">
            <text:p>141</text:p>
          </table:table-cell>
          <table:table-cell office:value-type="float" office:value="141.2" calcext:value-type="float">
            <text:p>141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1" calcext:value-type="float">
            <text:p>14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37" calcext:value-type="float">
            <text:p>137</text:p>
          </table:table-cell>
          <table:table-cell office:value-type="float" office:value="143.39999" calcext:value-type="float">
            <text:p>143.39999</text:p>
          </table:table-cell>
        </table:table-row>
        <table:table-row table:style-name="ro1">
          <table:table-cell office:value-type="float" office:value="91.800003" calcext:value-type="float">
            <text:p>91.800003</text:p>
          </table:table-cell>
          <table:table-cell office:value-type="float" office:value="123.2" calcext:value-type="float">
            <text:p>123.2</text:p>
          </table:table-cell>
          <table:table-cell office:value-type="float" office:value="122.2" calcext:value-type="float">
            <text:p>122.2</text:p>
          </table:table-cell>
          <table:table-cell office:value-type="float" office:value="130.60001" calcext:value-type="float">
            <text:p>130.60001</text:p>
          </table:table-cell>
          <table:table-cell office:value-type="float" office:value="136.2" calcext:value-type="float">
            <text:p>136.2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1" calcext:value-type="float">
            <text:p>141</text:p>
          </table:table-cell>
          <table:table-cell office:value-type="float" office:value="140.8" calcext:value-type="float">
            <text:p>140.8</text:p>
          </table:table-cell>
          <table:table-cell table:number-columns-repeated="3" office:value-type="float" office:value="141.39999" calcext:value-type="float">
            <text:p>141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43.60001" calcext:value-type="float">
            <text:p>143.60001</text:p>
          </table:table-cell>
        </table:table-row>
        <table:table-row table:style-name="ro1">
          <table:table-cell office:value-type="float" office:value="91.800003" calcext:value-type="float">
            <text:p>91.800003</text:p>
          </table:table-cell>
          <table:table-cell office:value-type="float" office:value="122.6" calcext:value-type="float">
            <text:p>122.6</text:p>
          </table:table-cell>
          <table:table-cell office:value-type="float" office:value="122.2" calcext:value-type="float">
            <text:p>122.2</text:p>
          </table:table-cell>
          <table:table-cell office:value-type="float" office:value="130.8" calcext:value-type="float">
            <text:p>130.8</text:p>
          </table:table-cell>
          <table:table-cell office:value-type="float" office:value="136" calcext:value-type="float">
            <text:p>136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1.2" calcext:value-type="float">
            <text:p>141.2</text:p>
          </table:table-cell>
          <table:table-cell office:value-type="float" office:value="141" calcext:value-type="float">
            <text:p>141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37.8" calcext:value-type="float">
            <text:p>137.8</text:p>
          </table:table-cell>
          <table:table-cell office:value-type="float" office:value="143.60001" calcext:value-type="float">
            <text:p>143.60001</text:p>
          </table:table-cell>
        </table:table-row>
        <table:table-row table:style-name="ro1">
          <table:table-cell office:value-type="float" office:value="91.400002" calcext:value-type="float">
            <text:p>91.400002</text:p>
          </table:table-cell>
          <table:table-cell office:value-type="float" office:value="122.8" calcext:value-type="float">
            <text:p>122.8</text:p>
          </table:table-cell>
          <table:table-cell office:value-type="float" office:value="122.4" calcext:value-type="float">
            <text:p>122.4</text:p>
          </table:table-cell>
          <table:table-cell office:value-type="float" office:value="131" calcext:value-type="float">
            <text:p>131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9.8" calcext:value-type="float">
            <text:p>139.8</text:p>
          </table:table-cell>
          <table:table-cell table:number-columns-repeated="2" office:value-type="float" office:value="141.39999" calcext:value-type="float">
            <text:p>141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2" calcext:value-type="float">
            <text:p>142</text:p>
          </table:table-cell>
          <table:table-cell office:value-type="float" office:value="141.2" calcext:value-type="float">
            <text:p>141.2</text:p>
          </table:table-cell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38.2" calcext:value-type="float">
            <text:p>138.2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90.199997" calcext:value-type="float">
            <text:p>90.199997</text:p>
          </table:table-cell>
          <table:table-cell office:value-type="float" office:value="123.4" calcext:value-type="float">
            <text:p>123.4</text:p>
          </table:table-cell>
          <table:table-cell office:value-type="float" office:value="122.8" calcext:value-type="float">
            <text:p>122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38.39999" calcext:value-type="float">
            <text:p>138.39999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89.800003" calcext:value-type="float">
            <text:p>89.800003</text:p>
          </table:table-cell>
          <table:table-cell office:value-type="float" office:value="124" calcext:value-type="float">
            <text:p>124</text:p>
          </table:table-cell>
          <table:table-cell office:value-type="float" office:value="123.4" calcext:value-type="float">
            <text:p>123.4</text:p>
          </table:table-cell>
          <table:table-cell office:value-type="float" office:value="131.39999" calcext:value-type="float">
            <text:p>131.39999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1.60001" calcext:value-type="float">
            <text:p>141.60001</text:p>
          </table:table-cell>
          <table:table-cell office:value-type="float" office:value="141.2" calcext:value-type="float">
            <text:p>141.2</text:p>
          </table:table-cell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38.8" calcext:value-type="float">
            <text:p>138.8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90.800003" calcext:value-type="float">
            <text:p>90.800003</text:p>
          </table:table-cell>
          <table:table-cell office:value-type="float" office:value="125.2" calcext:value-type="float">
            <text:p>125.2</text:p>
          </table:table-cell>
          <table:table-cell office:value-type="float" office:value="124.4" calcext:value-type="float">
            <text:p>124.4</text:p>
          </table:table-cell>
          <table:table-cell office:value-type="float" office:value="131.8" calcext:value-type="float">
            <text:p>131.8</text:p>
          </table:table-cell>
          <table:table-cell office:value-type="float" office:value="136.8" calcext:value-type="float">
            <text:p>136.8</text:p>
          </table:table-cell>
          <table:table-cell table:number-columns-repeated="2" office:value-type="float" office:value="140.60001" calcext:value-type="float">
            <text:p>140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2" calcext:value-type="float">
            <text:p>142</text:p>
          </table:table-cell>
          <table:table-cell office:value-type="float" office:value="140.8" calcext:value-type="float">
            <text:p>140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.199997" calcext:value-type="float">
            <text:p>92.199997</text:p>
          </table:table-cell>
          <table:table-cell office:value-type="float" office:value="125.6" calcext:value-type="float">
            <text:p>125.6</text:p>
          </table:table-cell>
          <table:table-cell office:value-type="float" office:value="125.2" calcext:value-type="float">
            <text:p>125.2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1" calcext:value-type="float">
            <text:p>141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4" calcext:value-type="float">
            <text:p>144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5.8" calcext:value-type="float">
            <text:p>125.8</text:p>
          </table:table-cell>
          <table:table-cell office:value-type="float" office:value="126" calcext:value-type="float">
            <text:p>126</text:p>
          </table:table-cell>
          <table:table-cell office:value-type="float" office:value="132.60001" calcext:value-type="float">
            <text:p>132.60001</text:p>
          </table:table-cell>
          <table:table-cell office:value-type="float" office:value="137" calcext:value-type="float">
            <text:p>137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2" calcext:value-type="float">
            <text:p>142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2.8" calcext:value-type="float">
            <text:p>142.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95.400002" calcext:value-type="float">
            <text:p>95.400002</text:p>
          </table:table-cell>
          <table:table-cell office:value-type="float" office:value="126.8" calcext:value-type="float">
            <text:p>126.8</text:p>
          </table:table-cell>
          <table:table-cell office:value-type="float" office:value="127" calcext:value-type="float">
            <text:p>127</text:p>
          </table:table-cell>
          <table:table-cell office:value-type="float" office:value="133.39999" calcext:value-type="float">
            <text:p>133.39999</text:p>
          </table:table-cell>
          <table:table-cell office:value-type="float" office:value="137.2" calcext:value-type="float">
            <text:p>137.2</text:p>
          </table:table-cell>
          <table:table-cell office:value-type="float" office:value="140.60001" calcext:value-type="float">
            <text:p>140.60001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3" calcext:value-type="float">
            <text:p>143</text:p>
          </table:table-cell>
          <table:table-cell office:value-type="float" office:value="140.39999" calcext:value-type="float">
            <text:p>140.39999</text:p>
          </table:table-cell>
          <table:table-cell table:number-columns-repeated="2" office:value-type="float" office:value="143.8" calcext:value-type="float">
            <text:p>143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96.599998" calcext:value-type="float">
            <text:p>96.599998</text:p>
          </table:table-cell>
          <table:table-cell office:value-type="float" office:value="127.4" calcext:value-type="float">
            <text:p>127.4</text:p>
          </table:table-cell>
          <table:table-cell office:value-type="float" office:value="127.8" calcext:value-type="float">
            <text:p>127.8</text:p>
          </table:table-cell>
          <table:table-cell office:value-type="float" office:value="134" calcext:value-type="float">
            <text:p>134</text:p>
          </table:table-cell>
          <table:table-cell office:value-type="float" office:value="137.2" calcext:value-type="float">
            <text:p>137.2</text:p>
          </table:table-cell>
          <table:table-cell office:value-type="float" office:value="140.60001" calcext:value-type="float">
            <text:p>140.60001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8.199997" calcext:value-type="float">
            <text:p>98.199997</text:p>
          </table:table-cell>
          <table:table-cell office:value-type="float" office:value="126.8" calcext:value-type="float">
            <text:p>126.8</text:p>
          </table:table-cell>
          <table:table-cell office:value-type="float" office:value="128" calcext:value-type="float">
            <text:p>128</text:p>
          </table:table-cell>
          <table:table-cell office:value-type="float" office:value="134.39999" calcext:value-type="float">
            <text:p>134.39999</text:p>
          </table:table-cell>
          <table:table-cell office:value-type="float" office:value="137" calcext:value-type="float">
            <text:p>137</text:p>
          </table:table-cell>
          <table:table-cell office:value-type="float" office:value="140.60001" calcext:value-type="float">
            <text:p>140.60001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0.2" calcext:value-type="float">
            <text:p>140.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25.4" calcext:value-type="float">
            <text:p>125.4</text:p>
          </table:table-cell>
          <table:table-cell office:value-type="float" office:value="128.39999" calcext:value-type="float">
            <text:p>128.39999</text:p>
          </table:table-cell>
          <table:table-cell office:value-type="float" office:value="135" calcext:value-type="float">
            <text:p>135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0.2" calcext:value-type="float">
            <text:p>140.2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125.6" calcext:value-type="float">
            <text:p>125.6</text:p>
          </table:table-cell>
          <table:table-cell office:value-type="float" office:value="129" calcext:value-type="float">
            <text:p>129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7.2" calcext:value-type="float">
            <text:p>137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4.39999" calcext:value-type="float">
            <text:p>144.399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7.4" calcext:value-type="float">
            <text:p>127.4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36.8" calcext:value-type="float">
            <text:p>136.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1.2" calcext:value-type="float">
            <text:p>141.2</text:p>
          </table:table-cell>
          <table:table-cell office:value-type="float" office:value="141.8" calcext:value-type="float">
            <text:p>141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0.8" calcext:value-type="float">
            <text:p>140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1" calcext:value-type="float">
            <text:p>141</text:p>
          </table:table-cell>
          <table:table-cell office:value-type="float" office:value="144.39999" calcext:value-type="float">
            <text:p>144.39999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28.2" calcext:value-type="float">
            <text:p>128.2</text:p>
          </table:table-cell>
          <table:table-cell office:value-type="float" office:value="128" calcext:value-type="float">
            <text:p>128</text:p>
          </table:table-cell>
          <table:table-cell office:value-type="float" office:value="136.2" calcext:value-type="float">
            <text:p>136.2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2" calcext:value-type="float">
            <text:p>142</text:p>
          </table:table-cell>
          <table:table-cell office:value-type="float" office:value="140.8" calcext:value-type="float">
            <text:p>140.8</text:p>
          </table:table-cell>
          <table:table-cell office:value-type="float" office:value="141.8" calcext:value-type="float">
            <text:p>141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1" calcext:value-type="float">
            <text:p>141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" calcext:value-type="float">
            <text:p>141</text:p>
          </table:table-cell>
          <table:table-cell office:value-type="float" office:value="144.39999" calcext:value-type="float">
            <text:p>144.39999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128.39999" calcext:value-type="float">
            <text:p>128.39999</text:p>
          </table:table-cell>
          <table:table-cell office:value-type="float" office:value="128" calcext:value-type="float">
            <text:p>128</text:p>
          </table:table-cell>
          <table:table-cell office:value-type="float" office:value="136.2" calcext:value-type="float">
            <text:p>136.2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0.8" calcext:value-type="float">
            <text:p>140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2" calcext:value-type="float">
            <text:p>141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2" calcext:value-type="float">
            <text:p>141.2</text:p>
          </table:table-cell>
          <table:table-cell office:value-type="float" office:value="144.39999" calcext:value-type="float">
            <text:p>144.39999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128.60001" calcext:value-type="float">
            <text:p>128.60001</text:p>
          </table:table-cell>
          <table:table-cell office:value-type="float" office:value="129.2" calcext:value-type="float">
            <text:p>129.2</text:p>
          </table:table-cell>
          <table:table-cell office:value-type="float" office:value="136.2" calcext:value-type="float">
            <text:p>136.2</text:p>
          </table:table-cell>
          <table:table-cell office:value-type="float" office:value="136.8" calcext:value-type="float">
            <text:p>136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2.2" calcext:value-type="float">
            <text:p>142.2</text:p>
          </table:table-cell>
          <table:table-cell office:value-type="float" office:value="141.2" calcext:value-type="float">
            <text:p>141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.8" calcext:value-type="float">
            <text:p>128.8</text:p>
          </table:table-cell>
          <table:table-cell office:value-type="float" office:value="130.2" calcext:value-type="float">
            <text:p>130.2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7" calcext:value-type="float">
            <text:p>137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1.2" calcext:value-type="float">
            <text:p>141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29.60001" calcext:value-type="float">
            <text:p>129.60001</text:p>
          </table:table-cell>
          <table:table-cell office:value-type="float" office:value="130.8" calcext:value-type="float">
            <text:p>130.8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7.2" calcext:value-type="float">
            <text:p>137.2</text:p>
          </table:table-cell>
          <table:table-cell office:value-type="float" office:value="140.2" calcext:value-type="float">
            <text:p>140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1" calcext:value-type="float">
            <text:p>14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0.39999" calcext:value-type="float">
            <text:p>130.39999</text:p>
          </table:table-cell>
          <table:table-cell office:value-type="float" office:value="130.60001" calcext:value-type="float">
            <text:p>130.60001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2" calcext:value-type="float">
            <text:p>140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31" calcext:value-type="float">
            <text:p>131</text:p>
          </table:table-cell>
          <table:table-cell office:value-type="float" office:value="130.39999" calcext:value-type="float">
            <text:p>130.39999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8" calcext:value-type="float">
            <text:p>138</text:p>
          </table:table-cell>
          <table:table-cell office:value-type="float" office:value="140.2" calcext:value-type="float">
            <text:p>140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131.2" calcext:value-type="float">
            <text:p>131.2</text:p>
          </table:table-cell>
          <table:table-cell office:value-type="float" office:value="130.39999" calcext:value-type="float">
            <text:p>130.39999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8" calcext:value-type="float">
            <text:p>138</text:p>
          </table:table-cell>
          <table:table-cell office:value-type="float" office:value="140.2" calcext:value-type="float">
            <text:p>140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2" calcext:value-type="float">
            <text:p>14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131.8" calcext:value-type="float">
            <text:p>131.8</text:p>
          </table:table-cell>
          <table:table-cell office:value-type="float" office:value="130.60001" calcext:value-type="float">
            <text:p>130.60001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2.2" calcext:value-type="float">
            <text:p>142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31.2" calcext:value-type="float">
            <text:p>131.2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2.2" calcext:value-type="float">
            <text:p>142.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132.60001" calcext:value-type="float">
            <text:p>132.60001</text:p>
          </table:table-cell>
          <table:table-cell office:value-type="float" office:value="131.8" calcext:value-type="float">
            <text:p>131.8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0.2" calcext:value-type="float">
            <text:p>140.2</text:p>
          </table:table-cell>
          <table:table-cell office:value-type="float" office:value="141.8" calcext:value-type="float">
            <text:p>141.8</text:p>
          </table:table-cell>
          <table:table-cell office:value-type="float" office:value="144" calcext:value-type="float">
            <text:p>144</text:p>
          </table:table-cell>
          <table:table-cell office:value-type="float" office:value="142.8" calcext:value-type="float">
            <text:p>142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2.2" calcext:value-type="float">
            <text:p>142.2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table:number-columns-repeated="2" office:value-type="float" office:value="132.39999" calcext:value-type="float">
            <text:p>132.39999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39.8" calcext:value-type="float">
            <text:p>139.8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132" calcext:value-type="float">
            <text:p>132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38.2" calcext:value-type="float">
            <text:p>138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" calcext:value-type="float">
            <text:p>141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5" calcext:value-type="float">
            <text:p>145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31.39999" calcext:value-type="float">
            <text:p>131.39999</text:p>
          </table:table-cell>
          <table:table-cell office:value-type="float" office:value="132" calcext:value-type="float">
            <text:p>132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38.39999" calcext:value-type="float">
            <text:p>138.39999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0.8" calcext:value-type="float">
            <text:p>140.8</text:p>
          </table:table-cell>
          <table:table-cell office:value-type="float" office:value="139.8" calcext:value-type="float">
            <text:p>139.8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131.2" calcext:value-type="float">
            <text:p>131.2</text:p>
          </table:table-cell>
          <table:table-cell office:value-type="float" office:value="131.8" calcext:value-type="float">
            <text:p>131.8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38.2" calcext:value-type="float">
            <text:p>138.2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0.8" calcext:value-type="float">
            <text:p>140.8</text:p>
          </table:table-cell>
          <table:table-cell office:value-type="float" office:value="139.8" calcext:value-type="float">
            <text:p>139.8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8" calcext:value-type="float">
            <text:p>144.8</text:p>
          </table:table-cell>
          <table:table-cell office:value-type="float" office:value="144" calcext:value-type="float">
            <text:p>144</text:p>
          </table:table-cell>
          <table:table-cell office:value-type="float" office:value="142.8" calcext:value-type="float">
            <text:p>142.8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131.39999" calcext:value-type="float">
            <text:p>131.39999</text:p>
          </table:table-cell>
          <table:table-cell office:value-type="float" office:value="131.60001" calcext:value-type="float">
            <text:p>131.60001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38.2" calcext:value-type="float">
            <text:p>138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5" calcext:value-type="float">
            <text:p>145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8" calcext:value-type="float">
            <text:p>142.8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130.8" calcext:value-type="float">
            <text:p>130.8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38.2" calcext:value-type="float">
            <text:p>138.2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0.2" calcext:value-type="float">
            <text:p>140.2</text:p>
          </table:table-cell>
          <table:table-cell office:value-type="float" office:value="142" calcext:value-type="float">
            <text:p>14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5" calcext:value-type="float">
            <text:p>145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3.60001" calcext:value-type="float">
            <text:p>143.60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130.60001" calcext:value-type="float">
            <text:p>130.60001</text:p>
          </table:table-cell>
          <table:table-cell office:value-type="float" office:value="136.8" calcext:value-type="float">
            <text:p>136.8</text:p>
          </table:table-cell>
          <table:table-cell office:value-type="float" office:value="138.60001" calcext:value-type="float">
            <text:p>138.60001</text:p>
          </table:table-cell>
          <table:table-cell office:value-type="float" office:value="140" calcext:value-type="float">
            <text:p>140</text:p>
          </table:table-cell>
          <table:table-cell office:value-type="float" office:value="140.8" calcext:value-type="float">
            <text:p>140.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3.8" calcext:value-type="float">
            <text:p>143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2.8" calcext:value-type="float">
            <text:p>142.8</text:p>
          </table:table-cell>
          <table:table-cell office:value-type="float" office:value="143.60001" calcext:value-type="float">
            <text:p>143.60001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133.39999" calcext:value-type="float">
            <text:p>133.39999</text:p>
          </table:table-cell>
          <table:table-cell office:value-type="float" office:value="130.8" calcext:value-type="float">
            <text:p>130.8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38.8" calcext:value-type="float">
            <text:p>138.8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0" calcext:value-type="float">
            <text:p>140</text:p>
          </table:table-cell>
          <table:table-cell office:value-type="float" office:value="142.2" calcext:value-type="float">
            <text:p>142.2</text:p>
          </table:table-cell>
          <table:table-cell office:value-type="float" office:value="144" calcext:value-type="float">
            <text:p>144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3" calcext:value-type="float">
            <text:p>143</text:p>
          </table:table-cell>
          <table:table-cell office:value-type="float" office:value="143.60001" calcext:value-type="float">
            <text:p>143.60001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134" calcext:value-type="float">
            <text:p>134</text:p>
          </table:table-cell>
          <table:table-cell office:value-type="float" office:value="131.2" calcext:value-type="float">
            <text:p>131.2</text:p>
          </table:table-cell>
          <table:table-cell office:value-type="float" office:value="136.2" calcext:value-type="float">
            <text:p>136.2</text:p>
          </table:table-cell>
          <table:table-cell office:value-type="float" office:value="139" calcext:value-type="float">
            <text:p>139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0" calcext:value-type="float">
            <text:p>140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60001" calcext:value-type="float">
            <text:p>143.600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4.2" calcext:value-type="float">
            <text:p>134.2</text:p>
          </table:table-cell>
          <table:table-cell office:value-type="float" office:value="131.39999" calcext:value-type="float">
            <text:p>131.39999</text:p>
          </table:table-cell>
          <table:table-cell office:value-type="float" office:value="136" calcext:value-type="float">
            <text:p>136</text:p>
          </table:table-cell>
          <table:table-cell office:value-type="float" office:value="139.2" calcext:value-type="float">
            <text:p>139.2</text:p>
          </table:table-cell>
          <table:table-cell office:value-type="float" office:value="140" calcext:value-type="float">
            <text:p>140</text:p>
          </table:table-cell>
          <table:table-cell office:value-type="float" office:value="140.8" calcext:value-type="float">
            <text:p>140.8</text:p>
          </table:table-cell>
          <table:table-cell office:value-type="float" office:value="140" calcext:value-type="float">
            <text:p>140</text:p>
          </table:table-cell>
          <table:table-cell office:value-type="float" office:value="142.2" calcext:value-type="float">
            <text:p>142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134.2" calcext:value-type="float">
            <text:p>134.2</text:p>
          </table:table-cell>
          <table:table-cell office:value-type="float" office:value="131.2" calcext:value-type="float">
            <text:p>131.2</text:p>
          </table:table-cell>
          <table:table-cell office:value-type="float" office:value="136.2" calcext:value-type="float">
            <text:p>136.2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0.2" calcext:value-type="float">
            <text:p>140.2</text:p>
          </table:table-cell>
          <table:table-cell office:value-type="float" office:value="141" calcext:value-type="float">
            <text:p>141</text:p>
          </table:table-cell>
          <table:table-cell office:value-type="float" office:value="139.8" calcext:value-type="float">
            <text:p>139.8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3.8" calcext:value-type="float">
            <text:p>143.8</text:p>
          </table:table-cell>
          <table:table-cell table:number-columns-repeated="2"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4.2" calcext:value-type="float">
            <text:p>134.2</text:p>
          </table:table-cell>
          <table:table-cell office:value-type="float" office:value="131.2" calcext:value-type="float">
            <text:p>131.2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9.8" calcext:value-type="float">
            <text:p>139.8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8" calcext:value-type="float">
            <text:p>140.8</text:p>
          </table:table-cell>
          <table:table-cell office:value-type="float" office:value="139.8" calcext:value-type="float">
            <text:p>139.8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4" calcext:value-type="float">
            <text:p>144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1.8" calcext:value-type="float">
            <text:p>131.8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9.8" calcext:value-type="float">
            <text:p>139.8</text:p>
          </table:table-cell>
          <table:table-cell table:number-columns-repeated="2" office:value-type="float" office:value="140.2" calcext:value-type="float">
            <text:p>140.2</text:p>
          </table:table-cell>
          <table:table-cell office:value-type="float" office:value="140" calcext:value-type="float">
            <text:p>140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table:number-columns-repeated="2" office:value-type="float" office:value="143.39999" calcext:value-type="float">
            <text:p>143.399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5.8" calcext:value-type="float">
            <text:p>135.8</text:p>
          </table:table-cell>
          <table:table-cell office:value-type="float" office:value="132.2" calcext:value-type="float">
            <text:p>132.2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40" calcext:value-type="float">
            <text:p>140</text:p>
          </table:table-cell>
          <table:table-cell office:value-type="float" office:value="140.2" calcext:value-type="float">
            <text:p>140.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2.8" calcext:value-type="float">
            <text:p>142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32.60001" calcext:value-type="float">
            <text:p>132.60001</text:p>
          </table:table-cell>
          <table:table-cell office:value-type="float" office:value="137" calcext:value-type="float">
            <text:p>137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39.8" calcext:value-type="float">
            <text:p>139.8</text:p>
          </table:table-cell>
          <table:table-cell office:value-type="float" office:value="140" calcext:value-type="float">
            <text:p>140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33.39999" calcext:value-type="float">
            <text:p>133.39999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39.8" calcext:value-type="float">
            <text:p>139.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0" calcext:value-type="float">
            <text:p>140</text:p>
          </table:table-cell>
          <table:table-cell office:value-type="float" office:value="143.2" calcext:value-type="float">
            <text:p>143.2</text:p>
          </table:table-cell>
          <table:table-cell table:number-columns-repeated="2" office:value-type="float" office:value="143.8" calcext:value-type="float">
            <text:p>143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137" calcext:value-type="float">
            <text:p>137</text:p>
          </table:table-cell>
          <table:table-cell office:value-type="float" office:value="133.8" calcext:value-type="float">
            <text:p>133.8</text:p>
          </table:table-cell>
          <table:table-cell office:value-type="float" office:value="137.60001" calcext:value-type="float">
            <text:p>137.60001</text:p>
          </table:table-cell>
          <table:table-cell office:value-type="float" office:value="139.8" calcext:value-type="float">
            <text:p>139.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3.39999" calcext:value-type="float">
            <text:p>143.39999</text:p>
          </table:table-cell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137.2" calcext:value-type="float">
            <text:p>137.2</text:p>
          </table:table-cell>
          <table:table-cell office:value-type="float" office:value="134.2" calcext:value-type="float">
            <text:p>134.2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60001" calcext:value-type="float">
            <text:p>140.60001</text:p>
          </table:table-cell>
          <table:table-cell table:number-columns-repeated="2" office:value-type="float" office:value="143.8" calcext:value-type="float">
            <text:p>143.8</text:p>
          </table:table-cell>
          <table:table-cell table:number-columns-repeated="4"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34.39999" calcext:value-type="float">
            <text:p>134.39999</text:p>
          </table:table-cell>
          <table:table-cell office:value-type="float" office:value="137.8" calcext:value-type="float">
            <text:p>137.8</text:p>
          </table:table-cell>
          <table:table-cell table:number-columns-repeated="2" office:value-type="float" office:value="140.39999" calcext:value-type="float">
            <text:p>140.39999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4" calcext:value-type="float">
            <text:p>144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137.8" calcext:value-type="float">
            <text:p>137.8</text:p>
          </table:table-cell>
          <table:table-cell office:value-type="float" office:value="134.8" calcext:value-type="float">
            <text:p>134.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0.39999" calcext:value-type="float">
            <text:p>140.39999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8.2" calcext:value-type="float">
            <text:p>138.2</text:p>
          </table:table-cell>
          <table:table-cell office:value-type="float" office:value="135" calcext:value-type="float">
            <text:p>135</text:p>
          </table:table-cell>
          <table:table-cell office:value-type="float" office:value="138.60001" calcext:value-type="float">
            <text:p>138.60001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0.2" calcext:value-type="float">
            <text:p>140.2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8.2" calcext:value-type="float">
            <text:p>138.2</text:p>
          </table:table-cell>
          <table:table-cell office:value-type="float" office:value="135.2" calcext:value-type="float">
            <text:p>135.2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0.2" calcext:value-type="float">
            <text:p>140.2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60001" calcext:value-type="float">
            <text:p>144.60001</text:p>
          </table:table-cell>
          <table:table-cell table:number-columns-repeated="2" office:value-type="float" office:value="143.39999" calcext:value-type="float">
            <text:p>143.39999</text:p>
          </table:table-cell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138.39999" calcext:value-type="float">
            <text:p>138.39999</text:p>
          </table:table-cell>
          <table:table-cell office:value-type="float" office:value="135.2" calcext:value-type="float">
            <text:p>135.2</text:p>
          </table:table-cell>
          <table:table-cell office:value-type="float" office:value="139.60001" calcext:value-type="float">
            <text:p>139.60001</text:p>
          </table:table-cell>
          <table:table-cell table:number-columns-repeated="2" office:value-type="float" office:value="140.2" calcext:value-type="float">
            <text:p>140.2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60001" calcext:value-type="float">
            <text:p>144.60001</text:p>
          </table:table-cell>
          <table:table-cell table:number-columns-repeated="2" office:value-type="float" office:value="143.39999" calcext:value-type="float">
            <text:p>143.39999</text:p>
          </table:table-cell>
          <table:table-cell table:number-columns-repeated="3"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138.60001" calcext:value-type="float">
            <text:p>138.60001</text:p>
          </table:table-cell>
          <table:table-cell office:value-type="float" office:value="135.2" calcext:value-type="float">
            <text:p>135.2</text:p>
          </table:table-cell>
          <table:table-cell office:value-type="float" office:value="139.8" calcext:value-type="float">
            <text:p>139.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0.2" calcext:value-type="float">
            <text:p>140.2</text:p>
          </table:table-cell>
          <table:table-cell office:value-type="float" office:value="139.2" calcext:value-type="float">
            <text:p>139.2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138.60001" calcext:value-type="float">
            <text:p>138.60001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9.8" calcext:value-type="float">
            <text:p>139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0.2" calcext:value-type="float">
            <text:p>140.2</text:p>
          </table:table-cell>
          <table:table-cell office:value-type="float" office:value="139.2" calcext:value-type="float">
            <text:p>139.2</text:p>
          </table:table-cell>
          <table:table-cell office:value-type="float" office:value="141" calcext:value-type="float">
            <text:p>141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4" calcext:value-type="float">
            <text:p>144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38.60001" calcext:value-type="float">
            <text:p>138.60001</text:p>
          </table:table-cell>
          <table:table-cell office:value-type="float" office:value="135.8" calcext:value-type="float">
            <text:p>135.8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0.8" calcext:value-type="float">
            <text:p>140.8</text:p>
          </table:table-cell>
          <table:table-cell office:value-type="float" office:value="140.2" calcext:value-type="float">
            <text:p>140.2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4" calcext:value-type="float">
            <text:p>144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9.39999" calcext:value-type="float">
            <text:p>129.39999</text:p>
          </table:table-cell>
          <table:table-cell office:value-type="float" office:value="139" calcext:value-type="float">
            <text:p>139</text:p>
          </table:table-cell>
          <table:table-cell office:value-type="float" office:value="135.8" calcext:value-type="float">
            <text:p>135.8</text:p>
          </table:table-cell>
          <table:table-cell office:value-type="float" office:value="139.8" calcext:value-type="float">
            <text:p>139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0.2" calcext:value-type="float">
            <text:p>140.2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1" calcext:value-type="float">
            <text:p>141</text:p>
          </table:table-cell>
          <table:table-cell office:value-type="float" office:value="144.8" calcext:value-type="float">
            <text:p>144.8</text:p>
          </table:table-cell>
          <table:table-cell office:value-type="float" office:value="144" calcext:value-type="float">
            <text:p>144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139.2" calcext:value-type="float">
            <text:p>139.2</text:p>
          </table:table-cell>
          <table:table-cell office:value-type="float" office:value="136.2" calcext:value-type="float">
            <text:p>136.2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1.2" calcext:value-type="float">
            <text:p>141.2</text:p>
          </table:table-cell>
          <table:table-cell office:value-type="float" office:value="144.8" calcext:value-type="float">
            <text:p>144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" calcext:value-type="float">
            <text:p>141</text:p>
          </table:table-cell>
          <table:table-cell office:value-type="float" office:value="141.2" calcext:value-type="float">
            <text:p>141.2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1.2" calcext:value-type="float">
            <text:p>141.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3.2" calcext:value-type="float">
            <text:p>143.2</text:p>
          </table:table-cell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1.60001" calcext:value-type="float">
            <text:p>131.60001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36.2" calcext:value-type="float">
            <text:p>136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1" calcext:value-type="float">
            <text:p>14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1.2" calcext:value-type="float">
            <text:p>141.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4.2" calcext:value-type="float">
            <text:p>144.2</text:p>
          </table:table-cell>
          <table:table-cell office:value-type="float" office:value="143" calcext:value-type="float">
            <text:p>143</text:p>
          </table:table-cell>
          <table:table-cell office:value-type="float" office:value="142.8" calcext:value-type="float">
            <text:p>142.8</text:p>
          </table:table-cell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39.8" calcext:value-type="float">
            <text:p>139.8</text:p>
          </table:table-cell>
          <table:table-cell office:value-type="float" office:value="136" calcext:value-type="float">
            <text:p>136</text:p>
          </table:table-cell>
          <table:table-cell office:value-type="float" office:value="141.2" calcext:value-type="float">
            <text:p>141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4.2" calcext:value-type="float">
            <text:p>144.2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139.8" calcext:value-type="float">
            <text:p>139.8</text:p>
          </table:table-cell>
          <table:table-cell office:value-type="float" office:value="135.8" calcext:value-type="float">
            <text:p>135.8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0.8" calcext:value-type="float">
            <text:p>140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9.2" calcext:value-type="float">
            <text:p>139.2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2.8" calcext:value-type="float">
            <text:p>142.8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4.39999" calcext:value-type="float">
            <text:p>144.3999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41.2" calcext:value-type="float">
            <text:p>141.2</text:p>
          </table:table-cell>
          <table:table-cell office:value-type="float" office:value="140.8" calcext:value-type="float">
            <text:p>140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3" calcext:value-type="float">
            <text:p>143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60001" calcext:value-type="float">
            <text:p>144.60001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140" calcext:value-type="float">
            <text:p>140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41.2" calcext:value-type="float">
            <text:p>141.2</text:p>
          </table:table-cell>
          <table:table-cell office:value-type="float" office:value="141" calcext:value-type="float">
            <text:p>141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39999" calcext:value-type="float">
            <text:p>144.39999</text:p>
          </table:table-cell>
        </table:table-row>
        <table:table-row table:style-name="ro1">
          <table:table-cell office:value-type="float" office:value="131.60001" calcext:value-type="float">
            <text:p>131.60001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41.2" calcext:value-type="float">
            <text:p>141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1.8" calcext:value-type="float">
            <text:p>141.8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36.8" calcext:value-type="float">
            <text:p>136.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1.60001" calcext:value-type="float">
            <text:p>141.60001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3" calcext:value-type="float">
            <text:p>143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" calcext:value-type="float">
            <text:p>143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140.8" calcext:value-type="float">
            <text:p>140.8</text:p>
          </table:table-cell>
          <table:table-cell office:value-type="float" office:value="137.2" calcext:value-type="float">
            <text:p>137.2</text:p>
          </table:table-cell>
          <table:table-cell office:value-type="float" office:value="141" calcext:value-type="float">
            <text:p>141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4" calcext:value-type="float">
            <text:p>144</text:p>
          </table:table-cell>
          <table:table-cell office:value-type="float" office:value="143.39999" calcext:value-type="float">
            <text:p>143.39999</text:p>
          </table:table-cell>
          <table:table-cell table:number-columns-repeated="2" office:value-type="float" office:value="143.2" calcext:value-type="float">
            <text:p>143.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60001" calcext:value-type="float">
            <text:p>144.60001</text:p>
          </table:table-cell>
        </table:table-row>
        <table:table-row table:style-name="ro1">
          <table:table-cell office:value-type="float" office:value="133.60001" calcext:value-type="float">
            <text:p>133.60001</text:p>
          </table:table-cell>
          <table:table-cell office:value-type="float" office:value="141.2" calcext:value-type="float">
            <text:p>141.2</text:p>
          </table:table-cell>
          <table:table-cell office:value-type="float" office:value="137.2" calcext:value-type="float">
            <text:p>137.2</text:p>
          </table:table-cell>
          <table:table-cell office:value-type="float" office:value="141.2" calcext:value-type="float">
            <text:p>141.2</text:p>
          </table:table-cell>
          <table:table-cell office:value-type="float" office:value="142" calcext:value-type="float">
            <text:p>142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3.39999" calcext:value-type="float">
            <text:p>143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37.2" calcext:value-type="float">
            <text:p>137.2</text:p>
          </table:table-cell>
          <table:table-cell office:value-type="float" office:value="141.2" calcext:value-type="float">
            <text:p>141.2</text:p>
          </table:table-cell>
          <table:table-cell office:value-type="float" office:value="142" calcext:value-type="float">
            <text:p>142</text:p>
          </table:table-cell>
          <table:table-cell office:value-type="float" office:value="141.8" calcext:value-type="float">
            <text:p>141.8</text:p>
          </table:table-cell>
          <table:table-cell office:value-type="float" office:value="140" calcext:value-type="float">
            <text:p>140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60001" calcext:value-type="float">
            <text:p>144.60001</text:p>
          </table:table-cell>
        </table:table-row>
        <table:table-row table:style-name="ro1">
          <table:table-cell office:value-type="float" office:value="132.60001" calcext:value-type="float">
            <text:p>132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37.2" calcext:value-type="float">
            <text:p>137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2" calcext:value-type="float">
            <text:p>142</text:p>
          </table:table-cell>
          <table:table-cell office:value-type="float" office:value="140.2" calcext:value-type="float">
            <text:p>140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60001" calcext:value-type="float">
            <text:p>144.60001</text:p>
          </table:table-cell>
          <table:table-cell table:number-columns-repeated="2"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141.2" calcext:value-type="float">
            <text:p>141.2</text:p>
          </table:table-cell>
          <table:table-cell office:value-type="float" office:value="137.8" calcext:value-type="float">
            <text:p>137.8</text:p>
          </table:table-cell>
          <table:table-cell office:value-type="float" office:value="141.39999" calcext:value-type="float">
            <text:p>141.39999</text:p>
          </table:table-cell>
          <table:table-cell table:number-columns-repeated="2" office:value-type="float" office:value="142.2" calcext:value-type="float">
            <text:p>142.2</text:p>
          </table:table-cell>
          <table:table-cell office:value-type="float" office:value="140.2" calcext:value-type="float">
            <text:p>140.2</text:p>
          </table:table-cell>
          <table:table-cell office:value-type="float" office:value="142.8" calcext:value-type="float">
            <text:p>142.8</text:p>
          </table:table-cell>
          <table:table-cell office:value-type="float" office:value="144.2" calcext:value-type="float">
            <text:p>144.2</text:p>
          </table:table-cell>
          <table:table-cell table:number-columns-repeated="2" office:value-type="float" office:value="143.2" calcext:value-type="float">
            <text:p>143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141" calcext:value-type="float">
            <text:p>141</text:p>
          </table:table-cell>
          <table:table-cell office:value-type="float" office:value="138.2" calcext:value-type="float">
            <text:p>138.2</text:p>
          </table:table-cell>
          <table:table-cell table:number-columns-repeated="2" office:value-type="float" office:value="141.60001" calcext:value-type="float">
            <text:p>141.60001</text:p>
          </table:table-cell>
          <table:table-cell office:value-type="float" office:value="142.2" calcext:value-type="float">
            <text:p>142.2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2.8" calcext:value-type="float">
            <text:p>142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2" calcext:value-type="float">
            <text:p>143.2</text:p>
          </table:table-cell>
          <table:table-cell office:value-type="float" office:value="143" calcext:value-type="float">
            <text:p>143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float" office:value="133.39999" calcext:value-type="float">
            <text:p>133.39999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38.39999" calcext:value-type="float">
            <text:p>138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0.8" calcext:value-type="float">
            <text:p>140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2.8" calcext:value-type="float">
            <text:p>142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140.2" calcext:value-type="float">
            <text:p>140.2</text:p>
          </table:table-cell>
          <table:table-cell office:value-type="float" office:value="138.8" calcext:value-type="float">
            <text:p>138.8</text:p>
          </table:table-cell>
          <table:table-cell table:number-columns-repeated="2" office:value-type="float" office:value="141.60001" calcext:value-type="float">
            <text:p>141.60001</text:p>
          </table:table-cell>
          <table:table-cell office:value-type="float" office:value="143" calcext:value-type="float">
            <text:p>143</text:p>
          </table:table-cell>
          <table:table-cell office:value-type="float" office:value="141.2" calcext:value-type="float">
            <text:p>141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2.8" calcext:value-type="float">
            <text:p>142.8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1.8" calcext:value-type="float">
            <text:p>141.8</text:p>
          </table:table-cell>
          <table:table-cell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4" calcext:value-type="float">
            <text:p>144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5.39999" calcext:value-type="float">
            <text:p>145.39999</text:p>
          </table:table-cell>
        </table:table-row>
        <table:table-row table:style-name="ro1">
          <table:table-cell office:value-type="float" office:value="135.60001" calcext:value-type="float">
            <text:p>135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39.8" calcext:value-type="float">
            <text:p>139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5.60001" calcext:value-type="float">
            <text:p>145.60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0.39999" calcext:value-type="float">
            <text:p>140.39999</text:p>
          </table:table-cell>
          <table:table-cell table:number-columns-repeated="2" office:value-type="float" office:value="141.60001" calcext:value-type="float">
            <text:p>141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2" calcext:value-type="float">
            <text:p>142.2</text:p>
          </table:table-cell>
          <table:table-cell office:value-type="float" office:value="141.8" calcext:value-type="float">
            <text:p>141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41.8" calcext:value-type="float">
            <text:p>141.8</text:p>
          </table:table-cell>
          <table:table-cell office:value-type="float" office:value="141" calcext:value-type="float">
            <text:p>141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2" calcext:value-type="float">
            <text:p>14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2" calcext:value-type="float">
            <text:p>142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1.2" calcext:value-type="float">
            <text:p>141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1.8" calcext:value-type="float">
            <text:p>141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136.60001" calcext:value-type="float">
            <text:p>136.60001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2" calcext:value-type="float">
            <text:p>14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2" calcext:value-type="float">
            <text:p>142</text:p>
          </table:table-cell>
          <table:table-cell office:value-type="float" office:value="142.2" calcext:value-type="float">
            <text:p>142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5" calcext:value-type="float">
            <text:p>145</text:p>
          </table:table-cell>
          <table:table-cell office:value-type="float" office:value="143.8" calcext:value-type="float">
            <text:p>143.8</text:p>
          </table:table-cell>
          <table:table-cell office:value-type="float" office:value="146.60001" calcext:value-type="float">
            <text:p>146.60001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42.39999" calcext:value-type="float">
            <text:p>142.39999</text:p>
          </table:table-cell>
          <table:table-cell table:number-columns-repeated="2" office:value-type="float" office:value="141.8" calcext:value-type="float">
            <text:p>141.8</text:p>
          </table:table-cell>
          <table:table-cell office:value-type="float" office:value="142.2" calcext:value-type="float">
            <text:p>142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4.2" calcext:value-type="float">
            <text:p>144.2</text:p>
          </table:table-cell>
          <table:table-cell office:value-type="float" office:value="142" calcext:value-type="float">
            <text:p>142</text:p>
          </table:table-cell>
          <table:table-cell office:value-type="float" office:value="141.8" calcext:value-type="float">
            <text:p>141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8" calcext:value-type="float">
            <text:p>144.8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7.60001" calcext:value-type="float">
            <text:p>147.60001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42.8" calcext:value-type="float">
            <text:p>142.8</text:p>
          </table:table-cell>
          <table:table-cell office:value-type="float" office:value="141.8" calcext:value-type="float">
            <text:p>141.8</text:p>
          </table:table-cell>
          <table:table-cell office:value-type="float" office:value="142" calcext:value-type="float">
            <text:p>142</text:p>
          </table:table-cell>
          <table:table-cell office:value-type="float" office:value="142.2" calcext:value-type="float">
            <text:p>142.2</text:p>
          </table:table-cell>
          <table:table-cell office:value-type="float" office:value="144" calcext:value-type="float">
            <text:p>144</text:p>
          </table:table-cell>
          <table:table-cell office:value-type="float" office:value="142.8" calcext:value-type="float">
            <text:p>142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4.2" calcext:value-type="float">
            <text:p>144.2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43" calcext:value-type="float">
            <text:p>143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2" calcext:value-type="float">
            <text:p>143.2</text:p>
          </table:table-cell>
          <table:table-cell office:value-type="float" office:value="145" calcext:value-type="float">
            <text:p>145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2" calcext:value-type="float">
            <text:p>142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4.8" calcext:value-type="float">
            <text:p>144.8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6.39999" calcext:value-type="float">
            <text:p>136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2.8" calcext:value-type="float">
            <text:p>142.8</text:p>
          </table:table-cell>
          <table:table-cell office:value-type="float" office:value="142" calcext:value-type="float">
            <text:p>142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5" calcext:value-type="float">
            <text:p>145</text:p>
          </table:table-cell>
          <table:table-cell office:value-type="float" office:value="143.8" calcext:value-type="float">
            <text:p>143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8" calcext:value-type="float">
            <text:p>142.8</text:p>
          </table:table-cell>
          <table:table-cell office:value-type="float" office:value="142.2" calcext:value-type="float">
            <text:p>142.2</text:p>
          </table:table-cell>
          <table:table-cell office:value-type="float" office:value="143" calcext:value-type="float">
            <text:p>143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5" calcext:value-type="float">
            <text:p>145</text:p>
          </table:table-cell>
          <table:table-cell office:value-type="float" office:value="143.8" calcext:value-type="float">
            <text:p>143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8.60001" calcext:value-type="float">
            <text:p>148.60001</text:p>
          </table:table-cell>
        </table:table-row>
        <table:table-row table:style-name="ro1">
          <table:table-cell office:value-type="float" office:value="136.39999" calcext:value-type="float">
            <text:p>136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8" calcext:value-type="float">
            <text:p>142.8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5.2" calcext:value-type="float">
            <text:p>145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3" calcext:value-type="float">
            <text:p>143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5" calcext:value-type="float">
            <text:p>145</text:p>
          </table:table-cell>
          <table:table-cell office:value-type="float" office:value="143.8" calcext:value-type="float">
            <text:p>143.8</text:p>
          </table:table-cell>
          <table:table-cell office:value-type="float" office:value="141.8" calcext:value-type="float">
            <text:p>141.8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1">
          <table:table-cell office:value-type="float" office:value="137.60001" calcext:value-type="float">
            <text:p>137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5" calcext:value-type="float">
            <text:p>145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2" calcext:value-type="float">
            <text:p>142</text:p>
          </table:table-cell>
          <table:table-cell office:value-type="float" office:value="145.2" calcext:value-type="float">
            <text:p>145.2</text:p>
          </table:table-cell>
          <table:table-cell office:value-type="float" office:value="145.8" calcext:value-type="float">
            <text:p>145.8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144" calcext:value-type="float">
            <text:p>144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5" calcext:value-type="float">
            <text:p>145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45.8" calcext:value-type="float">
            <text:p>145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9.39999" calcext:value-type="float">
            <text:p>149.399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6" calcext:value-type="float">
            <text:p>146</text:p>
          </table:table-cell>
          <table:table-cell office:value-type="float" office:value="144.2" calcext:value-type="float">
            <text:p>144.2</text:p>
          </table:table-cell>
          <table:table-cell office:value-type="float" office:value="149.8" calcext:value-type="float">
            <text:p>149.8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3" calcext:value-type="float">
            <text:p>143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8" calcext:value-type="float">
            <text:p>144.8</text:p>
          </table:table-cell>
          <table:table-cell office:value-type="float" office:value="143" calcext:value-type="float">
            <text:p>143</text:p>
          </table:table-cell>
          <table:table-cell office:value-type="float" office:value="141.2" calcext:value-type="float">
            <text:p>141.2</text:p>
          </table:table-cell>
          <table:table-cell office:value-type="float" office:value="142" calcext:value-type="float">
            <text:p>142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6.2" calcext:value-type="float">
            <text:p>146.2</text:p>
          </table:table-cell>
          <table:table-cell office:value-type="float" office:value="144.2" calcext:value-type="float">
            <text:p>144.2</text:p>
          </table:table-cell>
          <table:table-cell office:value-type="float" office:value="150.2" calcext:value-type="float">
            <text:p>150.2</text:p>
          </table:table-cell>
        </table:table-row>
        <table:table-row table:style-name="ro1">
          <table:table-cell office:value-type="float" office:value="138.60001" calcext:value-type="float">
            <text:p>138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2" calcext:value-type="float">
            <text:p>142.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4.39999" calcext:value-type="float">
            <text:p>144.39999</text:p>
          </table:table-cell>
          <table:table-cell office:value-type="float" office:value="145" calcext:value-type="float">
            <text:p>145</text:p>
          </table:table-cell>
          <table:table-cell office:value-type="float" office:value="142.8" calcext:value-type="float">
            <text:p>142.8</text:p>
          </table:table-cell>
          <table:table-cell office:value-type="float" office:value="141.2" calcext:value-type="float">
            <text:p>141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46.8" calcext:value-type="float">
            <text:p>146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8.60001" calcext:value-type="float">
            <text:p>138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5.2" calcext:value-type="float">
            <text:p>145.2</text:p>
          </table:table-cell>
          <table:table-cell office:value-type="float" office:value="143" calcext:value-type="float">
            <text:p>143</text:p>
          </table:table-cell>
          <table:table-cell office:value-type="float" office:value="141.2" calcext:value-type="float">
            <text:p>141.2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6.39999" calcext:value-type="float">
            <text:p>146.39999</text:p>
          </table:table-cell>
          <table:table-cell office:value-type="float" office:value="147" calcext:value-type="float">
            <text:p>147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1.2" calcext:value-type="float">
            <text:p>141.2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47" calcext:value-type="float">
            <text:p>147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51.39999" calcext:value-type="float">
            <text:p>151.39999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1.2" calcext:value-type="float">
            <text:p>141.2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6" calcext:value-type="float">
            <text:p>146</text:p>
          </table:table-cell>
          <table:table-cell office:value-type="float" office:value="147.2" calcext:value-type="float">
            <text:p>147.2</text:p>
          </table:table-cell>
          <table:table-cell office:value-type="float" office:value="144.8" calcext:value-type="float">
            <text:p>144.8</text:p>
          </table:table-cell>
          <table:table-cell office:value-type="float" office:value="152.60001" calcext:value-type="float">
            <text:p>152.60001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8" calcext:value-type="float">
            <text:p>142.8</text:p>
          </table:table-cell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5" calcext:value-type="float">
            <text:p>145</text:p>
          </table:table-cell>
          <table:table-cell office:value-type="float" office:value="143.2" calcext:value-type="float">
            <text:p>143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44.8" calcext:value-type="float">
            <text:p>144.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9.39999" calcext:value-type="float">
            <text:p>139.3999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3.2" calcext:value-type="float">
            <text:p>143.2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6" calcext:value-type="float">
            <text:p>146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139.39999" calcext:value-type="float">
            <text:p>139.3999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3.2" calcext:value-type="float">
            <text:p>143.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144.60001" calcext:value-type="float">
            <text:p>144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6.39999" calcext:value-type="float">
            <text:p>146.39999</text:p>
          </table:table-cell>
          <table:table-cell office:value-type="float" office:value="147.8" calcext:value-type="float">
            <text:p>147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 office:value-type="float" office:value="139.60001" calcext:value-type="float">
            <text:p>139.6000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3.2" calcext:value-type="float">
            <text:p>143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5" calcext:value-type="float">
            <text:p>145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6.8" calcext:value-type="float">
            <text:p>146.8</text:p>
          </table:table-cell>
          <table:table-cell office:value-type="float" office:value="148" calcext:value-type="float">
            <text:p>14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55.8" calcext:value-type="float">
            <text:p>155.8</text:p>
          </table:table-cell>
        </table:table-row>
        <table:table-row table:style-name="ro1">
          <table:table-cell office:value-type="float" office:value="139.39999" calcext:value-type="float">
            <text:p>139.39999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" calcext:value-type="float">
            <text:p>143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4.8" calcext:value-type="float">
            <text:p>144.8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48" calcext:value-type="float">
            <text:p>148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56.8" calcext:value-type="float">
            <text:p>156.8</text:p>
          </table:table-cell>
        </table:table-row>
        <table:table-row table:style-name="ro1">
          <table:table-cell office:value-type="float" office:value="139.39999" calcext:value-type="float">
            <text:p>139.39999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table:number-columns-repeated="2" office:value-type="float" office:value="144.39999" calcext:value-type="float">
            <text:p>144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4.8" calcext:value-type="float">
            <text:p>144.8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57.8" calcext:value-type="float">
            <text:p>157.8</text:p>
          </table:table-cell>
        </table:table-row>
        <table:table-row table:style-name="ro1">
          <table:table-cell office:value-type="float" office:value="139.39999" calcext:value-type="float">
            <text:p>139.3999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3.39999" calcext:value-type="float">
            <text:p>143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table:number-columns-repeated="2" office:value-type="float" office:value="144.39999" calcext:value-type="float">
            <text:p>144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5" calcext:value-type="float">
            <text:p>145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58.39999" calcext:value-type="float">
            <text:p>158.39999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144" calcext:value-type="float">
            <text:p>144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60001" calcext:value-type="float">
            <text:p>143.60001</text:p>
          </table:table-cell>
          <table:table-cell table:number-columns-repeated="2" office:value-type="float" office:value="144.60001" calcext:value-type="float">
            <text:p>144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144" calcext:value-type="float">
            <text:p>144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4.8" calcext:value-type="float">
            <text:p>144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1.2" calcext:value-type="float">
            <text:p>141.2</text:p>
          </table:table-cell>
          <table:table-cell office:value-type="float" office:value="145.8" calcext:value-type="float">
            <text:p>145.8</text:p>
          </table:table-cell>
          <table:table-cell office:value-type="float" office:value="148.2" calcext:value-type="float">
            <text:p>148.2</text:p>
          </table:table-cell>
          <table:table-cell office:value-type="float" office:value="149.2" calcext:value-type="float">
            <text:p>149.2</text:p>
          </table:table-cell>
          <table:table-cell office:value-type="float" office:value="144.8" calcext:value-type="float">
            <text:p>144.8</text:p>
          </table:table-cell>
          <table:table-cell office:value-type="float" office:value="160.60001" calcext:value-type="float">
            <text:p>160.60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1.2" calcext:value-type="float">
            <text:p>141.2</text:p>
          </table:table-cell>
          <table:table-cell office:value-type="float" office:value="146.39999" calcext:value-type="float">
            <text:p>146.39999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44.8" calcext:value-type="float">
            <text:p>144.8</text:p>
          </table:table-cell>
          <table:table-cell office:value-type="float" office:value="161.39999" calcext:value-type="float">
            <text:p>161.39999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44" calcext:value-type="float">
            <text:p>144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4" calcext:value-type="float">
            <text:p>144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7" calcext:value-type="float">
            <text:p>147</text:p>
          </table:table-cell>
          <table:table-cell office:value-type="float" office:value="149.2" calcext:value-type="float">
            <text:p>149.2</text:p>
          </table:table-cell>
          <table:table-cell office:value-type="float" office:value="150" calcext:value-type="float">
            <text:p>150</text:p>
          </table:table-cell>
          <table:table-cell office:value-type="float" office:value="144.8" calcext:value-type="float">
            <text:p>144.8</text:p>
          </table:table-cell>
          <table:table-cell office:value-type="float" office:value="162.39999" calcext:value-type="float">
            <text:p>162.39999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44.2" calcext:value-type="float">
            <text:p>144.2</text:p>
          </table:table-cell>
          <table:table-cell table:number-columns-repeated="2" office:value-type="float" office:value="143.2" calcext:value-type="float">
            <text:p>143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2" calcext:value-type="float">
            <text:p>142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50.60001" calcext:value-type="float">
            <text:p>150.60001</text:p>
          </table:table-cell>
          <table:table-cell office:value-type="float" office:value="144.8" calcext:value-type="float">
            <text:p>144.8</text:p>
          </table:table-cell>
          <table:table-cell office:value-type="float" office:value="162.8" calcext:value-type="float">
            <text:p>162.8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8.2" calcext:value-type="float">
            <text:p>148.2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51" calcext:value-type="float">
            <text:p>151</text:p>
          </table:table-cell>
          <table:table-cell office:value-type="float" office:value="144.8" calcext:value-type="float">
            <text:p>144.8</text:p>
          </table:table-cell>
          <table:table-cell office:value-type="float" office:value="162.2" calcext:value-type="float">
            <text:p>162.2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44" calcext:value-type="float">
            <text:p>144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9" calcext:value-type="float">
            <text:p>149</text:p>
          </table:table-cell>
          <table:table-cell office:value-type="float" office:value="150.39999" calcext:value-type="float">
            <text:p>150.39999</text:p>
          </table:table-cell>
          <table:table-cell office:value-type="float" office:value="151.39999" calcext:value-type="float">
            <text:p>151.39999</text:p>
          </table:table-cell>
          <table:table-cell office:value-type="float" office:value="145" calcext:value-type="float">
            <text:p>145</text:p>
          </table:table-cell>
          <table:table-cell office:value-type="float" office:value="161.60001" calcext:value-type="float">
            <text:p>161.60001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51.60001" calcext:value-type="float">
            <text:p>151.60001</text:p>
          </table:table-cell>
          <table:table-cell office:value-type="float" office:value="152" calcext:value-type="float">
            <text:p>152</text:p>
          </table:table-cell>
          <table:table-cell office:value-type="float" office:value="145.2" calcext:value-type="float">
            <text:p>145.2</text:p>
          </table:table-cell>
          <table:table-cell office:value-type="float" office:value="162.8" calcext:value-type="float">
            <text:p>162.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.2" calcext:value-type="float">
            <text:p>144.2</text:p>
          </table:table-cell>
          <table:table-cell office:value-type="float" office:value="143" calcext:value-type="float">
            <text:p>143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2" calcext:value-type="float">
            <text:p>142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52.60001" calcext:value-type="float">
            <text:p>152.60001</text:p>
          </table:table-cell>
          <table:table-cell office:value-type="float" office:value="152.8" calcext:value-type="float">
            <text:p>152.8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1.39999" calcext:value-type="float">
            <text:p>141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table:number-columns-repeated="2" office:value-type="float" office:value="144.39999" calcext:value-type="float">
            <text:p>144.39999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7.60001" calcext:value-type="float">
            <text:p>147.60001</text:p>
          </table:table-cell>
          <table:table-cell table:number-columns-repeated="2" office:value-type="float" office:value="153.2" calcext:value-type="float">
            <text:p>153.2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3" calcext:value-type="float">
            <text:p>143</text:p>
          </table:table-cell>
          <table:table-cell office:value-type="float" office:value="143.2" calcext:value-type="float">
            <text:p>143.2</text:p>
          </table:table-cell>
          <table:table-cell office:value-type="float" office:value="144" calcext:value-type="float">
            <text:p>144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2.8" calcext:value-type="float">
            <text:p>142.8</text:p>
          </table:table-cell>
          <table:table-cell office:value-type="float" office:value="147.2" calcext:value-type="float">
            <text:p>147.2</text:p>
          </table:table-cell>
          <table:table-cell office:value-type="float" office:value="153.60001" calcext:value-type="float">
            <text:p>153.60001</text:p>
          </table:table-cell>
          <table:table-cell office:value-type="float" office:value="153.39999" calcext:value-type="float">
            <text:p>153.39999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68.60001" calcext:value-type="float">
            <text:p>168.60001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2.8" calcext:value-type="float">
            <text:p>142.8</text:p>
          </table:table-cell>
          <table:table-cell office:value-type="float" office:value="147.8" calcext:value-type="float">
            <text:p>147.8</text:p>
          </table:table-cell>
          <table:table-cell office:value-type="float" office:value="154" calcext:value-type="float">
            <text:p>154</text:p>
          </table:table-cell>
          <table:table-cell office:value-type="float" office:value="153.60001" calcext:value-type="float">
            <text:p>153.60001</text:p>
          </table:table-cell>
          <table:table-cell office:value-type="float" office:value="146" calcext:value-type="float">
            <text:p>146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142.60001" calcext:value-type="float">
            <text:p>142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table:number-columns-repeated="2"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4.39999" calcext:value-type="float">
            <text:p>144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54" calcext:value-type="float">
            <text:p>154</text:p>
          </table:table-cell>
          <table:table-cell office:value-type="float" office:value="153.8" calcext:value-type="float">
            <text:p>153.8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1">
          <table:table-cell office:value-type="float" office:value="142.60001" calcext:value-type="float">
            <text:p>142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3.2" calcext:value-type="float">
            <text:p>143.2</text:p>
          </table:table-cell>
          <table:table-cell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3" calcext:value-type="float">
            <text:p>143</text:p>
          </table:table-cell>
          <table:table-cell office:value-type="float" office:value="149.2" calcext:value-type="float">
            <text:p>149.2</text:p>
          </table:table-cell>
          <table:table-cell office:value-type="float" office:value="153.39999" calcext:value-type="float">
            <text:p>153.39999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74.39999" calcext:value-type="float">
            <text:p>174.39999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  <table:table-cell table:number-columns-repeated="2" office:value-type="float" office:value="143.39999" calcext:value-type="float">
            <text:p>143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5" calcext:value-type="float">
            <text:p>145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50.2" calcext:value-type="float">
            <text:p>150.2</text:p>
          </table:table-cell>
          <table:table-cell office:value-type="float" office:value="153" calcext:value-type="float">
            <text:p>153</text:p>
          </table:table-cell>
          <table:table-cell office:value-type="float" office:value="154.2" calcext:value-type="float">
            <text:p>154.2</text:p>
          </table:table-cell>
          <table:table-cell office:value-type="float" office:value="147.2" calcext:value-type="float">
            <text:p>147.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8" calcext:value-type="float">
            <text:p>142.8</text:p>
          </table:table-cell>
          <table:table-cell table:number-columns-repeated="2" office:value-type="float" office:value="143.8" calcext:value-type="float">
            <text:p>143.8</text:p>
          </table:table-cell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44.8" calcext:value-type="float">
            <text:p>144.8</text:p>
          </table:table-cell>
          <table:table-cell office:value-type="float" office:value="145.2" calcext:value-type="float">
            <text:p>145.2</text:p>
          </table:table-cell>
          <table:table-cell office:value-type="float" office:value="144.2" calcext:value-type="float">
            <text:p>144.2</text:p>
          </table:table-cell>
          <table:table-cell office:value-type="float" office:value="150.8" calcext:value-type="float">
            <text:p>150.8</text:p>
          </table:table-cell>
          <table:table-cell office:value-type="float" office:value="151.8" calcext:value-type="float">
            <text:p>151.8</text:p>
          </table:table-cell>
          <table:table-cell office:value-type="float" office:value="155.39999" calcext:value-type="float">
            <text:p>155.39999</text:p>
          </table:table-cell>
          <table:table-cell office:value-type="float" office:value="147.8" calcext:value-type="float">
            <text:p>147.8</text:p>
          </table:table-cell>
          <table:table-cell office:value-type="float" office:value="178.39999" calcext:value-type="float">
            <text:p>178.39999</text:p>
          </table:table-cell>
        </table:table-row>
        <table:table-row table:style-name="ro1"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3.8" calcext:value-type="float">
            <text:p>143.8</text:p>
          </table:table-cell>
          <table:table-cell office:value-type="float" office:value="144" calcext:value-type="float">
            <text:p>144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4.8" calcext:value-type="float">
            <text:p>144.8</text:p>
          </table:table-cell>
          <table:table-cell office:value-type="float" office:value="151.39999" calcext:value-type="float">
            <text:p>151.39999</text:p>
          </table:table-cell>
          <table:table-cell office:value-type="float" office:value="151.2" calcext:value-type="float">
            <text:p>151.2</text:p>
          </table:table-cell>
          <table:table-cell office:value-type="float" office:value="156.39999" calcext:value-type="float">
            <text:p>156.39999</text:p>
          </table:table-cell>
          <table:table-cell office:value-type="float" office:value="149" calcext:value-type="float">
            <text:p>149</text:p>
          </table:table-cell>
          <table:table-cell office:value-type="float" office:value="180.2" calcext:value-type="float">
            <text:p>180.2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60001" calcext:value-type="float">
            <text:p>143.60001</text:p>
          </table:table-cell>
          <table:table-cell table:number-columns-repeated="3" office:value-type="float" office:value="143.8" calcext:value-type="float">
            <text:p>143.8</text:p>
          </table:table-cell>
          <table:table-cell office:value-type="float" office:value="144.60001" calcext:value-type="float">
            <text:p>144.6000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52.60001" calcext:value-type="float">
            <text:p>152.60001</text:p>
          </table:table-cell>
          <table:table-cell office:value-type="float" office:value="151.60001" calcext:value-type="float">
            <text:p>151.60001</text:p>
          </table:table-cell>
          <table:table-cell office:value-type="float" office:value="156.8" calcext:value-type="float">
            <text:p>156.8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82.2" calcext:value-type="float">
            <text:p>182.2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" calcext:value-type="float">
            <text:p>143</text:p>
          </table:table-cell>
          <table:table-cell office:value-type="float" office:value="143.60001" calcext:value-type="float">
            <text:p>143.60001</text:p>
          </table:table-cell>
          <table:table-cell table:number-columns-repeated="3" office:value-type="float" office:value="143.8" calcext:value-type="float">
            <text:p>143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6.39999" calcext:value-type="float">
            <text:p>146.39999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53.8" calcext:value-type="float">
            <text:p>153.8</text:p>
          </table:table-cell>
          <table:table-cell office:value-type="float" office:value="152.39999" calcext:value-type="float">
            <text:p>152.39999</text:p>
          </table:table-cell>
          <table:table-cell office:value-type="float" office:value="157.60001" calcext:value-type="float">
            <text:p>157.60001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83.8" calcext:value-type="float">
            <text:p>183.8</text:p>
          </table:table-cell>
        </table:table-row>
        <table:table-row table:style-name="ro1"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2.8" calcext:value-type="float">
            <text:p>142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5" calcext:value-type="float">
            <text:p>145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50.8" calcext:value-type="float">
            <text:p>150.8</text:p>
          </table:table-cell>
          <table:table-cell office:value-type="float" office:value="154.2" calcext:value-type="float">
            <text:p>154.2</text:p>
          </table:table-cell>
          <table:table-cell office:value-type="float" office:value="153.39999" calcext:value-type="float">
            <text:p>153.39999</text:p>
          </table:table-cell>
          <table:table-cell office:value-type="float" office:value="159" calcext:value-type="float">
            <text:p>159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85.2" calcext:value-type="float">
            <text:p>185.2</text:p>
          </table:table-cell>
        </table:table-row>
        <table:table-row table:style-name="ro1">
          <table:table-cell office:value-type="float" office:value="143.60001" calcext:value-type="float">
            <text:p>143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2.8" calcext:value-type="float">
            <text:p>142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table:number-columns-repeated="2" office:value-type="float" office:value="143.8" calcext:value-type="float">
            <text:p>143.8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52.39999" calcext:value-type="float">
            <text:p>152.39999</text:p>
          </table:table-cell>
          <table:table-cell office:value-type="float" office:value="155.2" calcext:value-type="float">
            <text:p>155.2</text:p>
          </table:table-cell>
          <table:table-cell office:value-type="float" office:value="154.60001" calcext:value-type="float">
            <text:p>154.60001</text:p>
          </table:table-cell>
          <table:table-cell office:value-type="float" office:value="160.60001" calcext:value-type="float">
            <text:p>160.60001</text:p>
          </table:table-cell>
          <table:table-cell office:value-type="float" office:value="150.2" calcext:value-type="float">
            <text:p>150.2</text:p>
          </table:table-cell>
          <table:table-cell office:value-type="float" office:value="186.8" calcext:value-type="float">
            <text:p>186.8</text:p>
          </table:table-cell>
        </table:table-row>
        <table:table-row table:style-name="ro1">
          <table:table-cell office:value-type="float" office:value="143.39999" calcext:value-type="float">
            <text:p>143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8.2" calcext:value-type="float">
            <text:p>148.2</text:p>
          </table:table-cell>
          <table:table-cell office:value-type="float" office:value="153.39999" calcext:value-type="float">
            <text:p>153.39999</text:p>
          </table:table-cell>
          <table:table-cell office:value-type="float" office:value="156" calcext:value-type="float">
            <text:p>156</text:p>
          </table:table-cell>
          <table:table-cell office:value-type="float" office:value="155.8" calcext:value-type="float">
            <text:p>155.8</text:p>
          </table:table-cell>
          <table:table-cell office:value-type="float" office:value="162" calcext:value-type="float">
            <text:p>162</text:p>
          </table:table-cell>
          <table:table-cell office:value-type="float" office:value="151.39999" calcext:value-type="float">
            <text:p>151.39999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54.8" calcext:value-type="float">
            <text:p>154.8</text:p>
          </table:table-cell>
          <table:table-cell table:number-columns-repeated="2" office:value-type="float" office:value="156.60001" calcext:value-type="float">
            <text:p>156.60001</text:p>
          </table:table-cell>
          <table:table-cell office:value-type="float" office:value="162.60001" calcext:value-type="float">
            <text:p>162.60001</text:p>
          </table:table-cell>
          <table:table-cell office:value-type="float" office:value="152.2" calcext:value-type="float">
            <text:p>152.2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5.8" calcext:value-type="float">
            <text:p>145.8</text:p>
          </table:table-cell>
          <table:table-cell office:value-type="float" office:value="149.2" calcext:value-type="float">
            <text:p>149.2</text:p>
          </table:table-cell>
          <table:table-cell office:value-type="float" office:value="155.60001" calcext:value-type="float">
            <text:p>155.60001</text:p>
          </table:table-cell>
          <table:table-cell office:value-type="float" office:value="158" calcext:value-type="float">
            <text:p>158</text:p>
          </table:table-cell>
          <table:table-cell office:value-type="float" office:value="157.2" calcext:value-type="float">
            <text:p>157.2</text:p>
          </table:table-cell>
          <table:table-cell office:value-type="float" office:value="163.39999" calcext:value-type="float">
            <text:p>163.39999</text:p>
          </table:table-cell>
          <table:table-cell office:value-type="float" office:value="153.2" calcext:value-type="float">
            <text:p>153.2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>
          <table:table-cell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5.8" calcext:value-type="float">
            <text:p>145.8</text:p>
          </table:table-cell>
          <table:table-cell office:value-type="float" office:value="149.8" calcext:value-type="float">
            <text:p>149.8</text:p>
          </table:table-cell>
          <table:table-cell office:value-type="float" office:value="155.2" calcext:value-type="float">
            <text:p>155.2</text:p>
          </table:table-cell>
          <table:table-cell office:value-type="float" office:value="159.8" calcext:value-type="float">
            <text:p>159.8</text:p>
          </table:table-cell>
          <table:table-cell office:value-type="float" office:value="157.8" calcext:value-type="float">
            <text:p>157.8</text:p>
          </table:table-cell>
          <table:table-cell office:value-type="float" office:value="164.2" calcext:value-type="float">
            <text:p>164.2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43.2" calcext:value-type="float">
            <text:p>143.2</text:p>
          </table:table-cell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  <table:table-cell office:value-type="float" office:value="145.2" calcext:value-type="float">
            <text:p>145.2</text:p>
          </table:table-cell>
          <table:table-cell office:value-type="float" office:value="150.60001" calcext:value-type="float">
            <text:p>150.60001</text:p>
          </table:table-cell>
          <table:table-cell office:value-type="float" office:value="157.2" calcext:value-type="float">
            <text:p>157.2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65.2" calcext:value-type="float">
            <text:p>165.2</text:p>
          </table:table-cell>
          <table:table-cell office:value-type="float" office:value="156.60001" calcext:value-type="float">
            <text:p>156.6000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table:number-columns-repeated="2"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8" calcext:value-type="float">
            <text:p>144.8</text:p>
          </table:table-cell>
          <table:table-cell office:value-type="float" office:value="151.60001" calcext:value-type="float">
            <text:p>151.60001</text:p>
          </table:table-cell>
          <table:table-cell table:number-columns-repeated="3" office:value-type="float" office:value="160.2" calcext:value-type="float">
            <text:p>160.2</text:p>
          </table:table-cell>
          <table:table-cell office:value-type="float" office:value="167.39999" calcext:value-type="float">
            <text:p>167.39999</text:p>
          </table:table-cell>
          <table:table-cell office:value-type="float" office:value="157.8" calcext:value-type="float">
            <text:p>157.8</text:p>
          </table:table-cell>
          <table:table-cell office:value-type="float" office:value="189.2" calcext:value-type="float">
            <text:p>189.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8" calcext:value-type="float">
            <text:p>144.8</text:p>
          </table:table-cell>
          <table:table-cell office:value-type="float" office:value="152.2" calcext:value-type="float">
            <text:p>152.2</text:p>
          </table:table-cell>
          <table:table-cell office:value-type="float" office:value="161.8" calcext:value-type="float">
            <text:p>161.8</text:p>
          </table:table-cell>
          <table:table-cell table:number-columns-repeated="2" office:value-type="float" office:value="161.2" calcext:value-type="float">
            <text:p>161.2</text:p>
          </table:table-cell>
          <table:table-cell office:value-type="float" office:value="169.60001" calcext:value-type="float">
            <text:p>169.60001</text:p>
          </table:table-cell>
          <table:table-cell office:value-type="float" office:value="158" calcext:value-type="float">
            <text:p>158</text:p>
          </table:table-cell>
          <table:table-cell office:value-type="float" office:value="190.39999" calcext:value-type="float">
            <text:p>190.39999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52.39999" calcext:value-type="float">
            <text:p>152.39999</text:p>
          </table:table-cell>
          <table:table-cell office:value-type="float" office:value="157.60001" calcext:value-type="float">
            <text:p>157.60001</text:p>
          </table:table-cell>
          <table:table-cell office:value-type="float" office:value="162.8" calcext:value-type="float">
            <text:p>162.8</text:p>
          </table:table-cell>
          <table:table-cell office:value-type="float" office:value="162.39999" calcext:value-type="float">
            <text:p>162.39999</text:p>
          </table:table-cell>
          <table:table-cell office:value-type="float" office:value="170.60001" calcext:value-type="float">
            <text:p>170.60001</text:p>
          </table:table-cell>
          <table:table-cell office:value-type="float" office:value="158.60001" calcext:value-type="float">
            <text:p>158.60001</text:p>
          </table:table-cell>
          <table:table-cell office:value-type="float" office:value="191.60001" calcext:value-type="float">
            <text:p>191.60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4.8" calcext:value-type="float">
            <text:p>144.8</text:p>
          </table:table-cell>
          <table:table-cell office:value-type="float" office:value="153" calcext:value-type="float">
            <text:p>153</text:p>
          </table:table-cell>
          <table:table-cell office:value-type="float" office:value="156.2" calcext:value-type="float">
            <text:p>156.2</text:p>
          </table:table-cell>
          <table:table-cell office:value-type="float" office:value="164.39999" calcext:value-type="float">
            <text:p>164.39999</text:p>
          </table:table-cell>
          <table:table-cell office:value-type="float" office:value="163.60001" calcext:value-type="float">
            <text:p>163.60001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92.39999" calcext:value-type="float">
            <text:p>192.39999</text:p>
          </table:table-cell>
        </table:table-row>
        <table:table-row table:style-name="ro1">
          <table:table-cell table:number-columns-repeated="3"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54.60001" calcext:value-type="float">
            <text:p>154.60001</text:p>
          </table:table-cell>
          <table:table-cell office:value-type="float" office:value="157" calcext:value-type="float">
            <text:p>157</text:p>
          </table:table-cell>
          <table:table-cell office:value-type="float" office:value="165.60001" calcext:value-type="float">
            <text:p>165.60001</text:p>
          </table:table-cell>
          <table:table-cell office:value-type="float" office:value="164" calcext:value-type="float">
            <text:p>164</text:p>
          </table:table-cell>
          <table:table-cell office:value-type="float" office:value="173.60001" calcext:value-type="float">
            <text:p>173.60001</text:p>
          </table:table-cell>
          <table:table-cell office:value-type="float" office:value="162" calcext:value-type="float">
            <text:p>162</text:p>
          </table:table-cell>
          <table:table-cell office:value-type="float" office:value="193.39999" calcext:value-type="float">
            <text:p>193.39999</text:p>
          </table:table-cell>
        </table:table-row>
        <table:table-row table:style-name="ro1">
          <table:table-cell table:number-columns-repeated="3"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2" calcext:value-type="float">
            <text:p>143.2</text:p>
          </table:table-cell>
          <table:table-cell table:number-columns-repeated="2" office:value-type="float" office:value="144.39999" calcext:value-type="float">
            <text:p>144.39999</text:p>
          </table:table-cell>
          <table:table-cell office:value-type="float" office:value="146.39999" calcext:value-type="float">
            <text:p>146.39999</text:p>
          </table:table-cell>
          <table:table-cell office:value-type="float" office:value="156.2" calcext:value-type="float">
            <text:p>156.2</text:p>
          </table:table-cell>
          <table:table-cell office:value-type="float" office:value="158.39999" calcext:value-type="float">
            <text:p>158.39999</text:p>
          </table:table-cell>
          <table:table-cell office:value-type="float" office:value="166.60001" calcext:value-type="float">
            <text:p>166.60001</text:p>
          </table:table-cell>
          <table:table-cell office:value-type="float" office:value="164.8" calcext:value-type="float">
            <text:p>164.8</text:p>
          </table:table-cell>
          <table:table-cell office:value-type="float" office:value="174.39999" calcext:value-type="float">
            <text:p>174.39999</text:p>
          </table:table-cell>
          <table:table-cell office:value-type="float" office:value="163.2" calcext:value-type="float">
            <text:p>163.2</text:p>
          </table:table-cell>
          <table:table-cell office:value-type="float" office:value="194.2" calcext:value-type="float">
            <text:p>194.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5" calcext:value-type="float">
            <text:p>145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7" calcext:value-type="float">
            <text:p>147</text:p>
          </table:table-cell>
          <table:table-cell office:value-type="float" office:value="157.60001" calcext:value-type="float">
            <text:p>157.60001</text:p>
          </table:table-cell>
          <table:table-cell office:value-type="float" office:value="160.60001" calcext:value-type="float">
            <text:p>160.60001</text:p>
          </table:table-cell>
          <table:table-cell office:value-type="float" office:value="167.2" calcext:value-type="float">
            <text:p>167.2</text:p>
          </table:table-cell>
          <table:table-cell office:value-type="float" office:value="166" calcext:value-type="float">
            <text:p>166</text:p>
          </table:table-cell>
          <table:table-cell office:value-type="float" office:value="175.39999" calcext:value-type="float">
            <text:p>175.39999</text:p>
          </table:table-cell>
          <table:table-cell office:value-type="float" office:value="164.2" calcext:value-type="float">
            <text:p>164.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5.2" calcext:value-type="float">
            <text:p>145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7.60001" calcext:value-type="float">
            <text:p>147.60001</text:p>
          </table:table-cell>
          <table:table-cell office:value-type="float" office:value="159" calcext:value-type="float">
            <text:p>159</text:p>
          </table:table-cell>
          <table:table-cell office:value-type="float" office:value="161.39999" calcext:value-type="float">
            <text:p>161.39999</text:p>
          </table:table-cell>
          <table:table-cell office:value-type="float" office:value="168" calcext:value-type="float">
            <text:p>168</text:p>
          </table:table-cell>
          <table:table-cell office:value-type="float" office:value="166.8" calcext:value-type="float">
            <text:p>166.8</text:p>
          </table:table-cell>
          <table:table-cell office:value-type="float" office:value="176.39999" calcext:value-type="float">
            <text:p>176.39999</text:p>
          </table:table-cell>
          <table:table-cell office:value-type="float" office:value="165.2" calcext:value-type="float">
            <text:p>165.2</text:p>
          </table:table-cell>
          <table:table-cell office:value-type="float" office:value="195.8" calcext:value-type="float">
            <text:p>195.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.60001" calcext:value-type="float">
            <text:p>143.60001</text:p>
          </table:table-cell>
          <table:table-cell table:number-columns-repeated="2"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5" calcext:value-type="float">
            <text:p>145</text:p>
          </table:table-cell>
          <table:table-cell office:value-type="float" office:value="144.2" calcext:value-type="float">
            <text:p>144.2</text:p>
          </table:table-cell>
          <table:table-cell office:value-type="float" office:value="148.8" calcext:value-type="float">
            <text:p>148.8</text:p>
          </table:table-cell>
          <table:table-cell office:value-type="float" office:value="160.60001" calcext:value-type="float">
            <text:p>160.60001</text:p>
          </table:table-cell>
          <table:table-cell office:value-type="float" office:value="161.39999" calcext:value-type="float">
            <text:p>161.39999</text:p>
          </table:table-cell>
          <table:table-cell office:value-type="float" office:value="169.8" calcext:value-type="float">
            <text:p>169.8</text:p>
          </table:table-cell>
          <table:table-cell office:value-type="float" office:value="167.2" calcext:value-type="float">
            <text:p>167.2</text:p>
          </table:table-cell>
          <table:table-cell office:value-type="float" office:value="177" calcext:value-type="float">
            <text:p>177</text:p>
          </table:table-cell>
          <table:table-cell office:value-type="float" office:value="166.2" calcext:value-type="float">
            <text:p>166.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9.8" calcext:value-type="float">
            <text:p>149.8</text:p>
          </table:table-cell>
          <table:table-cell office:value-type="float" office:value="162.39999" calcext:value-type="float">
            <text:p>162.39999</text:p>
          </table:table-cell>
          <table:table-cell office:value-type="float" office:value="161.39999" calcext:value-type="float">
            <text:p>161.39999</text:p>
          </table:table-cell>
          <table:table-cell office:value-type="float" office:value="172.39999" calcext:value-type="float">
            <text:p>172.39999</text:p>
          </table:table-cell>
          <table:table-cell office:value-type="float" office:value="167.60001" calcext:value-type="float">
            <text:p>167.60001</text:p>
          </table:table-cell>
          <table:table-cell office:value-type="float" office:value="177.8" calcext:value-type="float">
            <text:p>177.8</text:p>
          </table:table-cell>
          <table:table-cell office:value-type="float" office:value="167.8" calcext:value-type="float">
            <text:p>167.8</text:p>
          </table:table-cell>
          <table:table-cell office:value-type="float" office:value="196.39999" calcext:value-type="float">
            <text:p>196.39999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6.2" calcext:value-type="float">
            <text:p>146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9.8" calcext:value-type="float">
            <text:p>149.8</text:p>
          </table:table-cell>
          <table:table-cell office:value-type="float" office:value="164.2" calcext:value-type="float">
            <text:p>164.2</text:p>
          </table:table-cell>
          <table:table-cell office:value-type="float" office:value="159.8" calcext:value-type="float">
            <text:p>159.8</text:p>
          </table:table-cell>
          <table:table-cell office:value-type="float" office:value="173.2" calcext:value-type="float">
            <text:p>173.2</text:p>
          </table:table-cell>
          <table:table-cell office:value-type="float" office:value="169" calcext:value-type="float">
            <text:p>169</text:p>
          </table:table-cell>
          <table:table-cell office:value-type="float" office:value="177.8" calcext:value-type="float">
            <text:p>177.8</text:p>
          </table:table-cell>
          <table:table-cell office:value-type="float" office:value="169.8" calcext:value-type="float">
            <text:p>169.8</text:p>
          </table:table-cell>
          <table:table-cell office:value-type="float" office:value="196.8" calcext:value-type="float">
            <text:p>196.8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table:number-columns-repeated="3"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50.39999" calcext:value-type="float">
            <text:p>150.39999</text:p>
          </table:table-cell>
          <table:table-cell office:value-type="float" office:value="165" calcext:value-type="float">
            <text:p>165</text:p>
          </table:table-cell>
          <table:table-cell office:value-type="float" office:value="157.60001" calcext:value-type="float">
            <text:p>157.60001</text:p>
          </table:table-cell>
          <table:table-cell office:value-type="float" office:value="173.60001" calcext:value-type="float">
            <text:p>173.60001</text:p>
          </table:table-cell>
          <table:table-cell office:value-type="float" office:value="170.39999" calcext:value-type="float">
            <text:p>170.39999</text:p>
          </table:table-cell>
          <table:table-cell office:value-type="float" office:value="178.2" calcext:value-type="float">
            <text:p>178.2</text:p>
          </table:table-cell>
          <table:table-cell office:value-type="float" office:value="171.2" calcext:value-type="float">
            <text:p>171.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66.2" calcext:value-type="float">
            <text:p>166.2</text:p>
          </table:table-cell>
          <table:table-cell office:value-type="float" office:value="157.39999" calcext:value-type="float">
            <text:p>157.39999</text:p>
          </table:table-cell>
          <table:table-cell office:value-type="float" office:value="174.8" calcext:value-type="float">
            <text:p>174.8</text:p>
          </table:table-cell>
          <table:table-cell office:value-type="float" office:value="171.60001" calcext:value-type="float">
            <text:p>171.60001</text:p>
          </table:table-cell>
          <table:table-cell office:value-type="float" office:value="179" calcext:value-type="float">
            <text:p>179</text:p>
          </table:table-cell>
          <table:table-cell office:value-type="float" office:value="172.60001" calcext:value-type="float">
            <text:p>172.60001</text:p>
          </table:table-cell>
          <table:table-cell office:value-type="float" office:value="197.60001" calcext:value-type="float">
            <text:p>197.60001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7" calcext:value-type="float">
            <text:p>147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51.2" calcext:value-type="float">
            <text:p>151.2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71.8" calcext:value-type="float">
            <text:p>171.8</text:p>
          </table:table-cell>
          <table:table-cell office:value-type="float" office:value="179.8" calcext:value-type="float">
            <text:p>179.8</text:p>
          </table:table-cell>
          <table:table-cell office:value-type="float" office:value="174.60001" calcext:value-type="float">
            <text:p>174.60001</text:p>
          </table:table-cell>
          <table:table-cell office:value-type="float" office:value="198.2" calcext:value-type="float">
            <text:p>198.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51.8" calcext:value-type="float">
            <text:p>151.8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71.8" calcext:value-type="float">
            <text:p>171.8</text:p>
          </table:table-cell>
          <table:table-cell office:value-type="float" office:value="179.60001" calcext:value-type="float">
            <text:p>179.60001</text:p>
          </table:table-cell>
          <table:table-cell office:value-type="float" office:value="176.60001" calcext:value-type="float">
            <text:p>176.60001</text:p>
          </table:table-cell>
          <table:table-cell office:value-type="float" office:value="198.2" calcext:value-type="float">
            <text:p>198.2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8" calcext:value-type="float">
            <text:p>143.8</text:p>
          </table:table-cell>
          <table:table-cell table:number-columns-repeated="2" office:value-type="float" office:value="143.2" calcext:value-type="float">
            <text:p>143.2</text:p>
          </table:table-cell>
          <table:table-cell office:value-type="float" office:value="147.8" calcext:value-type="float">
            <text:p>147.8</text:p>
          </table:table-cell>
          <table:table-cell office:value-type="float" office:value="146" calcext:value-type="float">
            <text:p>146</text:p>
          </table:table-cell>
          <table:table-cell office:value-type="float" office:value="152.60001" calcext:value-type="float">
            <text:p>152.60001</text:p>
          </table:table-cell>
          <table:table-cell office:value-type="float" office:value="170.2" calcext:value-type="float">
            <text:p>170.2</text:p>
          </table:table-cell>
          <table:table-cell office:value-type="float" office:value="162.60001" calcext:value-type="float">
            <text:p>162.60001</text:p>
          </table:table-cell>
          <table:table-cell office:value-type="float" office:value="180.8" calcext:value-type="float">
            <text:p>180.8</text:p>
          </table:table-cell>
          <table:table-cell office:value-type="float" office:value="173.60001" calcext:value-type="float">
            <text:p>173.60001</text:p>
          </table:table-cell>
          <table:table-cell office:value-type="float" office:value="180.2" calcext:value-type="float">
            <text:p>180.2</text:p>
          </table:table-cell>
          <table:table-cell office:value-type="float" office:value="178.2" calcext:value-type="float">
            <text:p>178.2</text:p>
          </table:table-cell>
          <table:table-cell office:value-type="float" office:value="198.2" calcext:value-type="float">
            <text:p>198.2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table:number-columns-repeated="2" office:value-type="float" office:value="143.60001" calcext:value-type="float">
            <text:p>143.60001</text:p>
          </table:table-cell>
          <table:table-cell table:number-columns-repeated="2" office:value-type="float" office:value="143.2" calcext:value-type="float">
            <text:p>143.2</text:p>
          </table:table-cell>
          <table:table-cell office:value-type="float" office:value="148.2" calcext:value-type="float">
            <text:p>148.2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53.2" calcext:value-type="float">
            <text:p>153.2</text:p>
          </table:table-cell>
          <table:table-cell office:value-type="float" office:value="172.39999" calcext:value-type="float">
            <text:p>172.39999</text:p>
          </table:table-cell>
          <table:table-cell office:value-type="float" office:value="162.8" calcext:value-type="float">
            <text:p>162.8</text:p>
          </table:table-cell>
          <table:table-cell office:value-type="float" office:value="181.39999" calcext:value-type="float">
            <text:p>181.39999</text:p>
          </table:table-cell>
          <table:table-cell office:value-type="float" office:value="175.8" calcext:value-type="float">
            <text:p>175.8</text:p>
          </table:table-cell>
          <table:table-cell office:value-type="float" office:value="181" calcext:value-type="float">
            <text:p>181</text:p>
          </table:table-cell>
          <table:table-cell office:value-type="float" office:value="180.8" calcext:value-type="float">
            <text:p>180.8</text:p>
          </table:table-cell>
          <table:table-cell office:value-type="float" office:value="198.60001" calcext:value-type="float">
            <text:p>198.60001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6.8" calcext:value-type="float">
            <text:p>146.8</text:p>
          </table:table-cell>
          <table:table-cell office:value-type="float" office:value="154.39999" calcext:value-type="float">
            <text:p>154.39999</text:p>
          </table:table-cell>
          <table:table-cell office:value-type="float" office:value="173.60001" calcext:value-type="float">
            <text:p>173.60001</text:p>
          </table:table-cell>
          <table:table-cell office:value-type="float" office:value="162.60001" calcext:value-type="float">
            <text:p>162.60001</text:p>
          </table:table-cell>
          <table:table-cell office:value-type="float" office:value="182.39999" calcext:value-type="float">
            <text:p>182.39999</text:p>
          </table:table-cell>
          <table:table-cell office:value-type="float" office:value="178" calcext:value-type="float">
            <text:p>178</text:p>
          </table:table-cell>
          <table:table-cell office:value-type="float" office:value="182.39999" calcext:value-type="float">
            <text:p>182.39999</text:p>
          </table:table-cell>
          <table:table-cell office:value-type="float" office:value="182.8" calcext:value-type="float">
            <text:p>182.8</text:p>
          </table:table-cell>
          <table:table-cell office:value-type="float" office:value="199.2" calcext:value-type="float">
            <text:p>199.2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table:number-columns-repeated="2" office:value-type="float" office:value="143.2" calcext:value-type="float">
            <text:p>143.2</text:p>
          </table:table-cell>
          <table:table-cell office:value-type="float" office:value="148" calcext:value-type="float">
            <text:p>148</text:p>
          </table:table-cell>
          <table:table-cell office:value-type="float" office:value="147.2" calcext:value-type="float">
            <text:p>147.2</text:p>
          </table:table-cell>
          <table:table-cell office:value-type="float" office:value="155.8" calcext:value-type="float">
            <text:p>155.8</text:p>
          </table:table-cell>
          <table:table-cell office:value-type="float" office:value="174.39999" calcext:value-type="float">
            <text:p>174.39999</text:p>
          </table:table-cell>
          <table:table-cell office:value-type="float" office:value="162.39999" calcext:value-type="float">
            <text:p>162.39999</text:p>
          </table:table-cell>
          <table:table-cell office:value-type="float" office:value="183" calcext:value-type="float">
            <text:p>183</text:p>
          </table:table-cell>
          <table:table-cell office:value-type="float" office:value="179.60001" calcext:value-type="float">
            <text:p>179.60001</text:p>
          </table:table-cell>
          <table:table-cell office:value-type="float" office:value="184.39999" calcext:value-type="float">
            <text:p>184.39999</text:p>
          </table:table-cell>
          <table:table-cell office:value-type="float" office:value="184.8" calcext:value-type="float">
            <text:p>184.8</text:p>
          </table:table-cell>
          <table:table-cell office:value-type="float" office:value="199.39999" calcext:value-type="float">
            <text:p>199.39999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table:number-columns-repeated="2" office:value-type="float" office:value="143.39999" calcext:value-type="float">
            <text:p>143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3.2" calcext:value-type="float">
            <text:p>143.2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7.39999" calcext:value-type="float">
            <text:p>157.39999</text:p>
          </table:table-cell>
          <table:table-cell office:value-type="float" office:value="175.2" calcext:value-type="float">
            <text:p>175.2</text:p>
          </table:table-cell>
          <table:table-cell office:value-type="float" office:value="161.8" calcext:value-type="float">
            <text:p>161.8</text:p>
          </table:table-cell>
          <table:table-cell office:value-type="float" office:value="182.39999" calcext:value-type="float">
            <text:p>182.39999</text:p>
          </table:table-cell>
          <table:table-cell office:value-type="float" office:value="180.39999" calcext:value-type="float">
            <text:p>180.39999</text:p>
          </table:table-cell>
          <table:table-cell office:value-type="float" office:value="186.39999" calcext:value-type="float">
            <text:p>186.39999</text:p>
          </table:table-cell>
          <table:table-cell office:value-type="float" office:value="187.2" calcext:value-type="float">
            <text:p>187.2</text:p>
          </table:table-cell>
          <table:table-cell office:value-type="float" office:value="199.8" calcext:value-type="float">
            <text:p>199.8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50.60001" calcext:value-type="float">
            <text:p>150.60001</text:p>
          </table:table-cell>
          <table:table-cell office:value-type="float" office:value="149.2" calcext:value-type="float">
            <text:p>149.2</text:p>
          </table:table-cell>
          <table:table-cell office:value-type="float" office:value="159.60001" calcext:value-type="float">
            <text:p>159.60001</text:p>
          </table:table-cell>
          <table:table-cell office:value-type="float" office:value="176.39999" calcext:value-type="float">
            <text:p>176.39999</text:p>
          </table:table-cell>
          <table:table-cell office:value-type="float" office:value="161.60001" calcext:value-type="float">
            <text:p>161.60001</text:p>
          </table:table-cell>
          <table:table-cell office:value-type="float" office:value="176" calcext:value-type="float">
            <text:p>176</text:p>
          </table:table-cell>
          <table:table-cell office:value-type="float" office:value="181.2" calcext:value-type="float">
            <text:p>181.2</text:p>
          </table:table-cell>
          <table:table-cell office:value-type="float" office:value="187.2" calcext:value-type="float">
            <text:p>187.2</text:p>
          </table:table-cell>
          <table:table-cell office:value-type="float" office:value="189" calcext:value-type="float">
            <text:p>189</text:p>
          </table:table-cell>
          <table:table-cell office:value-type="float" office:value="200.39999" calcext:value-type="float">
            <text:p>200.39999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table:number-columns-repeated="4" office:value-type="float" office:value="143.39999" calcext:value-type="float">
            <text:p>143.39999</text:p>
          </table:table-cell>
          <table:table-cell office:value-type="float" office:value="151.39999" calcext:value-type="float">
            <text:p>151.39999</text:p>
          </table:table-cell>
          <table:table-cell office:value-type="float" office:value="149" calcext:value-type="float">
            <text:p>149</text:p>
          </table:table-cell>
          <table:table-cell office:value-type="float" office:value="161.39999" calcext:value-type="float">
            <text:p>161.39999</text:p>
          </table:table-cell>
          <table:table-cell office:value-type="float" office:value="177.8" calcext:value-type="float">
            <text:p>177.8</text:p>
          </table:table-cell>
          <table:table-cell office:value-type="float" office:value="161.60001" calcext:value-type="float">
            <text:p>161.60001</text:p>
          </table:table-cell>
          <table:table-cell office:value-type="float" office:value="173.8" calcext:value-type="float">
            <text:p>173.8</text:p>
          </table:table-cell>
          <table:table-cell office:value-type="float" office:value="182.39999" calcext:value-type="float">
            <text:p>182.39999</text:p>
          </table:table-cell>
          <table:table-cell office:value-type="float" office:value="187.8" calcext:value-type="float">
            <text:p>187.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43.2" calcext:value-type="float">
            <text:p>143.2</text:p>
          </table:table-cell>
          <table:table-cell table:number-columns-repeated="2"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52.8" calcext:value-type="float">
            <text:p>152.8</text:p>
          </table:table-cell>
          <table:table-cell office:value-type="float" office:value="148.8" calcext:value-type="float">
            <text:p>148.8</text:p>
          </table:table-cell>
          <table:table-cell office:value-type="float" office:value="162.60001" calcext:value-type="float">
            <text:p>162.60001</text:p>
          </table:table-cell>
          <table:table-cell office:value-type="float" office:value="179.39999" calcext:value-type="float">
            <text:p>179.39999</text:p>
          </table:table-cell>
          <table:table-cell office:value-type="float" office:value="162.39999" calcext:value-type="float">
            <text:p>162.39999</text:p>
          </table:table-cell>
          <table:table-cell office:value-type="float" office:value="174.39999" calcext:value-type="float">
            <text:p>174.39999</text:p>
          </table:table-cell>
          <table:table-cell office:value-type="float" office:value="183.60001" calcext:value-type="float">
            <text:p>183.60001</text:p>
          </table:table-cell>
          <table:table-cell office:value-type="float" office:value="189.2" calcext:value-type="float">
            <text:p>189.2</text:p>
          </table:table-cell>
          <table:table-cell office:value-type="float" office:value="190.60001" calcext:value-type="float">
            <text:p>190.60001</text:p>
          </table:table-cell>
          <table:table-cell office:value-type="float" office:value="201.39999" calcext:value-type="float">
            <text:p>201.39999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54.2" calcext:value-type="float">
            <text:p>154.2</text:p>
          </table:table-cell>
          <table:table-cell office:value-type="float" office:value="147.8" calcext:value-type="float">
            <text:p>147.8</text:p>
          </table:table-cell>
          <table:table-cell office:value-type="float" office:value="163.2" calcext:value-type="float">
            <text:p>163.2</text:p>
          </table:table-cell>
          <table:table-cell office:value-type="float" office:value="180.60001" calcext:value-type="float">
            <text:p>180.60001</text:p>
          </table:table-cell>
          <table:table-cell office:value-type="float" office:value="163.8" calcext:value-type="float">
            <text:p>163.8</text:p>
          </table:table-cell>
          <table:table-cell office:value-type="float" office:value="175.8" calcext:value-type="float">
            <text:p>175.8</text:p>
          </table:table-cell>
          <table:table-cell office:value-type="float" office:value="185" calcext:value-type="float">
            <text:p>185</text:p>
          </table:table-cell>
          <table:table-cell office:value-type="float" office:value="190.60001" calcext:value-type="float">
            <text:p>190.60001</text:p>
          </table:table-cell>
          <table:table-cell office:value-type="float" office:value="191.8" calcext:value-type="float">
            <text:p>191.8</text:p>
          </table:table-cell>
          <table:table-cell office:value-type="float" office:value="201.60001" calcext:value-type="float">
            <text:p>201.60001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table:number-columns-repeated="3" office:value-type="float" office:value="143.60001" calcext:value-type="float">
            <text:p>143.60001</text:p>
          </table:table-cell>
          <table:table-cell office:value-type="float" office:value="155.2" calcext:value-type="float">
            <text:p>155.2</text:p>
          </table:table-cell>
          <table:table-cell office:value-type="float" office:value="146.8" calcext:value-type="float">
            <text:p>146.8</text:p>
          </table:table-cell>
          <table:table-cell office:value-type="float" office:value="164.39999" calcext:value-type="float">
            <text:p>164.39999</text:p>
          </table:table-cell>
          <table:table-cell office:value-type="float" office:value="181.8" calcext:value-type="float">
            <text:p>181.8</text:p>
          </table:table-cell>
          <table:table-cell office:value-type="float" office:value="164" calcext:value-type="float">
            <text:p>164</text:p>
          </table:table-cell>
          <table:table-cell office:value-type="float" office:value="177.2" calcext:value-type="float">
            <text:p>177.2</text:p>
          </table:table-cell>
          <table:table-cell office:value-type="float" office:value="186.60001" calcext:value-type="float">
            <text:p>186.60001</text:p>
          </table:table-cell>
          <table:table-cell office:value-type="float" office:value="191.60001" calcext:value-type="float">
            <text:p>191.60001</text:p>
          </table:table-cell>
          <table:table-cell office:value-type="float" office:value="193.39999" calcext:value-type="float">
            <text:p>193.3999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4.60001" calcext:value-type="float">
            <text:p>144.60001</text:p>
          </table:table-cell>
          <table:table-cell office:value-type="float" office:value="143.39999" calcext:value-type="float">
            <text:p>143.39999</text:p>
          </table:table-cell>
          <table:table-cell table:number-columns-repeated="3" office:value-type="float" office:value="143.60001" calcext:value-type="float">
            <text:p>143.60001</text:p>
          </table:table-cell>
          <table:table-cell office:value-type="float" office:value="157.2" calcext:value-type="float">
            <text:p>157.2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66.2" calcext:value-type="float">
            <text:p>166.2</text:p>
          </table:table-cell>
          <table:table-cell office:value-type="float" office:value="183.39999" calcext:value-type="float">
            <text:p>183.39999</text:p>
          </table:table-cell>
          <table:table-cell office:value-type="float" office:value="165" calcext:value-type="float">
            <text:p>165</text:p>
          </table:table-cell>
          <table:table-cell office:value-type="float" office:value="178.8" calcext:value-type="float">
            <text:p>178.8</text:p>
          </table:table-cell>
          <table:table-cell office:value-type="float" office:value="187.60001" calcext:value-type="float">
            <text:p>187.60001</text:p>
          </table:table-cell>
          <table:table-cell office:value-type="float" office:value="193" calcext:value-type="float">
            <text:p>193</text:p>
          </table:table-cell>
          <table:table-cell office:value-type="float" office:value="194.39999" calcext:value-type="float">
            <text:p>194.39999</text:p>
          </table:table-cell>
          <table:table-cell office:value-type="float" office:value="202.2" calcext:value-type="float">
            <text:p>202.2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59" calcext:value-type="float">
            <text:p>159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68.2" calcext:value-type="float">
            <text:p>168.2</text:p>
          </table:table-cell>
          <table:table-cell office:value-type="float" office:value="185" calcext:value-type="float">
            <text:p>185</text:p>
          </table:table-cell>
          <table:table-cell office:value-type="float" office:value="166.39999" calcext:value-type="float">
            <text:p>166.39999</text:p>
          </table:table-cell>
          <table:table-cell office:value-type="float" office:value="180.39999" calcext:value-type="float">
            <text:p>180.39999</text:p>
          </table:table-cell>
          <table:table-cell office:value-type="float" office:value="188.39999" calcext:value-type="float">
            <text:p>188.39999</text:p>
          </table:table-cell>
          <table:table-cell office:value-type="float" office:value="194.8" calcext:value-type="float">
            <text:p>194.8</text:p>
          </table:table-cell>
          <table:table-cell office:value-type="float" office:value="195.2" calcext:value-type="float">
            <text:p>195.2</text:p>
          </table:table-cell>
          <table:table-cell office:value-type="float" office:value="202.39999" calcext:value-type="float">
            <text:p>202.39999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" calcext:value-type="float">
            <text:p>144</text:p>
          </table:table-cell>
          <table:table-cell office:value-type="float" office:value="160.8" calcext:value-type="float">
            <text:p>160.8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69.60001" calcext:value-type="float">
            <text:p>169.60001</text:p>
          </table:table-cell>
          <table:table-cell office:value-type="float" office:value="186.2" calcext:value-type="float">
            <text:p>186.2</text:p>
          </table:table-cell>
          <table:table-cell office:value-type="float" office:value="167.60001" calcext:value-type="float">
            <text:p>167.60001</text:p>
          </table:table-cell>
          <table:table-cell office:value-type="float" office:value="181.60001" calcext:value-type="float">
            <text:p>181.60001</text:p>
          </table:table-cell>
          <table:table-cell office:value-type="float" office:value="188.2" calcext:value-type="float">
            <text:p>188.2</text:p>
          </table:table-cell>
          <table:table-cell office:value-type="float" office:value="195.39999" calcext:value-type="float">
            <text:p>195.39999</text:p>
          </table:table-cell>
          <table:table-cell office:value-type="float" office:value="194" calcext:value-type="float">
            <text:p>194</text:p>
          </table:table-cell>
          <table:table-cell office:value-type="float" office:value="202.60001" calcext:value-type="float">
            <text:p>202.60001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table:number-columns-repeated="2" office:value-type="float" office:value="143.60001" calcext:value-type="float">
            <text:p>143.60001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63.8" calcext:value-type="float">
            <text:p>163.8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71" calcext:value-type="float">
            <text:p>171</text:p>
          </table:table-cell>
          <table:table-cell office:value-type="float" office:value="187.60001" calcext:value-type="float">
            <text:p>187.60001</text:p>
          </table:table-cell>
          <table:table-cell office:value-type="float" office:value="169.2" calcext:value-type="float">
            <text:p>169.2</text:p>
          </table:table-cell>
          <table:table-cell office:value-type="float" office:value="182.39999" calcext:value-type="float">
            <text:p>182.39999</text:p>
          </table:table-cell>
          <table:table-cell office:value-type="float" office:value="186.8" calcext:value-type="float">
            <text:p>186.8</text:p>
          </table:table-cell>
          <table:table-cell office:value-type="float" office:value="196.39999" calcext:value-type="float">
            <text:p>196.39999</text:p>
          </table:table-cell>
          <table:table-cell office:value-type="float" office:value="192.8" calcext:value-type="float">
            <text:p>192.8</text:p>
          </table:table-cell>
          <table:table-cell office:value-type="float" office:value="202.39999" calcext:value-type="float">
            <text:p>202.39999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  <table:table-cell office:value-type="float" office:value="166.60001" calcext:value-type="float">
            <text:p>166.60001</text:p>
          </table:table-cell>
          <table:table-cell office:value-type="float" office:value="149.2" calcext:value-type="float">
            <text:p>149.2</text:p>
          </table:table-cell>
          <table:table-cell office:value-type="float" office:value="173" calcext:value-type="float">
            <text:p>173</text:p>
          </table:table-cell>
          <table:table-cell office:value-type="float" office:value="189" calcext:value-type="float">
            <text:p>189</text:p>
          </table:table-cell>
          <table:table-cell office:value-type="float" office:value="170.8" calcext:value-type="float">
            <text:p>170.8</text:p>
          </table:table-cell>
          <table:table-cell office:value-type="float" office:value="183.39999" calcext:value-type="float">
            <text:p>183.39999</text:p>
          </table:table-cell>
          <table:table-cell office:value-type="float" office:value="187.60001" calcext:value-type="float">
            <text:p>187.60001</text:p>
          </table:table-cell>
          <table:table-cell office:value-type="float" office:value="197.2" calcext:value-type="float">
            <text:p>197.2</text:p>
          </table:table-cell>
          <table:table-cell office:value-type="float" office:value="193.39999" calcext:value-type="float">
            <text:p>193.3999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4.60001" calcext:value-type="float">
            <text:p>144.6000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3.60001" calcext:value-type="float">
            <text:p>143.60001</text:p>
          </table:table-cell>
          <table:table-cell table:number-columns-repeated="2" office:value-type="float" office:value="144.39999" calcext:value-type="float">
            <text:p>144.39999</text:p>
          </table:table-cell>
          <table:table-cell office:value-type="float" office:value="168.60001" calcext:value-type="float">
            <text:p>168.60001</text:p>
          </table:table-cell>
          <table:table-cell office:value-type="float" office:value="149.8" calcext:value-type="float">
            <text:p>149.8</text:p>
          </table:table-cell>
          <table:table-cell office:value-type="float" office:value="175.2" calcext:value-type="float">
            <text:p>175.2</text:p>
          </table:table-cell>
          <table:table-cell office:value-type="float" office:value="189.8" calcext:value-type="float">
            <text:p>189.8</text:p>
          </table:table-cell>
          <table:table-cell office:value-type="float" office:value="172.39999" calcext:value-type="float">
            <text:p>172.39999</text:p>
          </table:table-cell>
          <table:table-cell office:value-type="float" office:value="184.2" calcext:value-type="float">
            <text:p>184.2</text:p>
          </table:table-cell>
          <table:table-cell office:value-type="float" office:value="188.2" calcext:value-type="float">
            <text:p>188.2</text:p>
          </table:table-cell>
          <table:table-cell office:value-type="float" office:value="198.39999" calcext:value-type="float">
            <text:p>198.39999</text:p>
          </table:table-cell>
          <table:table-cell office:value-type="float" office:value="193.39999" calcext:value-type="float">
            <text:p>193.39999</text:p>
          </table:table-cell>
          <table:table-cell office:value-type="float" office:value="203.39999" calcext:value-type="float">
            <text:p>203.39999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45" calcext:value-type="float">
            <text:p>145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70.60001" calcext:value-type="float">
            <text:p>170.60001</text:p>
          </table:table-cell>
          <table:table-cell office:value-type="float" office:value="151" calcext:value-type="float">
            <text:p>151</text:p>
          </table:table-cell>
          <table:table-cell office:value-type="float" office:value="177.8" calcext:value-type="float">
            <text:p>177.8</text:p>
          </table:table-cell>
          <table:table-cell office:value-type="float" office:value="190.2" calcext:value-type="float">
            <text:p>190.2</text:p>
          </table:table-cell>
          <table:table-cell office:value-type="float" office:value="173.60001" calcext:value-type="float">
            <text:p>173.60001</text:p>
          </table:table-cell>
          <table:table-cell office:value-type="float" office:value="184.8" calcext:value-type="float">
            <text:p>184.8</text:p>
          </table:table-cell>
          <table:table-cell office:value-type="float" office:value="188" calcext:value-type="float">
            <text:p>188</text:p>
          </table:table-cell>
          <table:table-cell office:value-type="float" office:value="199.60001" calcext:value-type="float">
            <text:p>199.60001</text:p>
          </table:table-cell>
          <table:table-cell office:value-type="float" office:value="192.60001" calcext:value-type="float">
            <text:p>192.60001</text:p>
          </table:table-cell>
          <table:table-cell office:value-type="float" office:value="203.39999" calcext:value-type="float">
            <text:p>203.39999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table:number-columns-repeated="2" office:value-type="float" office:value="143.39999" calcext:value-type="float">
            <text:p>143.39999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72" calcext:value-type="float">
            <text:p>172</text:p>
          </table:table-cell>
          <table:table-cell office:value-type="float" office:value="152.60001" calcext:value-type="float">
            <text:p>152.60001</text:p>
          </table:table-cell>
          <table:table-cell office:value-type="float" office:value="178.8" calcext:value-type="float">
            <text:p>178.8</text:p>
          </table:table-cell>
          <table:table-cell office:value-type="float" office:value="191" calcext:value-type="float">
            <text:p>191</text:p>
          </table:table-cell>
          <table:table-cell office:value-type="float" office:value="173.8" calcext:value-type="float">
            <text:p>173.8</text:p>
          </table:table-cell>
          <table:table-cell office:value-type="float" office:value="185.39999" calcext:value-type="float">
            <text:p>185.39999</text:p>
          </table:table-cell>
          <table:table-cell office:value-type="float" office:value="188.60001" calcext:value-type="float">
            <text:p>188.60001</text:p>
          </table:table-cell>
          <table:table-cell office:value-type="float" office:value="200.2" calcext:value-type="float">
            <text:p>200.2</text:p>
          </table:table-cell>
          <table:table-cell office:value-type="float" office:value="194.60001" calcext:value-type="float">
            <text:p>194.60001</text:p>
          </table:table-cell>
          <table:table-cell office:value-type="float" office:value="203.2" calcext:value-type="float">
            <text:p>203.2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73.39999" calcext:value-type="float">
            <text:p>173.39999</text:p>
          </table:table-cell>
          <table:table-cell office:value-type="float" office:value="154.8" calcext:value-type="float">
            <text:p>154.8</text:p>
          </table:table-cell>
          <table:table-cell office:value-type="float" office:value="179.2" calcext:value-type="float">
            <text:p>179.2</text:p>
          </table:table-cell>
          <table:table-cell office:value-type="float" office:value="191.8" calcext:value-type="float">
            <text:p>191.8</text:p>
          </table:table-cell>
          <table:table-cell office:value-type="float" office:value="174.60001" calcext:value-type="float">
            <text:p>174.60001</text:p>
          </table:table-cell>
          <table:table-cell office:value-type="float" office:value="186.60001" calcext:value-type="float">
            <text:p>186.60001</text:p>
          </table:table-cell>
          <table:table-cell office:value-type="float" office:value="190.2" calcext:value-type="float">
            <text:p>190.2</text:p>
          </table:table-cell>
          <table:table-cell office:value-type="float" office:value="200.60001" calcext:value-type="float">
            <text:p>200.60001</text:p>
          </table:table-cell>
          <table:table-cell office:value-type="float" office:value="195.8" calcext:value-type="float">
            <text:p>195.8</text:p>
          </table:table-cell>
          <table:table-cell office:value-type="float" office:value="203.39999" calcext:value-type="float">
            <text:p>203.39999</text:p>
          </table:table-cell>
        </table:table-row>
        <table:table-row table:style-name="ro1">
          <table:table-cell table:number-columns-repeated="2" office:value-type="float" office:value="144.2" calcext:value-type="float">
            <text:p>144.2</text:p>
          </table:table-cell>
          <table:table-cell office:value-type="float" office:value="143.2" calcext:value-type="float">
            <text:p>143.2</text:p>
          </table:table-cell>
          <table:table-cell office:value-type="float" office:value="146" calcext:value-type="float">
            <text:p>146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74.60001" calcext:value-type="float">
            <text:p>174.60001</text:p>
          </table:table-cell>
          <table:table-cell office:value-type="float" office:value="156.60001" calcext:value-type="float">
            <text:p>156.60001</text:p>
          </table:table-cell>
          <table:table-cell office:value-type="float" office:value="179.39999" calcext:value-type="float">
            <text:p>179.39999</text:p>
          </table:table-cell>
          <table:table-cell office:value-type="float" office:value="192.60001" calcext:value-type="float">
            <text:p>192.60001</text:p>
          </table:table-cell>
          <table:table-cell office:value-type="float" office:value="175.39999" calcext:value-type="float">
            <text:p>175.39999</text:p>
          </table:table-cell>
          <table:table-cell office:value-type="float" office:value="188.39999" calcext:value-type="float">
            <text:p>188.39999</text:p>
          </table:table-cell>
          <table:table-cell office:value-type="float" office:value="191.39999" calcext:value-type="float">
            <text:p>191.39999</text:p>
          </table:table-cell>
          <table:table-cell office:value-type="float" office:value="201" calcext:value-type="float">
            <text:p>201</text:p>
          </table:table-cell>
          <table:table-cell office:value-type="float" office:value="196.39999" calcext:value-type="float">
            <text:p>196.3999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6.8" calcext:value-type="float">
            <text:p>146.8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75.8" calcext:value-type="float">
            <text:p>175.8</text:p>
          </table:table-cell>
          <table:table-cell office:value-type="float" office:value="157.8" calcext:value-type="float">
            <text:p>157.8</text:p>
          </table:table-cell>
          <table:table-cell office:value-type="float" office:value="179.2" calcext:value-type="float">
            <text:p>179.2</text:p>
          </table:table-cell>
          <table:table-cell office:value-type="float" office:value="193.8" calcext:value-type="float">
            <text:p>193.8</text:p>
          </table:table-cell>
          <table:table-cell office:value-type="float" office:value="175.39999" calcext:value-type="float">
            <text:p>175.39999</text:p>
          </table:table-cell>
          <table:table-cell office:value-type="float" office:value="190" calcext:value-type="float">
            <text:p>190</text:p>
          </table:table-cell>
          <table:table-cell office:value-type="float" office:value="192.2" calcext:value-type="float">
            <text:p>192.2</text:p>
          </table:table-cell>
          <table:table-cell office:value-type="float" office:value="201.60001" calcext:value-type="float">
            <text:p>201.60001</text:p>
          </table:table-cell>
          <table:table-cell office:value-type="float" office:value="197" calcext:value-type="float">
            <text:p>197</text:p>
          </table:table-cell>
          <table:table-cell office:value-type="float" office:value="204.39999" calcext:value-type="float">
            <text:p>204.399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8.2" calcext:value-type="float">
            <text:p>148.2</text:p>
          </table:table-cell>
          <table:table-cell office:value-type="float" office:value="145.2" calcext:value-type="float">
            <text:p>145.2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94.8" calcext:value-type="float">
            <text:p>194.8</text:p>
          </table:table-cell>
          <table:table-cell office:value-type="float" office:value="176.2" calcext:value-type="float">
            <text:p>176.2</text:p>
          </table:table-cell>
          <table:table-cell office:value-type="float" office:value="191.2" calcext:value-type="float">
            <text:p>191.2</text:p>
          </table:table-cell>
          <table:table-cell office:value-type="float" office:value="192.8" calcext:value-type="float">
            <text:p>192.8</text:p>
          </table:table-cell>
          <table:table-cell office:value-type="float" office:value="202" calcext:value-type="float">
            <text:p>202</text:p>
          </table:table-cell>
          <table:table-cell office:value-type="float" office:value="197.39999" calcext:value-type="float">
            <text:p>197.39999</text:p>
          </table:table-cell>
          <table:table-cell office:value-type="float" office:value="204.60001" calcext:value-type="float">
            <text:p>204.60001</text:p>
          </table:table-cell>
        </table:table-row>
        <table:table-row table:style-name="ro1">
          <table:table-cell office:value-type="float" office:value="144.39999" calcext:value-type="float">
            <text:p>144.3999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9" calcext:value-type="float">
            <text:p>149</text:p>
          </table:table-cell>
          <table:table-cell office:value-type="float" office:value="145.2" calcext:value-type="float">
            <text:p>145.2</text:p>
          </table:table-cell>
          <table:table-cell office:value-type="float" office:value="177.8" calcext:value-type="float">
            <text:p>177.8</text:p>
          </table:table-cell>
          <table:table-cell office:value-type="float" office:value="160.8" calcext:value-type="float">
            <text:p>160.8</text:p>
          </table:table-cell>
          <table:table-cell office:value-type="float" office:value="174" calcext:value-type="float">
            <text:p>174</text:p>
          </table:table-cell>
          <table:table-cell office:value-type="float" office:value="195.39999" calcext:value-type="float">
            <text:p>195.39999</text:p>
          </table:table-cell>
          <table:table-cell office:value-type="float" office:value="177.39999" calcext:value-type="float">
            <text:p>177.39999</text:p>
          </table:table-cell>
          <table:table-cell office:value-type="float" office:value="192.2" calcext:value-type="float">
            <text:p>192.2</text:p>
          </table:table-cell>
          <table:table-cell office:value-type="float" office:value="193.60001" calcext:value-type="float">
            <text:p>193.60001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5.2" calcext:value-type="float">
            <text:p>205.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3.2" calcext:value-type="float">
            <text:p>143.2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45.8" calcext:value-type="float">
            <text:p>145.8</text:p>
          </table:table-cell>
          <table:table-cell office:value-type="float" office:value="179.60001" calcext:value-type="float">
            <text:p>179.60001</text:p>
          </table:table-cell>
          <table:table-cell office:value-type="float" office:value="162.8" calcext:value-type="float">
            <text:p>162.8</text:p>
          </table:table-cell>
          <table:table-cell office:value-type="float" office:value="175" calcext:value-type="float">
            <text:p>175</text:p>
          </table:table-cell>
          <table:table-cell office:value-type="float" office:value="195.60001" calcext:value-type="float">
            <text:p>195.60001</text:p>
          </table:table-cell>
          <table:table-cell office:value-type="float" office:value="178.39999" calcext:value-type="float">
            <text:p>178.39999</text:p>
          </table:table-cell>
          <table:table-cell office:value-type="float" office:value="193.8" calcext:value-type="float">
            <text:p>193.8</text:p>
          </table:table-cell>
          <table:table-cell office:value-type="float" office:value="194.39999" calcext:value-type="float">
            <text:p>194.39999</text:p>
          </table:table-cell>
          <table:table-cell office:value-type="float" office:value="204" calcext:value-type="float">
            <text:p>204</text:p>
          </table:table-cell>
          <table:table-cell office:value-type="float" office:value="198.8" calcext:value-type="float">
            <text:p>198.8</text:p>
          </table:table-cell>
          <table:table-cell office:value-type="float" office:value="205.39999" calcext:value-type="float">
            <text:p>205.399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43.2" calcext:value-type="float">
            <text:p>143.2</text:p>
          </table:table-cell>
          <table:table-cell office:value-type="float" office:value="148.2" calcext:value-type="float">
            <text:p>148.2</text:p>
          </table:table-cell>
          <table:table-cell office:value-type="float" office:value="145.8" calcext:value-type="float">
            <text:p>145.8</text:p>
          </table:table-cell>
          <table:table-cell office:value-type="float" office:value="180.60001" calcext:value-type="float">
            <text:p>180.60001</text:p>
          </table:table-cell>
          <table:table-cell office:value-type="float" office:value="164.2" calcext:value-type="float">
            <text:p>164.2</text:p>
          </table:table-cell>
          <table:table-cell office:value-type="float" office:value="175.2" calcext:value-type="float">
            <text:p>175.2</text:p>
          </table:table-cell>
          <table:table-cell office:value-type="float" office:value="195.8" calcext:value-type="float">
            <text:p>195.8</text:p>
          </table:table-cell>
          <table:table-cell office:value-type="float" office:value="180" calcext:value-type="float">
            <text:p>180</text:p>
          </table:table-cell>
          <table:table-cell office:value-type="float" office:value="195.2" calcext:value-type="float">
            <text:p>195.2</text:p>
          </table:table-cell>
          <table:table-cell office:value-type="float" office:value="195.39999" calcext:value-type="float">
            <text:p>195.39999</text:p>
          </table:table-cell>
          <table:table-cell office:value-type="float" office:value="204.2" calcext:value-type="float">
            <text:p>204.2</text:p>
          </table:table-cell>
          <table:table-cell office:value-type="float" office:value="199.39999" calcext:value-type="float">
            <text:p>199.3999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49" calcext:value-type="float">
            <text:p>149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81.8" calcext:value-type="float">
            <text:p>181.8</text:p>
          </table:table-cell>
          <table:table-cell office:value-type="float" office:value="165.60001" calcext:value-type="float">
            <text:p>165.60001</text:p>
          </table:table-cell>
          <table:table-cell office:value-type="float" office:value="175" calcext:value-type="float">
            <text:p>175</text:p>
          </table:table-cell>
          <table:table-cell office:value-type="float" office:value="197" calcext:value-type="float">
            <text:p>197</text:p>
          </table:table-cell>
          <table:table-cell office:value-type="float" office:value="181.39999" calcext:value-type="float">
            <text:p>181.39999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199.8" calcext:value-type="float">
            <text:p>199.8</text:p>
          </table:table-cell>
          <table:table-cell office:value-type="float" office:value="204.8" calcext:value-type="float">
            <text:p>204.8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45.2" calcext:value-type="float">
            <text:p>145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50" calcext:value-type="float">
            <text:p>150</text:p>
          </table:table-cell>
          <table:table-cell office:value-type="float" office:value="145.8" calcext:value-type="float">
            <text:p>145.8</text:p>
          </table:table-cell>
          <table:table-cell office:value-type="float" office:value="182.8" calcext:value-type="float">
            <text:p>182.8</text:p>
          </table:table-cell>
          <table:table-cell office:value-type="float" office:value="167.39999" calcext:value-type="float">
            <text:p>167.39999</text:p>
          </table:table-cell>
          <table:table-cell office:value-type="float" office:value="176.8" calcext:value-type="float">
            <text:p>176.8</text:p>
          </table:table-cell>
          <table:table-cell office:value-type="float" office:value="198" calcext:value-type="float">
            <text:p>198</text:p>
          </table:table-cell>
          <table:table-cell office:value-type="float" office:value="181.8" calcext:value-type="float">
            <text:p>181.8</text:p>
          </table:table-cell>
          <table:table-cell office:value-type="float" office:value="198.2" calcext:value-type="float">
            <text:p>198.2</text:p>
          </table:table-cell>
          <table:table-cell office:value-type="float" office:value="196.2" calcext:value-type="float">
            <text:p>196.2</text:p>
          </table:table-cell>
          <table:table-cell office:value-type="float" office:value="205.2" calcext:value-type="float">
            <text:p>205.2</text:p>
          </table:table-cell>
          <table:table-cell office:value-type="float" office:value="200.2" calcext:value-type="float">
            <text:p>200.2</text:p>
          </table:table-cell>
          <table:table-cell office:value-type="float" office:value="205.39999" calcext:value-type="float">
            <text:p>205.39999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45.8" calcext:value-type="float">
            <text:p>145.8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51" calcext:value-type="float">
            <text:p>151</text:p>
          </table:table-cell>
          <table:table-cell office:value-type="float" office:value="146.2" calcext:value-type="float">
            <text:p>146.2</text:p>
          </table:table-cell>
          <table:table-cell office:value-type="float" office:value="183.8" calcext:value-type="float">
            <text:p>183.8</text:p>
          </table:table-cell>
          <table:table-cell office:value-type="float" office:value="168.60001" calcext:value-type="float">
            <text:p>168.60001</text:p>
          </table:table-cell>
          <table:table-cell office:value-type="float" office:value="178.39999" calcext:value-type="float">
            <text:p>178.39999</text:p>
          </table:table-cell>
          <table:table-cell office:value-type="float" office:value="198.60001" calcext:value-type="float">
            <text:p>198.60001</text:p>
          </table:table-cell>
          <table:table-cell office:value-type="float" office:value="181.60001" calcext:value-type="float">
            <text:p>181.60001</text:p>
          </table:table-cell>
          <table:table-cell office:value-type="float" office:value="198.8" calcext:value-type="float">
            <text:p>198.8</text:p>
          </table:table-cell>
          <table:table-cell office:value-type="float" office:value="196.39999" calcext:value-type="float">
            <text:p>196.39999</text:p>
          </table:table-cell>
          <table:table-cell office:value-type="float" office:value="205.2" calcext:value-type="float">
            <text:p>205.2</text:p>
          </table:table-cell>
          <table:table-cell office:value-type="float" office:value="200.60001" calcext:value-type="float">
            <text:p>200.60001</text:p>
          </table:table-cell>
          <table:table-cell office:value-type="float" office:value="205.8" calcext:value-type="float">
            <text:p>205.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6.2" calcext:value-type="float">
            <text:p>146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51.8" calcext:value-type="float">
            <text:p>151.8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84.8" calcext:value-type="float">
            <text:p>184.8</text:p>
          </table:table-cell>
          <table:table-cell office:value-type="float" office:value="170.60001" calcext:value-type="float">
            <text:p>170.60001</text:p>
          </table:table-cell>
          <table:table-cell office:value-type="float" office:value="180" calcext:value-type="float">
            <text:p>180</text:p>
          </table:table-cell>
          <table:table-cell office:value-type="float" office:value="199.2" calcext:value-type="float">
            <text:p>199.2</text:p>
          </table:table-cell>
          <table:table-cell office:value-type="float" office:value="183.39999" calcext:value-type="float">
            <text:p>183.39999</text:p>
          </table:table-cell>
          <table:table-cell office:value-type="float" office:value="199.39999" calcext:value-type="float">
            <text:p>199.39999</text:p>
          </table:table-cell>
          <table:table-cell office:value-type="float" office:value="196.39999" calcext:value-type="float">
            <text:p>196.39999</text:p>
          </table:table-cell>
          <table:table-cell office:value-type="float" office:value="205.8" calcext:value-type="float">
            <text:p>205.8</text:p>
          </table:table-cell>
          <table:table-cell office:value-type="float" office:value="201.2" calcext:value-type="float">
            <text:p>201.2</text:p>
          </table:table-cell>
          <table:table-cell office:value-type="float" office:value="205.8" calcext:value-type="float">
            <text:p>205.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52.2" calcext:value-type="float">
            <text:p>152.2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85.2" calcext:value-type="float">
            <text:p>185.2</text:p>
          </table:table-cell>
          <table:table-cell office:value-type="float" office:value="172" calcext:value-type="float">
            <text:p>172</text:p>
          </table:table-cell>
          <table:table-cell office:value-type="float" office:value="181.39999" calcext:value-type="float">
            <text:p>181.39999</text:p>
          </table:table-cell>
          <table:table-cell office:value-type="float" office:value="199.60001" calcext:value-type="float">
            <text:p>199.60001</text:p>
          </table:table-cell>
          <table:table-cell office:value-type="float" office:value="184.39999" calcext:value-type="float">
            <text:p>184.39999</text:p>
          </table:table-cell>
          <table:table-cell office:value-type="float" office:value="199.39999" calcext:value-type="float">
            <text:p>199.39999</text:p>
          </table:table-cell>
          <table:table-cell office:value-type="float" office:value="197" calcext:value-type="float">
            <text:p>197</text:p>
          </table:table-cell>
          <table:table-cell office:value-type="float" office:value="206.2" calcext:value-type="float">
            <text:p>206.2</text:p>
          </table:table-cell>
          <table:table-cell office:value-type="float" office:value="202" calcext:value-type="float">
            <text:p>202</text:p>
          </table:table-cell>
          <table:table-cell office:value-type="float" office:value="205.60001" calcext:value-type="float">
            <text:p>205.60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43.8" calcext:value-type="float">
            <text:p>143.8</text:p>
          </table:table-cell>
          <table:table-cell office:value-type="float" office:value="152.8" calcext:value-type="float">
            <text:p>152.8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85" calcext:value-type="float">
            <text:p>185</text:p>
          </table:table-cell>
          <table:table-cell office:value-type="float" office:value="172.8" calcext:value-type="float">
            <text:p>172.8</text:p>
          </table:table-cell>
          <table:table-cell office:value-type="float" office:value="183.2" calcext:value-type="float">
            <text:p>183.2</text:p>
          </table:table-cell>
          <table:table-cell office:value-type="float" office:value="199.8" calcext:value-type="float">
            <text:p>199.8</text:p>
          </table:table-cell>
          <table:table-cell office:value-type="float" office:value="184.8" calcext:value-type="float">
            <text:p>184.8</text:p>
          </table:table-cell>
          <table:table-cell office:value-type="float" office:value="198.39999" calcext:value-type="float">
            <text:p>198.39999</text:p>
          </table:table-cell>
          <table:table-cell office:value-type="float" office:value="198" calcext:value-type="float">
            <text:p>198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02.60001" calcext:value-type="float">
            <text:p>202.60001</text:p>
          </table:table-cell>
          <table:table-cell office:value-type="float" office:value="205.39999" calcext:value-type="float">
            <text:p>205.399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0.2" calcext:value-type="float">
            <text:p>150.2</text:p>
          </table:table-cell>
          <table:table-cell office:value-type="float" office:value="143.8" calcext:value-type="float">
            <text:p>143.8</text:p>
          </table:table-cell>
          <table:table-cell office:value-type="float" office:value="153.60001" calcext:value-type="float">
            <text:p>153.60001</text:p>
          </table:table-cell>
          <table:table-cell office:value-type="float" office:value="151" calcext:value-type="float">
            <text:p>151</text:p>
          </table:table-cell>
          <table:table-cell office:value-type="float" office:value="185.2" calcext:value-type="float">
            <text:p>185.2</text:p>
          </table:table-cell>
          <table:table-cell office:value-type="float" office:value="173.60001" calcext:value-type="float">
            <text:p>173.60001</text:p>
          </table:table-cell>
          <table:table-cell office:value-type="float" office:value="184.8" calcext:value-type="float">
            <text:p>184.8</text:p>
          </table:table-cell>
          <table:table-cell office:value-type="float" office:value="199.60001" calcext:value-type="float">
            <text:p>199.60001</text:p>
          </table:table-cell>
          <table:table-cell office:value-type="float" office:value="186.2" calcext:value-type="float">
            <text:p>186.2</text:p>
          </table:table-cell>
          <table:table-cell office:value-type="float" office:value="197" calcext:value-type="float">
            <text:p>197</text:p>
          </table:table-cell>
          <table:table-cell office:value-type="float" office:value="198.2" calcext:value-type="float">
            <text:p>198.2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3.2" calcext:value-type="float">
            <text:p>203.2</text:p>
          </table:table-cell>
          <table:table-cell office:value-type="float" office:value="205.8" calcext:value-type="float">
            <text:p>205.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1.39999" calcext:value-type="float">
            <text:p>151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54.39999" calcext:value-type="float">
            <text:p>154.39999</text:p>
          </table:table-cell>
          <table:table-cell office:value-type="float" office:value="152.60001" calcext:value-type="float">
            <text:p>152.60001</text:p>
          </table:table-cell>
          <table:table-cell office:value-type="float" office:value="185.60001" calcext:value-type="float">
            <text:p>185.60001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8" calcext:value-type="float">
            <text:p>185.8</text:p>
          </table:table-cell>
          <table:table-cell office:value-type="float" office:value="200" calcext:value-type="float">
            <text:p>200</text:p>
          </table:table-cell>
          <table:table-cell office:value-type="float" office:value="188.2" calcext:value-type="float">
            <text:p>188.2</text:p>
          </table:table-cell>
          <table:table-cell office:value-type="float" office:value="197.2" calcext:value-type="float">
            <text:p>197.2</text:p>
          </table:table-cell>
          <table:table-cell office:value-type="float" office:value="198.60001" calcext:value-type="float">
            <text:p>198.60001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03.39999" calcext:value-type="float">
            <text:p>203.39999</text:p>
          </table:table-cell>
          <table:table-cell office:value-type="float" office:value="206.39999" calcext:value-type="float">
            <text:p>206.39999</text:p>
          </table:table-cell>
        </table:table-row>
        <table:table-row table:style-name="ro1">
          <table:table-cell office:value-type="float" office:value="143.60001" calcext:value-type="float">
            <text:p>143.60001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155.39999" calcext:value-type="float">
            <text:p>155.39999</text:p>
          </table:table-cell>
          <table:table-cell office:value-type="float" office:value="185.60001" calcext:value-type="float">
            <text:p>185.60001</text:p>
          </table:table-cell>
          <table:table-cell office:value-type="float" office:value="176.39999" calcext:value-type="float">
            <text:p>176.39999</text:p>
          </table:table-cell>
          <table:table-cell office:value-type="float" office:value="186" calcext:value-type="float">
            <text:p>186</text:p>
          </table:table-cell>
          <table:table-cell office:value-type="float" office:value="200.8" calcext:value-type="float">
            <text:p>200.8</text:p>
          </table:table-cell>
          <table:table-cell office:value-type="float" office:value="189.2" calcext:value-type="float">
            <text:p>189.2</text:p>
          </table:table-cell>
          <table:table-cell office:value-type="float" office:value="197.8" calcext:value-type="float">
            <text:p>197.8</text:p>
          </table:table-cell>
          <table:table-cell office:value-type="float" office:value="198.39999" calcext:value-type="float">
            <text:p>198.39999</text:p>
          </table:table-cell>
          <table:table-cell office:value-type="float" office:value="208" calcext:value-type="float">
            <text:p>208</text:p>
          </table:table-cell>
          <table:table-cell office:value-type="float" office:value="203.60001" calcext:value-type="float">
            <text:p>203.60001</text:p>
          </table:table-cell>
          <table:table-cell office:value-type="float" office:value="206.60001" calcext:value-type="float">
            <text:p>206.60001</text:p>
          </table:table-cell>
        </table:table-row>
        <table:table-row table:style-name="ro1">
          <table:table-cell office:value-type="float" office:value="143.39999" calcext:value-type="float">
            <text:p>143.39999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150.39999" calcext:value-type="float">
            <text:p>150.39999</text:p>
          </table:table-cell>
          <table:table-cell office:value-type="float" office:value="158" calcext:value-type="float">
            <text:p>158</text:p>
          </table:table-cell>
          <table:table-cell office:value-type="float" office:value="185.8" calcext:value-type="float">
            <text:p>185.8</text:p>
          </table:table-cell>
          <table:table-cell office:value-type="float" office:value="177" calcext:value-type="float">
            <text:p>177</text:p>
          </table:table-cell>
          <table:table-cell office:value-type="float" office:value="186" calcext:value-type="float">
            <text:p>186</text:p>
          </table:table-cell>
          <table:table-cell office:value-type="float" office:value="201.39999" calcext:value-type="float">
            <text:p>201.39999</text:p>
          </table:table-cell>
          <table:table-cell office:value-type="float" office:value="189.39999" calcext:value-type="float">
            <text:p>189.39999</text:p>
          </table:table-cell>
          <table:table-cell office:value-type="float" office:value="197.8" calcext:value-type="float">
            <text:p>197.8</text:p>
          </table:table-cell>
          <table:table-cell office:value-type="float" office:value="198.60001" calcext:value-type="float">
            <text:p>198.60001</text:p>
          </table:table-cell>
          <table:table-cell office:value-type="float" office:value="208.2" calcext:value-type="float">
            <text:p>208.2</text:p>
          </table:table-cell>
          <table:table-cell office:value-type="float" office:value="203.8" calcext:value-type="float">
            <text:p>203.8</text:p>
          </table:table-cell>
          <table:table-cell office:value-type="float" office:value="206.60001" calcext:value-type="float">
            <text:p>206.60001</text:p>
          </table:table-cell>
        </table:table-row>
        <table:table-row table:style-name="ro1">
          <table:table-cell office:value-type="float" office:value="143.39999" calcext:value-type="float">
            <text:p>143.39999</text:p>
          </table:table-cell>
          <table:table-cell office:value-type="float" office:value="157.2" calcext:value-type="float">
            <text:p>157.2</text:p>
          </table:table-cell>
          <table:table-cell office:value-type="float" office:value="144" calcext:value-type="float">
            <text:p>144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59" calcext:value-type="float">
            <text:p>159</text:p>
          </table:table-cell>
          <table:table-cell office:value-type="float" office:value="186.39999" calcext:value-type="float">
            <text:p>186.39999</text:p>
          </table:table-cell>
          <table:table-cell office:value-type="float" office:value="177.60001" calcext:value-type="float">
            <text:p>177.60001</text:p>
          </table:table-cell>
          <table:table-cell office:value-type="float" office:value="186.8" calcext:value-type="float">
            <text:p>186.8</text:p>
          </table:table-cell>
          <table:table-cell office:value-type="float" office:value="201.60001" calcext:value-type="float">
            <text:p>201.60001</text:p>
          </table:table-cell>
          <table:table-cell office:value-type="float" office:value="190.2" calcext:value-type="float">
            <text:p>190.2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7.8" calcext:value-type="float">
            <text:p>207.8</text:p>
          </table:table-cell>
          <table:table-cell office:value-type="float" office:value="204" calcext:value-type="float">
            <text:p>204</text:p>
          </table:table-cell>
          <table:table-cell office:value-type="float" office:value="206.39999" calcext:value-type="float">
            <text:p>206.39999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59" calcext:value-type="float">
            <text:p>159</text:p>
          </table:table-cell>
          <table:table-cell office:value-type="float" office:value="144.2" calcext:value-type="float">
            <text:p>144.2</text:p>
          </table:table-cell>
          <table:table-cell office:value-type="float" office:value="149.2" calcext:value-type="float">
            <text:p>149.2</text:p>
          </table:table-cell>
          <table:table-cell office:value-type="float" office:value="156.39999" calcext:value-type="float">
            <text:p>156.39999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99.60001" calcext:value-type="float">
            <text:p>199.60001</text:p>
          </table:table-cell>
          <table:table-cell office:value-type="float" office:value="207.8" calcext:value-type="float">
            <text:p>207.8</text:p>
          </table:table-cell>
          <table:table-cell office:value-type="float" office:value="204.39999" calcext:value-type="float">
            <text:p>204.39999</text:p>
          </table:table-cell>
          <table:table-cell office:value-type="float" office:value="206.39999" calcext:value-type="float">
            <text:p>206.399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9.8" calcext:value-type="float">
            <text:p>159.8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50" calcext:value-type="float">
            <text:p>150</text:p>
          </table:table-cell>
          <table:table-cell office:value-type="float" office:value="155.60001" calcext:value-type="float">
            <text:p>155.60001</text:p>
          </table:table-cell>
          <table:table-cell office:value-type="float" office:value="187.2" calcext:value-type="float">
            <text:p>187.2</text:p>
          </table:table-cell>
          <table:table-cell office:value-type="float" office:value="177.39999" calcext:value-type="float">
            <text:p>177.39999</text:p>
          </table:table-cell>
          <table:table-cell office:value-type="float" office:value="189" calcext:value-type="float">
            <text:p>189</text:p>
          </table:table-cell>
          <table:table-cell office:value-type="float" office:value="202.60001" calcext:value-type="float">
            <text:p>202.60001</text:p>
          </table:table-cell>
          <table:table-cell office:value-type="float" office:value="193.2" calcext:value-type="float">
            <text:p>193.2</text:p>
          </table:table-cell>
          <table:table-cell office:value-type="float" office:value="198.60001" calcext:value-type="float">
            <text:p>198.60001</text:p>
          </table:table-cell>
          <table:table-cell office:value-type="float" office:value="199.8" calcext:value-type="float">
            <text:p>199.8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59.60001" calcext:value-type="float">
            <text:p>159.60001</text:p>
          </table:table-cell>
          <table:table-cell office:value-type="float" office:value="145.2" calcext:value-type="float">
            <text:p>145.2</text:p>
          </table:table-cell>
          <table:table-cell office:value-type="float" office:value="151.2" calcext:value-type="float">
            <text:p>151.2</text:p>
          </table:table-cell>
          <table:table-cell office:value-type="float" office:value="156.8" calcext:value-type="float">
            <text:p>156.8</text:p>
          </table:table-cell>
          <table:table-cell office:value-type="float" office:value="187.39999" calcext:value-type="float">
            <text:p>187.39999</text:p>
          </table:table-cell>
          <table:table-cell office:value-type="float" office:value="178.2" calcext:value-type="float">
            <text:p>178.2</text:p>
          </table:table-cell>
          <table:table-cell office:value-type="float" office:value="190" calcext:value-type="float">
            <text:p>190</text:p>
          </table:table-cell>
          <table:table-cell office:value-type="float" office:value="203.2" calcext:value-type="float">
            <text:p>203.2</text:p>
          </table:table-cell>
          <table:table-cell office:value-type="float" office:value="193.60001" calcext:value-type="float">
            <text:p>193.60001</text:p>
          </table:table-cell>
          <table:table-cell office:value-type="float" office:value="199.39999" calcext:value-type="float">
            <text:p>199.39999</text:p>
          </table:table-cell>
          <table:table-cell office:value-type="float" office:value="200" calcext:value-type="float">
            <text:p>200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07.60001" calcext:value-type="float">
            <text:p>207.60001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58" calcext:value-type="float">
            <text:p>158</text:p>
          </table:table-cell>
          <table:table-cell office:value-type="float" office:value="145.8" calcext:value-type="float">
            <text:p>145.8</text:p>
          </table:table-cell>
          <table:table-cell office:value-type="float" office:value="152.39999" calcext:value-type="float">
            <text:p>152.39999</text:p>
          </table:table-cell>
          <table:table-cell office:value-type="float" office:value="156.39999" calcext:value-type="float">
            <text:p>156.39999</text:p>
          </table:table-cell>
          <table:table-cell office:value-type="float" office:value="188.2" calcext:value-type="float">
            <text:p>188.2</text:p>
          </table:table-cell>
          <table:table-cell office:value-type="float" office:value="180" calcext:value-type="float">
            <text:p>180</text:p>
          </table:table-cell>
          <table:table-cell office:value-type="float" office:value="190.2" calcext:value-type="float">
            <text:p>190.2</text:p>
          </table:table-cell>
          <table:table-cell office:value-type="float" office:value="203.39999" calcext:value-type="float">
            <text:p>203.39999</text:p>
          </table:table-cell>
          <table:table-cell office:value-type="float" office:value="195.2" calcext:value-type="float">
            <text:p>195.2</text:p>
          </table:table-cell>
          <table:table-cell office:value-type="float" office:value="200" calcext:value-type="float">
            <text:p>200</text:p>
          </table:table-cell>
          <table:table-cell office:value-type="float" office:value="200.2" calcext:value-type="float">
            <text:p>200.2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6" calcext:value-type="float">
            <text:p>206</text:p>
          </table:table-cell>
          <table:table-cell office:value-type="float" office:value="207.8" calcext:value-type="float">
            <text:p>207.8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55.8" calcext:value-type="float">
            <text:p>155.8</text:p>
          </table:table-cell>
          <table:table-cell office:value-type="float" office:value="145.8" calcext:value-type="float">
            <text:p>145.8</text:p>
          </table:table-cell>
          <table:table-cell office:value-type="float" office:value="152.8" calcext:value-type="float">
            <text:p>152.8</text:p>
          </table:table-cell>
          <table:table-cell office:value-type="float" office:value="156.8" calcext:value-type="float">
            <text:p>156.8</text:p>
          </table:table-cell>
          <table:table-cell office:value-type="float" office:value="188.8" calcext:value-type="float">
            <text:p>188.8</text:p>
          </table:table-cell>
          <table:table-cell office:value-type="float" office:value="181.39999" calcext:value-type="float">
            <text:p>181.39999</text:p>
          </table:table-cell>
          <table:table-cell office:value-type="float" office:value="190.8" calcext:value-type="float">
            <text:p>190.8</text:p>
          </table:table-cell>
          <table:table-cell office:value-type="float" office:value="203.60001" calcext:value-type="float">
            <text:p>203.60001</text:p>
          </table:table-cell>
          <table:table-cell office:value-type="float" office:value="195.8" calcext:value-type="float">
            <text:p>195.8</text:p>
          </table:table-cell>
          <table:table-cell office:value-type="float" office:value="200.39999" calcext:value-type="float">
            <text:p>200.39999</text:p>
          </table:table-cell>
          <table:table-cell office:value-type="float" office:value="200.60001" calcext:value-type="float">
            <text:p>200.60001</text:p>
          </table:table-cell>
          <table:table-cell office:value-type="float" office:value="208" calcext:value-type="float">
            <text:p>208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42.39999" calcext:value-type="float">
            <text:p>142.39999</text:p>
          </table:table-cell>
          <table:table-cell office:value-type="float" office:value="155.8" calcext:value-type="float">
            <text:p>155.8</text:p>
          </table:table-cell>
          <table:table-cell office:value-type="float" office:value="146.2" calcext:value-type="float">
            <text:p>146.2</text:p>
          </table:table-cell>
          <table:table-cell office:value-type="float" office:value="153.8" calcext:value-type="float">
            <text:p>153.8</text:p>
          </table:table-cell>
          <table:table-cell office:value-type="float" office:value="157.60001" calcext:value-type="float">
            <text:p>157.60001</text:p>
          </table:table-cell>
          <table:table-cell office:value-type="float" office:value="189.8" calcext:value-type="float">
            <text:p>189.8</text:p>
          </table:table-cell>
          <table:table-cell office:value-type="float" office:value="182.39999" calcext:value-type="float">
            <text:p>182.39999</text:p>
          </table:table-cell>
          <table:table-cell office:value-type="float" office:value="192.60001" calcext:value-type="float">
            <text:p>192.60001</text:p>
          </table:table-cell>
          <table:table-cell office:value-type="float" office:value="204.2" calcext:value-type="float">
            <text:p>204.2</text:p>
          </table:table-cell>
          <table:table-cell office:value-type="float" office:value="196.60001" calcext:value-type="float">
            <text:p>196.60001</text:p>
          </table:table-cell>
          <table:table-cell office:value-type="float" office:value="201.2" calcext:value-type="float">
            <text:p>201.2</text:p>
          </table:table-cell>
          <table:table-cell office:value-type="float" office:value="201" calcext:value-type="float">
            <text:p>201</text:p>
          </table:table-cell>
          <table:table-cell office:value-type="float" office:value="208" calcext:value-type="float">
            <text:p>208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08.39999" calcext:value-type="float">
            <text:p>208.39999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57.2" calcext:value-type="float">
            <text:p>157.2</text:p>
          </table:table-cell>
          <table:table-cell office:value-type="float" office:value="147" calcext:value-type="float">
            <text:p>147</text:p>
          </table:table-cell>
          <table:table-cell office:value-type="float" office:value="155.60001" calcext:value-type="float">
            <text:p>155.60001</text:p>
          </table:table-cell>
          <table:table-cell office:value-type="float" office:value="160" calcext:value-type="float">
            <text:p>160</text:p>
          </table:table-cell>
          <table:table-cell office:value-type="float" office:value="190.60001" calcext:value-type="float">
            <text:p>190.60001</text:p>
          </table:table-cell>
          <table:table-cell office:value-type="float" office:value="183.39999" calcext:value-type="float">
            <text:p>183.39999</text:p>
          </table:table-cell>
          <table:table-cell office:value-type="float" office:value="194.2" calcext:value-type="float">
            <text:p>194.2</text:p>
          </table:table-cell>
          <table:table-cell office:value-type="float" office:value="205" calcext:value-type="float">
            <text:p>205</text:p>
          </table:table-cell>
          <table:table-cell office:value-type="float" office:value="197.60001" calcext:value-type="float">
            <text:p>197.60001</text:p>
          </table:table-cell>
          <table:table-cell office:value-type="float" office:value="202" calcext:value-type="float">
            <text:p>202</text:p>
          </table:table-cell>
          <table:table-cell office:value-type="float" office:value="201.60001" calcext:value-type="float">
            <text:p>201.60001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8.39999" calcext:value-type="float">
            <text:p>208.399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.60001" calcext:value-type="float">
            <text:p>158.60001</text:p>
          </table:table-cell>
          <table:table-cell office:value-type="float" office:value="148" calcext:value-type="float">
            <text:p>148</text:p>
          </table:table-cell>
          <table:table-cell office:value-type="float" office:value="156.8" calcext:value-type="float">
            <text:p>156.8</text:p>
          </table:table-cell>
          <table:table-cell office:value-type="float" office:value="163" calcext:value-type="float">
            <text:p>163</text:p>
          </table:table-cell>
          <table:table-cell office:value-type="float" office:value="191.60001" calcext:value-type="float">
            <text:p>191.60001</text:p>
          </table:table-cell>
          <table:table-cell office:value-type="float" office:value="184.2" calcext:value-type="float">
            <text:p>184.2</text:p>
          </table:table-cell>
          <table:table-cell office:value-type="float" office:value="195.2" calcext:value-type="float">
            <text:p>195.2</text:p>
          </table:table-cell>
          <table:table-cell office:value-type="float" office:value="205.2" calcext:value-type="float">
            <text:p>205.2</text:p>
          </table:table-cell>
          <table:table-cell office:value-type="float" office:value="198.60001" calcext:value-type="float">
            <text:p>198.60001</text:p>
          </table:table-cell>
          <table:table-cell office:value-type="float" office:value="202.8" calcext:value-type="float">
            <text:p>202.8</text:p>
          </table:table-cell>
          <table:table-cell office:value-type="float" office:value="202.2" calcext:value-type="float">
            <text:p>202.2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07" calcext:value-type="float">
            <text:p>207</text:p>
          </table:table-cell>
          <table:table-cell office:value-type="float" office:value="208.8" calcext:value-type="float">
            <text:p>208.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9.60001" calcext:value-type="float">
            <text:p>159.60001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57.8" calcext:value-type="float">
            <text:p>157.8</text:p>
          </table:table-cell>
          <table:table-cell office:value-type="float" office:value="164.39999" calcext:value-type="float">
            <text:p>164.39999</text:p>
          </table:table-cell>
          <table:table-cell office:value-type="float" office:value="191.8" calcext:value-type="float">
            <text:p>191.8</text:p>
          </table:table-cell>
          <table:table-cell office:value-type="float" office:value="184.39999" calcext:value-type="float">
            <text:p>184.39999</text:p>
          </table:table-cell>
          <table:table-cell office:value-type="float" office:value="195.8" calcext:value-type="float">
            <text:p>195.8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199.8" calcext:value-type="float">
            <text:p>199.8</text:p>
          </table:table-cell>
          <table:table-cell office:value-type="float" office:value="203.60001" calcext:value-type="float">
            <text:p>203.60001</text:p>
          </table:table-cell>
          <table:table-cell office:value-type="float" office:value="202.8" calcext:value-type="float">
            <text:p>202.8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08.60001" calcext:value-type="float">
            <text:p>208.60001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60.8" calcext:value-type="float">
            <text:p>160.8</text:p>
          </table:table-cell>
          <table:table-cell office:value-type="float" office:value="149.2" calcext:value-type="float">
            <text:p>149.2</text:p>
          </table:table-cell>
          <table:table-cell office:value-type="float" office:value="159.2" calcext:value-type="float">
            <text:p>159.2</text:p>
          </table:table-cell>
          <table:table-cell office:value-type="float" office:value="166.60001" calcext:value-type="float">
            <text:p>166.60001</text:p>
          </table:table-cell>
          <table:table-cell office:value-type="float" office:value="191.8" calcext:value-type="float">
            <text:p>191.8</text:p>
          </table:table-cell>
          <table:table-cell office:value-type="float" office:value="184.8" calcext:value-type="float">
            <text:p>184.8</text:p>
          </table:table-cell>
          <table:table-cell office:value-type="float" office:value="196.60001" calcext:value-type="float">
            <text:p>196.60001</text:p>
          </table:table-cell>
          <table:table-cell office:value-type="float" office:value="206.2" calcext:value-type="float">
            <text:p>206.2</text:p>
          </table:table-cell>
          <table:table-cell office:value-type="float" office:value="201" calcext:value-type="float">
            <text:p>201</text:p>
          </table:table-cell>
          <table:table-cell office:value-type="float" office:value="203.8" calcext:value-type="float">
            <text:p>203.8</text:p>
          </table:table-cell>
          <table:table-cell office:value-type="float" office:value="203.39999" calcext:value-type="float">
            <text:p>203.39999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8.60001" calcext:value-type="float">
            <text:p>208.60001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62.8" calcext:value-type="float">
            <text:p>162.8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60.8" calcext:value-type="float">
            <text:p>160.8</text:p>
          </table:table-cell>
          <table:table-cell office:value-type="float" office:value="168.39999" calcext:value-type="float">
            <text:p>168.39999</text:p>
          </table:table-cell>
          <table:table-cell office:value-type="float" office:value="191.39999" calcext:value-type="float">
            <text:p>191.39999</text:p>
          </table:table-cell>
          <table:table-cell office:value-type="float" office:value="185.60001" calcext:value-type="float">
            <text:p>185.60001</text:p>
          </table:table-cell>
          <table:table-cell office:value-type="float" office:value="197.60001" calcext:value-type="float">
            <text:p>197.60001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04.2" calcext:value-type="float">
            <text:p>204.2</text:p>
          </table:table-cell>
          <table:table-cell office:value-type="float" office:value="210.8" calcext:value-type="float">
            <text:p>210.8</text:p>
          </table:table-cell>
          <table:table-cell office:value-type="float" office:value="207" calcext:value-type="float">
            <text:p>207</text:p>
          </table:table-cell>
          <table:table-cell office:value-type="float" office:value="208.8" calcext:value-type="float">
            <text:p>208.8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64.60001" calcext:value-type="float">
            <text:p>164.60001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62" calcext:value-type="float">
            <text:p>162</text:p>
          </table:table-cell>
          <table:table-cell office:value-type="float" office:value="169.60001" calcext:value-type="float">
            <text:p>169.60001</text:p>
          </table:table-cell>
          <table:table-cell office:value-type="float" office:value="190.2" calcext:value-type="float">
            <text:p>190.2</text:p>
          </table:table-cell>
          <table:table-cell office:value-type="float" office:value="185.39999" calcext:value-type="float">
            <text:p>185.39999</text:p>
          </table:table-cell>
          <table:table-cell office:value-type="float" office:value="198.60001" calcext:value-type="float">
            <text:p>198.60001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2.60001" calcext:value-type="float">
            <text:p>202.60001</text:p>
          </table:table-cell>
          <table:table-cell office:value-type="float" office:value="204.8" calcext:value-type="float">
            <text:p>204.8</text:p>
          </table:table-cell>
          <table:table-cell office:value-type="float" office:value="204.39999" calcext:value-type="float">
            <text:p>204.39999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8.8" calcext:value-type="float">
            <text:p>208.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5.60001" calcext:value-type="float">
            <text:p>165.60001</text:p>
          </table:table-cell>
          <table:table-cell office:value-type="float" office:value="149" calcext:value-type="float">
            <text:p>149</text:p>
          </table:table-cell>
          <table:table-cell office:value-type="float" office:value="163.39999" calcext:value-type="float">
            <text:p>163.39999</text:p>
          </table:table-cell>
          <table:table-cell office:value-type="float" office:value="170.8" calcext:value-type="float">
            <text:p>170.8</text:p>
          </table:table-cell>
          <table:table-cell office:value-type="float" office:value="189.60001" calcext:value-type="float">
            <text:p>189.60001</text:p>
          </table:table-cell>
          <table:table-cell office:value-type="float" office:value="184.2" calcext:value-type="float">
            <text:p>184.2</text:p>
          </table:table-cell>
          <table:table-cell office:value-type="float" office:value="199.2" calcext:value-type="float">
            <text:p>199.2</text:p>
          </table:table-cell>
          <table:table-cell office:value-type="float" office:value="206.2" calcext:value-type="float">
            <text:p>206.2</text:p>
          </table:table-cell>
          <table:table-cell office:value-type="float" office:value="203.2" calcext:value-type="float">
            <text:p>203.2</text:p>
          </table:table-cell>
          <table:table-cell office:value-type="float" office:value="205.2" calcext:value-type="float">
            <text:p>205.2</text:p>
          </table:table-cell>
          <table:table-cell office:value-type="float" office:value="204.39999" calcext:value-type="float">
            <text:p>204.39999</text:p>
          </table:table-cell>
          <table:table-cell office:value-type="float" office:value="212" calcext:value-type="float">
            <text:p>212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65.8" calcext:value-type="float">
            <text:p>165.8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63.8" calcext:value-type="float">
            <text:p>163.8</text:p>
          </table:table-cell>
          <table:table-cell office:value-type="float" office:value="172.60001" calcext:value-type="float">
            <text:p>172.60001</text:p>
          </table:table-cell>
          <table:table-cell office:value-type="float" office:value="189.8" calcext:value-type="float">
            <text:p>189.8</text:p>
          </table:table-cell>
          <table:table-cell office:value-type="float" office:value="183.2" calcext:value-type="float">
            <text:p>183.2</text:p>
          </table:table-cell>
          <table:table-cell office:value-type="float" office:value="199.8" calcext:value-type="float">
            <text:p>199.8</text:p>
          </table:table-cell>
          <table:table-cell office:value-type="float" office:value="206" calcext:value-type="float">
            <text:p>206</text:p>
          </table:table-cell>
          <table:table-cell office:value-type="float" office:value="203.8" calcext:value-type="float">
            <text:p>203.8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04.60001" calcext:value-type="float">
            <text:p>204.60001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08.8" calcext:value-type="float">
            <text:p>208.8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66.60001" calcext:value-type="float">
            <text:p>166.60001</text:p>
          </table:table-cell>
          <table:table-cell office:value-type="float" office:value="152.2" calcext:value-type="float">
            <text:p>152.2</text:p>
          </table:table-cell>
          <table:table-cell office:value-type="float" office:value="164.8" calcext:value-type="float">
            <text:p>164.8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39999" calcext:value-type="float">
            <text:p>190.39999</text:p>
          </table:table-cell>
          <table:table-cell office:value-type="float" office:value="182.8" calcext:value-type="float">
            <text:p>182.8</text:p>
          </table:table-cell>
          <table:table-cell office:value-type="float" office:value="200.60001" calcext:value-type="float">
            <text:p>200.60001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4.60001" calcext:value-type="float">
            <text:p>204.60001</text:p>
          </table:table-cell>
          <table:table-cell office:value-type="float" office:value="205.8" calcext:value-type="float">
            <text:p>205.8</text:p>
          </table:table-cell>
          <table:table-cell office:value-type="float" office:value="205" calcext:value-type="float">
            <text:p>205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5.8" calcext:value-type="float">
            <text:p>205.8</text:p>
          </table:table-cell>
          <table:table-cell office:value-type="float" office:value="208.39999" calcext:value-type="float">
            <text:p>208.399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7.2" calcext:value-type="float">
            <text:p>167.2</text:p>
          </table:table-cell>
          <table:table-cell office:value-type="float" office:value="152.8" calcext:value-type="float">
            <text:p>152.8</text:p>
          </table:table-cell>
          <table:table-cell office:value-type="float" office:value="166.60001" calcext:value-type="float">
            <text:p>166.60001</text:p>
          </table:table-cell>
          <table:table-cell office:value-type="float" office:value="175" calcext:value-type="float">
            <text:p>175</text:p>
          </table:table-cell>
          <table:table-cell office:value-type="float" office:value="191.2" calcext:value-type="float">
            <text:p>191.2</text:p>
          </table:table-cell>
          <table:table-cell office:value-type="float" office:value="182.8" calcext:value-type="float">
            <text:p>182.8</text:p>
          </table:table-cell>
          <table:table-cell office:value-type="float" office:value="201" calcext:value-type="float">
            <text:p>201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5.2" calcext:value-type="float">
            <text:p>205.2</text:p>
          </table:table-cell>
          <table:table-cell office:value-type="float" office:value="206" calcext:value-type="float">
            <text:p>206</text:p>
          </table:table-cell>
          <table:table-cell office:value-type="float" office:value="205.2" calcext:value-type="float">
            <text:p>205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08.39999" calcext:value-type="float">
            <text:p>208.39999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65.8" calcext:value-type="float">
            <text:p>165.8</text:p>
          </table:table-cell>
          <table:table-cell office:value-type="float" office:value="153" calcext:value-type="float">
            <text:p>153</text:p>
          </table:table-cell>
          <table:table-cell office:value-type="float" office:value="168.39999" calcext:value-type="float">
            <text:p>168.39999</text:p>
          </table:table-cell>
          <table:table-cell office:value-type="float" office:value="175.8" calcext:value-type="float">
            <text:p>175.8</text:p>
          </table:table-cell>
          <table:table-cell office:value-type="float" office:value="191.2" calcext:value-type="float">
            <text:p>191.2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06.2" calcext:value-type="float">
            <text:p>206.2</text:p>
          </table:table-cell>
          <table:table-cell office:value-type="float" office:value="205" calcext:value-type="float">
            <text:p>205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6" calcext:value-type="float">
            <text:p>206</text:p>
          </table:table-cell>
          <table:table-cell office:value-type="float" office:value="208.39999" calcext:value-type="float">
            <text:p>208.39999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63.8" calcext:value-type="float">
            <text:p>163.8</text:p>
          </table:table-cell>
          <table:table-cell office:value-type="float" office:value="153.8" calcext:value-type="float">
            <text:p>153.8</text:p>
          </table:table-cell>
          <table:table-cell office:value-type="float" office:value="169.8" calcext:value-type="float">
            <text:p>169.8</text:p>
          </table:table-cell>
          <table:table-cell office:value-type="float" office:value="177.2" calcext:value-type="float">
            <text:p>177.2</text:p>
          </table:table-cell>
          <table:table-cell office:value-type="float" office:value="191" calcext:value-type="float">
            <text:p>191</text:p>
          </table:table-cell>
          <table:table-cell office:value-type="float" office:value="183.39999" calcext:value-type="float">
            <text:p>183.39999</text:p>
          </table:table-cell>
          <table:table-cell office:value-type="float" office:value="201.39999" calcext:value-type="float">
            <text:p>201.39999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06" calcext:value-type="float">
            <text:p>206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05.2" calcext:value-type="float">
            <text:p>205.2</text:p>
          </table:table-cell>
          <table:table-cell office:value-type="float" office:value="212.2" calcext:value-type="float">
            <text:p>212.2</text:p>
          </table:table-cell>
          <table:table-cell office:value-type="float" office:value="206.2" calcext:value-type="float">
            <text:p>206.2</text:p>
          </table:table-cell>
          <table:table-cell office:value-type="float" office:value="208.8" calcext:value-type="float">
            <text:p>208.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4.2" calcext:value-type="float">
            <text:p>164.2</text:p>
          </table:table-cell>
          <table:table-cell office:value-type="float" office:value="155.2" calcext:value-type="float">
            <text:p>155.2</text:p>
          </table:table-cell>
          <table:table-cell office:value-type="float" office:value="171.39999" calcext:value-type="float">
            <text:p>171.39999</text:p>
          </table:table-cell>
          <table:table-cell office:value-type="float" office:value="178.8" calcext:value-type="float">
            <text:p>178.8</text:p>
          </table:table-cell>
          <table:table-cell office:value-type="float" office:value="191.60001" calcext:value-type="float">
            <text:p>191.60001</text:p>
          </table:table-cell>
          <table:table-cell office:value-type="float" office:value="184.60001" calcext:value-type="float">
            <text:p>184.60001</text:p>
          </table:table-cell>
          <table:table-cell office:value-type="float" office:value="202.39999" calcext:value-type="float">
            <text:p>202.39999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06.2" calcext:value-type="float">
            <text:p>206.2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6.8" calcext:value-type="float">
            <text:p>206.8</text:p>
          </table:table-cell>
          <table:table-cell office:value-type="float" office:value="208.8" calcext:value-type="float">
            <text:p>208.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6.39999" calcext:value-type="float">
            <text:p>166.39999</text:p>
          </table:table-cell>
          <table:table-cell office:value-type="float" office:value="155.8" calcext:value-type="float">
            <text:p>155.8</text:p>
          </table:table-cell>
          <table:table-cell office:value-type="float" office:value="174.2" calcext:value-type="float">
            <text:p>174.2</text:p>
          </table:table-cell>
          <table:table-cell office:value-type="float" office:value="180.2" calcext:value-type="float">
            <text:p>180.2</text:p>
          </table:table-cell>
          <table:table-cell office:value-type="float" office:value="191.8" calcext:value-type="float">
            <text:p>191.8</text:p>
          </table:table-cell>
          <table:table-cell office:value-type="float" office:value="186.39999" calcext:value-type="float">
            <text:p>186.39999</text:p>
          </table:table-cell>
          <table:table-cell office:value-type="float" office:value="202.8" calcext:value-type="float">
            <text:p>202.8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06.8" calcext:value-type="float">
            <text:p>206.8</text:p>
          </table:table-cell>
          <table:table-cell office:value-type="float" office:value="206.2" calcext:value-type="float">
            <text:p>206.2</text:p>
          </table:table-cell>
          <table:table-cell office:value-type="float" office:value="212.8" calcext:value-type="float">
            <text:p>212.8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8.2" calcext:value-type="float">
            <text:p>168.2</text:p>
          </table:table-cell>
          <table:table-cell office:value-type="float" office:value="157.8" calcext:value-type="float">
            <text:p>157.8</text:p>
          </table:table-cell>
          <table:table-cell office:value-type="float" office:value="175.39999" calcext:value-type="float">
            <text:p>175.39999</text:p>
          </table:table-cell>
          <table:table-cell office:value-type="float" office:value="181.2" calcext:value-type="float">
            <text:p>181.2</text:p>
          </table:table-cell>
          <table:table-cell office:value-type="float" office:value="192.2" calcext:value-type="float">
            <text:p>192.2</text:p>
          </table:table-cell>
          <table:table-cell office:value-type="float" office:value="188" calcext:value-type="float">
            <text:p>188</text:p>
          </table:table-cell>
          <table:table-cell office:value-type="float" office:value="202.8" calcext:value-type="float">
            <text:p>202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6.8" calcext:value-type="float">
            <text:p>206.8</text:p>
          </table:table-cell>
          <table:table-cell office:value-type="float" office:value="206" calcext:value-type="float">
            <text:p>206</text:p>
          </table:table-cell>
          <table:table-cell office:value-type="float" office:value="212.8" calcext:value-type="float">
            <text:p>212.8</text:p>
          </table:table-cell>
          <table:table-cell office:value-type="float" office:value="206.8" calcext:value-type="float">
            <text:p>206.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9.8" calcext:value-type="float">
            <text:p>169.8</text:p>
          </table:table-cell>
          <table:table-cell office:value-type="float" office:value="160.60001" calcext:value-type="float">
            <text:p>160.60001</text:p>
          </table:table-cell>
          <table:table-cell office:value-type="float" office:value="176.8" calcext:value-type="float">
            <text:p>176.8</text:p>
          </table:table-cell>
          <table:table-cell office:value-type="float" office:value="182.8" calcext:value-type="float">
            <text:p>182.8</text:p>
          </table:table-cell>
          <table:table-cell office:value-type="float" office:value="193.39999" calcext:value-type="float">
            <text:p>193.39999</text:p>
          </table:table-cell>
          <table:table-cell office:value-type="float" office:value="188.8" calcext:value-type="float">
            <text:p>188.8</text:p>
          </table:table-cell>
          <table:table-cell office:value-type="float" office:value="202.39999" calcext:value-type="float">
            <text:p>202.39999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07" calcext:value-type="float">
            <text:p>207</text:p>
          </table:table-cell>
          <table:table-cell office:value-type="float" office:value="206.8" calcext:value-type="float">
            <text:p>206.8</text:p>
          </table:table-cell>
          <table:table-cell office:value-type="float" office:value="206" calcext:value-type="float">
            <text:p>206</text:p>
          </table:table-cell>
          <table:table-cell office:value-type="float" office:value="212.8" calcext:value-type="float">
            <text:p>212.8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08.8" calcext:value-type="float">
            <text:p>208.8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71.39999" calcext:value-type="float">
            <text:p>171.39999</text:p>
          </table:table-cell>
          <table:table-cell office:value-type="float" office:value="163.2" calcext:value-type="float">
            <text:p>163.2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office:value-type="float" office:value="194.60001" calcext:value-type="float">
            <text:p>194.60001</text:p>
          </table:table-cell>
          <table:table-cell office:value-type="float" office:value="189.8" calcext:value-type="float">
            <text:p>189.8</text:p>
          </table:table-cell>
          <table:table-cell office:value-type="float" office:value="202.2" calcext:value-type="float">
            <text:p>202.2</text:p>
          </table:table-cell>
          <table:table-cell office:value-type="float" office:value="209.39999" calcext:value-type="float">
            <text:p>209.39999</text:p>
          </table:table-cell>
          <table:table-cell table:number-columns-repeated="2" office:value-type="float" office:value="207.39999" calcext:value-type="float">
            <text:p>207.39999</text:p>
          </table:table-cell>
          <table:table-cell office:value-type="float" office:value="206.2" calcext:value-type="float">
            <text:p>206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2.39999" calcext:value-type="float">
            <text:p>142.39999</text:p>
          </table:table-cell>
          <table:table-cell office:value-type="float" office:value="173" calcext:value-type="float">
            <text:p>173</text:p>
          </table:table-cell>
          <table:table-cell office:value-type="float" office:value="165.60001" calcext:value-type="float">
            <text:p>165.60001</text:p>
          </table:table-cell>
          <table:table-cell office:value-type="float" office:value="180.2" calcext:value-type="float">
            <text:p>180.2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190.60001" calcext:value-type="float">
            <text:p>190.60001</text:p>
          </table:table-cell>
          <table:table-cell office:value-type="float" office:value="201.8" calcext:value-type="float">
            <text:p>201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12.8" calcext:value-type="float">
            <text:p>212.8</text:p>
          </table:table-cell>
          <table:table-cell office:value-type="float" office:value="206.8" calcext:value-type="float">
            <text:p>206.8</text:p>
          </table:table-cell>
          <table:table-cell office:value-type="float" office:value="209.39999" calcext:value-type="float">
            <text:p>209.39999</text:p>
          </table:table-cell>
        </table:table-row>
        <table:table-row table:style-name="ro1">
          <table:table-cell office:value-type="float" office:value="142.39999" calcext:value-type="float">
            <text:p>142.39999</text:p>
          </table:table-cell>
          <table:table-cell office:value-type="float" office:value="174.39999" calcext:value-type="float">
            <text:p>174.39999</text:p>
          </table:table-cell>
          <table:table-cell office:value-type="float" office:value="167" calcext:value-type="float">
            <text:p>167</text:p>
          </table:table-cell>
          <table:table-cell office:value-type="float" office:value="180.8" calcext:value-type="float">
            <text:p>180.8</text:p>
          </table:table-cell>
          <table:table-cell office:value-type="float" office:value="186.2" calcext:value-type="float">
            <text:p>186.2</text:p>
          </table:table-cell>
          <table:table-cell office:value-type="float" office:value="195.39999" calcext:value-type="float">
            <text:p>195.39999</text:p>
          </table:table-cell>
          <table:table-cell office:value-type="float" office:value="191.60001" calcext:value-type="float">
            <text:p>191.60001</text:p>
          </table:table-cell>
          <table:table-cell office:value-type="float" office:value="202" calcext:value-type="float">
            <text:p>202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7.2" calcext:value-type="float">
            <text:p>207.2</text:p>
          </table:table-cell>
          <table:table-cell office:value-type="float" office:value="206.8" calcext:value-type="float">
            <text:p>206.8</text:p>
          </table:table-cell>
          <table:table-cell office:value-type="float" office:value="213" calcext:value-type="float">
            <text:p>213</text:p>
          </table:table-cell>
          <table:table-cell office:value-type="float" office:value="206.8" calcext:value-type="float">
            <text:p>206.8</text:p>
          </table:table-cell>
          <table:table-cell office:value-type="float" office:value="209.8" calcext:value-type="float">
            <text:p>209.8</text:p>
          </table:table-cell>
        </table:table-row>
        <table:table-row table:style-name="ro1">
          <table:table-cell office:value-type="float" office:value="142.39999" calcext:value-type="float">
            <text:p>142.39999</text:p>
          </table:table-cell>
          <table:table-cell office:value-type="float" office:value="175" calcext:value-type="float">
            <text:p>175</text:p>
          </table:table-cell>
          <table:table-cell office:value-type="float" office:value="167.8" calcext:value-type="float">
            <text:p>167.8</text:p>
          </table:table-cell>
          <table:table-cell office:value-type="float" office:value="180.8" calcext:value-type="float">
            <text:p>180.8</text:p>
          </table:table-cell>
          <table:table-cell office:value-type="float" office:value="186.39999" calcext:value-type="float">
            <text:p>186.39999</text:p>
          </table:table-cell>
          <table:table-cell office:value-type="float" office:value="196.2" calcext:value-type="float">
            <text:p>196.2</text:p>
          </table:table-cell>
          <table:table-cell office:value-type="float" office:value="192.8" calcext:value-type="float">
            <text:p>192.8</text:p>
          </table:table-cell>
          <table:table-cell office:value-type="float" office:value="202.39999" calcext:value-type="float">
            <text:p>202.39999</text:p>
          </table:table-cell>
          <table:table-cell office:value-type="float" office:value="210.2" calcext:value-type="float">
            <text:p>210.2</text:p>
          </table:table-cell>
          <table:table-cell office:value-type="float" office:value="208.2" calcext:value-type="float">
            <text:p>208.2</text:p>
          </table:table-cell>
          <table:table-cell office:value-type="float" office:value="207.2" calcext:value-type="float">
            <text:p>207.2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07.2" calcext:value-type="float">
            <text:p>207.2</text:p>
          </table:table-cell>
          <table:table-cell office:value-type="float" office:value="209.8" calcext:value-type="float">
            <text:p>209.8</text:p>
          </table:table-cell>
        </table:table-row>
        <table:table-row table:style-name="ro1">
          <table:table-cell office:value-type="float" office:value="142.60001" calcext:value-type="float">
            <text:p>142.60001</text:p>
          </table:table-cell>
          <table:table-cell office:value-type="float" office:value="174.2" calcext:value-type="float">
            <text:p>174.2</text:p>
          </table:table-cell>
          <table:table-cell office:value-type="float" office:value="169.2" calcext:value-type="float">
            <text:p>169.2</text:p>
          </table:table-cell>
          <table:table-cell office:value-type="float" office:value="181" calcext:value-type="float">
            <text:p>181</text:p>
          </table:table-cell>
          <table:table-cell office:value-type="float" office:value="186.39999" calcext:value-type="float">
            <text:p>186.39999</text:p>
          </table:table-cell>
          <table:table-cell office:value-type="float" office:value="197.60001" calcext:value-type="float">
            <text:p>197.60001</text:p>
          </table:table-cell>
          <table:table-cell office:value-type="float" office:value="193.60001" calcext:value-type="float">
            <text:p>193.60001</text:p>
          </table:table-cell>
          <table:table-cell office:value-type="float" office:value="202.8" calcext:value-type="float">
            <text:p>202.8</text:p>
          </table:table-cell>
          <table:table-cell office:value-type="float" office:value="210.8" calcext:value-type="float">
            <text:p>210.8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07.2" calcext:value-type="float">
            <text:p>207.2</text:p>
          </table:table-cell>
          <table:table-cell office:value-type="float" office:value="207.8" calcext:value-type="float">
            <text:p>207.8</text:p>
          </table:table-cell>
          <table:table-cell office:value-type="float" office:value="213.2" calcext:value-type="float">
            <text:p>213.2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09.8" calcext:value-type="float">
            <text:p>209.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3.2" calcext:value-type="float">
            <text:p>173.2</text:p>
          </table:table-cell>
          <table:table-cell office:value-type="float" office:value="170.60001" calcext:value-type="float">
            <text:p>170.60001</text:p>
          </table:table-cell>
          <table:table-cell office:value-type="float" office:value="181.8" calcext:value-type="float">
            <text:p>181.8</text:p>
          </table:table-cell>
          <table:table-cell office:value-type="float" office:value="187" calcext:value-type="float">
            <text:p>187</text:p>
          </table:table-cell>
          <table:table-cell office:value-type="float" office:value="199.39999" calcext:value-type="float">
            <text:p>199.39999</text:p>
          </table:table-cell>
          <table:table-cell office:value-type="float" office:value="194" calcext:value-type="float">
            <text:p>194</text:p>
          </table:table-cell>
          <table:table-cell office:value-type="float" office:value="203.39999" calcext:value-type="float">
            <text:p>203.39999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3" calcext:value-type="float">
            <text:p>213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09.8" calcext:value-type="float">
            <text:p>209.8</text:p>
          </table:table-cell>
        </table:table-row>
        <table:table-row table:style-name="ro1">
          <table:table-cell office:value-type="float" office:value="143.39999" calcext:value-type="float">
            <text:p>143.39999</text:p>
          </table:table-cell>
          <table:table-cell office:value-type="float" office:value="173.60001" calcext:value-type="float">
            <text:p>173.60001</text:p>
          </table:table-cell>
          <table:table-cell office:value-type="float" office:value="171.39999" calcext:value-type="float">
            <text:p>171.39999</text:p>
          </table:table-cell>
          <table:table-cell office:value-type="float" office:value="182.8" calcext:value-type="float">
            <text:p>182.8</text:p>
          </table:table-cell>
          <table:table-cell office:value-type="float" office:value="187.60001" calcext:value-type="float">
            <text:p>187.60001</text:p>
          </table:table-cell>
          <table:table-cell office:value-type="float" office:value="201" calcext:value-type="float">
            <text:p>201</text:p>
          </table:table-cell>
          <table:table-cell office:value-type="float" office:value="194.60001" calcext:value-type="float">
            <text:p>194.60001</text:p>
          </table:table-cell>
          <table:table-cell office:value-type="float" office:value="203.8" calcext:value-type="float">
            <text:p>203.8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9.8" calcext:value-type="float">
            <text:p>209.8</text:p>
          </table:table-cell>
        </table:table-row>
        <table:table-row table:style-name="ro1">
          <table:table-cell office:value-type="float" office:value="143.39999" calcext:value-type="float">
            <text:p>143.39999</text:p>
          </table:table-cell>
          <table:table-cell office:value-type="float" office:value="174.39999" calcext:value-type="float">
            <text:p>174.39999</text:p>
          </table:table-cell>
          <table:table-cell office:value-type="float" office:value="174" calcext:value-type="float">
            <text:p>174</text:p>
          </table:table-cell>
          <table:table-cell office:value-type="float" office:value="184.39999" calcext:value-type="float">
            <text:p>184.39999</text:p>
          </table:table-cell>
          <table:table-cell office:value-type="float" office:value="187.8" calcext:value-type="float">
            <text:p>187.8</text:p>
          </table:table-cell>
          <table:table-cell office:value-type="float" office:value="201.60001" calcext:value-type="float">
            <text:p>201.60001</text:p>
          </table:table-cell>
          <table:table-cell office:value-type="float" office:value="195.39999" calcext:value-type="float">
            <text:p>195.39999</text:p>
          </table:table-cell>
          <table:table-cell office:value-type="float" office:value="204" calcext:value-type="float">
            <text:p>204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2.8" calcext:value-type="float">
            <text:p>212.8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5.2" calcext:value-type="float">
            <text:p>175.2</text:p>
          </table:table-cell>
          <table:table-cell office:value-type="float" office:value="175" calcext:value-type="float">
            <text:p>175</text:p>
          </table:table-cell>
          <table:table-cell office:value-type="float" office:value="185.8" calcext:value-type="float">
            <text:p>185.8</text:p>
          </table:table-cell>
          <table:table-cell office:value-type="float" office:value="188.60001" calcext:value-type="float">
            <text:p>188.60001</text:p>
          </table:table-cell>
          <table:table-cell office:value-type="float" office:value="202.2" calcext:value-type="float">
            <text:p>202.2</text:p>
          </table:table-cell>
          <table:table-cell office:value-type="float" office:value="196.2" calcext:value-type="float">
            <text:p>196.2</text:p>
          </table:table-cell>
          <table:table-cell office:value-type="float" office:value="204.39999" calcext:value-type="float">
            <text:p>204.39999</text:p>
          </table:table-cell>
          <table:table-cell office:value-type="float" office:value="212" calcext:value-type="float">
            <text:p>212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8.8" calcext:value-type="float">
            <text:p>208.8</text:p>
          </table:table-cell>
          <table:table-cell office:value-type="float" office:value="212.8" calcext:value-type="float">
            <text:p>212.8</text:p>
          </table:table-cell>
          <table:table-cell office:value-type="float" office:value="206.8" calcext:value-type="float">
            <text:p>206.8</text:p>
          </table:table-cell>
          <table:table-cell office:value-type="float" office:value="210.2" calcext:value-type="float">
            <text:p>210.2</text:p>
          </table:table-cell>
        </table:table-row>
        <table:table-row table:style-name="ro1">
          <table:table-cell office:value-type="float" office:value="142.60001" calcext:value-type="float">
            <text:p>142.60001</text:p>
          </table:table-cell>
          <table:table-cell office:value-type="float" office:value="176.2" calcext:value-type="float">
            <text:p>176.2</text:p>
          </table:table-cell>
          <table:table-cell office:value-type="float" office:value="175.39999" calcext:value-type="float">
            <text:p>175.39999</text:p>
          </table:table-cell>
          <table:table-cell office:value-type="float" office:value="186.8" calcext:value-type="float">
            <text:p>186.8</text:p>
          </table:table-cell>
          <table:table-cell office:value-type="float" office:value="190.60001" calcext:value-type="float">
            <text:p>190.60001</text:p>
          </table:table-cell>
          <table:table-cell office:value-type="float" office:value="202.8" calcext:value-type="float">
            <text:p>202.8</text:p>
          </table:table-cell>
          <table:table-cell office:value-type="float" office:value="196.8" calcext:value-type="float">
            <text:p>196.8</text:p>
          </table:table-cell>
          <table:table-cell office:value-type="float" office:value="204.8" calcext:value-type="float">
            <text:p>204.8</text:p>
          </table:table-cell>
          <table:table-cell office:value-type="float" office:value="212.2" calcext:value-type="float">
            <text:p>212.2</text:p>
          </table:table-cell>
          <table:table-cell office:value-type="float" office:value="209" calcext:value-type="float">
            <text:p>209</text:p>
          </table:table-cell>
          <table:table-cell office:value-type="float" office:value="208.2" calcext:value-type="float">
            <text:p>208.2</text:p>
          </table:table-cell>
          <table:table-cell office:value-type="float" office:value="209.2" calcext:value-type="float">
            <text:p>209.2</text:p>
          </table:table-cell>
          <table:table-cell office:value-type="float" office:value="212.8" calcext:value-type="float">
            <text:p>212.8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10.2" calcext:value-type="float">
            <text:p>210.2</text:p>
          </table:table-cell>
        </table:table-row>
        <table:table-row table:style-name="ro1">
          <table:table-cell office:value-type="float" office:value="142.60001" calcext:value-type="float">
            <text:p>142.60001</text:p>
          </table:table-cell>
          <table:table-cell office:value-type="float" office:value="177" calcext:value-type="float">
            <text:p>177</text:p>
          </table:table-cell>
          <table:table-cell office:value-type="float" office:value="176.60001" calcext:value-type="float">
            <text:p>176.60001</text:p>
          </table:table-cell>
          <table:table-cell office:value-type="float" office:value="188" calcext:value-type="float">
            <text:p>188</text:p>
          </table:table-cell>
          <table:table-cell office:value-type="float" office:value="191.60001" calcext:value-type="float">
            <text:p>191.60001</text:p>
          </table:table-cell>
          <table:table-cell office:value-type="float" office:value="203.60001" calcext:value-type="float">
            <text:p>203.60001</text:p>
          </table:table-cell>
          <table:table-cell office:value-type="float" office:value="197.39999" calcext:value-type="float">
            <text:p>197.39999</text:p>
          </table:table-cell>
          <table:table-cell office:value-type="float" office:value="205" calcext:value-type="float">
            <text:p>205</text:p>
          </table:table-cell>
          <table:table-cell office:value-type="float" office:value="212.2" calcext:value-type="float">
            <text:p>212.2</text:p>
          </table:table-cell>
          <table:table-cell office:value-type="float" office:value="209" calcext:value-type="float">
            <text:p>209</text:p>
          </table:table-cell>
          <table:table-cell office:value-type="float" office:value="208.2" calcext:value-type="float">
            <text:p>208.2</text:p>
          </table:table-cell>
          <table:table-cell office:value-type="float" office:value="209" calcext:value-type="float">
            <text:p>209</text:p>
          </table:table-cell>
          <table:table-cell office:value-type="float" office:value="212.8" calcext:value-type="float">
            <text:p>212.8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10.39999" calcext:value-type="float">
            <text:p>210.39999</text:p>
          </table:table-cell>
        </table:table-row>
        <table:table-row table:style-name="ro1">
          <table:table-cell office:value-type="float" office:value="143.39999" calcext:value-type="float">
            <text:p>143.39999</text:p>
          </table:table-cell>
          <table:table-cell office:value-type="float" office:value="177.8" calcext:value-type="float">
            <text:p>177.8</text:p>
          </table:table-cell>
          <table:table-cell office:value-type="float" office:value="177.2" calcext:value-type="float">
            <text:p>177.2</text:p>
          </table:table-cell>
          <table:table-cell office:value-type="float" office:value="189" calcext:value-type="float">
            <text:p>189</text:p>
          </table:table-cell>
          <table:table-cell office:value-type="float" office:value="192.8" calcext:value-type="float">
            <text:p>192.8</text:p>
          </table:table-cell>
          <table:table-cell office:value-type="float" office:value="204.8" calcext:value-type="float">
            <text:p>204.8</text:p>
          </table:table-cell>
          <table:table-cell office:value-type="float" office:value="198" calcext:value-type="float">
            <text:p>198</text:p>
          </table:table-cell>
          <table:table-cell office:value-type="float" office:value="205.39999" calcext:value-type="float">
            <text:p>205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09" calcext:value-type="float">
            <text:p>209</text:p>
          </table:table-cell>
          <table:table-cell office:value-type="float" office:value="208.2" calcext:value-type="float">
            <text:p>208.2</text:p>
          </table:table-cell>
          <table:table-cell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10.8" calcext:value-type="float">
            <text:p>210.8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78.8" calcext:value-type="float">
            <text:p>178.8</text:p>
          </table:table-cell>
          <table:table-cell office:value-type="float" office:value="179" calcext:value-type="float">
            <text:p>179</text:p>
          </table:table-cell>
          <table:table-cell office:value-type="float" office:value="189.60001" calcext:value-type="float">
            <text:p>189.60001</text:p>
          </table:table-cell>
          <table:table-cell office:value-type="float" office:value="193.8" calcext:value-type="float">
            <text:p>193.8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197.60001" calcext:value-type="float">
            <text:p>197.60001</text:p>
          </table:table-cell>
          <table:table-cell office:value-type="float" office:value="206" calcext:value-type="float">
            <text:p>206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79.2" calcext:value-type="float">
            <text:p>179.2</text:p>
          </table:table-cell>
          <table:table-cell office:value-type="float" office:value="180.60001" calcext:value-type="float">
            <text:p>180.60001</text:p>
          </table:table-cell>
          <table:table-cell office:value-type="float" office:value="190.39999" calcext:value-type="float">
            <text:p>190.39999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7.8" calcext:value-type="float">
            <text:p>197.8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08.2" calcext:value-type="float">
            <text:p>208.2</text:p>
          </table:table-cell>
          <table:table-cell office:value-type="float" office:value="209.8" calcext:value-type="float">
            <text:p>209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10.60001" calcext:value-type="float">
            <text:p>210.60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9.8" calcext:value-type="float">
            <text:p>179.8</text:p>
          </table:table-cell>
          <table:table-cell office:value-type="float" office:value="183.60001" calcext:value-type="float">
            <text:p>183.60001</text:p>
          </table:table-cell>
          <table:table-cell office:value-type="float" office:value="191.2" calcext:value-type="float">
            <text:p>191.2</text:p>
          </table:table-cell>
          <table:table-cell office:value-type="float" office:value="193.39999" calcext:value-type="float">
            <text:p>193.39999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198.60001" calcext:value-type="float">
            <text:p>198.60001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8.8" calcext:value-type="float">
            <text:p>208.8</text:p>
          </table:table-cell>
          <table:table-cell office:value-type="float" office:value="208.2" calcext:value-type="float">
            <text:p>208.2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3" calcext:value-type="float">
            <text:p>213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10.8" calcext:value-type="float">
            <text:p>210.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0.8" calcext:value-type="float">
            <text:p>180.8</text:p>
          </table:table-cell>
          <table:table-cell office:value-type="float" office:value="184.2" calcext:value-type="float">
            <text:p>184.2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206.8" calcext:value-type="float">
            <text:p>206.8</text:p>
          </table:table-cell>
          <table:table-cell office:value-type="float" office:value="199.2" calcext:value-type="float">
            <text:p>199.2</text:p>
          </table:table-cell>
          <table:table-cell office:value-type="float" office:value="206.8" calcext:value-type="float">
            <text:p>206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09.2" calcext:value-type="float">
            <text:p>209.2</text:p>
          </table:table-cell>
          <table:table-cell office:value-type="float" office:value="208.2" calcext:value-type="float">
            <text:p>208.2</text:p>
          </table:table-cell>
          <table:table-cell office:value-type="float" office:value="209.8" calcext:value-type="float">
            <text:p>209.8</text:p>
          </table:table-cell>
          <table:table-cell office:value-type="float" office:value="213" calcext:value-type="float">
            <text:p>213</text:p>
          </table:table-cell>
          <table:table-cell office:value-type="float" office:value="207.8" calcext:value-type="float">
            <text:p>207.8</text:p>
          </table:table-cell>
          <table:table-cell office:value-type="float" office:value="211.2" calcext:value-type="float">
            <text:p>211.2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81.60001" calcext:value-type="float">
            <text:p>181.60001</text:p>
          </table:table-cell>
          <table:table-cell office:value-type="float" office:value="185.8" calcext:value-type="float">
            <text:p>185.8</text:p>
          </table:table-cell>
          <table:table-cell office:value-type="float" office:value="192.60001" calcext:value-type="float">
            <text:p>192.60001</text:p>
          </table:table-cell>
          <table:table-cell office:value-type="float" office:value="193.8" calcext:value-type="float">
            <text:p>193.8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199.8" calcext:value-type="float">
            <text:p>199.8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13" calcext:value-type="float">
            <text:p>213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07.8" calcext:value-type="float">
            <text:p>207.8</text:p>
          </table:table-cell>
          <table:table-cell office:value-type="float" office:value="211.2" calcext:value-type="float">
            <text:p>211.2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82.2" calcext:value-type="float">
            <text:p>182.2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94.60001" calcext:value-type="float">
            <text:p>194.60001</text:p>
          </table:table-cell>
          <table:table-cell office:value-type="float" office:value="206.2" calcext:value-type="float">
            <text:p>206.2</text:p>
          </table:table-cell>
          <table:table-cell office:value-type="float" office:value="200.60001" calcext:value-type="float">
            <text:p>200.60001</text:p>
          </table:table-cell>
          <table:table-cell office:value-type="float" office:value="208.2" calcext:value-type="float">
            <text:p>208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2" calcext:value-type="float">
            <text:p>213.2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11.2" calcext:value-type="float">
            <text:p>211.2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183" calcext:value-type="float">
            <text:p>183</text:p>
          </table:table-cell>
          <table:table-cell office:value-type="float" office:value="184.60001" calcext:value-type="float">
            <text:p>184.60001</text:p>
          </table:table-cell>
          <table:table-cell office:value-type="float" office:value="193.8" calcext:value-type="float">
            <text:p>193.8</text:p>
          </table:table-cell>
          <table:table-cell office:value-type="float" office:value="194.60001" calcext:value-type="float">
            <text:p>194.60001</text:p>
          </table:table-cell>
          <table:table-cell office:value-type="float" office:value="206" calcext:value-type="float">
            <text:p>206</text:p>
          </table:table-cell>
          <table:table-cell office:value-type="float" office:value="201.2" calcext:value-type="float">
            <text:p>201.2</text:p>
          </table:table-cell>
          <table:table-cell office:value-type="float" office:value="208.8" calcext:value-type="float">
            <text:p>208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1" calcext:value-type="float">
            <text:p>211</text:p>
          </table:table-cell>
          <table:table-cell office:value-type="float" office:value="213.2" calcext:value-type="float">
            <text:p>213.2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11.8" calcext:value-type="float">
            <text:p>211.8</text:p>
          </table:table-cell>
        </table:table-row>
        <table:table-row table:style-name="ro1">
          <table:table-cell office:value-type="float" office:value="145.60001" calcext:value-type="float">
            <text:p>145.60001</text:p>
          </table:table-cell>
          <table:table-cell office:value-type="float" office:value="183.8" calcext:value-type="float">
            <text:p>183.8</text:p>
          </table:table-cell>
          <table:table-cell office:value-type="float" office:value="184" calcext:value-type="float">
            <text:p>184</text:p>
          </table:table-cell>
          <table:table-cell office:value-type="float" office:value="193.8" calcext:value-type="float">
            <text:p>193.8</text:p>
          </table:table-cell>
          <table:table-cell office:value-type="float" office:value="194.39999" calcext:value-type="float">
            <text:p>194.39999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01.8" calcext:value-type="float">
            <text:p>201.8</text:p>
          </table:table-cell>
          <table:table-cell office:value-type="float" office:value="209" calcext:value-type="float">
            <text:p>20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09.8" calcext:value-type="float">
            <text:p>209.8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12.2" calcext:value-type="float">
            <text:p>212.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.60001" calcext:value-type="float">
            <text:p>193.60001</text:p>
          </table:table-cell>
          <table:table-cell office:value-type="float" office:value="193" calcext:value-type="float">
            <text:p>193</text:p>
          </table:table-cell>
          <table:table-cell office:value-type="float" office:value="205.8" calcext:value-type="float">
            <text:p>205.8</text:p>
          </table:table-cell>
          <table:table-cell office:value-type="float" office:value="202.60001" calcext:value-type="float">
            <text:p>202.60001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.2" calcext:value-type="float">
            <text:p>210.2</text:p>
          </table:table-cell>
          <table:table-cell office:value-type="float" office:value="208.8" calcext:value-type="float">
            <text:p>208.8</text:p>
          </table:table-cell>
          <table:table-cell office:value-type="float" office:value="211" calcext:value-type="float">
            <text:p>211</text:p>
          </table:table-cell>
          <table:table-cell office:value-type="float" office:value="212.8" calcext:value-type="float">
            <text:p>212.8</text:p>
          </table:table-cell>
          <table:table-cell office:value-type="float" office:value="207.8" calcext:value-type="float">
            <text:p>207.8</text:p>
          </table:table-cell>
          <table:table-cell office:value-type="float" office:value="212.60001" calcext:value-type="float">
            <text:p>212.6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4.2" calcext:value-type="float">
            <text:p>184.2</text:p>
          </table:table-cell>
          <table:table-cell office:value-type="float" office:value="186.39999" calcext:value-type="float">
            <text:p>186.39999</text:p>
          </table:table-cell>
          <table:table-cell office:value-type="float" office:value="193.60001" calcext:value-type="float">
            <text:p>193.60001</text:p>
          </table:table-cell>
          <table:table-cell office:value-type="float" office:value="191.60001" calcext:value-type="float">
            <text:p>191.60001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03.39999" calcext:value-type="float">
            <text:p>203.39999</text:p>
          </table:table-cell>
          <table:table-cell office:value-type="float" office:value="210" calcext:value-type="float">
            <text:p>210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08.8" calcext:value-type="float">
            <text:p>208.8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08" calcext:value-type="float">
            <text:p>208</text:p>
          </table:table-cell>
          <table:table-cell office:value-type="float" office:value="212.60001" calcext:value-type="float">
            <text:p>212.60001</text:p>
          </table:table-cell>
        </table:table-row>
        <table:table-row table:style-name="ro1">
          <table:table-cell office:value-type="float" office:value="143.39999" calcext:value-type="float">
            <text:p>143.39999</text:p>
          </table:table-cell>
          <table:table-cell office:value-type="float" office:value="184.39999" calcext:value-type="float">
            <text:p>184.39999</text:p>
          </table:table-cell>
          <table:table-cell office:value-type="float" office:value="187" calcext:value-type="float">
            <text:p>187</text:p>
          </table:table-cell>
          <table:table-cell office:value-type="float" office:value="193.60001" calcext:value-type="float">
            <text:p>193.60001</text:p>
          </table:table-cell>
          <table:table-cell office:value-type="float" office:value="192.60001" calcext:value-type="float">
            <text:p>192.60001</text:p>
          </table:table-cell>
          <table:table-cell office:value-type="float" office:value="207.2" calcext:value-type="float">
            <text:p>207.2</text:p>
          </table:table-cell>
          <table:table-cell office:value-type="float" office:value="203.8" calcext:value-type="float">
            <text:p>203.8</text:p>
          </table:table-cell>
          <table:table-cell office:value-type="float" office:value="210" calcext:value-type="float">
            <text:p>210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09" calcext:value-type="float">
            <text:p>209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07.8" calcext:value-type="float">
            <text:p>207.8</text:p>
          </table:table-cell>
          <table:table-cell office:value-type="float" office:value="212.2" calcext:value-type="float">
            <text:p>212.2</text:p>
          </table:table-cell>
        </table:table-row>
        <table:table-row table:style-name="ro1">
          <table:table-cell office:value-type="float" office:value="145.39999" calcext:value-type="float">
            <text:p>145.39999</text:p>
          </table:table-cell>
          <table:table-cell office:value-type="float" office:value="184.39999" calcext:value-type="float">
            <text:p>184.39999</text:p>
          </table:table-cell>
          <table:table-cell office:value-type="float" office:value="188" calcext:value-type="float">
            <text:p>188</text:p>
          </table:table-cell>
          <table:table-cell office:value-type="float" office:value="194.2" calcext:value-type="float">
            <text:p>194.2</text:p>
          </table:table-cell>
          <table:table-cell office:value-type="float" office:value="193.60001" calcext:value-type="float">
            <text:p>193.60001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4.2" calcext:value-type="float">
            <text:p>204.2</text:p>
          </table:table-cell>
          <table:table-cell office:value-type="float" office:value="209.8" calcext:value-type="float">
            <text:p>209.8</text:p>
          </table:table-cell>
          <table:table-cell office:value-type="float" office:value="213.2" calcext:value-type="float">
            <text:p>213.2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09" calcext:value-type="float">
            <text:p>209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49.60001" calcext:value-type="float">
            <text:p>149.60001</text:p>
          </table:table-cell>
          <table:table-cell office:value-type="float" office:value="184.8" calcext:value-type="float">
            <text:p>184.8</text:p>
          </table:table-cell>
          <table:table-cell office:value-type="float" office:value="188.60001" calcext:value-type="float">
            <text:p>188.60001</text:p>
          </table:table-cell>
          <table:table-cell office:value-type="float" office:value="194" calcext:value-type="float">
            <text:p>194</text:p>
          </table:table-cell>
          <table:table-cell office:value-type="float" office:value="194.60001" calcext:value-type="float">
            <text:p>194.60001</text:p>
          </table:table-cell>
          <table:table-cell office:value-type="float" office:value="208" calcext:value-type="float">
            <text:p>208</text:p>
          </table:table-cell>
          <table:table-cell office:value-type="float" office:value="204.39999" calcext:value-type="float">
            <text:p>204.39999</text:p>
          </table:table-cell>
          <table:table-cell office:value-type="float" office:value="209.8" calcext:value-type="float">
            <text:p>209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8" calcext:value-type="float">
            <text:p>212.8</text:p>
          </table:table-cell>
          <table:table-cell office:value-type="float" office:value="207.2" calcext:value-type="float">
            <text:p>207.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6.2" calcext:value-type="float">
            <text:p>186.2</text:p>
          </table:table-cell>
          <table:table-cell office:value-type="float" office:value="189.60001" calcext:value-type="float">
            <text:p>189.60001</text:p>
          </table:table-cell>
          <table:table-cell office:value-type="float" office:value="194.2" calcext:value-type="float">
            <text:p>194.2</text:p>
          </table:table-cell>
          <table:table-cell office:value-type="float" office:value="196.8" calcext:value-type="float">
            <text:p>196.8</text:p>
          </table:table-cell>
          <table:table-cell office:value-type="float" office:value="208.2" calcext:value-type="float">
            <text:p>208.2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09.2" calcext:value-type="float">
            <text:p>209.2</text:p>
          </table:table-cell>
          <table:table-cell office:value-type="float" office:value="211" calcext:value-type="float">
            <text:p>211</text:p>
          </table:table-cell>
          <table:table-cell office:value-type="float" office:value="212.8" calcext:value-type="float">
            <text:p>212.8</text:p>
          </table:table-cell>
          <table:table-cell office:value-type="float" office:value="207.2" calcext:value-type="float">
            <text:p>207.2</text:p>
          </table:table-cell>
          <table:table-cell office:value-type="float" office:value="212.39999" calcext:value-type="float">
            <text:p>212.39999</text:p>
          </table:table-cell>
        </table:table-row>
        <table:table-row table:style-name="ro1">
          <table:table-cell office:value-type="float" office:value="150.39999" calcext:value-type="float">
            <text:p>150.39999</text:p>
          </table:table-cell>
          <table:table-cell office:value-type="float" office:value="187" calcext:value-type="float">
            <text:p>187</text:p>
          </table:table-cell>
          <table:table-cell office:value-type="float" office:value="190.2" calcext:value-type="float">
            <text:p>190.2</text:p>
          </table:table-cell>
          <table:table-cell office:value-type="float" office:value="194.39999" calcext:value-type="float">
            <text:p>194.39999</text:p>
          </table:table-cell>
          <table:table-cell office:value-type="float" office:value="197.39999" calcext:value-type="float">
            <text:p>197.39999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10.2" calcext:value-type="float">
            <text:p>210.2</text:p>
          </table:table-cell>
          <table:table-cell office:value-type="float" office:value="213.8" calcext:value-type="float">
            <text:p>213.8</text:p>
          </table:table-cell>
          <table:table-cell office:value-type="float" office:value="210.8" calcext:value-type="float">
            <text:p>210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8" calcext:value-type="float">
            <text:p>212.8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187.2" calcext:value-type="float">
            <text:p>187.2</text:p>
          </table:table-cell>
          <table:table-cell office:value-type="float" office:value="191.2" calcext:value-type="float">
            <text:p>191.2</text:p>
          </table:table-cell>
          <table:table-cell office:value-type="float" office:value="194.39999" calcext:value-type="float">
            <text:p>194.3999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6.2" calcext:value-type="float">
            <text:p>206.2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0.8" calcext:value-type="float">
            <text:p>210.8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7.8" calcext:value-type="float">
            <text:p>207.8</text:p>
          </table:table-cell>
          <table:table-cell office:value-type="float" office:value="213.2" calcext:value-type="float">
            <text:p>213.2</text:p>
          </table:table-cell>
        </table:table-row>
        <table:table-row table:style-name="ro1">
          <table:table-cell office:value-type="float" office:value="145.60001" calcext:value-type="float">
            <text:p>145.60001</text:p>
          </table:table-cell>
          <table:table-cell office:value-type="float" office:value="187.60001" calcext:value-type="float">
            <text:p>187.60001</text:p>
          </table:table-cell>
          <table:table-cell office:value-type="float" office:value="191.39999" calcext:value-type="float">
            <text:p>191.39999</text:p>
          </table:table-cell>
          <table:table-cell office:value-type="float" office:value="194.2" calcext:value-type="float">
            <text:p>194.2</text:p>
          </table:table-cell>
          <table:table-cell office:value-type="float" office:value="199.39999" calcext:value-type="float">
            <text:p>199.39999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06.8" calcext:value-type="float">
            <text:p>206.8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09.2" calcext:value-type="float">
            <text:p>209.2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13.2" calcext:value-type="float">
            <text:p>213.2</text:p>
          </table:table-cell>
        </table:table-row>
        <table:table-row table:style-name="ro1">
          <table:table-cell office:value-type="float" office:value="144.60001" calcext:value-type="float">
            <text:p>144.60001</text:p>
          </table:table-cell>
          <table:table-cell office:value-type="float" office:value="188" calcext:value-type="float">
            <text:p>188</text:p>
          </table:table-cell>
          <table:table-cell office:value-type="float" office:value="191.39999" calcext:value-type="float">
            <text:p>191.39999</text:p>
          </table:table-cell>
          <table:table-cell office:value-type="float" office:value="194.39999" calcext:value-type="float">
            <text:p>194.39999</text:p>
          </table:table-cell>
          <table:table-cell office:value-type="float" office:value="200.39999" calcext:value-type="float">
            <text:p>200.39999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07.2" calcext:value-type="float">
            <text:p>207.2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0.8" calcext:value-type="float">
            <text:p>210.8</text:p>
          </table:table-cell>
          <table:table-cell office:value-type="float" office:value="209.39999" calcext:value-type="float">
            <text:p>209.39999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07.8" calcext:value-type="float">
            <text:p>207.8</text:p>
          </table:table-cell>
          <table:table-cell office:value-type="float" office:value="213.39999" calcext:value-type="float">
            <text:p>213.399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8.2" calcext:value-type="float">
            <text:p>188.2</text:p>
          </table:table-cell>
          <table:table-cell office:value-type="float" office:value="192" calcext:value-type="float">
            <text:p>192</text:p>
          </table:table-cell>
          <table:table-cell office:value-type="float" office:value="195.2" calcext:value-type="float">
            <text:p>195.2</text:p>
          </table:table-cell>
          <table:table-cell office:value-type="float" office:value="200.8" calcext:value-type="float">
            <text:p>200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2" calcext:value-type="float">
            <text:p>213.2</text:p>
          </table:table-cell>
          <table:table-cell office:value-type="float" office:value="211.2" calcext:value-type="float">
            <text:p>211.2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2.2" calcext:value-type="float">
            <text:p>212.2</text:p>
          </table:table-cell>
          <table:table-cell office:value-type="float" office:value="208" calcext:value-type="float">
            <text:p>208</text:p>
          </table:table-cell>
          <table:table-cell office:value-type="float" office:value="213.60001" calcext:value-type="float">
            <text:p>213.60001</text:p>
          </table:table-cell>
        </table:table-row>
        <table:table-row table:style-name="ro1">
          <table:table-cell office:value-type="float" office:value="145.60001" calcext:value-type="float">
            <text:p>145.60001</text:p>
          </table:table-cell>
          <table:table-cell office:value-type="float" office:value="187.8" calcext:value-type="float">
            <text:p>187.8</text:p>
          </table:table-cell>
          <table:table-cell office:value-type="float" office:value="192.2" calcext:value-type="float">
            <text:p>192.2</text:p>
          </table:table-cell>
          <table:table-cell office:value-type="float" office:value="196.2" calcext:value-type="float">
            <text:p>196.2</text:p>
          </table:table-cell>
          <table:table-cell office:value-type="float" office:value="201.2" calcext:value-type="float">
            <text:p>201.2</text:p>
          </table:table-cell>
          <table:table-cell office:value-type="float" office:value="209.2" calcext:value-type="float">
            <text:p>209.2</text:p>
          </table:table-cell>
          <table:table-cell office:value-type="float" office:value="208" calcext:value-type="float">
            <text:p>208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1" calcext:value-type="float">
            <text:p>211</text:p>
          </table:table-cell>
          <table:table-cell office:value-type="float" office:value="209.8" calcext:value-type="float">
            <text:p>209.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07.8" calcext:value-type="float">
            <text:p>207.8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office:value-type="float" office:value="145.60001" calcext:value-type="float">
            <text:p>145.60001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97.2" calcext:value-type="float">
            <text:p>197.2</text:p>
          </table:table-cell>
          <table:table-cell office:value-type="float" office:value="201.39999" calcext:value-type="float">
            <text:p>201.39999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2" calcext:value-type="float">
            <text:p>21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0" calcext:value-type="float">
            <text:p>210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" calcext:value-type="float">
            <text:p>212</text:p>
          </table:table-cell>
          <table:table-cell office:value-type="float" office:value="207.8" calcext:value-type="float">
            <text:p>207.8</text:p>
          </table:table-cell>
          <table:table-cell office:value-type="float" office:value="213.60001" calcext:value-type="float">
            <text:p>213.60001</text:p>
          </table:table-cell>
        </table:table-row>
        <table:table-row table:style-name="ro1">
          <table:table-cell office:value-type="float" office:value="146.39999" calcext:value-type="float">
            <text:p>146.39999</text:p>
          </table:table-cell>
          <table:table-cell office:value-type="float" office:value="187.39999" calcext:value-type="float">
            <text:p>187.39999</text:p>
          </table:table-cell>
          <table:table-cell office:value-type="float" office:value="191.60001" calcext:value-type="float">
            <text:p>191.60001</text:p>
          </table:table-cell>
          <table:table-cell office:value-type="float" office:value="197.39999" calcext:value-type="float">
            <text:p>197.39999</text:p>
          </table:table-cell>
          <table:table-cell office:value-type="float" office:value="202.8" calcext:value-type="float">
            <text:p>202.8</text:p>
          </table:table-cell>
          <table:table-cell office:value-type="float" office:value="210" calcext:value-type="float">
            <text:p>210</text:p>
          </table:table-cell>
          <table:table-cell office:value-type="float" office:value="208.8" calcext:value-type="float">
            <text:p>208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8" calcext:value-type="float">
            <text:p>213.8</text:p>
          </table:table-cell>
          <table:table-cell office:value-type="float" office:value="210.8" calcext:value-type="float">
            <text:p>210.8</text:p>
          </table:table-cell>
          <table:table-cell office:value-type="float" office:value="209.8" calcext:value-type="float">
            <text:p>209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187.8" calcext:value-type="float">
            <text:p>187.8</text:p>
          </table:table-cell>
          <table:table-cell office:value-type="float" office:value="191.60001" calcext:value-type="float">
            <text:p>191.60001</text:p>
          </table:table-cell>
          <table:table-cell office:value-type="float" office:value="197.60001" calcext:value-type="float">
            <text:p>197.60001</text:p>
          </table:table-cell>
          <table:table-cell office:value-type="float" office:value="203.60001" calcext:value-type="float">
            <text:p>203.60001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12.8" calcext:value-type="float">
            <text:p>212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0" calcext:value-type="float">
            <text:p>210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08.2" calcext:value-type="float">
            <text:p>208.2</text:p>
          </table:table-cell>
          <table:table-cell office:value-type="float" office:value="214.2" calcext:value-type="float">
            <text:p>214.2</text:p>
          </table:table-cell>
        </table:table-row>
        <table:table-row table:style-name="ro1">
          <table:table-cell office:value-type="float" office:value="150.60001" calcext:value-type="float">
            <text:p>150.60001</text:p>
          </table:table-cell>
          <table:table-cell office:value-type="float" office:value="187.39999" calcext:value-type="float">
            <text:p>187.39999</text:p>
          </table:table-cell>
          <table:table-cell office:value-type="float" office:value="191.60001" calcext:value-type="float">
            <text:p>191.60001</text:p>
          </table:table-cell>
          <table:table-cell office:value-type="float" office:value="198.39999" calcext:value-type="float">
            <text:p>198.39999</text:p>
          </table:table-cell>
          <table:table-cell office:value-type="float" office:value="203.60001" calcext:value-type="float">
            <text:p>203.60001</text:p>
          </table:table-cell>
          <table:table-cell office:value-type="float" office:value="210" calcext:value-type="float">
            <text:p>210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4.2" calcext:value-type="float">
            <text:p>214.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0.2" calcext:value-type="float">
            <text:p>210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08" calcext:value-type="float">
            <text:p>208</text:p>
          </table:table-cell>
          <table:table-cell office:value-type="float" office:value="214.60001" calcext:value-type="float">
            <text:p>214.60001</text:p>
          </table:table-cell>
        </table:table-row>
        <table:table-row table:style-name="ro1">
          <table:table-cell office:value-type="float" office:value="152.39999" calcext:value-type="float">
            <text:p>152.39999</text:p>
          </table:table-cell>
          <table:table-cell office:value-type="float" office:value="187.39999" calcext:value-type="float">
            <text:p>187.39999</text:p>
          </table:table-cell>
          <table:table-cell office:value-type="float" office:value="192.60001" calcext:value-type="float">
            <text:p>192.60001</text:p>
          </table:table-cell>
          <table:table-cell office:value-type="float" office:value="198.39999" calcext:value-type="float">
            <text:p>198.39999</text:p>
          </table:table-cell>
          <table:table-cell office:value-type="float" office:value="203.60001" calcext:value-type="float">
            <text:p>203.60001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09.8" calcext:value-type="float">
            <text:p>209.8</text:p>
          </table:table-cell>
          <table:table-cell office:value-type="float" office:value="213" calcext:value-type="float">
            <text:p>213</text:p>
          </table:table-cell>
          <table:table-cell office:value-type="float" office:value="214.2" calcext:value-type="float">
            <text:p>214.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0.2" calcext:value-type="float">
            <text:p>210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07.8" calcext:value-type="float">
            <text:p>207.8</text:p>
          </table:table-cell>
          <table:table-cell office:value-type="float" office:value="214.60001" calcext:value-type="float">
            <text:p>214.60001</text:p>
          </table:table-cell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188" calcext:value-type="float">
            <text:p>188</text:p>
          </table:table-cell>
          <table:table-cell office:value-type="float" office:value="193.2" calcext:value-type="float">
            <text:p>193.2</text:p>
          </table:table-cell>
          <table:table-cell office:value-type="float" office:value="198.39999" calcext:value-type="float">
            <text:p>198.39999</text:p>
          </table:table-cell>
          <table:table-cell office:value-type="float" office:value="203.39999" calcext:value-type="float">
            <text:p>203.39999</text:p>
          </table:table-cell>
          <table:table-cell office:value-type="float" office:value="210.8" calcext:value-type="float">
            <text:p>210.8</text:p>
          </table:table-cell>
          <table:table-cell office:value-type="float" office:value="210" calcext:value-type="float">
            <text:p>210</text:p>
          </table:table-cell>
          <table:table-cell office:value-type="float" office:value="213.2" calcext:value-type="float">
            <text:p>213.2</text:p>
          </table:table-cell>
          <table:table-cell office:value-type="float" office:value="214" calcext:value-type="float">
            <text:p>214</text:p>
          </table:table-cell>
          <table:table-cell office:value-type="float" office:value="211.8" calcext:value-type="float">
            <text:p>211.8</text:p>
          </table:table-cell>
          <table:table-cell office:value-type="float" office:value="210" calcext:value-type="float">
            <text:p>210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2" calcext:value-type="float">
            <text:p>212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14.8" calcext:value-type="float">
            <text:p>214.8</text:p>
          </table:table-cell>
        </table:table-row>
        <table:table-row table:style-name="ro1">
          <table:table-cell office:value-type="float" office:value="156.39999" calcext:value-type="float">
            <text:p>156.39999</text:p>
          </table:table-cell>
          <table:table-cell office:value-type="float" office:value="188.8" calcext:value-type="float">
            <text:p>188.8</text:p>
          </table:table-cell>
          <table:table-cell office:value-type="float" office:value="193.60001" calcext:value-type="float">
            <text:p>193.60001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210.8" calcext:value-type="float">
            <text:p>210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9.8" calcext:value-type="float">
            <text:p>209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1.8" calcext:value-type="float">
            <text:p>211.8</text:p>
          </table:table-cell>
          <table:table-cell office:value-type="float" office:value="207.8" calcext:value-type="float">
            <text:p>207.8</text:p>
          </table:table-cell>
          <table:table-cell office:value-type="float" office:value="215.39999" calcext:value-type="float">
            <text:p>215.39999</text:p>
          </table:table-cell>
        </table:table-row>
        <table:table-row table:style-name="ro1">
          <table:table-cell office:value-type="float" office:value="160.39999" calcext:value-type="float">
            <text:p>160.39999</text:p>
          </table:table-cell>
          <table:table-cell office:value-type="float" office:value="189.2" calcext:value-type="float">
            <text:p>189.2</text:p>
          </table:table-cell>
          <table:table-cell office:value-type="float" office:value="194" calcext:value-type="float">
            <text:p>194</text:p>
          </table:table-cell>
          <table:table-cell office:value-type="float" office:value="199.60001" calcext:value-type="float">
            <text:p>199.60001</text:p>
          </table:table-cell>
          <table:table-cell office:value-type="float" office:value="203" calcext:value-type="float">
            <text:p>203</text:p>
          </table:table-cell>
          <table:table-cell office:value-type="float" office:value="210.8" calcext:value-type="float">
            <text:p>210.8</text:p>
          </table:table-cell>
          <table:table-cell office:value-type="float" office:value="209" calcext:value-type="float">
            <text:p>20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8" calcext:value-type="float">
            <text:p>213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9.8" calcext:value-type="float">
            <text:p>209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08.2" calcext:value-type="float">
            <text:p>208.2</text:p>
          </table:table-cell>
          <table:table-cell office:value-type="float" office:value="215.60001" calcext:value-type="float">
            <text:p>215.60001</text:p>
          </table:table-cell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189.60001" calcext:value-type="float">
            <text:p>189.60001</text:p>
          </table:table-cell>
          <table:table-cell office:value-type="float" office:value="194.2" calcext:value-type="float">
            <text:p>194.2</text:p>
          </table:table-cell>
          <table:table-cell office:value-type="float" office:value="199.8" calcext:value-type="float">
            <text:p>199.8</text:p>
          </table:table-cell>
          <table:table-cell office:value-type="float" office:value="203.2" calcext:value-type="float">
            <text:p>203.2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09" calcext:value-type="float">
            <text:p>20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2.2" calcext:value-type="float">
            <text:p>212.2</text:p>
          </table:table-cell>
          <table:table-cell office:value-type="float" office:value="209.8" calcext:value-type="float">
            <text:p>209.8</text:p>
          </table:table-cell>
          <table:table-cell office:value-type="float" office:value="212.2" calcext:value-type="float">
            <text:p>212.2</text:p>
          </table:table-cell>
          <table:table-cell office:value-type="float" office:value="211.2" calcext:value-type="float">
            <text:p>211.2</text:p>
          </table:table-cell>
          <table:table-cell office:value-type="float" office:value="208.2" calcext:value-type="float">
            <text:p>208.2</text:p>
          </table:table-cell>
          <table:table-cell office:value-type="float" office:value="215.60001" calcext:value-type="float">
            <text:p>215.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0.2" calcext:value-type="float">
            <text:p>190.2</text:p>
          </table:table-cell>
          <table:table-cell office:value-type="float" office:value="194.39999" calcext:value-type="float">
            <text:p>194.39999</text:p>
          </table:table-cell>
          <table:table-cell office:value-type="float" office:value="200.2" calcext:value-type="float">
            <text:p>200.2</text:p>
          </table:table-cell>
          <table:table-cell office:value-type="float" office:value="203.8" calcext:value-type="float">
            <text:p>203.8</text:p>
          </table:table-cell>
          <table:table-cell office:value-type="float" office:value="211" calcext:value-type="float">
            <text:p>211</text:p>
          </table:table-cell>
          <table:table-cell office:value-type="float" office:value="209.2" calcext:value-type="float">
            <text:p>209.2</text:p>
          </table:table-cell>
          <table:table-cell office:value-type="float" office:value="213" calcext:value-type="float">
            <text:p>213</text:p>
          </table:table-cell>
          <table:table-cell office:value-type="float" office:value="214.2" calcext:value-type="float">
            <text:p>214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1.2" calcext:value-type="float">
            <text:p>211.2</text:p>
          </table:table-cell>
          <table:table-cell office:value-type="float" office:value="208.2" calcext:value-type="float">
            <text:p>208.2</text:p>
          </table:table-cell>
          <table:table-cell office:value-type="float" office:value="215.8" calcext:value-type="float">
            <text:p>215.8</text:p>
          </table:table-cell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190.60001" calcext:value-type="float">
            <text:p>190.60001</text:p>
          </table:table-cell>
          <table:table-cell office:value-type="float" office:value="194.8" calcext:value-type="float">
            <text:p>194.8</text:p>
          </table:table-cell>
          <table:table-cell office:value-type="float" office:value="200.60001" calcext:value-type="float">
            <text:p>200.60001</text:p>
          </table:table-cell>
          <table:table-cell office:value-type="float" office:value="204.8" calcext:value-type="float">
            <text:p>204.8</text:p>
          </table:table-cell>
          <table:table-cell office:value-type="float" office:value="211" calcext:value-type="float">
            <text:p>211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2.2" calcext:value-type="float">
            <text:p>212.2</text:p>
          </table:table-cell>
          <table:table-cell office:value-type="float" office:value="209.8" calcext:value-type="float">
            <text:p>209.8</text:p>
          </table:table-cell>
          <table:table-cell office:value-type="float" office:value="212" calcext:value-type="float">
            <text:p>21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08.8" calcext:value-type="float">
            <text:p>208.8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1.39999" calcext:value-type="float">
            <text:p>191.39999</text:p>
          </table:table-cell>
          <table:table-cell office:value-type="float" office:value="195" calcext:value-type="float">
            <text:p>195</text:p>
          </table:table-cell>
          <table:table-cell office:value-type="float" office:value="201.60001" calcext:value-type="float">
            <text:p>201.60001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10.8" calcext:value-type="float">
            <text:p>210.8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1.8" calcext:value-type="float">
            <text:p>211.8</text:p>
          </table:table-cell>
          <table:table-cell office:value-type="float" office:value="208.8" calcext:value-type="float">
            <text:p>208.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191.8" calcext:value-type="float">
            <text:p>191.8</text:p>
          </table:table-cell>
          <table:table-cell office:value-type="float" office:value="195.39999" calcext:value-type="float">
            <text:p>195.39999</text:p>
          </table:table-cell>
          <table:table-cell office:value-type="float" office:value="202.2" calcext:value-type="float">
            <text:p>202.2</text:p>
          </table:table-cell>
          <table:table-cell office:value-type="float" office:value="206.2" calcext:value-type="float">
            <text:p>206.2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3" calcext:value-type="float">
            <text:p>213</text:p>
          </table:table-cell>
          <table:table-cell office:value-type="float" office:value="213.8" calcext:value-type="float">
            <text:p>213.8</text:p>
          </table:table-cell>
          <table:table-cell office:value-type="float" office:value="212.2" calcext:value-type="float">
            <text:p>212.2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1.8" calcext:value-type="float">
            <text:p>211.8</text:p>
          </table:table-cell>
          <table:table-cell office:value-type="float" office:value="209.2" calcext:value-type="float">
            <text:p>209.2</text:p>
          </table:table-cell>
          <table:table-cell office:value-type="float" office:value="217.39999" calcext:value-type="float">
            <text:p>217.39999</text:p>
          </table:table-cell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192.2" calcext:value-type="float">
            <text:p>192.2</text:p>
          </table:table-cell>
          <table:table-cell office:value-type="float" office:value="195.60001" calcext:value-type="float">
            <text:p>195.60001</text:p>
          </table:table-cell>
          <table:table-cell office:value-type="float" office:value="202.60001" calcext:value-type="float">
            <text:p>202.60001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10.8" calcext:value-type="float">
            <text:p>210.8</text:p>
          </table:table-cell>
          <table:table-cell office:value-type="float" office:value="207.8" calcext:value-type="float">
            <text:p>207.8</text:p>
          </table:table-cell>
          <table:table-cell office:value-type="float" office:value="213" calcext:value-type="float">
            <text:p>213</text:p>
          </table:table-cell>
          <table:table-cell office:value-type="float" office:value="213.8" calcext:value-type="float">
            <text:p>213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0.2" calcext:value-type="float">
            <text:p>210.2</text:p>
          </table:table-cell>
          <table:table-cell office:value-type="float" office:value="212" calcext:value-type="float">
            <text:p>21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7.39999" calcext:value-type="float">
            <text:p>217.39999</text:p>
          </table:table-cell>
        </table:table-row>
        <table:table-row table:style-name="ro1">
          <table:table-cell office:value-type="float" office:value="172.60001" calcext:value-type="float">
            <text:p>172.60001</text:p>
          </table:table-cell>
          <table:table-cell office:value-type="float" office:value="192.60001" calcext:value-type="float">
            <text:p>192.60001</text:p>
          </table:table-cell>
          <table:table-cell office:value-type="float" office:value="195.39999" calcext:value-type="float">
            <text:p>195.39999</text:p>
          </table:table-cell>
          <table:table-cell office:value-type="float" office:value="202.8" calcext:value-type="float">
            <text:p>202.8</text:p>
          </table:table-cell>
          <table:table-cell office:value-type="float" office:value="207" calcext:value-type="float">
            <text:p>207</text:p>
          </table:table-cell>
          <table:table-cell office:value-type="float" office:value="211.2" calcext:value-type="float">
            <text:p>211.2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" calcext:value-type="float">
            <text:p>210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7.39999" calcext:value-type="float">
            <text:p>217.39999</text:p>
          </table:table-cell>
        </table:table-row>
        <table:table-row table:style-name="ro1">
          <table:table-cell office:value-type="float" office:value="171.39999" calcext:value-type="float">
            <text:p>171.39999</text:p>
          </table:table-cell>
          <table:table-cell office:value-type="float" office:value="192.8" calcext:value-type="float">
            <text:p>192.8</text:p>
          </table:table-cell>
          <table:table-cell office:value-type="float" office:value="195.60001" calcext:value-type="float">
            <text:p>195.60001</text:p>
          </table:table-cell>
          <table:table-cell office:value-type="float" office:value="203.39999" calcext:value-type="float">
            <text:p>203.39999</text:p>
          </table:table-cell>
          <table:table-cell office:value-type="float" office:value="208" calcext:value-type="float">
            <text:p>208</text:p>
          </table:table-cell>
          <table:table-cell office:value-type="float" office:value="211.2" calcext:value-type="float">
            <text:p>211.2</text:p>
          </table:table-cell>
          <table:table-cell office:value-type="float" office:value="208.8" calcext:value-type="float">
            <text:p>208.8</text:p>
          </table:table-cell>
          <table:table-cell office:value-type="float" office:value="213" calcext:value-type="float">
            <text:p>213</text:p>
          </table:table-cell>
          <table:table-cell office:value-type="float" office:value="214.2" calcext:value-type="float">
            <text:p>214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" calcext:value-type="float">
            <text:p>210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1.2" calcext:value-type="float">
            <text:p>211.2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7.60001" calcext:value-type="float">
            <text:p>217.60001</text:p>
          </table:table-cell>
        </table:table-row>
        <table:table-row table:style-name="ro1">
          <table:table-cell office:value-type="float" office:value="170.39999" calcext:value-type="float">
            <text:p>170.39999</text:p>
          </table:table-cell>
          <table:table-cell office:value-type="float" office:value="193.39999" calcext:value-type="float">
            <text:p>193.39999</text:p>
          </table:table-cell>
          <table:table-cell office:value-type="float" office:value="195.8" calcext:value-type="float">
            <text:p>195.8</text:p>
          </table:table-cell>
          <table:table-cell office:value-type="float" office:value="203.8" calcext:value-type="float">
            <text:p>203.8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2" calcext:value-type="float">
            <text:p>214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.2" calcext:value-type="float">
            <text:p>210.2</text:p>
          </table:table-cell>
          <table:table-cell office:value-type="float" office:value="212" calcext:value-type="float">
            <text:p>21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09.8" calcext:value-type="float">
            <text:p>209.8</text:p>
          </table:table-cell>
          <table:table-cell office:value-type="float" office:value="217.8" calcext:value-type="float">
            <text:p>217.8</text:p>
          </table:table-cell>
        </table:table-row>
        <table:table-row table:style-name="ro1">
          <table:table-cell office:value-type="float" office:value="170.39999" calcext:value-type="float">
            <text:p>170.39999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3.8" calcext:value-type="float">
            <text:p>203.8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0" calcext:value-type="float">
            <text:p>210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" calcext:value-type="float">
            <text:p>214</text:p>
          </table:table-cell>
          <table:table-cell office:value-type="float" office:value="212.2" calcext:value-type="float">
            <text:p>212.2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0" calcext:value-type="float">
            <text:p>210</text:p>
          </table:table-cell>
          <table:table-cell office:value-type="float" office:value="217.8" calcext:value-type="float">
            <text:p>217.8</text:p>
          </table:table-cell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194.60001" calcext:value-type="float">
            <text:p>194.60001</text:p>
          </table:table-cell>
          <table:table-cell office:value-type="float" office:value="196.39999" calcext:value-type="float">
            <text:p>196.39999</text:p>
          </table:table-cell>
          <table:table-cell office:value-type="float" office:value="203.8" calcext:value-type="float">
            <text:p>203.8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0.2" calcext:value-type="float">
            <text:p>210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" calcext:value-type="float">
            <text:p>214</text:p>
          </table:table-cell>
          <table:table-cell office:value-type="float" office:value="212.2" calcext:value-type="float">
            <text:p>212.2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0" calcext:value-type="float">
            <text:p>210</text:p>
          </table:table-cell>
          <table:table-cell office:value-type="float" office:value="218.39999" calcext:value-type="float">
            <text:p>218.39999</text:p>
          </table:table-cell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194.39999" calcext:value-type="float">
            <text:p>194.39999</text:p>
          </table:table-cell>
          <table:table-cell office:value-type="float" office:value="197" calcext:value-type="float">
            <text:p>197</text:p>
          </table:table-cell>
          <table:table-cell office:value-type="float" office:value="203.60001" calcext:value-type="float">
            <text:p>203.60001</text:p>
          </table:table-cell>
          <table:table-cell office:value-type="float" office:value="209" calcext:value-type="float">
            <text:p>209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0" calcext:value-type="float">
            <text:p>210</text:p>
          </table:table-cell>
          <table:table-cell office:value-type="float" office:value="212.2" calcext:value-type="float">
            <text:p>212.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194" calcext:value-type="float">
            <text:p>194</text:p>
          </table:table-cell>
          <table:table-cell office:value-type="float" office:value="197.60001" calcext:value-type="float">
            <text:p>197.60001</text:p>
          </table:table-cell>
          <table:table-cell office:value-type="float" office:value="203.8" calcext:value-type="float">
            <text:p>203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4" calcext:value-type="float">
            <text:p>214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0" calcext:value-type="float">
            <text:p>210</text:p>
          </table:table-cell>
          <table:table-cell office:value-type="float" office:value="211.8" calcext:value-type="float">
            <text:p>211.8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1" calcext:value-type="float">
            <text:p>211</text:p>
          </table:table-cell>
          <table:table-cell office:value-type="float" office:value="219.2" calcext:value-type="float">
            <text:p>219.2</text:p>
          </table:table-cell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193.60001" calcext:value-type="float">
            <text:p>193.60001</text:p>
          </table:table-cell>
          <table:table-cell office:value-type="float" office:value="198.2" calcext:value-type="float">
            <text:p>198.2</text:p>
          </table:table-cell>
          <table:table-cell office:value-type="float" office:value="204.39999" calcext:value-type="float">
            <text:p>204.39999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2" calcext:value-type="float">
            <text:p>211.2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8" calcext:value-type="float">
            <text:p>214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1.8" calcext:value-type="float">
            <text:p>211.8</text:p>
          </table:table-cell>
          <table:table-cell office:value-type="float" office:value="211.2" calcext:value-type="float">
            <text:p>211.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3.8" calcext:value-type="float">
            <text:p>193.8</text:p>
          </table:table-cell>
          <table:table-cell office:value-type="float" office:value="198.8" calcext:value-type="float">
            <text:p>198.8</text:p>
          </table:table-cell>
          <table:table-cell office:value-type="float" office:value="204.8" calcext:value-type="float">
            <text:p>204.8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2" calcext:value-type="float">
            <text:p>211.2</text:p>
          </table:table-cell>
          <table:table-cell office:value-type="float" office:value="210.8" calcext:value-type="float">
            <text:p>210.8</text:p>
          </table:table-cell>
          <table:table-cell table:number-columns-repeated="2" office:value-type="float" office:value="214.60001" calcext:value-type="float">
            <text:p>214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2.2" calcext:value-type="float">
            <text:p>212.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21.39999" calcext:value-type="float">
            <text:p>221.399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" calcext:value-type="float">
            <text:p>210</text:p>
          </table:table-cell>
          <table:table-cell office:value-type="float" office:value="211.8" calcext:value-type="float">
            <text:p>211.8</text:p>
          </table:table-cell>
          <table:table-cell office:value-type="float" office:value="212" calcext:value-type="float">
            <text:p>21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194.2" calcext:value-type="float">
            <text:p>194.2</text:p>
          </table:table-cell>
          <table:table-cell office:value-type="float" office:value="198.8" calcext:value-type="float">
            <text:p>198.8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10.2" calcext:value-type="float">
            <text:p>210.2</text:p>
          </table:table-cell>
          <table:table-cell table:number-columns-repeated="2" office:value-type="float" office:value="211.8" calcext:value-type="float">
            <text:p>211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" calcext:value-type="float">
            <text:p>210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2" calcext:value-type="float">
            <text:p>21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22.8" calcext:value-type="float">
            <text:p>222.8</text:p>
          </table:table-cell>
        </table:table-row>
        <table:table-row table:style-name="ro1">
          <table:table-cell office:value-type="float" office:value="181.39999" calcext:value-type="float">
            <text:p>181.39999</text:p>
          </table:table-cell>
          <table:table-cell office:value-type="float" office:value="194.8" calcext:value-type="float">
            <text:p>194.8</text:p>
          </table:table-cell>
          <table:table-cell office:value-type="float" office:value="199.39999" calcext:value-type="float">
            <text:p>199.39999</text:p>
          </table:table-cell>
          <table:table-cell office:value-type="float" office:value="206.2" calcext:value-type="float">
            <text:p>206.2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8" calcext:value-type="float">
            <text:p>211.8</text:p>
          </table:table-cell>
          <table:table-cell office:value-type="float" office:value="212" calcext:value-type="float">
            <text:p>212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" calcext:value-type="float">
            <text:p>210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1.8" calcext:value-type="float">
            <text:p>211.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2.60001" calcext:value-type="float">
            <text:p>182.60001</text:p>
          </table:table-cell>
          <table:table-cell office:value-type="float" office:value="194.39999" calcext:value-type="float">
            <text:p>194.39999</text:p>
          </table:table-cell>
          <table:table-cell office:value-type="float" office:value="200.2" calcext:value-type="float">
            <text:p>200.2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10" calcext:value-type="float">
            <text:p>210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1.8" calcext:value-type="float">
            <text:p>211.8</text:p>
          </table:table-cell>
          <table:table-cell office:value-type="float" office:value="214" calcext:value-type="float">
            <text:p>214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22.39999" calcext:value-type="float">
            <text:p>222.39999</text:p>
          </table:table-cell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193.8" calcext:value-type="float">
            <text:p>193.8</text:p>
          </table:table-cell>
          <table:table-cell office:value-type="float" office:value="200.8" calcext:value-type="float">
            <text:p>200.8</text:p>
          </table:table-cell>
          <table:table-cell office:value-type="float" office:value="207.2" calcext:value-type="float">
            <text:p>207.2</text:p>
          </table:table-cell>
          <table:table-cell office:value-type="float" office:value="210.2" calcext:value-type="float">
            <text:p>210.2</text:p>
          </table:table-cell>
          <table:table-cell table:number-columns-repeated="2" office:value-type="float" office:value="211.60001" calcext:value-type="float">
            <text:p>211.60001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22.8" calcext:value-type="float">
            <text:p>222.8</text:p>
          </table:table-cell>
        </table:table-row>
        <table:table-row table:style-name="ro1">
          <table:table-cell office:value-type="float" office:value="184.39999" calcext:value-type="float">
            <text:p>184.39999</text:p>
          </table:table-cell>
          <table:table-cell office:value-type="float" office:value="193.8" calcext:value-type="float">
            <text:p>193.8</text:p>
          </table:table-cell>
          <table:table-cell office:value-type="float" office:value="201.39999" calcext:value-type="float">
            <text:p>201.39999</text:p>
          </table:table-cell>
          <table:table-cell office:value-type="float" office:value="207.8" calcext:value-type="float">
            <text:p>207.8</text:p>
          </table:table-cell>
          <table:table-cell office:value-type="float" office:value="210" calcext:value-type="float">
            <text:p>210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14" calcext:value-type="float">
            <text:p>214</text:p>
          </table:table-cell>
          <table:table-cell office:value-type="float" office:value="214.2" calcext:value-type="float">
            <text:p>214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1.60001" calcext:value-type="float">
            <text:p>211.60001</text:p>
          </table:table-cell>
          <table:table-cell table:number-columns-repeated="2" office:value-type="float" office:value="212.60001" calcext:value-type="float">
            <text:p>212.60001</text:p>
          </table:table-cell>
          <table:table-cell office:value-type="float" office:value="223.39999" calcext:value-type="float">
            <text:p>223.399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202.2" calcext:value-type="float">
            <text:p>202.2</text:p>
          </table:table-cell>
          <table:table-cell office:value-type="float" office:value="207.8" calcext:value-type="float">
            <text:p>207.8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0.8" calcext:value-type="float">
            <text:p>210.8</text:p>
          </table:table-cell>
          <table:table-cell office:value-type="float" office:value="211.60001" calcext:value-type="float">
            <text:p>211.60001</text:p>
          </table:table-cell>
          <table:table-cell table:number-columns-repeated="2" office:value-type="float" office:value="212.60001" calcext:value-type="float">
            <text:p>212.60001</text:p>
          </table:table-cell>
          <table:table-cell office:value-type="float" office:value="223.60001" calcext:value-type="float">
            <text:p>223.60001</text:p>
          </table:table-cell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194.2" calcext:value-type="float">
            <text:p>194.2</text:p>
          </table:table-cell>
          <table:table-cell office:value-type="float" office:value="203" calcext:value-type="float">
            <text:p>203</text:p>
          </table:table-cell>
          <table:table-cell office:value-type="float" office:value="207.8" calcext:value-type="float">
            <text:p>207.8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8" calcext:value-type="float">
            <text:p>212.8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8" calcext:value-type="float">
            <text:p>212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24.39999" calcext:value-type="float">
            <text:p>224.39999</text:p>
          </table:table-cell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194.8" calcext:value-type="float">
            <text:p>194.8</text:p>
          </table:table-cell>
          <table:table-cell office:value-type="float" office:value="203.2" calcext:value-type="float">
            <text:p>203.2</text:p>
          </table:table-cell>
          <table:table-cell office:value-type="float" office:value="208.2" calcext:value-type="float">
            <text:p>208.2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8" calcext:value-type="float">
            <text:p>212.8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5" calcext:value-type="float">
            <text:p>215</text:p>
          </table:table-cell>
          <table:table-cell office:value-type="float" office:value="212.8" calcext:value-type="float">
            <text:p>212.8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2" calcext:value-type="float">
            <text:p>212.2</text:p>
          </table:table-cell>
          <table:table-cell office:value-type="float" office:value="213" calcext:value-type="float">
            <text:p>213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188.39999" calcext:value-type="float">
            <text:p>188.39999</text:p>
          </table:table-cell>
          <table:table-cell office:value-type="float" office:value="195.2" calcext:value-type="float">
            <text:p>195.2</text:p>
          </table:table-cell>
          <table:table-cell office:value-type="float" office:value="203" calcext:value-type="float">
            <text:p>203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2.8" calcext:value-type="float">
            <text:p>212.8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5.2" calcext:value-type="float">
            <text:p>215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2" calcext:value-type="float">
            <text:p>212.2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188.60001" calcext:value-type="float">
            <text:p>188.60001</text:p>
          </table:table-cell>
          <table:table-cell office:value-type="float" office:value="195.8" calcext:value-type="float">
            <text:p>195.8</text:p>
          </table:table-cell>
          <table:table-cell office:value-type="float" office:value="203.2" calcext:value-type="float">
            <text:p>203.2</text:p>
          </table:table-cell>
          <table:table-cell office:value-type="float" office:value="209" calcext:value-type="float">
            <text:p>209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8" calcext:value-type="float">
            <text:p>214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8.39999" calcext:value-type="float">
            <text:p>188.39999</text:p>
          </table:table-cell>
          <table:table-cell office:value-type="float" office:value="196.39999" calcext:value-type="float">
            <text:p>196.39999</text:p>
          </table:table-cell>
          <table:table-cell office:value-type="float" office:value="203.8" calcext:value-type="float">
            <text:p>203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2.60001" calcext:value-type="float">
            <text:p>212.60001</text:p>
          </table:table-cell>
          <table:table-cell table:number-columns-repeated="2" office:value-type="float" office:value="214.39999" calcext:value-type="float">
            <text:p>214.39999</text:p>
          </table:table-cell>
          <table:table-cell office:value-type="float" office:value="212.8" calcext:value-type="float">
            <text:p>212.8</text:p>
          </table:table-cell>
          <table:table-cell office:value-type="float" office:value="210.8" calcext:value-type="float">
            <text:p>210.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.39999" calcext:value-type="float">
            <text:p>213.39999</text:p>
          </table:table-cell>
          <table:table-cell office:value-type="float" office:value="224.60001" calcext:value-type="float">
            <text:p>224.6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7.39999" calcext:value-type="float">
            <text:p>197.39999</text:p>
          </table:table-cell>
          <table:table-cell office:value-type="float" office:value="204.8" calcext:value-type="float">
            <text:p>204.8</text:p>
          </table:table-cell>
          <table:table-cell office:value-type="float" office:value="209.2" calcext:value-type="float">
            <text:p>209.2</text:p>
          </table:table-cell>
          <table:table-cell office:value-type="float" office:value="210.8" calcext:value-type="float">
            <text:p>210.8</text:p>
          </table:table-cell>
          <table:table-cell office:value-type="float" office:value="212" calcext:value-type="float">
            <text:p>21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" calcext:value-type="float">
            <text:p>214</text:p>
          </table:table-cell>
          <table:table-cell office:value-type="float" office:value="212.8" calcext:value-type="float">
            <text:p>212.8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225.39999" calcext:value-type="float">
            <text:p>225.39999</text:p>
          </table:table-cell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209.2" calcext:value-type="float">
            <text:p>209.2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1.8" calcext:value-type="float">
            <text:p>211.8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4" calcext:value-type="float">
            <text:p>214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188.60001" calcext:value-type="float">
            <text:p>188.60001</text:p>
          </table:table-cell>
          <table:table-cell office:value-type="float" office:value="198.2" calcext:value-type="float">
            <text:p>198.2</text:p>
          </table:table-cell>
          <table:table-cell office:value-type="float" office:value="204.8" calcext:value-type="float">
            <text:p>204.8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3" calcext:value-type="float">
            <text:p>213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1.2" calcext:value-type="float">
            <text:p>211.2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5.8" calcext:value-type="float">
            <text:p>215.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198.8" calcext:value-type="float">
            <text:p>198.8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8" calcext:value-type="float">
            <text:p>214.8</text:p>
          </table:table-cell>
          <table:table-cell office:value-type="float" office:value="212.8" calcext:value-type="float">
            <text:p>212.8</text:p>
          </table:table-cell>
          <table:table-cell office:value-type="float" office:value="211.2" calcext:value-type="float">
            <text:p>211.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5.2" calcext:value-type="float">
            <text:p>215.2</text:p>
          </table:table-cell>
          <table:table-cell office:value-type="float" office:value="216.2" calcext:value-type="float">
            <text:p>216.2</text:p>
          </table:table-cell>
          <table:table-cell office:value-type="float" office:value="228.39999" calcext:value-type="float">
            <text:p>228.39999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199.39999" calcext:value-type="float">
            <text:p>199.39999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09.2" calcext:value-type="float">
            <text:p>209.2</text:p>
          </table:table-cell>
          <table:table-cell table:number-columns-repeated="2" office:value-type="float" office:value="211.60001" calcext:value-type="float">
            <text:p>211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8" calcext:value-type="float">
            <text:p>214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8.39999" calcext:value-type="float">
            <text:p>188.39999</text:p>
          </table:table-cell>
          <table:table-cell office:value-type="float" office:value="200" calcext:value-type="float">
            <text:p>200</text:p>
          </table:table-cell>
          <table:table-cell office:value-type="float" office:value="207.2" calcext:value-type="float">
            <text:p>207.2</text:p>
          </table:table-cell>
          <table:table-cell office:value-type="float" office:value="209" calcext:value-type="float">
            <text:p>209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8" calcext:value-type="float">
            <text:p>214.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1.60001" calcext:value-type="float">
            <text:p>211.60001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7.2" calcext:value-type="float">
            <text:p>217.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88.60001" calcext:value-type="float">
            <text:p>188.60001</text:p>
          </table:table-cell>
          <table:table-cell office:value-type="float" office:value="200.39999" calcext:value-type="float">
            <text:p>200.39999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9.2" calcext:value-type="float">
            <text:p>209.2</text:p>
          </table:table-cell>
          <table:table-cell office:value-type="float" office:value="211" calcext:value-type="float">
            <text:p>21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39999" calcext:value-type="float">
            <text:p>213.39999</text:p>
          </table:table-cell>
          <table:table-cell table:number-columns-repeated="2" office:value-type="float" office:value="214.60001" calcext:value-type="float">
            <text:p>214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11.8" calcext:value-type="float">
            <text:p>211.8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6" calcext:value-type="float">
            <text:p>216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200.60001" calcext:value-type="float">
            <text:p>200.60001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2" calcext:value-type="float">
            <text:p>213.2</text:p>
          </table:table-cell>
          <table:table-cell table:number-columns-repeated="2" office:value-type="float" office:value="214.60001" calcext:value-type="float">
            <text:p>214.60001</text:p>
          </table:table-cell>
          <table:table-cell office:value-type="float" office:value="212.60001" calcext:value-type="float">
            <text:p>212.60001</text:p>
          </table:table-cell>
          <table:table-cell table:number-columns-repeated="2" office:value-type="float" office:value="211.8" calcext:value-type="float">
            <text:p>211.8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.8" calcext:value-type="float">
            <text:p>200.8</text:p>
          </table:table-cell>
          <table:table-cell office:value-type="float" office:value="207.8" calcext:value-type="float">
            <text:p>207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2.8" calcext:value-type="float">
            <text:p>212.8</text:p>
          </table:table-cell>
          <table:table-cell table:number-columns-repeated="2" office:value-type="float" office:value="211.8" calcext:value-type="float">
            <text:p>211.8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7.8" calcext:value-type="float">
            <text:p>217.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8.39999" calcext:value-type="float">
            <text:p>188.39999</text:p>
          </table:table-cell>
          <table:table-cell office:value-type="float" office:value="201.2" calcext:value-type="float">
            <text:p>201.2</text:p>
          </table:table-cell>
          <table:table-cell office:value-type="float" office:value="208.2" calcext:value-type="float">
            <text:p>208.2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1.8" calcext:value-type="float">
            <text:p>211.8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8.2" calcext:value-type="float">
            <text:p>218.2</text:p>
          </table:table-cell>
          <table:table-cell office:value-type="float" office:value="235.8" calcext:value-type="float">
            <text:p>235.8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201.2" calcext:value-type="float">
            <text:p>201.2</text:p>
          </table:table-cell>
          <table:table-cell office:value-type="float" office:value="208.2" calcext:value-type="float">
            <text:p>208.2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2.8" calcext:value-type="float">
            <text:p>212.8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2" calcext:value-type="float">
            <text:p>212.2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18" calcext:value-type="float">
            <text:p>218</text:p>
          </table:table-cell>
          <table:table-cell office:value-type="float" office:value="237.39999" calcext:value-type="float">
            <text:p>237.399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.60001" calcext:value-type="float">
            <text:p>200.60001</text:p>
          </table:table-cell>
          <table:table-cell office:value-type="float" office:value="208.2" calcext:value-type="float">
            <text:p>208.2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8.8" calcext:value-type="float">
            <text:p>218.8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39.2" calcext:value-type="float">
            <text:p>239.2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200.8" calcext:value-type="float">
            <text:p>200.8</text:p>
          </table:table-cell>
          <table:table-cell office:value-type="float" office:value="208.2" calcext:value-type="float">
            <text:p>208.2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2.8" calcext:value-type="float">
            <text:p>212.8</text:p>
          </table:table-cell>
          <table:table-cell office:value-type="float" office:value="212" calcext:value-type="float">
            <text:p>212</text:p>
          </table:table-cell>
          <table:table-cell office:value-type="float" office:value="212.2" calcext:value-type="float">
            <text:p>212.2</text:p>
          </table:table-cell>
          <table:table-cell office:value-type="float" office:value="219.2" calcext:value-type="float">
            <text:p>219.2</text:p>
          </table:table-cell>
          <table:table-cell office:value-type="float" office:value="218.2" calcext:value-type="float">
            <text:p>218.2</text:p>
          </table:table-cell>
          <table:table-cell office:value-type="float" office:value="240.39999" calcext:value-type="float">
            <text:p>240.39999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201.60001" calcext:value-type="float">
            <text:p>201.60001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0" calcext:value-type="float">
            <text:p>210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39999" calcext:value-type="float">
            <text:p>213.39999</text:p>
          </table:table-cell>
          <table:table-cell table:number-columns-repeated="2" office:value-type="float" office:value="214.39999" calcext:value-type="float">
            <text:p>214.39999</text:p>
          </table:table-cell>
          <table:table-cell office:value-type="float" office:value="212.8" calcext:value-type="float">
            <text:p>212.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9.8" calcext:value-type="float">
            <text:p>219.8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2" calcext:value-type="float">
            <text:p>241.2</text:p>
          </table:table-cell>
        </table:table-row>
        <table:table-row table:style-name="ro1">
          <table:table-cell office:value-type="float" office:value="189.39999" calcext:value-type="float">
            <text:p>189.39999</text:p>
          </table:table-cell>
          <table:table-cell office:value-type="float" office:value="202" calcext:value-type="float">
            <text:p>202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60001" calcext:value-type="float">
            <text:p>213.60001</text:p>
          </table:table-cell>
          <table:table-cell table:number-columns-repeated="2" office:value-type="float" office:value="214.2" calcext:value-type="float">
            <text:p>214.2</text:p>
          </table:table-cell>
          <table:table-cell office:value-type="float" office:value="212.8" calcext:value-type="float">
            <text:p>212.8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.2" calcext:value-type="float">
            <text:p>202.2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3.8" calcext:value-type="float">
            <text:p>213.8</text:p>
          </table:table-cell>
          <table:table-cell office:value-type="float" office:value="214" calcext:value-type="float">
            <text:p>214</text:p>
          </table:table-cell>
          <table:table-cell office:value-type="float" office:value="214.2" calcext:value-type="float">
            <text:p>214.2</text:p>
          </table:table-cell>
          <table:table-cell office:value-type="float" office:value="213" calcext:value-type="float">
            <text:p>213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3" calcext:value-type="float">
            <text:p>213</text:p>
          </table:table-cell>
          <table:table-cell office:value-type="float" office:value="220.8" calcext:value-type="float">
            <text:p>220.8</text:p>
          </table:table-cell>
          <table:table-cell office:value-type="float" office:value="219" calcext:value-type="float">
            <text:p>219</text:p>
          </table:table-cell>
          <table:table-cell office:value-type="float" office:value="242.8" calcext:value-type="float">
            <text:p>242.8</text:p>
          </table:table-cell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202.2" calcext:value-type="float">
            <text:p>202.2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2" calcext:value-type="float">
            <text:p>214.2</text:p>
          </table:table-cell>
          <table:table-cell office:value-type="float" office:value="213" calcext:value-type="float">
            <text:p>213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20.8" calcext:value-type="float">
            <text:p>220.8</text:p>
          </table:table-cell>
          <table:table-cell office:value-type="float" office:value="219.8" calcext:value-type="float">
            <text:p>219.8</text:p>
          </table:table-cell>
          <table:table-cell office:value-type="float" office:value="243.39999" calcext:value-type="float">
            <text:p>243.39999</text:p>
          </table:table-cell>
        </table:table-row>
        <table:table-row table:style-name="ro1">
          <table:table-cell office:value-type="float" office:value="190.39999" calcext:value-type="float">
            <text:p>190.39999</text:p>
          </table:table-cell>
          <table:table-cell office:value-type="float" office:value="202" calcext:value-type="float">
            <text:p>202</text:p>
          </table:table-cell>
          <table:table-cell office:value-type="float" office:value="209.2" calcext:value-type="float">
            <text:p>209.2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8" calcext:value-type="float">
            <text:p>211.8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3" calcext:value-type="float">
            <text:p>213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20.60001" calcext:value-type="float">
            <text:p>220.60001</text:p>
          </table:table-cell>
          <table:table-cell office:value-type="float" office:value="219.8" calcext:value-type="float">
            <text:p>219.8</text:p>
          </table:table-cell>
          <table:table-cell office:value-type="float" office:value="244.39999" calcext:value-type="float">
            <text:p>244.39999</text:p>
          </table:table-cell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202.2" calcext:value-type="float">
            <text:p>202.2</text:p>
          </table:table-cell>
          <table:table-cell office:value-type="float" office:value="209" calcext:value-type="float">
            <text:p>209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" calcext:value-type="float">
            <text:p>214</text:p>
          </table:table-cell>
          <table:table-cell office:value-type="float" office:value="212.8" calcext:value-type="float">
            <text:p>212.8</text:p>
          </table:table-cell>
          <table:table-cell office:value-type="float" office:value="211.8" calcext:value-type="float">
            <text:p>211.8</text:p>
          </table:table-cell>
          <table:table-cell office:value-type="float" office:value="213.2" calcext:value-type="float">
            <text:p>213.2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19.8" calcext:value-type="float">
            <text:p>219.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9.39999" calcext:value-type="float">
            <text:p>189.39999</text:p>
          </table:table-cell>
          <table:table-cell office:value-type="float" office:value="202.39999" calcext:value-type="float">
            <text:p>202.39999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0.8" calcext:value-type="float">
            <text:p>210.8</text:p>
          </table:table-cell>
          <table:table-cell office:value-type="float" office:value="212" calcext:value-type="float">
            <text:p>21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4" calcext:value-type="float">
            <text:p>214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20.60001" calcext:value-type="float">
            <text:p>220.60001</text:p>
          </table:table-cell>
          <table:table-cell office:value-type="float" office:value="247.39999" calcext:value-type="float">
            <text:p>247.39999</text:p>
          </table:table-cell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202.8" calcext:value-type="float">
            <text:p>202.8</text:p>
          </table:table-cell>
          <table:table-cell office:value-type="float" office:value="208.2" calcext:value-type="float">
            <text:p>208.2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2.8" calcext:value-type="float">
            <text:p>212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8" calcext:value-type="float">
            <text:p>214.8</text:p>
          </table:table-cell>
          <table:table-cell office:value-type="float" office:value="213.8" calcext:value-type="float">
            <text:p>213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20.60001" calcext:value-type="float">
            <text:p>220.60001</text:p>
          </table:table-cell>
          <table:table-cell office:value-type="float" office:value="221" calcext:value-type="float">
            <text:p>22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203" calcext:value-type="float">
            <text:p>203</text:p>
          </table:table-cell>
          <table:table-cell office:value-type="float" office:value="208.2" calcext:value-type="float">
            <text:p>208.2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3.8" calcext:value-type="float">
            <text:p>213.8</text:p>
          </table:table-cell>
          <table:table-cell office:value-type="float" office:value="215" calcext:value-type="float">
            <text:p>215</text:p>
          </table:table-cell>
          <table:table-cell office:value-type="float" office:value="213.8" calcext:value-type="float">
            <text:p>213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20.8" calcext:value-type="float">
            <text:p>220.8</text:p>
          </table:table-cell>
          <table:table-cell office:value-type="float" office:value="221.60001" calcext:value-type="float">
            <text:p>221.60001</text:p>
          </table:table-cell>
          <table:table-cell office:value-type="float" office:value="250.60001" calcext:value-type="float">
            <text:p>250.60001</text:p>
          </table:table-cell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203.39999" calcext:value-type="float">
            <text:p>203.39999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20.8" calcext:value-type="float">
            <text:p>220.8</text:p>
          </table:table-cell>
          <table:table-cell office:value-type="float" office:value="222.2" calcext:value-type="float">
            <text:p>222.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4.2" calcext:value-type="float">
            <text:p>204.2</text:p>
          </table:table-cell>
          <table:table-cell office:value-type="float" office:value="208.8" calcext:value-type="float">
            <text:p>208.8</text:p>
          </table:table-cell>
          <table:table-cell office:value-type="float" office:value="211.39999" calcext:value-type="float">
            <text:p>211.39999</text:p>
          </table:table-cell>
          <table:table-cell table:number-columns-repeated="2" office:value-type="float" office:value="212.39999" calcext:value-type="float">
            <text:p>212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.2" calcext:value-type="float">
            <text:p>214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3.8" calcext:value-type="float">
            <text:p>213.8</text:p>
          </table:table-cell>
          <table:table-cell office:value-type="float" office:value="212.2" calcext:value-type="float">
            <text:p>212.2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21.39999" calcext:value-type="float">
            <text:p>221.39999</text:p>
          </table:table-cell>
          <table:table-cell office:value-type="float" office:value="223" calcext:value-type="float">
            <text:p>22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204.8" calcext:value-type="float">
            <text:p>204.8</text:p>
          </table:table-cell>
          <table:table-cell office:value-type="float" office:value="209" calcext:value-type="float">
            <text:p>209</text:p>
          </table:table-cell>
          <table:table-cell office:value-type="float" office:value="211.2" calcext:value-type="float">
            <text:p>211.2</text:p>
          </table:table-cell>
          <table:table-cell table:number-columns-repeated="2" office:value-type="float" office:value="212.39999" calcext:value-type="float">
            <text:p>212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2" calcext:value-type="float">
            <text:p>214.2</text:p>
          </table:table-cell>
          <table:table-cell office:value-type="float" office:value="214" calcext:value-type="float">
            <text:p>214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14.8" calcext:value-type="float">
            <text:p>214.8</text:p>
          </table:table-cell>
          <table:table-cell office:value-type="float" office:value="221.8" calcext:value-type="float">
            <text:p>221.8</text:p>
          </table:table-cell>
          <table:table-cell office:value-type="float" office:value="223.60001" calcext:value-type="float">
            <text:p>223.60001</text:p>
          </table:table-cell>
          <table:table-cell office:value-type="float" office:value="253.39999" calcext:value-type="float">
            <text:p>253.399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209.2" calcext:value-type="float">
            <text:p>209.2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2" calcext:value-type="float">
            <text:p>213.2</text:p>
          </table:table-cell>
          <table:table-cell office:value-type="float" office:value="214" calcext:value-type="float">
            <text:p>214</text:p>
          </table:table-cell>
          <table:table-cell office:value-type="float" office:value="214.2" calcext:value-type="float">
            <text:p>214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21.8" calcext:value-type="float">
            <text:p>221.8</text:p>
          </table:table-cell>
          <table:table-cell office:value-type="float" office:value="224.2" calcext:value-type="float">
            <text:p>224.2</text:p>
          </table:table-cell>
          <table:table-cell office:value-type="float" office:value="254.2" calcext:value-type="float">
            <text:p>254.2</text:p>
          </table:table-cell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205" calcext:value-type="float">
            <text:p>205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2" calcext:value-type="float">
            <text:p>213.2</text:p>
          </table:table-cell>
          <table:table-cell table:number-columns-repeated="2" office:value-type="float" office:value="214.2" calcext:value-type="float">
            <text:p>214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" calcext:value-type="float">
            <text:p>212</text:p>
          </table:table-cell>
          <table:table-cell office:value-type="float" office:value="214.8" calcext:value-type="float">
            <text:p>214.8</text:p>
          </table:table-cell>
          <table:table-cell office:value-type="float" office:value="222.2" calcext:value-type="float">
            <text:p>222.2</text:p>
          </table:table-cell>
          <table:table-cell office:value-type="float" office:value="225.60001" calcext:value-type="float">
            <text:p>225.60001</text:p>
          </table:table-cell>
          <table:table-cell office:value-type="float" office:value="255.2" calcext:value-type="float">
            <text:p>255.2</text:p>
          </table:table-cell>
        </table:table-row>
        <table:table-row table:style-name="ro1">
          <table:table-cell office:value-type="float" office:value="192.60001" calcext:value-type="float">
            <text:p>192.60001</text:p>
          </table:table-cell>
          <table:table-cell office:value-type="float" office:value="205" calcext:value-type="float">
            <text:p>205</text:p>
          </table:table-cell>
          <table:table-cell office:value-type="float" office:value="209.8" calcext:value-type="float">
            <text:p>209.8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2" calcext:value-type="float">
            <text:p>214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22.60001" calcext:value-type="float">
            <text:p>222.60001</text:p>
          </table:table-cell>
          <table:table-cell office:value-type="float" office:value="227.2" calcext:value-type="float">
            <text:p>227.2</text:p>
          </table:table-cell>
          <table:table-cell office:value-type="float" office:value="255.39999" calcext:value-type="float">
            <text:p>255.39999</text:p>
          </table:table-cell>
        </table:table-row>
        <table:table-row table:style-name="ro1">
          <table:table-cell office:value-type="float" office:value="193.39999" calcext:value-type="float">
            <text:p>193.39999</text:p>
          </table:table-cell>
          <table:table-cell office:value-type="float" office:value="205.39999" calcext:value-type="float">
            <text:p>205.39999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2" calcext:value-type="float">
            <text:p>21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39999" calcext:value-type="float">
            <text:p>214.39999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211.8" calcext:value-type="float">
            <text:p>211.8</text:p>
          </table:table-cell>
          <table:table-cell office:value-type="float" office:value="215.8" calcext:value-type="float">
            <text:p>215.8</text:p>
          </table:table-cell>
          <table:table-cell office:value-type="float" office:value="223.39999" calcext:value-type="float">
            <text:p>223.39999</text:p>
          </table:table-cell>
          <table:table-cell office:value-type="float" office:value="228.39999" calcext:value-type="float">
            <text:p>228.39999</text:p>
          </table:table-cell>
          <table:table-cell office:value-type="float" office:value="255.8" calcext:value-type="float">
            <text:p>255.8</text:p>
          </table:table-cell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10.39999" calcext:value-type="float">
            <text:p>210.39999</text:p>
          </table:table-cell>
          <table:table-cell table:number-columns-repeated="2" office:value-type="float" office:value="211.8" calcext:value-type="float">
            <text:p>211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3.8" calcext:value-type="float">
            <text:p>213.8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24" calcext:value-type="float">
            <text:p>224</text:p>
          </table:table-cell>
          <table:table-cell office:value-type="float" office:value="230.2" calcext:value-type="float">
            <text:p>230.2</text:p>
          </table:table-cell>
          <table:table-cell office:value-type="float" office:value="256.39999" calcext:value-type="float">
            <text:p>256.399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5.39999" calcext:value-type="float">
            <text:p>205.39999</text:p>
          </table:table-cell>
          <table:table-cell office:value-type="float" office:value="210.2" calcext:value-type="float">
            <text:p>210.2</text:p>
          </table:table-cell>
          <table:table-cell table:number-columns-repeated="2" office:value-type="float" office:value="211.8" calcext:value-type="float">
            <text:p>211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4" calcext:value-type="float">
            <text:p>214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6" calcext:value-type="float">
            <text:p>216</text:p>
          </table:table-cell>
          <table:table-cell office:value-type="float" office:value="224.39999" calcext:value-type="float">
            <text:p>224.39999</text:p>
          </table:table-cell>
          <table:table-cell office:value-type="float" office:value="231.8" calcext:value-type="float">
            <text:p>231.8</text:p>
          </table:table-cell>
          <table:table-cell office:value-type="float" office:value="257.20001" calcext:value-type="float">
            <text:p>257.20001</text:p>
          </table:table-cell>
        </table:table-row>
        <table:table-row table:style-name="ro1">
          <table:table-cell office:value-type="float" office:value="196.39999" calcext:value-type="float">
            <text:p>196.39999</text:p>
          </table:table-cell>
          <table:table-cell office:value-type="float" office:value="205.2" calcext:value-type="float">
            <text:p>205.2</text:p>
          </table:table-cell>
          <table:table-cell office:value-type="float" office:value="210" calcext:value-type="float">
            <text:p>210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4" calcext:value-type="float">
            <text:p>214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25" calcext:value-type="float">
            <text:p>225</text:p>
          </table:table-cell>
          <table:table-cell office:value-type="float" office:value="233.8" calcext:value-type="float">
            <text:p>233.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09.8" calcext:value-type="float">
            <text:p>209.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2.39999" calcext:value-type="float">
            <text:p>212.39999</text:p>
          </table:table-cell>
          <table:table-cell office:value-type="float" office:value="213.8" calcext:value-type="float">
            <text:p>213.8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213" calcext:value-type="float">
            <text:p>213</text:p>
          </table:table-cell>
          <table:table-cell office:value-type="float" office:value="215.8" calcext:value-type="float">
            <text:p>215.8</text:p>
          </table:table-cell>
          <table:table-cell office:value-type="float" office:value="225.60001" calcext:value-type="float">
            <text:p>225.60001</text:p>
          </table:table-cell>
          <table:table-cell office:value-type="float" office:value="235.39999" calcext:value-type="float">
            <text:p>235.39999</text:p>
          </table:table-cell>
          <table:table-cell office:value-type="float" office:value="258.60001" calcext:value-type="float">
            <text:p>258.60001</text:p>
          </table:table-cell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205.8" calcext:value-type="float">
            <text:p>205.8</text:p>
          </table:table-cell>
          <table:table-cell office:value-type="float" office:value="210" calcext:value-type="float">
            <text:p>210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2.39999" calcext:value-type="float">
            <text:p>212.39999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3.8" calcext:value-type="float">
            <text:p>213.8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5.8" calcext:value-type="float">
            <text:p>215.8</text:p>
          </table:table-cell>
          <table:table-cell office:value-type="float" office:value="226.39999" calcext:value-type="float">
            <text:p>226.39999</text:p>
          </table:table-cell>
          <table:table-cell office:value-type="float" office:value="236.60001" calcext:value-type="float">
            <text:p>236.60001</text:p>
          </table:table-cell>
          <table:table-cell office:value-type="float" office:value="259.60001" calcext:value-type="float">
            <text:p>259.6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10.2" calcext:value-type="float">
            <text:p>210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2.39999" calcext:value-type="float">
            <text:p>212.39999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3.8" calcext:value-type="float">
            <text:p>213.8</text:p>
          </table:table-cell>
          <table:table-cell office:value-type="float" office:value="214" calcext:value-type="float">
            <text:p>214</text:p>
          </table:table-cell>
          <table:table-cell office:value-type="float" office:value="212.8" calcext:value-type="float">
            <text:p>212.8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26.60001" calcext:value-type="float">
            <text:p>226.60001</text:p>
          </table:table-cell>
          <table:table-cell office:value-type="float" office:value="238" calcext:value-type="float">
            <text:p>238</text:p>
          </table:table-cell>
          <table:table-cell office:value-type="float" office:value="260.39999" calcext:value-type="float">
            <text:p>260.39999</text:p>
          </table:table-cell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3" calcext:value-type="float">
            <text:p>213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8" calcext:value-type="float">
            <text:p>213.8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14.2" calcext:value-type="float">
            <text:p>214.2</text:p>
          </table:table-cell>
          <table:table-cell office:value-type="float" office:value="213" calcext:value-type="float">
            <text:p>213</text:p>
          </table:table-cell>
          <table:table-cell office:value-type="float" office:value="217.2" calcext:value-type="float">
            <text:p>217.2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60.79999" calcext:value-type="float">
            <text:p>260.79999</text:p>
          </table:table-cell>
        </table:table-row>
        <table:table-row table:style-name="ro1">
          <table:table-cell office:value-type="float" office:value="197.60001" calcext:value-type="float">
            <text:p>197.60001</text:p>
          </table:table-cell>
          <table:table-cell office:value-type="float" office:value="206.8" calcext:value-type="float">
            <text:p>206.8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8" calcext:value-type="float">
            <text:p>213.8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8" calcext:value-type="float">
            <text:p>218</text:p>
          </table:table-cell>
          <table:table-cell office:value-type="float" office:value="226.39999" calcext:value-type="float">
            <text:p>226.39999</text:p>
          </table:table-cell>
          <table:table-cell office:value-type="float" office:value="239.60001" calcext:value-type="float">
            <text:p>239.60001</text:p>
          </table:table-cell>
          <table:table-cell office:value-type="float" office:value="261.20001" calcext:value-type="float">
            <text:p>261.20001</text:p>
          </table:table-cell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207" calcext:value-type="float">
            <text:p>207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.8" calcext:value-type="float">
            <text:p>212.8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8.2" calcext:value-type="float">
            <text:p>218.2</text:p>
          </table:table-cell>
          <table:table-cell office:value-type="float" office:value="227.39999" calcext:value-type="float">
            <text:p>227.39999</text:p>
          </table:table-cell>
          <table:table-cell office:value-type="float" office:value="239.39999" calcext:value-type="float">
            <text:p>239.39999</text:p>
          </table:table-cell>
          <table:table-cell office:value-type="float" office:value="261.60001" calcext:value-type="float">
            <text:p>261.60001</text:p>
          </table:table-cell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2" calcext:value-type="float">
            <text:p>212.2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13.8" calcext:value-type="float">
            <text:p>213.8</text:p>
          </table:table-cell>
          <table:table-cell office:value-type="float" office:value="213.39999" calcext:value-type="float">
            <text:p>213.39999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8.2" calcext:value-type="float">
            <text:p>228.2</text:p>
          </table:table-cell>
          <table:table-cell office:value-type="float" office:value="239.2" calcext:value-type="float">
            <text:p>239.2</text:p>
          </table:table-cell>
          <table:table-cell office:value-type="float" office:value="262.20001" calcext:value-type="float">
            <text:p>262.200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10.8" calcext:value-type="float">
            <text:p>210.8</text:p>
          </table:table-cell>
          <table:table-cell office:value-type="float" office:value="211.8" calcext:value-type="float">
            <text:p>211.8</text:p>
          </table:table-cell>
          <table:table-cell office:value-type="float" office:value="213" calcext:value-type="float">
            <text:p>213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2" calcext:value-type="float">
            <text:p>214.2</text:p>
          </table:table-cell>
          <table:table-cell office:value-type="float" office:value="214" calcext:value-type="float">
            <text:p>214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29" calcext:value-type="float">
            <text:p>229</text:p>
          </table:table-cell>
          <table:table-cell office:value-type="float" office:value="239.39999" calcext:value-type="float">
            <text:p>239.39999</text:p>
          </table:table-cell>
          <table:table-cell office:value-type="float" office:value="262.79999" calcext:value-type="float">
            <text:p>262.79999</text:p>
          </table:table-cell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207.8" calcext:value-type="float">
            <text:p>207.8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1.8" calcext:value-type="float">
            <text:p>211.8</text:p>
          </table:table-cell>
          <table:table-cell office:value-type="float" office:value="213" calcext:value-type="float">
            <text:p>213</text:p>
          </table:table-cell>
          <table:table-cell office:value-type="float" office:value="212.39999" calcext:value-type="float">
            <text:p>212.39999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" calcext:value-type="float">
            <text:p>214</text:p>
          </table:table-cell>
          <table:table-cell office:value-type="float" office:value="213.8" calcext:value-type="float">
            <text:p>213.8</text:p>
          </table:table-cell>
          <table:table-cell office:value-type="float" office:value="217.2" calcext:value-type="float">
            <text:p>217.2</text:p>
          </table:table-cell>
          <table:table-cell office:value-type="float" office:value="230.60001" calcext:value-type="float">
            <text:p>230.60001</text:p>
          </table:table-cell>
          <table:table-cell office:value-type="float" office:value="239.60001" calcext:value-type="float">
            <text:p>239.60001</text:p>
          </table:table-cell>
          <table:table-cell office:value-type="float" office:value="263.79999" calcext:value-type="float">
            <text:p>263.79999</text:p>
          </table:table-cell>
        </table:table-row>
        <table:table-row table:style-name="ro1">
          <table:table-cell office:value-type="float" office:value="198.39999" calcext:value-type="float">
            <text:p>198.39999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60001" calcext:value-type="float">
            <text:p>212.60001</text:p>
          </table:table-cell>
          <table:table-cell table:number-columns-repeated="2" office:value-type="float" office:value="213.39999" calcext:value-type="float">
            <text:p>213.39999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2" calcext:value-type="float">
            <text:p>214.2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232" calcext:value-type="float">
            <text:p>232</text:p>
          </table:table-cell>
          <table:table-cell office:value-type="float" office:value="241.60001" calcext:value-type="float">
            <text:p>241.60001</text:p>
          </table:table-cell>
          <table:table-cell office:value-type="float" office:value="264.39999" calcext:value-type="float">
            <text:p>264.39999</text:p>
          </table:table-cell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207.8" calcext:value-type="float">
            <text:p>207.8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32.8" calcext:value-type="float">
            <text:p>232.8</text:p>
          </table:table-cell>
          <table:table-cell office:value-type="float" office:value="242.8" calcext:value-type="float">
            <text:p>242.8</text:p>
          </table:table-cell>
          <table:table-cell office:value-type="float" office:value="264.60001" calcext:value-type="float">
            <text:p>264.60001</text:p>
          </table:table-cell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0.8" calcext:value-type="float">
            <text:p>210.8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8" calcext:value-type="float">
            <text:p>214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8.8" calcext:value-type="float">
            <text:p>218.8</text:p>
          </table:table-cell>
          <table:table-cell office:value-type="float" office:value="233.60001" calcext:value-type="float">
            <text:p>233.60001</text:p>
          </table:table-cell>
          <table:table-cell office:value-type="float" office:value="244" calcext:value-type="float">
            <text:p>24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1.8" calcext:value-type="float">
            <text:p>211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4.8" calcext:value-type="float">
            <text:p>214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8.8" calcext:value-type="float">
            <text:p>218.8</text:p>
          </table:table-cell>
          <table:table-cell office:value-type="float" office:value="235.2" calcext:value-type="float">
            <text:p>235.2</text:p>
          </table:table-cell>
          <table:table-cell office:value-type="float" office:value="244.8" calcext:value-type="float">
            <text:p>244.8</text:p>
          </table:table-cell>
          <table:table-cell office:value-type="float" office:value="265.60001" calcext:value-type="float">
            <text:p>265.60001</text:p>
          </table:table-cell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3" calcext:value-type="float">
            <text:p>213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237" calcext:value-type="float">
            <text:p>237</text:p>
          </table:table-cell>
          <table:table-cell office:value-type="float" office:value="244.8" calcext:value-type="float">
            <text:p>244.8</text:p>
          </table:table-cell>
          <table:table-cell office:value-type="float" office:value="265.60001" calcext:value-type="float">
            <text:p>265.60001</text:p>
          </table:table-cell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38.8" calcext:value-type="float">
            <text:p>238.8</text:p>
          </table:table-cell>
          <table:table-cell office:value-type="float" office:value="246.60001" calcext:value-type="float">
            <text:p>246.60001</text:p>
          </table:table-cell>
          <table:table-cell office:value-type="float" office:value="265.20001" calcext:value-type="float">
            <text:p>265.20001</text:p>
          </table:table-cell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1" calcext:value-type="float">
            <text:p>21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1.8" calcext:value-type="float">
            <text:p>211.8</text:p>
          </table:table-cell>
          <table:table-cell office:value-type="float" office:value="213" calcext:value-type="float">
            <text:p>213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8" calcext:value-type="float">
            <text:p>215.8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21" calcext:value-type="float">
            <text:p>221</text:p>
          </table:table-cell>
          <table:table-cell office:value-type="float" office:value="240.39999" calcext:value-type="float">
            <text:p>240.39999</text:p>
          </table:table-cell>
          <table:table-cell office:value-type="float" office:value="247.8" calcext:value-type="float">
            <text:p>247.8</text:p>
          </table:table-cell>
          <table:table-cell office:value-type="float" office:value="264.79999" calcext:value-type="float">
            <text:p>264.799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1.2" calcext:value-type="float">
            <text:p>211.2</text:p>
          </table:table-cell>
          <table:table-cell table:number-columns-repeated="2" office:value-type="float" office:value="213.39999" calcext:value-type="float">
            <text:p>213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8" calcext:value-type="float">
            <text:p>214.8</text:p>
          </table:table-cell>
          <table:table-cell office:value-type="float" office:value="216" calcext:value-type="float">
            <text:p>216</text:p>
          </table:table-cell>
          <table:table-cell office:value-type="float" office:value="215.8" calcext:value-type="float">
            <text:p>215.8</text:p>
          </table:table-cell>
          <table:table-cell office:value-type="float" office:value="221.8" calcext:value-type="float">
            <text:p>221.8</text:p>
          </table:table-cell>
          <table:table-cell office:value-type="float" office:value="241.39999" calcext:value-type="float">
            <text:p>241.39999</text:p>
          </table:table-cell>
          <table:table-cell office:value-type="float" office:value="248.39999" calcext:value-type="float">
            <text:p>248.39999</text:p>
          </table:table-cell>
          <table:table-cell office:value-type="float" office:value="264.79999" calcext:value-type="float">
            <text:p>264.79999</text:p>
          </table:table-cell>
        </table:table-row>
        <table:table-row table:style-name="ro1">
          <table:table-cell office:value-type="float" office:value="200.60001" calcext:value-type="float">
            <text:p>200.60001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2" calcext:value-type="float">
            <text:p>211.2</text:p>
          </table:table-cell>
          <table:table-cell table:number-columns-repeated="2" office:value-type="float" office:value="213.2" calcext:value-type="float">
            <text:p>213.2</text:p>
          </table:table-cell>
          <table:table-cell table:number-columns-repeated="2" office:value-type="float" office:value="212.2" calcext:value-type="float">
            <text:p>212.2</text:p>
          </table:table-cell>
          <table:table-cell office:value-type="float" office:value="213" calcext:value-type="float">
            <text:p>213</text:p>
          </table:table-cell>
          <table:table-cell office:value-type="float" office:value="214.8" calcext:value-type="float">
            <text:p>214.8</text:p>
          </table:table-cell>
          <table:table-cell table:number-columns-repeated="2" office:value-type="float" office:value="216.2" calcext:value-type="float">
            <text:p>216.2</text:p>
          </table:table-cell>
          <table:table-cell office:value-type="float" office:value="223" calcext:value-type="float">
            <text:p>223</text:p>
          </table:table-cell>
          <table:table-cell office:value-type="float" office:value="242.60001" calcext:value-type="float">
            <text:p>242.60001</text:p>
          </table:table-cell>
          <table:table-cell office:value-type="float" office:value="249.60001" calcext:value-type="float">
            <text:p>249.60001</text:p>
          </table:table-cell>
          <table:table-cell office:value-type="float" office:value="265.20001" calcext:value-type="float">
            <text:p>265.20001</text:p>
          </table:table-cell>
        </table:table-row>
        <table:table-row table:style-name="ro1">
          <table:table-cell office:value-type="float" office:value="201.39999" calcext:value-type="float">
            <text:p>201.39999</text:p>
          </table:table-cell>
          <table:table-cell office:value-type="float" office:value="209.8" calcext:value-type="float">
            <text:p>209.8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2" calcext:value-type="float">
            <text:p>213.2</text:p>
          </table:table-cell>
          <table:table-cell table:number-columns-repeated="2" office:value-type="float" office:value="212.2" calcext:value-type="float">
            <text:p>212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5" calcext:value-type="float">
            <text:p>215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" calcext:value-type="float">
            <text:p>217</text:p>
          </table:table-cell>
          <table:table-cell office:value-type="float" office:value="223.8" calcext:value-type="float">
            <text:p>223.8</text:p>
          </table:table-cell>
          <table:table-cell office:value-type="float" office:value="243.2" calcext:value-type="float">
            <text:p>243.2</text:p>
          </table:table-cell>
          <table:table-cell office:value-type="float" office:value="251.39999" calcext:value-type="float">
            <text:p>251.39999</text:p>
          </table:table-cell>
          <table:table-cell office:value-type="float" office:value="265.39999" calcext:value-type="float">
            <text:p>265.39999</text:p>
          </table:table-cell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209.8" calcext:value-type="float">
            <text:p>209.8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24.39999" calcext:value-type="float">
            <text:p>224.39999</text:p>
          </table:table-cell>
          <table:table-cell office:value-type="float" office:value="245" calcext:value-type="float">
            <text:p>245</text:p>
          </table:table-cell>
          <table:table-cell office:value-type="float" office:value="252.60001" calcext:value-type="float">
            <text:p>252.60001</text:p>
          </table:table-cell>
          <table:table-cell office:value-type="float" office:value="265.20001" calcext:value-type="float">
            <text:p>265.20001</text:p>
          </table:table-cell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39999" calcext:value-type="float">
            <text:p>211.39999</text:p>
          </table:table-cell>
          <table:table-cell table:number-columns-repeated="2" office:value-type="float" office:value="213.39999" calcext:value-type="float">
            <text:p>213.39999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" calcext:value-type="float">
            <text:p>213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5.39999" calcext:value-type="float">
            <text:p>225.39999</text:p>
          </table:table-cell>
          <table:table-cell office:value-type="float" office:value="245.39999" calcext:value-type="float">
            <text:p>245.39999</text:p>
          </table:table-cell>
          <table:table-cell office:value-type="float" office:value="255.2" calcext:value-type="float">
            <text:p>255.2</text:p>
          </table:table-cell>
          <table:table-cell office:value-type="float" office:value="265.20001" calcext:value-type="float">
            <text:p>265.2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2.8" calcext:value-type="float">
            <text:p>212.8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6.60001" calcext:value-type="float">
            <text:p>226.60001</text:p>
          </table:table-cell>
          <table:table-cell office:value-type="float" office:value="243.8" calcext:value-type="float">
            <text:p>243.8</text:p>
          </table:table-cell>
          <table:table-cell office:value-type="float" office:value="257" calcext:value-type="float">
            <text:p>257</text:p>
          </table:table-cell>
          <table:table-cell office:value-type="float" office:value="265.60001" calcext:value-type="float">
            <text:p>265.60001</text:p>
          </table:table-cell>
        </table:table-row>
        <table:table-row table:style-name="ro1">
          <table:table-cell office:value-type="float" office:value="201.39999" calcext:value-type="float">
            <text:p>201.39999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" calcext:value-type="float">
            <text:p>213</text:p>
          </table:table-cell>
          <table:table-cell office:value-type="float" office:value="215.8" calcext:value-type="float">
            <text:p>215.8</text:p>
          </table:table-cell>
          <table:table-cell office:value-type="float" office:value="217" calcext:value-type="float">
            <text:p>217</text:p>
          </table:table-cell>
          <table:table-cell office:value-type="float" office:value="218.8" calcext:value-type="float">
            <text:p>218.8</text:p>
          </table:table-cell>
          <table:table-cell office:value-type="float" office:value="228.8" calcext:value-type="float">
            <text:p>228.8</text:p>
          </table:table-cell>
          <table:table-cell office:value-type="float" office:value="243.60001" calcext:value-type="float">
            <text:p>243.60001</text:p>
          </table:table-cell>
          <table:table-cell office:value-type="float" office:value="258.60001" calcext:value-type="float">
            <text:p>258.6000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01.39999" calcext:value-type="float">
            <text:p>201.39999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7.2" calcext:value-type="float">
            <text:p>217.2</text:p>
          </table:table-cell>
          <table:table-cell office:value-type="float" office:value="219" calcext:value-type="float">
            <text:p>219</text:p>
          </table:table-cell>
          <table:table-cell office:value-type="float" office:value="230.60001" calcext:value-type="float">
            <text:p>230.60001</text:p>
          </table:table-cell>
          <table:table-cell office:value-type="float" office:value="246.2" calcext:value-type="float">
            <text:p>246.2</text:p>
          </table:table-cell>
          <table:table-cell office:value-type="float" office:value="259.79999" calcext:value-type="float">
            <text:p>259.79999</text:p>
          </table:table-cell>
          <table:table-cell office:value-type="float" office:value="266.39999" calcext:value-type="float">
            <text:p>266.39999</text:p>
          </table:table-cell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209" calcext:value-type="float">
            <text:p>209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" calcext:value-type="float">
            <text:p>21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6" calcext:value-type="float">
            <text:p>216</text:p>
          </table:table-cell>
          <table:table-cell office:value-type="float" office:value="217.2" calcext:value-type="float">
            <text:p>217.2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32.2" calcext:value-type="float">
            <text:p>232.2</text:p>
          </table:table-cell>
          <table:table-cell office:value-type="float" office:value="248.2" calcext:value-type="float">
            <text:p>248.2</text:p>
          </table:table-cell>
          <table:table-cell office:value-type="float" office:value="261" calcext:value-type="float">
            <text:p>261</text:p>
          </table:table-cell>
          <table:table-cell office:value-type="float" office:value="266.39999" calcext:value-type="float">
            <text:p>266.39999</text:p>
          </table:table-cell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8" calcext:value-type="float">
            <text:p>213.8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33.39999" calcext:value-type="float">
            <text:p>233.39999</text:p>
          </table:table-cell>
          <table:table-cell office:value-type="float" office:value="249.39999" calcext:value-type="float">
            <text:p>249.39999</text:p>
          </table:table-cell>
          <table:table-cell office:value-type="float" office:value="262.39999" calcext:value-type="float">
            <text:p>262.39999</text:p>
          </table:table-cell>
          <table:table-cell office:value-type="float" office:value="266.20001" calcext:value-type="float">
            <text:p>266.20001</text:p>
          </table:table-cell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8" calcext:value-type="float">
            <text:p>213.8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6.8" calcext:value-type="float">
            <text:p>216.8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1" calcext:value-type="float">
            <text:p>221</text:p>
          </table:table-cell>
          <table:table-cell office:value-type="float" office:value="234.2" calcext:value-type="float">
            <text:p>234.2</text:p>
          </table:table-cell>
          <table:table-cell office:value-type="float" office:value="252.39999" calcext:value-type="float">
            <text:p>252.39999</text:p>
          </table:table-cell>
          <table:table-cell office:value-type="float" office:value="263" calcext:value-type="float">
            <text:p>263</text:p>
          </table:table-cell>
          <table:table-cell office:value-type="float" office:value="266.60001" calcext:value-type="float">
            <text:p>266.6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60001" calcext:value-type="float">
            <text:p>213.60001</text:p>
          </table:table-cell>
          <table:table-cell table:number-columns-repeated="2" office:value-type="float" office:value="212.2" calcext:value-type="float">
            <text:p>212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6.8" calcext:value-type="float">
            <text:p>216.8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1.39999" calcext:value-type="float">
            <text:p>221.39999</text:p>
          </table:table-cell>
          <table:table-cell office:value-type="float" office:value="234.39999" calcext:value-type="float">
            <text:p>234.39999</text:p>
          </table:table-cell>
          <table:table-cell office:value-type="float" office:value="255.2" calcext:value-type="float">
            <text:p>255.2</text:p>
          </table:table-cell>
          <table:table-cell office:value-type="float" office:value="263.60001" calcext:value-type="float">
            <text:p>263.60001</text:p>
          </table:table-cell>
          <table:table-cell office:value-type="float" office:value="266.79999" calcext:value-type="float">
            <text:p>266.799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60001" calcext:value-type="float">
            <text:p>211.60001</text:p>
          </table:table-cell>
          <table:table-cell table:number-columns-repeated="2" office:value-type="float" office:value="213.39999" calcext:value-type="float">
            <text:p>213.39999</text:p>
          </table:table-cell>
          <table:table-cell table:number-columns-repeated="2" office:value-type="float" office:value="212.60001" calcext:value-type="float">
            <text:p>212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7" calcext:value-type="float">
            <text:p>217</text:p>
          </table:table-cell>
          <table:table-cell office:value-type="float" office:value="219.2" calcext:value-type="float">
            <text:p>219.2</text:p>
          </table:table-cell>
          <table:table-cell office:value-type="float" office:value="222" calcext:value-type="float">
            <text:p>222</text:p>
          </table:table-cell>
          <table:table-cell office:value-type="float" office:value="234.2" calcext:value-type="float">
            <text:p>234.2</text:p>
          </table:table-cell>
          <table:table-cell office:value-type="float" office:value="256.60001" calcext:value-type="float">
            <text:p>256.60001</text:p>
          </table:table-cell>
          <table:table-cell office:value-type="float" office:value="264.39999" calcext:value-type="float">
            <text:p>264.3999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2" calcext:value-type="float">
            <text:p>212.2</text:p>
          </table:table-cell>
          <table:table-cell table:number-columns-repeated="2" office:value-type="float" office:value="212.8" calcext:value-type="float">
            <text:p>212.8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21.8" calcext:value-type="float">
            <text:p>221.8</text:p>
          </table:table-cell>
          <table:table-cell office:value-type="float" office:value="235.2" calcext:value-type="float">
            <text:p>235.2</text:p>
          </table:table-cell>
          <table:table-cell office:value-type="float" office:value="257.60001" calcext:value-type="float">
            <text:p>257.60001</text:p>
          </table:table-cell>
          <table:table-cell office:value-type="float" office:value="265.20001" calcext:value-type="float">
            <text:p>265.20001</text:p>
          </table:table-cell>
          <table:table-cell office:value-type="float" office:value="267.39999" calcext:value-type="float">
            <text:p>267.39999</text:p>
          </table:table-cell>
        </table:table-row>
        <table:table-row table:style-name="ro1">
          <table:table-cell office:value-type="float" office:value="202.60001" calcext:value-type="float">
            <text:p>202.60001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39999" calcext:value-type="float">
            <text:p>211.39999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8" calcext:value-type="float">
            <text:p>212.8</text:p>
          </table:table-cell>
          <table:table-cell office:value-type="float" office:value="213" calcext:value-type="float">
            <text:p>213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22.60001" calcext:value-type="float">
            <text:p>222.60001</text:p>
          </table:table-cell>
          <table:table-cell office:value-type="float" office:value="236.39999" calcext:value-type="float">
            <text:p>236.39999</text:p>
          </table:table-cell>
          <table:table-cell office:value-type="float" office:value="258.20001" calcext:value-type="float">
            <text:p>258.20001</text:p>
          </table:table-cell>
          <table:table-cell office:value-type="float" office:value="266.20001" calcext:value-type="float">
            <text:p>266.20001</text:p>
          </table:table-cell>
          <table:table-cell office:value-type="float" office:value="267.60001" calcext:value-type="float">
            <text:p>267.60001</text:p>
          </table:table-cell>
        </table:table-row>
        <table:table-row table:style-name="ro1">
          <table:table-cell office:value-type="float" office:value="202.60001" calcext:value-type="float">
            <text:p>202.60001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.8" calcext:value-type="float">
            <text:p>212.8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24" calcext:value-type="float">
            <text:p>224</text:p>
          </table:table-cell>
          <table:table-cell office:value-type="float" office:value="237.60001" calcext:value-type="float">
            <text:p>237.60001</text:p>
          </table:table-cell>
          <table:table-cell office:value-type="float" office:value="258.79999" calcext:value-type="float">
            <text:p>258.79999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67.79999" calcext:value-type="float">
            <text:p>267.79999</text:p>
          </table:table-cell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209" calcext:value-type="float">
            <text:p>209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9.8" calcext:value-type="float">
            <text:p>219.8</text:p>
          </table:table-cell>
          <table:table-cell office:value-type="float" office:value="224.39999" calcext:value-type="float">
            <text:p>224.39999</text:p>
          </table:table-cell>
          <table:table-cell office:value-type="float" office:value="239" calcext:value-type="float">
            <text:p>239</text:p>
          </table:table-cell>
          <table:table-cell office:value-type="float" office:value="259.20001" calcext:value-type="float">
            <text:p>259.20001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68.20001" calcext:value-type="float">
            <text:p>268.20001</text:p>
          </table:table-cell>
        </table:table-row>
        <table:table-row table:style-name="ro1">
          <table:table-cell office:value-type="float" office:value="203.39999" calcext:value-type="float">
            <text:p>203.39999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3.2" calcext:value-type="float">
            <text:p>213.2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4.8" calcext:value-type="float">
            <text:p>224.8</text:p>
          </table:table-cell>
          <table:table-cell office:value-type="float" office:value="240.60001" calcext:value-type="float">
            <text:p>240.60001</text:p>
          </table:table-cell>
          <table:table-cell office:value-type="float" office:value="259.39999" calcext:value-type="float">
            <text:p>259.39999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68.60001" calcext:value-type="float">
            <text:p>268.60001</text:p>
          </table:table-cell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209.2" calcext:value-type="float">
            <text:p>209.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1.60001" calcext:value-type="float">
            <text:p>211.60001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0.2" calcext:value-type="float">
            <text:p>220.2</text:p>
          </table:table-cell>
          <table:table-cell office:value-type="float" office:value="224.2" calcext:value-type="float">
            <text:p>224.2</text:p>
          </table:table-cell>
          <table:table-cell office:value-type="float" office:value="242.2" calcext:value-type="float">
            <text:p>242.2</text:p>
          </table:table-cell>
          <table:table-cell office:value-type="float" office:value="260.20001" calcext:value-type="float">
            <text:p>260.20001</text:p>
          </table:table-cell>
          <table:table-cell office:value-type="float" office:value="268" calcext:value-type="float">
            <text:p>268</text:p>
          </table:table-cell>
          <table:table-cell office:value-type="float" office:value="268.20001" calcext:value-type="float">
            <text:p>268.20001</text:p>
          </table:table-cell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3" calcext:value-type="float">
            <text:p>213</text:p>
          </table:table-cell>
          <table:table-cell office:value-type="float" office:value="213.2" calcext:value-type="float">
            <text:p>213.2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0" calcext:value-type="float">
            <text:p>220</text:p>
          </table:table-cell>
          <table:table-cell office:value-type="float" office:value="224.2" calcext:value-type="float">
            <text:p>224.2</text:p>
          </table:table-cell>
          <table:table-cell office:value-type="float" office:value="243.39999" calcext:value-type="float">
            <text:p>243.39999</text:p>
          </table:table-cell>
          <table:table-cell office:value-type="float" office:value="260.60001" calcext:value-type="float">
            <text:p>260.60001</text:p>
          </table:table-cell>
          <table:table-cell office:value-type="float" office:value="268.20001" calcext:value-type="float">
            <text:p>268.20001</text:p>
          </table:table-cell>
          <table:table-cell office:value-type="float" office:value="268.39999" calcext:value-type="float">
            <text:p>268.39999</text:p>
          </table:table-cell>
        </table:table-row>
        <table:table-row table:style-name="ro1">
          <table:table-cell office:value-type="float" office:value="203.39999" calcext:value-type="float">
            <text:p>203.39999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3" calcext:value-type="float">
            <text:p>213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25.39999" calcext:value-type="float">
            <text:p>225.39999</text:p>
          </table:table-cell>
          <table:table-cell office:value-type="float" office:value="244.39999" calcext:value-type="float">
            <text:p>244.39999</text:p>
          </table:table-cell>
          <table:table-cell office:value-type="float" office:value="260.60001" calcext:value-type="float">
            <text:p>260.60001</text:p>
          </table:table-cell>
          <table:table-cell office:value-type="float" office:value="268.20001" calcext:value-type="float">
            <text:p>268.20001</text:p>
          </table:table-cell>
          <table:table-cell office:value-type="float" office:value="268.79999" calcext:value-type="float">
            <text:p>268.79999</text:p>
          </table:table-cell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2.8" calcext:value-type="float">
            <text:p>212.8</text:p>
          </table:table-cell>
          <table:table-cell office:value-type="float" office:value="213" calcext:value-type="float">
            <text:p>213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9" calcext:value-type="float">
            <text:p>219</text:p>
          </table:table-cell>
          <table:table-cell office:value-type="float" office:value="219.8" calcext:value-type="float">
            <text:p>219.8</text:p>
          </table:table-cell>
          <table:table-cell office:value-type="float" office:value="225" calcext:value-type="float">
            <text:p>225</text:p>
          </table:table-cell>
          <table:table-cell office:value-type="float" office:value="245.8" calcext:value-type="float">
            <text:p>245.8</text:p>
          </table:table-cell>
          <table:table-cell office:value-type="float" office:value="260.60001" calcext:value-type="float">
            <text:p>260.60001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03.39999" calcext:value-type="float">
            <text:p>203.39999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1.60001" calcext:value-type="float">
            <text:p>211.60001</text:p>
          </table:table-cell>
          <table:table-cell table:number-columns-repeated="2" office:value-type="float" office:value="212.8" calcext:value-type="float">
            <text:p>212.8</text:p>
          </table:table-cell>
          <table:table-cell office:value-type="float" office:value="211.8" calcext:value-type="float">
            <text:p>211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9.2" calcext:value-type="float">
            <text:p>219.2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24" calcext:value-type="float">
            <text:p>224</text:p>
          </table:table-cell>
          <table:table-cell office:value-type="float" office:value="247.60001" calcext:value-type="float">
            <text:p>247.60001</text:p>
          </table:table-cell>
          <table:table-cell office:value-type="float" office:value="260.39999" calcext:value-type="float">
            <text:p>260.39999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69.20001" calcext:value-type="float">
            <text:p>269.200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9.8" calcext:value-type="float">
            <text:p>209.8</text:p>
          </table:table-cell>
          <table:table-cell office:value-type="float" office:value="211.2" calcext:value-type="float">
            <text:p>211.2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9.2" calcext:value-type="float">
            <text:p>219.2</text:p>
          </table:table-cell>
          <table:table-cell office:value-type="float" office:value="221" calcext:value-type="float">
            <text:p>221</text:p>
          </table:table-cell>
          <table:table-cell office:value-type="float" office:value="223.60001" calcext:value-type="float">
            <text:p>223.60001</text:p>
          </table:table-cell>
          <table:table-cell office:value-type="float" office:value="248.8" calcext:value-type="float">
            <text:p>248.8</text:p>
          </table:table-cell>
          <table:table-cell office:value-type="float" office:value="260.60001" calcext:value-type="float">
            <text:p>260.60001</text:p>
          </table:table-cell>
          <table:table-cell office:value-type="float" office:value="268.20001" calcext:value-type="float">
            <text:p>268.20001</text:p>
          </table:table-cell>
          <table:table-cell office:value-type="float" office:value="269.20001" calcext:value-type="float">
            <text:p>269.200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21.60001" calcext:value-type="float">
            <text:p>221.60001</text:p>
          </table:table-cell>
          <table:table-cell office:value-type="float" office:value="223.60001" calcext:value-type="float">
            <text:p>223.60001</text:p>
          </table:table-cell>
          <table:table-cell office:value-type="float" office:value="249.8" calcext:value-type="float">
            <text:p>249.8</text:p>
          </table:table-cell>
          <table:table-cell office:value-type="float" office:value="261.60001" calcext:value-type="float">
            <text:p>261.60001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.39999" calcext:value-type="float">
            <text:p>223.39999</text:p>
          </table:table-cell>
          <table:table-cell office:value-type="float" office:value="251.60001" calcext:value-type="float">
            <text:p>251.60001</text:p>
          </table:table-cell>
          <table:table-cell office:value-type="float" office:value="263" calcext:value-type="float">
            <text:p>263</text:p>
          </table:table-cell>
          <table:table-cell office:value-type="float" office:value="268.60001" calcext:value-type="float">
            <text:p>268.60001</text:p>
          </table:table-cell>
          <table:table-cell office:value-type="float" office:value="269.39999" calcext:value-type="float">
            <text:p>269.39999</text:p>
          </table:table-cell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209.8" calcext:value-type="float">
            <text:p>209.8</text:p>
          </table:table-cell>
          <table:table-cell office:value-type="float" office:value="211.60001" calcext:value-type="float">
            <text:p>211.60001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20.2" calcext:value-type="float">
            <text:p>220.2</text:p>
          </table:table-cell>
          <table:table-cell office:value-type="float" office:value="222.2" calcext:value-type="float">
            <text:p>222.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8" calcext:value-type="float">
            <text:p>251.8</text:p>
          </table:table-cell>
          <table:table-cell office:value-type="float" office:value="263.39999" calcext:value-type="float">
            <text:p>263.39999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4.39999" calcext:value-type="float">
            <text:p>204.39999</text:p>
          </table:table-cell>
          <table:table-cell office:value-type="float" office:value="210" calcext:value-type="float">
            <text:p>210</text:p>
          </table:table-cell>
          <table:table-cell office:value-type="float" office:value="211.60001" calcext:value-type="float">
            <text:p>211.60001</text:p>
          </table:table-cell>
          <table:table-cell table:number-columns-repeated="2" office:value-type="float" office:value="213.39999" calcext:value-type="float">
            <text:p>213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22.60001" calcext:value-type="float">
            <text:p>222.60001</text:p>
          </table:table-cell>
          <table:table-cell office:value-type="float" office:value="225" calcext:value-type="float">
            <text:p>225</text:p>
          </table:table-cell>
          <table:table-cell office:value-type="float" office:value="250.39999" calcext:value-type="float">
            <text:p>250.39999</text:p>
          </table:table-cell>
          <table:table-cell office:value-type="float" office:value="262.39999" calcext:value-type="float">
            <text:p>262.39999</text:p>
          </table:table-cell>
          <table:table-cell office:value-type="float" office:value="269.39999" calcext:value-type="float">
            <text:p>269.3999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4.60001" calcext:value-type="float">
            <text:p>204.60001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1.8" calcext:value-type="float">
            <text:p>211.8</text:p>
          </table:table-cell>
          <table:table-cell table:number-columns-repeated="2" office:value-type="float" office:value="213.39999" calcext:value-type="float">
            <text:p>213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21.2" calcext:value-type="float">
            <text:p>221.2</text:p>
          </table:table-cell>
          <table:table-cell office:value-type="float" office:value="224" calcext:value-type="float">
            <text:p>224</text:p>
          </table:table-cell>
          <table:table-cell office:value-type="float" office:value="225.2" calcext:value-type="float">
            <text:p>225.2</text:p>
          </table:table-cell>
          <table:table-cell office:value-type="float" office:value="249.39999" calcext:value-type="float">
            <text:p>249.39999</text:p>
          </table:table-cell>
          <table:table-cell office:value-type="float" office:value="262.60001" calcext:value-type="float">
            <text:p>262.60001</text:p>
          </table:table-cell>
          <table:table-cell office:value-type="float" office:value="270" calcext:value-type="float">
            <text:p>270</text:p>
          </table:table-cell>
          <table:table-cell office:value-type="float" office:value="269.79999" calcext:value-type="float">
            <text:p>269.7999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21.8" calcext:value-type="float">
            <text:p>221.8</text:p>
          </table:table-cell>
          <table:table-cell office:value-type="float" office:value="224.2" calcext:value-type="float">
            <text:p>224.2</text:p>
          </table:table-cell>
          <table:table-cell office:value-type="float" office:value="226.60001" calcext:value-type="float">
            <text:p>226.60001</text:p>
          </table:table-cell>
          <table:table-cell office:value-type="float" office:value="250" calcext:value-type="float">
            <text:p>250</text:p>
          </table:table-cell>
          <table:table-cell office:value-type="float" office:value="263.60001" calcext:value-type="float">
            <text:p>263.60001</text:p>
          </table:table-cell>
          <table:table-cell office:value-type="float" office:value="270.20001" calcext:value-type="float">
            <text:p>270.2000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5.60001" calcext:value-type="float">
            <text:p>205.60001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2" calcext:value-type="float">
            <text:p>213.2</text:p>
          </table:table-cell>
          <table:table-cell table:number-columns-repeated="2" office:value-type="float" office:value="212.39999" calcext:value-type="float">
            <text:p>212.39999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22.2" calcext:value-type="float">
            <text:p>222.2</text:p>
          </table:table-cell>
          <table:table-cell office:value-type="float" office:value="224.2" calcext:value-type="float">
            <text:p>224.2</text:p>
          </table:table-cell>
          <table:table-cell office:value-type="float" office:value="228.2" calcext:value-type="float">
            <text:p>228.2</text:p>
          </table:table-cell>
          <table:table-cell office:value-type="float" office:value="251.39999" calcext:value-type="float">
            <text:p>251.39999</text:p>
          </table:table-cell>
          <table:table-cell office:value-type="float" office:value="263.79999" calcext:value-type="float">
            <text:p>263.79999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210.2" calcext:value-type="float">
            <text:p>210.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3" calcext:value-type="float">
            <text:p>213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8" calcext:value-type="float">
            <text:p>212.8</text:p>
          </table:table-cell>
          <table:table-cell office:value-type="float" office:value="212" calcext:value-type="float">
            <text:p>21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22.8" calcext:value-type="float">
            <text:p>222.8</text:p>
          </table:table-cell>
          <table:table-cell office:value-type="float" office:value="224.2" calcext:value-type="float">
            <text:p>224.2</text:p>
          </table:table-cell>
          <table:table-cell office:value-type="float" office:value="229.60001" calcext:value-type="float">
            <text:p>229.60001</text:p>
          </table:table-cell>
          <table:table-cell office:value-type="float" office:value="252.60001" calcext:value-type="float">
            <text:p>252.60001</text:p>
          </table:table-cell>
          <table:table-cell office:value-type="float" office:value="264.20001" calcext:value-type="float">
            <text:p>264.20001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1.8" calcext:value-type="float">
            <text:p>211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8" calcext:value-type="float">
            <text:p>212.8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23.39999" calcext:value-type="float">
            <text:p>223.39999</text:p>
          </table:table-cell>
          <table:table-cell office:value-type="float" office:value="223.8" calcext:value-type="float">
            <text:p>223.8</text:p>
          </table:table-cell>
          <table:table-cell office:value-type="float" office:value="231" calcext:value-type="float">
            <text:p>231</text:p>
          </table:table-cell>
          <table:table-cell office:value-type="float" office:value="254.60001" calcext:value-type="float">
            <text:p>254.60001</text:p>
          </table:table-cell>
          <table:table-cell office:value-type="float" office:value="264.60001" calcext:value-type="float">
            <text:p>264.60001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1.8" calcext:value-type="float">
            <text:p>211.8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4.2" calcext:value-type="float">
            <text:p>214.2</text:p>
          </table:table-cell>
          <table:table-cell office:value-type="float" office:value="224" calcext:value-type="float">
            <text:p>224</text:p>
          </table:table-cell>
          <table:table-cell office:value-type="float" office:value="224.2" calcext:value-type="float">
            <text:p>224.2</text:p>
          </table:table-cell>
          <table:table-cell office:value-type="float" office:value="231.8" calcext:value-type="float">
            <text:p>231.8</text:p>
          </table:table-cell>
          <table:table-cell office:value-type="float" office:value="258.39999" calcext:value-type="float">
            <text:p>258.39999</text:p>
          </table:table-cell>
          <table:table-cell office:value-type="float" office:value="265.39999" calcext:value-type="float">
            <text:p>265.39999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210.8" calcext:value-type="float">
            <text:p>210.8</text:p>
          </table:table-cell>
          <table:table-cell office:value-type="float" office:value="212" calcext:value-type="float">
            <text:p>212</text:p>
          </table:table-cell>
          <table:table-cell office:value-type="float" office:value="213.8" calcext:value-type="float">
            <text:p>213.8</text:p>
          </table:table-cell>
          <table:table-cell office:value-type="float" office:value="213.39999" calcext:value-type="float">
            <text:p>213.39999</text:p>
          </table:table-cell>
          <table:table-cell table:number-columns-repeated="2" office:value-type="float" office:value="212.2" calcext:value-type="float">
            <text:p>212.2</text:p>
          </table:table-cell>
          <table:table-cell office:value-type="float" office:value="214" calcext:value-type="float">
            <text:p>214</text:p>
          </table:table-cell>
          <table:table-cell office:value-type="float" office:value="224.39999" calcext:value-type="float">
            <text:p>224.39999</text:p>
          </table:table-cell>
          <table:table-cell office:value-type="float" office:value="224.60001" calcext:value-type="float">
            <text:p>224.60001</text:p>
          </table:table-cell>
          <table:table-cell office:value-type="float" office:value="233" calcext:value-type="float">
            <text:p>233</text:p>
          </table:table-cell>
          <table:table-cell office:value-type="float" office:value="259.79999" calcext:value-type="float">
            <text:p>259.79999</text:p>
          </table:table-cell>
          <table:table-cell office:value-type="float" office:value="266" calcext:value-type="float">
            <text:p>266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0.20001" calcext:value-type="float">
            <text:p>270.20001</text:p>
          </table:table-cell>
        </table:table-row>
        <table:table-row table:style-name="ro1">
          <table:table-cell office:value-type="float" office:value="206.39999" calcext:value-type="float">
            <text:p>206.39999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.39999" calcext:value-type="float">
            <text:p>213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25.2" calcext:value-type="float">
            <text:p>225.2</text:p>
          </table:table-cell>
          <table:table-cell office:value-type="float" office:value="224.8" calcext:value-type="float">
            <text:p>224.8</text:p>
          </table:table-cell>
          <table:table-cell office:value-type="float" office:value="234.60001" calcext:value-type="float">
            <text:p>234.60001</text:p>
          </table:table-cell>
          <table:table-cell office:value-type="float" office:value="257.60001" calcext:value-type="float">
            <text:p>257.60001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0.60001" calcext:value-type="float">
            <text:p>270.60001</text:p>
          </table:table-cell>
        </table:table-row>
        <table:table-row table:style-name="ro1">
          <table:table-cell office:value-type="float" office:value="206.60001" calcext:value-type="float">
            <text:p>206.60001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14.2" calcext:value-type="float">
            <text:p>214.2</text:p>
          </table:table-cell>
          <table:table-cell office:value-type="float" office:value="226" calcext:value-type="float">
            <text:p>226</text:p>
          </table:table-cell>
          <table:table-cell office:value-type="float" office:value="225.60001" calcext:value-type="float">
            <text:p>225.60001</text:p>
          </table:table-cell>
          <table:table-cell office:value-type="float" office:value="236" calcext:value-type="float">
            <text:p>236</text:p>
          </table:table-cell>
          <table:table-cell office:value-type="float" office:value="256.20001" calcext:value-type="float">
            <text:p>256.20001</text:p>
          </table:table-cell>
          <table:table-cell office:value-type="float" office:value="267.39999" calcext:value-type="float">
            <text:p>267.39999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06.39999" calcext:value-type="float">
            <text:p>206.39999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39999" calcext:value-type="float">
            <text:p>213.39999</text:p>
          </table:table-cell>
          <table:table-cell table:number-columns-repeated="2" office:value-type="float" office:value="212.39999" calcext:value-type="float">
            <text:p>212.39999</text:p>
          </table:table-cell>
          <table:table-cell office:value-type="float" office:value="214.8" calcext:value-type="float">
            <text:p>214.8</text:p>
          </table:table-cell>
          <table:table-cell office:value-type="float" office:value="226" calcext:value-type="float">
            <text:p>226</text:p>
          </table:table-cell>
          <table:table-cell office:value-type="float" office:value="226.39999" calcext:value-type="float">
            <text:p>226.39999</text:p>
          </table:table-cell>
          <table:table-cell office:value-type="float" office:value="236.8" calcext:value-type="float">
            <text:p>236.8</text:p>
          </table:table-cell>
          <table:table-cell office:value-type="float" office:value="256.39999" calcext:value-type="float">
            <text:p>256.39999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1.20001" calcext:value-type="float">
            <text:p>271.20001</text:p>
          </table:table-cell>
        </table:table-row>
        <table:table-row table:style-name="ro1">
          <table:table-cell office:value-type="float" office:value="206.39999" calcext:value-type="float">
            <text:p>206.39999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2.2" calcext:value-type="float">
            <text:p>212.2</text:p>
          </table:table-cell>
          <table:table-cell table:number-columns-repeated="2" office:value-type="float" office:value="213.2" calcext:value-type="float">
            <text:p>213.2</text:p>
          </table:table-cell>
          <table:table-cell table:number-columns-repeated="2" office:value-type="float" office:value="212.39999" calcext:value-type="float">
            <text:p>212.39999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26.8" calcext:value-type="float">
            <text:p>226.8</text:p>
          </table:table-cell>
          <table:table-cell office:value-type="float" office:value="238.2" calcext:value-type="float">
            <text:p>238.2</text:p>
          </table:table-cell>
          <table:table-cell office:value-type="float" office:value="257.20001" calcext:value-type="float">
            <text:p>257.20001</text:p>
          </table:table-cell>
          <table:table-cell office:value-type="float" office:value="268" calcext:value-type="float">
            <text:p>268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1.20001" calcext:value-type="float">
            <text:p>271.20001</text:p>
          </table:table-cell>
        </table:table-row>
        <table:table-row table:style-name="ro1">
          <table:table-cell office:value-type="float" office:value="206.60001" calcext:value-type="float">
            <text:p>206.60001</text:p>
          </table:table-cell>
          <table:table-cell office:value-type="float" office:value="211" calcext:value-type="float">
            <text:p>211</text:p>
          </table:table-cell>
          <table:table-cell office:value-type="float" office:value="212.39999" calcext:value-type="float">
            <text:p>212.39999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5.2" calcext:value-type="float">
            <text:p>215.2</text:p>
          </table:table-cell>
          <table:table-cell office:value-type="float" office:value="225.39999" calcext:value-type="float">
            <text:p>225.39999</text:p>
          </table:table-cell>
          <table:table-cell office:value-type="float" office:value="227.2" calcext:value-type="float">
            <text:p>227.2</text:p>
          </table:table-cell>
          <table:table-cell office:value-type="float" office:value="239.39999" calcext:value-type="float">
            <text:p>239.39999</text:p>
          </table:table-cell>
          <table:table-cell office:value-type="float" office:value="258.60001" calcext:value-type="float">
            <text:p>258.60001</text:p>
          </table:table-cell>
          <table:table-cell office:value-type="float" office:value="268.39999" calcext:value-type="float">
            <text:p>268.39999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1.39999" calcext:value-type="float">
            <text:p>271.39999</text:p>
          </table:table-cell>
        </table:table-row>
        <table:table-row table:style-name="ro1">
          <table:table-cell office:value-type="float" office:value="206.60001" calcext:value-type="float">
            <text:p>206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5.2" calcext:value-type="float">
            <text:p>215.2</text:p>
          </table:table-cell>
          <table:table-cell office:value-type="float" office:value="225" calcext:value-type="float">
            <text:p>225</text:p>
          </table:table-cell>
          <table:table-cell office:value-type="float" office:value="227.60001" calcext:value-type="float">
            <text:p>227.60001</text:p>
          </table:table-cell>
          <table:table-cell office:value-type="float" office:value="240.2" calcext:value-type="float">
            <text:p>240.2</text:p>
          </table:table-cell>
          <table:table-cell office:value-type="float" office:value="259.20001" calcext:value-type="float">
            <text:p>259.20001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1.79999" calcext:value-type="float">
            <text:p>271.79999</text:p>
          </table:table-cell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2.60001" calcext:value-type="float">
            <text:p>212.60001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5.2" calcext:value-type="float">
            <text:p>215.2</text:p>
          </table:table-cell>
          <table:table-cell office:value-type="float" office:value="225.39999" calcext:value-type="float">
            <text:p>225.39999</text:p>
          </table:table-cell>
          <table:table-cell office:value-type="float" office:value="227.8" calcext:value-type="float">
            <text:p>227.8</text:p>
          </table:table-cell>
          <table:table-cell office:value-type="float" office:value="241.8" calcext:value-type="float">
            <text:p>241.8</text:p>
          </table:table-cell>
          <table:table-cell office:value-type="float" office:value="259.79999" calcext:value-type="float">
            <text:p>259.79999</text:p>
          </table:table-cell>
          <table:table-cell office:value-type="float" office:value="269.39999" calcext:value-type="float">
            <text:p>269.39999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1.79999" calcext:value-type="float">
            <text:p>271.79999</text:p>
          </table:table-cell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2.8" calcext:value-type="float">
            <text:p>212.8</text:p>
          </table:table-cell>
          <table:table-cell office:value-type="float" office:value="213" calcext:value-type="float">
            <text:p>213</text:p>
          </table:table-cell>
          <table:table-cell office:value-type="float" office:value="213.2" calcext:value-type="float">
            <text:p>213.2</text:p>
          </table:table-cell>
          <table:table-cell table:number-columns-repeated="2" office:value-type="float" office:value="212.2" calcext:value-type="float">
            <text:p>212.2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26.2" calcext:value-type="float">
            <text:p>226.2</text:p>
          </table:table-cell>
          <table:table-cell office:value-type="float" office:value="228.60001" calcext:value-type="float">
            <text:p>228.60001</text:p>
          </table:table-cell>
          <table:table-cell office:value-type="float" office:value="243.60001" calcext:value-type="float">
            <text:p>243.60001</text:p>
          </table:table-cell>
          <table:table-cell office:value-type="float" office:value="260.60001" calcext:value-type="float">
            <text:p>260.60001</text:p>
          </table:table-cell>
          <table:table-cell office:value-type="float" office:value="269.39999" calcext:value-type="float">
            <text:p>269.39999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2.20001" calcext:value-type="float">
            <text:p>272.20001</text:p>
          </table:table-cell>
        </table:table-row>
        <table:table-row table:style-name="ro1">
          <table:table-cell office:value-type="float" office:value="207.60001" calcext:value-type="float">
            <text:p>207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8" calcext:value-type="float">
            <text:p>212.8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27" calcext:value-type="float">
            <text:p>227</text:p>
          </table:table-cell>
          <table:table-cell office:value-type="float" office:value="229.39999" calcext:value-type="float">
            <text:p>229.39999</text:p>
          </table:table-cell>
          <table:table-cell office:value-type="float" office:value="245.39999" calcext:value-type="float">
            <text:p>245.39999</text:p>
          </table:table-cell>
          <table:table-cell office:value-type="float" office:value="261.79999" calcext:value-type="float">
            <text:p>261.79999</text:p>
          </table:table-cell>
          <table:table-cell office:value-type="float" office:value="269.60001" calcext:value-type="float">
            <text:p>269.60001</text:p>
          </table:table-cell>
          <table:table-cell office:value-type="float" office:value="274" calcext:value-type="float">
            <text:p>274</text:p>
          </table:table-cell>
          <table:table-cell office:value-type="float" office:value="272.39999" calcext:value-type="float">
            <text:p>272.39999</text:p>
          </table:table-cell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28.60001" calcext:value-type="float">
            <text:p>228.60001</text:p>
          </table:table-cell>
          <table:table-cell office:value-type="float" office:value="229.2" calcext:value-type="float">
            <text:p>229.2</text:p>
          </table:table-cell>
          <table:table-cell office:value-type="float" office:value="247.39999" calcext:value-type="float">
            <text:p>247.39999</text:p>
          </table:table-cell>
          <table:table-cell office:value-type="float" office:value="263.20001" calcext:value-type="float">
            <text:p>263.20001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2.39999" calcext:value-type="float">
            <text:p>272.39999</text:p>
          </table:table-cell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211" calcext:value-type="float">
            <text:p>211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2" calcext:value-type="float">
            <text:p>213.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2.39999" calcext:value-type="float">
            <text:p>212.39999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29.60001" calcext:value-type="float">
            <text:p>229.60001</text:p>
          </table:table-cell>
          <table:table-cell office:value-type="float" office:value="229.2" calcext:value-type="float">
            <text:p>229.2</text:p>
          </table:table-cell>
          <table:table-cell office:value-type="float" office:value="249" calcext:value-type="float">
            <text:p>249</text:p>
          </table:table-cell>
          <table:table-cell office:value-type="float" office:value="264.79999" calcext:value-type="float">
            <text:p>264.79999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74" calcext:value-type="float">
            <text:p>274</text:p>
          </table:table-cell>
          <table:table-cell office:value-type="float" office:value="272.79999" calcext:value-type="float">
            <text:p>272.79999</text:p>
          </table:table-cell>
        </table:table-row>
        <table:table-row table:style-name="ro1">
          <table:table-cell office:value-type="float" office:value="208.39999" calcext:value-type="float">
            <text:p>208.39999</text:p>
          </table:table-cell>
          <table:table-cell office:value-type="float" office:value="211" calcext:value-type="float">
            <text:p>211</text:p>
          </table:table-cell>
          <table:table-cell office:value-type="float" office:value="212.8" calcext:value-type="float">
            <text:p>212.8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212.39999" calcext:value-type="float">
            <text:p>212.39999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30.39999" calcext:value-type="float">
            <text:p>230.39999</text:p>
          </table:table-cell>
          <table:table-cell office:value-type="float" office:value="230" calcext:value-type="float">
            <text:p>230</text:p>
          </table:table-cell>
          <table:table-cell office:value-type="float" office:value="250.2" calcext:value-type="float">
            <text:p>250.2</text:p>
          </table:table-cell>
          <table:table-cell office:value-type="float" office:value="266.20001" calcext:value-type="float">
            <text:p>266.20001</text:p>
          </table:table-cell>
          <table:table-cell office:value-type="float" office:value="271" calcext:value-type="float">
            <text:p>27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3.2" calcext:value-type="float">
            <text:p>213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6.2" calcext:value-type="float">
            <text:p>216.2</text:p>
          </table:table-cell>
          <table:table-cell table:number-columns-repeated="2" office:value-type="float" office:value="231.39999" calcext:value-type="float">
            <text:p>231.39999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3.20001" calcext:value-type="float">
            <text:p>273.20001</text:p>
          </table:table-cell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39999" calcext:value-type="float">
            <text:p>213.39999</text:p>
          </table:table-cell>
          <table:table-cell table:number-columns-repeated="2" office:value-type="float" office:value="213.60001" calcext:value-type="float">
            <text:p>213.60001</text:p>
          </table:table-cell>
          <table:table-cell office:value-type="float" office:value="212.2" calcext:value-type="float">
            <text:p>212.2</text:p>
          </table:table-cell>
          <table:table-cell office:value-type="float" office:value="211.8" calcext:value-type="float">
            <text:p>211.8</text:p>
          </table:table-cell>
          <table:table-cell office:value-type="float" office:value="217.2" calcext:value-type="float">
            <text:p>217.2</text:p>
          </table:table-cell>
          <table:table-cell office:value-type="float" office:value="232.60001" calcext:value-type="float">
            <text:p>232.60001</text:p>
          </table:table-cell>
          <table:table-cell office:value-type="float" office:value="232.39999" calcext:value-type="float">
            <text:p>232.39999</text:p>
          </table:table-cell>
          <table:table-cell office:value-type="float" office:value="252.39999" calcext:value-type="float">
            <text:p>252.39999</text:p>
          </table:table-cell>
          <table:table-cell office:value-type="float" office:value="267.79999" calcext:value-type="float">
            <text:p>267.79999</text:p>
          </table:table-cell>
          <table:table-cell office:value-type="float" office:value="271.20001" calcext:value-type="float">
            <text:p>271.20001</text:p>
          </table:table-cell>
          <table:table-cell table:number-columns-repeated="2" office:value-type="float" office:value="273.79999" calcext:value-type="float">
            <text:p>273.79999</text:p>
          </table:table-cell>
        </table:table-row>
        <table:table-row table:style-name="ro1">
          <table:table-cell office:value-type="float" office:value="207.39999" calcext:value-type="float">
            <text:p>207.39999</text:p>
          </table:table-cell>
          <table:table-cell office:value-type="float" office:value="210.60001" calcext:value-type="float">
            <text:p>210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2" calcext:value-type="float">
            <text:p>212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33.8" calcext:value-type="float">
            <text:p>233.8</text:p>
          </table:table-cell>
          <table:table-cell office:value-type="float" office:value="233.60001" calcext:value-type="float">
            <text:p>233.60001</text:p>
          </table:table-cell>
          <table:table-cell office:value-type="float" office:value="253" calcext:value-type="float">
            <text:p>253</text:p>
          </table:table-cell>
          <table:table-cell office:value-type="float" office:value="268.60001" calcext:value-type="float">
            <text:p>268.60001</text:p>
          </table:table-cell>
          <table:table-cell office:value-type="float" office:value="271" calcext:value-type="float">
            <text:p>27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3.60001" calcext:value-type="float">
            <text:p>273.6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7" calcext:value-type="float">
            <text:p>217</text:p>
          </table:table-cell>
          <table:table-cell office:value-type="float" office:value="234.39999" calcext:value-type="float">
            <text:p>234.39999</text:p>
          </table:table-cell>
          <table:table-cell office:value-type="float" office:value="235.8" calcext:value-type="float">
            <text:p>235.8</text:p>
          </table:table-cell>
          <table:table-cell office:value-type="float" office:value="254.2" calcext:value-type="float">
            <text:p>254.2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71" calcext:value-type="float">
            <text:p>27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3.20001" calcext:value-type="float">
            <text:p>273.20001</text:p>
          </table:table-cell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211.2" calcext:value-type="float">
            <text:p>211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35.2" calcext:value-type="float">
            <text:p>235.2</text:p>
          </table:table-cell>
          <table:table-cell office:value-type="float" office:value="237.60001" calcext:value-type="float">
            <text:p>237.60001</text:p>
          </table:table-cell>
          <table:table-cell office:value-type="float" office:value="256.20001" calcext:value-type="float">
            <text:p>256.20001</text:p>
          </table:table-cell>
          <table:table-cell office:value-type="float" office:value="269.79999" calcext:value-type="float">
            <text:p>269.79999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3" calcext:value-type="float">
            <text:p>273</text:p>
          </table:table-cell>
          <table:table-cell office:value-type="float" office:value="273.39999" calcext:value-type="float">
            <text:p>273.399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1.39999" calcext:value-type="float">
            <text:p>211.39999</text:p>
          </table:table-cell>
          <table:table-cell table:number-columns-repeated="2" office:value-type="float" office:value="213.60001" calcext:value-type="float">
            <text:p>213.60001</text:p>
          </table:table-cell>
          <table:table-cell office:value-type="float" office:value="213" calcext:value-type="float">
            <text:p>213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36.60001" calcext:value-type="float">
            <text:p>236.60001</text:p>
          </table:table-cell>
          <table:table-cell office:value-type="float" office:value="239.2" calcext:value-type="float">
            <text:p>239.2</text:p>
          </table:table-cell>
          <table:table-cell office:value-type="float" office:value="257.39999" calcext:value-type="float">
            <text:p>257.39999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71.79999" calcext:value-type="float">
            <text:p>271.79999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211.39999" calcext:value-type="float">
            <text:p>211.39999</text:p>
          </table:table-cell>
          <table:table-cell office:value-type="float" office:value="214" calcext:value-type="float">
            <text:p>214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2" calcext:value-type="float">
            <text:p>212.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7.8" calcext:value-type="float">
            <text:p>217.8</text:p>
          </table:table-cell>
          <table:table-cell office:value-type="float" office:value="237.39999" calcext:value-type="float">
            <text:p>237.39999</text:p>
          </table:table-cell>
          <table:table-cell office:value-type="float" office:value="240.8" calcext:value-type="float">
            <text:p>240.8</text:p>
          </table:table-cell>
          <table:table-cell office:value-type="float" office:value="258.79999" calcext:value-type="float">
            <text:p>258.79999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4.60001" calcext:value-type="float">
            <text:p>274.6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1.8" calcext:value-type="float">
            <text:p>211.8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2" calcext:value-type="float">
            <text:p>212</text:p>
          </table:table-cell>
          <table:table-cell office:value-type="float" office:value="211.8" calcext:value-type="float">
            <text:p>211.8</text:p>
          </table:table-cell>
          <table:table-cell office:value-type="float" office:value="217.8" calcext:value-type="float">
            <text:p>217.8</text:p>
          </table:table-cell>
          <table:table-cell office:value-type="float" office:value="238" calcext:value-type="float">
            <text:p>238</text:p>
          </table:table-cell>
          <table:table-cell office:value-type="float" office:value="241.60001" calcext:value-type="float">
            <text:p>241.60001</text:p>
          </table:table-cell>
          <table:table-cell office:value-type="float" office:value="260.20001" calcext:value-type="float">
            <text:p>260.20001</text:p>
          </table:table-cell>
          <table:table-cell office:value-type="float" office:value="270.60001" calcext:value-type="float">
            <text:p>270.60001</text:p>
          </table:table-cell>
          <table:table-cell office:value-type="float" office:value="272" calcext:value-type="float">
            <text:p>272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4.79999" calcext:value-type="float">
            <text:p>274.799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2.2" calcext:value-type="float">
            <text:p>212.2</text:p>
          </table:table-cell>
          <table:table-cell office:value-type="float" office:value="214" calcext:value-type="float">
            <text:p>214</text:p>
          </table:table-cell>
          <table:table-cell office:value-type="float" office:value="213.8" calcext:value-type="float">
            <text:p>213.8</text:p>
          </table:table-cell>
          <table:table-cell office:value-type="float" office:value="213.2" calcext:value-type="float">
            <text:p>213.2</text:p>
          </table:table-cell>
          <table:table-cell table:number-columns-repeated="2" office:value-type="float" office:value="212.2" calcext:value-type="float">
            <text:p>212.2</text:p>
          </table:table-cell>
          <table:table-cell office:value-type="float" office:value="218" calcext:value-type="float">
            <text:p>218</text:p>
          </table:table-cell>
          <table:table-cell office:value-type="float" office:value="239.2" calcext:value-type="float">
            <text:p>239.2</text:p>
          </table:table-cell>
          <table:table-cell office:value-type="float" office:value="241.8" calcext:value-type="float">
            <text:p>241.8</text:p>
          </table:table-cell>
          <table:table-cell office:value-type="float" office:value="261.20001" calcext:value-type="float">
            <text:p>261.20001</text:p>
          </table:table-cell>
          <table:table-cell office:value-type="float" office:value="270.60001" calcext:value-type="float">
            <text:p>270.60001</text:p>
          </table:table-cell>
          <table:table-cell office:value-type="float" office:value="272" calcext:value-type="float">
            <text:p>272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3.79999" calcext:value-type="float">
            <text:p>273.79999</text:p>
          </table:table-cell>
        </table:table-row>
        <table:table-row table:style-name="ro1">
          <table:table-cell office:value-type="float" office:value="208.39999" calcext:value-type="float">
            <text:p>208.39999</text:p>
          </table:table-cell>
          <table:table-cell office:value-type="float" office:value="212.39999" calcext:value-type="float">
            <text:p>212.39999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3.60001" calcext:value-type="float">
            <text:p>213.60001</text:p>
          </table:table-cell>
          <table:table-cell table:number-columns-repeated="2" office:value-type="float" office:value="212.39999" calcext:value-type="float">
            <text:p>212.39999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40.8" calcext:value-type="float">
            <text:p>240.8</text:p>
          </table:table-cell>
          <table:table-cell office:value-type="float" office:value="241.60001" calcext:value-type="float">
            <text:p>241.60001</text:p>
          </table:table-cell>
          <table:table-cell office:value-type="float" office:value="262" calcext:value-type="float">
            <text:p>262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4.20001" calcext:value-type="float">
            <text:p>274.20001</text:p>
          </table:table-cell>
        </table:table-row>
        <table:table-row table:style-name="ro1">
          <table:table-cell office:value-type="float" office:value="208.39999" calcext:value-type="float">
            <text:p>208.39999</text:p>
          </table:table-cell>
          <table:table-cell office:value-type="float" office:value="212.2" calcext:value-type="float">
            <text:p>212.2</text:p>
          </table:table-cell>
          <table:table-cell office:value-type="float" office:value="214.2" calcext:value-type="float">
            <text:p>214.2</text:p>
          </table:table-cell>
          <table:table-cell office:value-type="float" office:value="214" calcext:value-type="float">
            <text:p>214</text:p>
          </table:table-cell>
          <table:table-cell office:value-type="float" office:value="213.8" calcext:value-type="float">
            <text:p>213.8</text:p>
          </table:table-cell>
          <table:table-cell office:value-type="float" office:value="212.2" calcext:value-type="float">
            <text:p>212.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20.2" calcext:value-type="float">
            <text:p>220.2</text:p>
          </table:table-cell>
          <table:table-cell office:value-type="float" office:value="241" calcext:value-type="float">
            <text:p>241</text:p>
          </table:table-cell>
          <table:table-cell office:value-type="float" office:value="242.39999" calcext:value-type="float">
            <text:p>242.39999</text:p>
          </table:table-cell>
          <table:table-cell office:value-type="float" office:value="262.79999" calcext:value-type="float">
            <text:p>262.79999</text:p>
          </table:table-cell>
          <table:table-cell office:value-type="float" office:value="270.60001" calcext:value-type="float">
            <text:p>270.60001</text:p>
          </table:table-cell>
          <table:table-cell office:value-type="float" office:value="272" calcext:value-type="float">
            <text:p>272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4.79999" calcext:value-type="float">
            <text:p>274.79999</text:p>
          </table:table-cell>
        </table:table-row>
        <table:table-row table:style-name="ro1">
          <table:table-cell office:value-type="float" office:value="208.39999" calcext:value-type="float">
            <text:p>208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4" calcext:value-type="float">
            <text:p>214</text:p>
          </table:table-cell>
          <table:table-cell office:value-type="float" office:value="214.2" calcext:value-type="float">
            <text:p>214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" calcext:value-type="float">
            <text:p>212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20" calcext:value-type="float">
            <text:p>220</text:p>
          </table:table-cell>
          <table:table-cell office:value-type="float" office:value="241.2" calcext:value-type="float">
            <text:p>241.2</text:p>
          </table:table-cell>
          <table:table-cell office:value-type="float" office:value="243.60001" calcext:value-type="float">
            <text:p>243.60001</text:p>
          </table:table-cell>
          <table:table-cell office:value-type="float" office:value="263.20001" calcext:value-type="float">
            <text:p>263.20001</text:p>
          </table:table-cell>
          <table:table-cell office:value-type="float" office:value="271" calcext:value-type="float">
            <text:p>271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5.20001" calcext:value-type="float">
            <text:p>275.20001</text:p>
          </table:table-cell>
        </table:table-row>
        <table:table-row table:style-name="ro1">
          <table:table-cell office:value-type="float" office:value="208.39999" calcext:value-type="float">
            <text:p>208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4" calcext:value-type="float">
            <text:p>214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2.8" calcext:value-type="float">
            <text:p>212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41.2" calcext:value-type="float">
            <text:p>241.2</text:p>
          </table:table-cell>
          <table:table-cell office:value-type="float" office:value="245.2" calcext:value-type="float">
            <text:p>245.2</text:p>
          </table:table-cell>
          <table:table-cell office:value-type="float" office:value="263.60001" calcext:value-type="float">
            <text:p>263.60001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1.79999" calcext:value-type="float">
            <text:p>271.79999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5.39999" calcext:value-type="float">
            <text:p>275.39999</text:p>
          </table:table-cell>
        </table:table-row>
        <table:table-row table:style-name="ro1">
          <table:table-cell office:value-type="float" office:value="208.60001" calcext:value-type="float">
            <text:p>208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4" calcext:value-type="float">
            <text:p>214</text:p>
          </table:table-cell>
          <table:table-cell office:value-type="float" office:value="212.8" calcext:value-type="float">
            <text:p>212.8</text:p>
          </table:table-cell>
          <table:table-cell table:number-columns-repeated="2" office:value-type="float" office:value="212.60001" calcext:value-type="float">
            <text:p>212.60001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41.60001" calcext:value-type="float">
            <text:p>241.60001</text:p>
          </table:table-cell>
          <table:table-cell office:value-type="float" office:value="246.39999" calcext:value-type="float">
            <text:p>246.39999</text:p>
          </table:table-cell>
          <table:table-cell office:value-type="float" office:value="263.60001" calcext:value-type="float">
            <text:p>263.60001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5.39999" calcext:value-type="float">
            <text:p>275.39999</text:p>
          </table:table-cell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2.39999" calcext:value-type="float">
            <text:p>212.39999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42.60001" calcext:value-type="float">
            <text:p>242.60001</text:p>
          </table:table-cell>
          <table:table-cell office:value-type="float" office:value="247.2" calcext:value-type="float">
            <text:p>247.2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71.39999" calcext:value-type="float">
            <text:p>271.39999</text:p>
          </table:table-cell>
          <table:table-cell office:value-type="float" office:value="273" calcext:value-type="float">
            <text:p>273</text:p>
          </table:table-cell>
          <table:table-cell office:value-type="float" office:value="275.20001" calcext:value-type="float">
            <text:p>275.200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2.8" calcext:value-type="float">
            <text:p>212.8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3.39999" calcext:value-type="float">
            <text:p>213.39999</text:p>
          </table:table-cell>
          <table:table-cell table:number-columns-repeated="2" office:value-type="float" office:value="212.60001" calcext:value-type="float">
            <text:p>212.60001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43.2" calcext:value-type="float">
            <text:p>243.2</text:p>
          </table:table-cell>
          <table:table-cell office:value-type="float" office:value="247.39999" calcext:value-type="float">
            <text:p>247.39999</text:p>
          </table:table-cell>
          <table:table-cell office:value-type="float" office:value="264.39999" calcext:value-type="float">
            <text:p>264.39999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75.79999" calcext:value-type="float">
            <text:p>275.79999</text:p>
          </table:table-cell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213" calcext:value-type="float">
            <text:p>213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2.8" calcext:value-type="float">
            <text:p>212.8</text:p>
          </table:table-cell>
          <table:table-cell office:value-type="float" office:value="220" calcext:value-type="float">
            <text:p>220</text:p>
          </table:table-cell>
          <table:table-cell office:value-type="float" office:value="243.60001" calcext:value-type="float">
            <text:p>243.60001</text:p>
          </table:table-cell>
          <table:table-cell office:value-type="float" office:value="247.60001" calcext:value-type="float">
            <text:p>247.60001</text:p>
          </table:table-cell>
          <table:table-cell office:value-type="float" office:value="264.79999" calcext:value-type="float">
            <text:p>264.79999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0.79999" calcext:value-type="float">
            <text:p>270.79999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3.8" calcext:value-type="float">
            <text:p>213.8</text:p>
          </table:table-cell>
          <table:table-cell office:value-type="float" office:value="212.8" calcext:value-type="float">
            <text:p>212.8</text:p>
          </table:table-cell>
          <table:table-cell office:value-type="float" office:value="213" calcext:value-type="float">
            <text:p>213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43.8" calcext:value-type="float">
            <text:p>243.8</text:p>
          </table:table-cell>
          <table:table-cell office:value-type="float" office:value="248.2" calcext:value-type="float">
            <text:p>248.2</text:p>
          </table:table-cell>
          <table:table-cell office:value-type="float" office:value="265.39999" calcext:value-type="float">
            <text:p>265.39999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0.79999" calcext:value-type="float">
            <text:p>270.79999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6.20001" calcext:value-type="float">
            <text:p>276.20001</text:p>
          </table:table-cell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3.8" calcext:value-type="float">
            <text:p>213.8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39999" calcext:value-type="float">
            <text:p>244.39999</text:p>
          </table:table-cell>
          <table:table-cell office:value-type="float" office:value="249.2" calcext:value-type="float">
            <text:p>249.2</text:p>
          </table:table-cell>
          <table:table-cell office:value-type="float" office:value="266.39999" calcext:value-type="float">
            <text:p>266.39999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6.79999" calcext:value-type="float">
            <text:p>276.79999</text:p>
          </table:table-cell>
        </table:table-row>
        <table:table-row table:style-name="ro1">
          <table:table-cell office:value-type="float" office:value="209.60001" calcext:value-type="float">
            <text:p>209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8" calcext:value-type="float">
            <text:p>214.8</text:p>
          </table:table-cell>
          <table:table-cell office:value-type="float" office:value="214" calcext:value-type="float">
            <text:p>214</text:p>
          </table:table-cell>
          <table:table-cell office:value-type="float" office:value="213.8" calcext:value-type="float">
            <text:p>213.8</text:p>
          </table:table-cell>
          <table:table-cell office:value-type="float" office:value="213" calcext:value-type="float">
            <text:p>213</text:p>
          </table:table-cell>
          <table:table-cell office:value-type="float" office:value="213.8" calcext:value-type="float">
            <text:p>213.8</text:p>
          </table:table-cell>
          <table:table-cell office:value-type="float" office:value="221" calcext:value-type="float">
            <text:p>221</text:p>
          </table:table-cell>
          <table:table-cell office:value-type="float" office:value="245.39999" calcext:value-type="float">
            <text:p>245.39999</text:p>
          </table:table-cell>
          <table:table-cell office:value-type="float" office:value="249.8" calcext:value-type="float">
            <text:p>249.8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71.79999" calcext:value-type="float">
            <text:p>271.79999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7.39999" calcext:value-type="float">
            <text:p>277.39999</text:p>
          </table:table-cell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213" calcext:value-type="float">
            <text:p>213</text:p>
          </table:table-cell>
          <table:table-cell office:value-type="float" office:value="214.8" calcext:value-type="float">
            <text:p>214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4.2" calcext:value-type="float">
            <text:p>214.2</text:p>
          </table:table-cell>
          <table:table-cell office:value-type="float" office:value="221.60001" calcext:value-type="float">
            <text:p>221.60001</text:p>
          </table:table-cell>
          <table:table-cell office:value-type="float" office:value="246.2" calcext:value-type="float">
            <text:p>246.2</text:p>
          </table:table-cell>
          <table:table-cell office:value-type="float" office:value="250.60001" calcext:value-type="float">
            <text:p>250.60001</text:p>
          </table:table-cell>
          <table:table-cell office:value-type="float" office:value="267.79999" calcext:value-type="float">
            <text:p>267.79999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8.39999" calcext:value-type="float">
            <text:p>278.39999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3.8" calcext:value-type="float">
            <text:p>213.8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22.2" calcext:value-type="float">
            <text:p>222.2</text:p>
          </table:table-cell>
          <table:table-cell office:value-type="float" office:value="246.60001" calcext:value-type="float">
            <text:p>246.60001</text:p>
          </table:table-cell>
          <table:table-cell office:value-type="float" office:value="251.39999" calcext:value-type="float">
            <text:p>251.39999</text:p>
          </table:table-cell>
          <table:table-cell office:value-type="float" office:value="268.39999" calcext:value-type="float">
            <text:p>268.39999</text:p>
          </table:table-cell>
          <table:table-cell office:value-type="float" office:value="272" calcext:value-type="float">
            <text:p>272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3" calcext:value-type="float">
            <text:p>273</text:p>
          </table:table-cell>
          <table:table-cell office:value-type="float" office:value="279.20001" calcext:value-type="float">
            <text:p>279.20001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60001" calcext:value-type="float">
            <text:p>214.60001</text:p>
          </table:table-cell>
          <table:table-cell table:number-columns-repeated="2" office:value-type="float" office:value="214.2" calcext:value-type="float">
            <text:p>214.2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23.2" calcext:value-type="float">
            <text:p>223.2</text:p>
          </table:table-cell>
          <table:table-cell office:value-type="float" office:value="247" calcext:value-type="float">
            <text:p>247</text:p>
          </table:table-cell>
          <table:table-cell office:value-type="float" office:value="252.39999" calcext:value-type="float">
            <text:p>252.39999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72" calcext:value-type="float">
            <text:p>272</text:p>
          </table:table-cell>
          <table:table-cell office:value-type="float" office:value="271.79999" calcext:value-type="float">
            <text:p>271.79999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9.60001" calcext:value-type="float">
            <text:p>279.60001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214" calcext:value-type="float">
            <text:p>214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4" calcext:value-type="float">
            <text:p>214</text:p>
          </table:table-cell>
          <table:table-cell office:value-type="float" office:value="214.2" calcext:value-type="float">
            <text:p>214.2</text:p>
          </table:table-cell>
          <table:table-cell office:value-type="float" office:value="215.8" calcext:value-type="float">
            <text:p>215.8</text:p>
          </table:table-cell>
          <table:table-cell office:value-type="float" office:value="224" calcext:value-type="float">
            <text:p>224</text:p>
          </table:table-cell>
          <table:table-cell office:value-type="float" office:value="247.8" calcext:value-type="float">
            <text:p>247.8</text:p>
          </table:table-cell>
          <table:table-cell office:value-type="float" office:value="253.39999" calcext:value-type="float">
            <text:p>253.39999</text:p>
          </table:table-cell>
          <table:table-cell office:value-type="float" office:value="269" calcext:value-type="float">
            <text:p>269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9.60001" calcext:value-type="float">
            <text:p>279.60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14.39999" calcext:value-type="float">
            <text:p>214.39999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24.60001" calcext:value-type="float">
            <text:p>224.60001</text:p>
          </table:table-cell>
          <table:table-cell office:value-type="float" office:value="249" calcext:value-type="float">
            <text:p>249</text:p>
          </table:table-cell>
          <table:table-cell office:value-type="float" office:value="254.39999" calcext:value-type="float">
            <text:p>254.39999</text:p>
          </table:table-cell>
          <table:table-cell office:value-type="float" office:value="269.60001" calcext:value-type="float">
            <text:p>269.60001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80.20001" calcext:value-type="float">
            <text:p>280.20001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6.8" calcext:value-type="float">
            <text:p>216.8</text:p>
          </table:table-cell>
          <table:table-cell office:value-type="float" office:value="225.60001" calcext:value-type="float">
            <text:p>225.60001</text:p>
          </table:table-cell>
          <table:table-cell office:value-type="float" office:value="249.8" calcext:value-type="float">
            <text:p>249.8</text:p>
          </table:table-cell>
          <table:table-cell office:value-type="float" office:value="255.60001" calcext:value-type="float">
            <text:p>255.60001</text:p>
          </table:table-cell>
          <table:table-cell office:value-type="float" office:value="269.79999" calcext:value-type="float">
            <text:p>269.79999</text:p>
          </table:table-cell>
          <table:table-cell office:value-type="float" office:value="273" calcext:value-type="float">
            <text:p>273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10.39999" calcext:value-type="float">
            <text:p>210.39999</text:p>
          </table:table-cell>
          <table:table-cell office:value-type="float" office:value="213.8" calcext:value-type="float">
            <text:p>213.8</text:p>
          </table:table-cell>
          <table:table-cell table:number-columns-repeated="2" office:value-type="float" office:value="214.39999" calcext:value-type="float">
            <text:p>214.39999</text:p>
          </table:table-cell>
          <table:table-cell office:value-type="float" office:value="213.60001" calcext:value-type="float">
            <text:p>213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6.60001" calcext:value-type="float">
            <text:p>226.60001</text:p>
          </table:table-cell>
          <table:table-cell office:value-type="float" office:value="250.8" calcext:value-type="float">
            <text:p>250.8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4" calcext:value-type="float">
            <text:p>274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10.39999" calcext:value-type="float">
            <text:p>210.39999</text:p>
          </table:table-cell>
          <table:table-cell office:value-type="float" office:value="214" calcext:value-type="float">
            <text:p>214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" calcext:value-type="float">
            <text:p>214</text:p>
          </table:table-cell>
          <table:table-cell office:value-type="float" office:value="214.2" calcext:value-type="float">
            <text:p>214.2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7.2" calcext:value-type="float">
            <text:p>227.2</text:p>
          </table:table-cell>
          <table:table-cell office:value-type="float" office:value="251.8" calcext:value-type="float">
            <text:p>251.8</text:p>
          </table:table-cell>
          <table:table-cell office:value-type="float" office:value="258.20001" calcext:value-type="float">
            <text:p>258.20001</text:p>
          </table:table-cell>
          <table:table-cell office:value-type="float" office:value="270.79999" calcext:value-type="float">
            <text:p>270.79999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82.79999" calcext:value-type="float">
            <text:p>282.79999</text:p>
          </table:table-cell>
        </table:table-row>
        <table:table-row table:style-name="ro1">
          <table:table-cell office:value-type="float" office:value="210.39999" calcext:value-type="float">
            <text:p>210.39999</text:p>
          </table:table-cell>
          <table:table-cell office:value-type="float" office:value="214.2" calcext:value-type="float">
            <text:p>214.2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5" calcext:value-type="float">
            <text:p>215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7.39999" calcext:value-type="float">
            <text:p>227.39999</text:p>
          </table:table-cell>
          <table:table-cell office:value-type="float" office:value="251.8" calcext:value-type="float">
            <text:p>251.8</text:p>
          </table:table-cell>
          <table:table-cell office:value-type="float" office:value="259.20001" calcext:value-type="float">
            <text:p>259.20001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84.39999" calcext:value-type="float">
            <text:p>284.39999</text:p>
          </table:table-cell>
        </table:table-row>
        <table:table-row table:style-name="ro1">
          <table:table-cell office:value-type="float" office:value="210.60001" calcext:value-type="float">
            <text:p>210.60001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5" calcext:value-type="float">
            <text:p>215</text:p>
          </table:table-cell>
          <table:table-cell office:value-type="float" office:value="214.8" calcext:value-type="float">
            <text:p>214.8</text:p>
          </table:table-cell>
          <table:table-cell office:value-type="float" office:value="216" calcext:value-type="float">
            <text:p>216</text:p>
          </table:table-cell>
          <table:table-cell office:value-type="float" office:value="219.8" calcext:value-type="float">
            <text:p>219.8</text:p>
          </table:table-cell>
          <table:table-cell office:value-type="float" office:value="227.8" calcext:value-type="float">
            <text:p>227.8</text:p>
          </table:table-cell>
          <table:table-cell office:value-type="float" office:value="250.2" calcext:value-type="float">
            <text:p>250.2</text:p>
          </table:table-cell>
          <table:table-cell office:value-type="float" office:value="260.20001" calcext:value-type="float">
            <text:p>260.20001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84.60001" calcext:value-type="float">
            <text:p>284.60001</text:p>
          </table:table-cell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214.8" calcext:value-type="float">
            <text:p>214.8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5" calcext:value-type="float">
            <text:p>215</text:p>
          </table:table-cell>
          <table:table-cell office:value-type="float" office:value="215.2" calcext:value-type="float">
            <text:p>215.2</text:p>
          </table:table-cell>
          <table:table-cell office:value-type="float" office:value="216.8" calcext:value-type="float">
            <text:p>216.8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29.2" calcext:value-type="float">
            <text:p>229.2</text:p>
          </table:table-cell>
          <table:table-cell office:value-type="float" office:value="248.39999" calcext:value-type="float">
            <text:p>248.39999</text:p>
          </table:table-cell>
          <table:table-cell office:value-type="float" office:value="260.60001" calcext:value-type="float">
            <text:p>260.60001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4" calcext:value-type="float">
            <text:p>274</text:p>
          </table:table-cell>
          <table:table-cell office:value-type="float" office:value="284.79999" calcext:value-type="float">
            <text:p>284.79999</text:p>
          </table:table-cell>
        </table:table-row>
        <table:table-row table:style-name="ro1">
          <table:table-cell office:value-type="float" office:value="211.39999" calcext:value-type="float">
            <text:p>211.39999</text:p>
          </table:table-cell>
          <table:table-cell office:value-type="float" office:value="214.8" calcext:value-type="float">
            <text:p>214.8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5.2" calcext:value-type="float">
            <text:p>215.2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31" calcext:value-type="float">
            <text:p>231</text:p>
          </table:table-cell>
          <table:table-cell office:value-type="float" office:value="248.60001" calcext:value-type="float">
            <text:p>248.60001</text:p>
          </table:table-cell>
          <table:table-cell office:value-type="float" office:value="261.20001" calcext:value-type="float">
            <text:p>261.20001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86.39999" calcext:value-type="float">
            <text:p>286.39999</text:p>
          </table:table-cell>
        </table:table-row>
        <table:table-row table:style-name="ro1">
          <table:table-cell office:value-type="float" office:value="211.39999" calcext:value-type="float">
            <text:p>211.39999</text:p>
          </table:table-cell>
          <table:table-cell table:number-columns-repeated="2" office:value-type="float" office:value="214.39999" calcext:value-type="float">
            <text:p>214.39999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18.8" calcext:value-type="float">
            <text:p>218.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9.8" calcext:value-type="float">
            <text:p>249.8</text:p>
          </table:table-cell>
          <table:table-cell office:value-type="float" office:value="261.20001" calcext:value-type="float">
            <text:p>261.20001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88.39999" calcext:value-type="float">
            <text:p>288.39999</text:p>
          </table:table-cell>
        </table:table-row>
        <table:table-row table:style-name="ro1">
          <table:table-cell office:value-type="float" office:value="211.39999" calcext:value-type="float">
            <text:p>211.39999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9.8" calcext:value-type="float">
            <text:p>219.8</text:p>
          </table:table-cell>
          <table:table-cell office:value-type="float" office:value="232.60001" calcext:value-type="float">
            <text:p>232.60001</text:p>
          </table:table-cell>
          <table:table-cell office:value-type="float" office:value="250.8" calcext:value-type="float">
            <text:p>250.8</text:p>
          </table:table-cell>
          <table:table-cell office:value-type="float" office:value="261.20001" calcext:value-type="float">
            <text:p>261.20001</text:p>
          </table:table-cell>
          <table:table-cell office:value-type="float" office:value="272" calcext:value-type="float">
            <text:p>272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11.8" calcext:value-type="float">
            <text:p>211.8</text:p>
          </table:table-cell>
          <table:table-cell table:number-columns-repeated="2" office:value-type="float" office:value="214.60001" calcext:value-type="float">
            <text:p>214.60001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20.8" calcext:value-type="float">
            <text:p>220.8</text:p>
          </table:table-cell>
          <table:table-cell office:value-type="float" office:value="219" calcext:value-type="float">
            <text:p>219</text:p>
          </table:table-cell>
          <table:table-cell office:value-type="float" office:value="232.2" calcext:value-type="float">
            <text:p>232.2</text:p>
          </table:table-cell>
          <table:table-cell office:value-type="float" office:value="251.2" calcext:value-type="float">
            <text:p>251.2</text:p>
          </table:table-cell>
          <table:table-cell office:value-type="float" office:value="261.60001" calcext:value-type="float">
            <text:p>261.60001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214.8" calcext:value-type="float">
            <text:p>214.8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22.2" calcext:value-type="float">
            <text:p>222.2</text:p>
          </table:table-cell>
          <table:table-cell office:value-type="float" office:value="218.8" calcext:value-type="float">
            <text:p>218.8</text:p>
          </table:table-cell>
          <table:table-cell office:value-type="float" office:value="231.8" calcext:value-type="float">
            <text:p>231.8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92.39999" calcext:value-type="float">
            <text:p>292.39999</text:p>
          </table:table-cell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214.8" calcext:value-type="float">
            <text:p>214.8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7" calcext:value-type="float">
            <text:p>217</text:p>
          </table:table-cell>
          <table:table-cell office:value-type="float" office:value="223.8" calcext:value-type="float">
            <text:p>223.8</text:p>
          </table:table-cell>
          <table:table-cell office:value-type="float" office:value="220" calcext:value-type="float">
            <text:p>220</text:p>
          </table:table-cell>
          <table:table-cell office:value-type="float" office:value="232.39999" calcext:value-type="float">
            <text:p>232.39999</text:p>
          </table:table-cell>
          <table:table-cell office:value-type="float" office:value="255.2" calcext:value-type="float">
            <text:p>255.2</text:p>
          </table:table-cell>
          <table:table-cell office:value-type="float" office:value="262.60001" calcext:value-type="float">
            <text:p>262.60001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93.79999" calcext:value-type="float">
            <text:p>293.79999</text:p>
          </table:table-cell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215" calcext:value-type="float">
            <text:p>215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5.39999" calcext:value-type="float">
            <text:p>225.39999</text:p>
          </table:table-cell>
          <table:table-cell office:value-type="float" office:value="221" calcext:value-type="float">
            <text:p>221</text:p>
          </table:table-cell>
          <table:table-cell office:value-type="float" office:value="233.39999" calcext:value-type="float">
            <text:p>233.39999</text:p>
          </table:table-cell>
          <table:table-cell office:value-type="float" office:value="256.20001" calcext:value-type="float">
            <text:p>256.20001</text:p>
          </table:table-cell>
          <table:table-cell office:value-type="float" office:value="263.79999" calcext:value-type="float">
            <text:p>263.79999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3" calcext:value-type="float">
            <text:p>273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12.39999" calcext:value-type="float">
            <text:p>212.39999</text:p>
          </table:table-cell>
          <table:table-cell office:value-type="float" office:value="215" calcext:value-type="float">
            <text:p>215</text:p>
          </table:table-cell>
          <table:table-cell office:value-type="float" office:value="215.2" calcext:value-type="float">
            <text:p>215.2</text:p>
          </table:table-cell>
          <table:table-cell office:value-type="float" office:value="216" calcext:value-type="float">
            <text:p>216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6.39999" calcext:value-type="float">
            <text:p>226.39999</text:p>
          </table:table-cell>
          <table:table-cell office:value-type="float" office:value="222.2" calcext:value-type="float">
            <text:p>222.2</text:p>
          </table:table-cell>
          <table:table-cell office:value-type="float" office:value="236" calcext:value-type="float">
            <text:p>236</text:p>
          </table:table-cell>
          <table:table-cell office:value-type="float" office:value="256.79999" calcext:value-type="float">
            <text:p>256.79999</text:p>
          </table:table-cell>
          <table:table-cell office:value-type="float" office:value="264.20001" calcext:value-type="float">
            <text:p>264.20001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215" calcext:value-type="float">
            <text:p>215</text:p>
          </table:table-cell>
          <table:table-cell office:value-type="float" office:value="215.2" calcext:value-type="float">
            <text:p>215.2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9.8" calcext:value-type="float">
            <text:p>219.8</text:p>
          </table:table-cell>
          <table:table-cell office:value-type="float" office:value="226.2" calcext:value-type="float">
            <text:p>226.2</text:p>
          </table:table-cell>
          <table:table-cell office:value-type="float" office:value="223.60001" calcext:value-type="float">
            <text:p>223.60001</text:p>
          </table:table-cell>
          <table:table-cell office:value-type="float" office:value="238.39999" calcext:value-type="float">
            <text:p>238.39999</text:p>
          </table:table-cell>
          <table:table-cell office:value-type="float" office:value="258" calcext:value-type="float">
            <text:p>258</text:p>
          </table:table-cell>
          <table:table-cell office:value-type="float" office:value="264.39999" calcext:value-type="float">
            <text:p>264.39999</text:p>
          </table:table-cell>
          <table:table-cell office:value-type="float" office:value="273" calcext:value-type="float">
            <text:p>273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98.60001" calcext:value-type="float">
            <text:p>298.60001</text:p>
          </table:table-cell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26.60001" calcext:value-type="float">
            <text:p>226.60001</text:p>
          </table:table-cell>
          <table:table-cell office:value-type="float" office:value="224.60001" calcext:value-type="float">
            <text:p>224.60001</text:p>
          </table:table-cell>
          <table:table-cell office:value-type="float" office:value="240.2" calcext:value-type="float">
            <text:p>240.2</text:p>
          </table:table-cell>
          <table:table-cell office:value-type="float" office:value="259.39999" calcext:value-type="float">
            <text:p>259.39999</text:p>
          </table:table-cell>
          <table:table-cell office:value-type="float" office:value="265.60001" calcext:value-type="float">
            <text:p>265.6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4" calcext:value-type="float">
            <text:p>274</text:p>
          </table:table-cell>
          <table:table-cell office:value-type="float" office:value="298.60001" calcext:value-type="float">
            <text:p>298.60001</text:p>
          </table:table-cell>
        </table:table-row>
        <table:table-row table:style-name="ro1">
          <table:table-cell office:value-type="float" office:value="212.8" calcext:value-type="float">
            <text:p>212.8</text:p>
          </table:table-cell>
          <table:table-cell table:number-columns-repeated="2" office:value-type="float" office:value="215.2" calcext:value-type="float">
            <text:p>215.2</text:p>
          </table:table-cell>
          <table:table-cell office:value-type="float" office:value="217.2" calcext:value-type="float">
            <text:p>217.2</text:p>
          </table:table-cell>
          <table:table-cell office:value-type="float" office:value="219.8" calcext:value-type="float">
            <text:p>219.8</text:p>
          </table:table-cell>
          <table:table-cell office:value-type="float" office:value="228.60001" calcext:value-type="float">
            <text:p>228.60001</text:p>
          </table:table-cell>
          <table:table-cell office:value-type="float" office:value="224.8" calcext:value-type="float">
            <text:p>224.8</text:p>
          </table:table-cell>
          <table:table-cell office:value-type="float" office:value="242" calcext:value-type="float">
            <text:p>242</text:p>
          </table:table-cell>
          <table:table-cell office:value-type="float" office:value="261.20001" calcext:value-type="float">
            <text:p>261.20001</text:p>
          </table:table-cell>
          <table:table-cell office:value-type="float" office:value="267" calcext:value-type="float">
            <text:p>267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4" calcext:value-type="float">
            <text:p>274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12.60001" calcext:value-type="float">
            <text:p>212.60001</text:p>
          </table:table-cell>
          <table:table-cell office:value-type="float" office:value="215.2" calcext:value-type="float">
            <text:p>215.2</text:p>
          </table:table-cell>
          <table:table-cell office:value-type="float" office:value="216" calcext:value-type="float">
            <text:p>216</text:p>
          </table:table-cell>
          <table:table-cell office:value-type="float" office:value="217.2" calcext:value-type="float">
            <text:p>217.2</text:p>
          </table:table-cell>
          <table:table-cell office:value-type="float" office:value="220" calcext:value-type="float">
            <text:p>220</text:p>
          </table:table-cell>
          <table:table-cell office:value-type="float" office:value="230.2" calcext:value-type="float">
            <text:p>230.2</text:p>
          </table:table-cell>
          <table:table-cell office:value-type="float" office:value="225.39999" calcext:value-type="float">
            <text:p>225.39999</text:p>
          </table:table-cell>
          <table:table-cell office:value-type="float" office:value="242.60001" calcext:value-type="float">
            <text:p>242.60001</text:p>
          </table:table-cell>
          <table:table-cell office:value-type="float" office:value="261.79999" calcext:value-type="float">
            <text:p>261.79999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99.39999" calcext:value-type="float">
            <text:p>299.39999</text:p>
          </table:table-cell>
        </table:table-row>
        <table:table-row table:style-name="ro1">
          <table:table-cell office:value-type="float" office:value="212.8" calcext:value-type="float">
            <text:p>212.8</text:p>
          </table:table-cell>
          <table:table-cell table:number-columns-repeated="2" office:value-type="float" office:value="216.2" calcext:value-type="float">
            <text:p>216.2</text:p>
          </table:table-cell>
          <table:table-cell office:value-type="float" office:value="217.8" calcext:value-type="float">
            <text:p>217.8</text:p>
          </table:table-cell>
          <table:table-cell office:value-type="float" office:value="220.60001" calcext:value-type="float">
            <text:p>220.60001</text:p>
          </table:table-cell>
          <table:table-cell office:value-type="float" office:value="230.8" calcext:value-type="float">
            <text:p>230.8</text:p>
          </table:table-cell>
          <table:table-cell office:value-type="float" office:value="226.39999" calcext:value-type="float">
            <text:p>226.39999</text:p>
          </table:table-cell>
          <table:table-cell office:value-type="float" office:value="243" calcext:value-type="float">
            <text:p>243</text:p>
          </table:table-cell>
          <table:table-cell office:value-type="float" office:value="262.60001" calcext:value-type="float">
            <text:p>262.60001</text:p>
          </table:table-cell>
          <table:table-cell office:value-type="float" office:value="268" calcext:value-type="float">
            <text:p>268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303.20001" calcext:value-type="float">
            <text:p>303.2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6.2" calcext:value-type="float">
            <text:p>216.2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21.8" calcext:value-type="float">
            <text:p>221.8</text:p>
          </table:table-cell>
          <table:table-cell office:value-type="float" office:value="231.60001" calcext:value-type="float">
            <text:p>231.60001</text:p>
          </table:table-cell>
          <table:table-cell office:value-type="float" office:value="227.8" calcext:value-type="float">
            <text:p>227.8</text:p>
          </table:table-cell>
          <table:table-cell office:value-type="float" office:value="242.2" calcext:value-type="float">
            <text:p>242.2</text:p>
          </table:table-cell>
          <table:table-cell office:value-type="float" office:value="263.79999" calcext:value-type="float">
            <text:p>263.79999</text:p>
          </table:table-cell>
          <table:table-cell office:value-type="float" office:value="268.39999" calcext:value-type="float">
            <text:p>268.39999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3.79999" calcext:value-type="float">
            <text:p>273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216.8" calcext:value-type="float">
            <text:p>216.8</text:p>
          </table:table-cell>
          <table:table-cell office:value-type="float" office:value="216" calcext:value-type="float">
            <text:p>216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23.39999" calcext:value-type="float">
            <text:p>223.39999</text:p>
          </table:table-cell>
          <table:table-cell office:value-type="float" office:value="233" calcext:value-type="float">
            <text:p>233</text:p>
          </table:table-cell>
          <table:table-cell office:value-type="float" office:value="229.39999" calcext:value-type="float">
            <text:p>229.39999</text:p>
          </table:table-cell>
          <table:table-cell office:value-type="float" office:value="240.60001" calcext:value-type="float">
            <text:p>240.60001</text:p>
          </table:table-cell>
          <table:table-cell office:value-type="float" office:value="264.60001" calcext:value-type="float">
            <text:p>264.60001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3.20001" calcext:value-type="float">
            <text:p>273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3.39999" calcext:value-type="float">
            <text:p>213.39999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5.8" calcext:value-type="float">
            <text:p>215.8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24.60001" calcext:value-type="float">
            <text:p>224.60001</text:p>
          </table:table-cell>
          <table:table-cell office:value-type="float" office:value="235.8" calcext:value-type="float">
            <text:p>235.8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265.39999" calcext:value-type="float">
            <text:p>265.39999</text:p>
          </table:table-cell>
          <table:table-cell office:value-type="float" office:value="269.20001" calcext:value-type="float">
            <text:p>269.2000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3.20001" calcext:value-type="float">
            <text:p>273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3.39999" calcext:value-type="float">
            <text:p>213.39999</text:p>
          </table:table-cell>
          <table:table-cell office:value-type="float" office:value="218" calcext:value-type="float">
            <text:p>218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21.2" calcext:value-type="float">
            <text:p>221.2</text:p>
          </table:table-cell>
          <table:table-cell office:value-type="float" office:value="226" calcext:value-type="float">
            <text:p>226</text:p>
          </table:table-cell>
          <table:table-cell office:value-type="float" office:value="237.2" calcext:value-type="float">
            <text:p>237.2</text:p>
          </table:table-cell>
          <table:table-cell office:value-type="float" office:value="232.39999" calcext:value-type="float">
            <text:p>232.39999</text:p>
          </table:table-cell>
          <table:table-cell office:value-type="float" office:value="242.2" calcext:value-type="float">
            <text:p>242.2</text:p>
          </table:table-cell>
          <table:table-cell office:value-type="float" office:value="266.20001" calcext:value-type="float">
            <text:p>266.20001</text:p>
          </table:table-cell>
          <table:table-cell office:value-type="float" office:value="269.39999" calcext:value-type="float">
            <text:p>269.39999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3.39999" calcext:value-type="float">
            <text:p>273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3.39999" calcext:value-type="float">
            <text:p>213.39999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15.8" calcext:value-type="float">
            <text:p>215.8</text:p>
          </table:table-cell>
          <table:table-cell office:value-type="float" office:value="222.2" calcext:value-type="float">
            <text:p>222.2</text:p>
          </table:table-cell>
          <table:table-cell office:value-type="float" office:value="227.39999" calcext:value-type="float">
            <text:p>227.39999</text:p>
          </table:table-cell>
          <table:table-cell office:value-type="float" office:value="239" calcext:value-type="float">
            <text:p>239</text:p>
          </table:table-cell>
          <table:table-cell office:value-type="float" office:value="233.39999" calcext:value-type="float">
            <text:p>233.39999</text:p>
          </table:table-cell>
          <table:table-cell office:value-type="float" office:value="242" calcext:value-type="float">
            <text:p>242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69.20001" calcext:value-type="float">
            <text:p>269.2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3.39999" calcext:value-type="float">
            <text:p>273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9.2" calcext:value-type="float">
            <text:p>219.2</text:p>
          </table:table-cell>
          <table:table-cell office:value-type="float" office:value="216.2" calcext:value-type="float">
            <text:p>216.2</text:p>
          </table:table-cell>
          <table:table-cell office:value-type="float" office:value="223" calcext:value-type="float">
            <text:p>223</text:p>
          </table:table-cell>
          <table:table-cell office:value-type="float" office:value="228.60001" calcext:value-type="float">
            <text:p>228.60001</text:p>
          </table:table-cell>
          <table:table-cell office:value-type="float" office:value="240.39999" calcext:value-type="float">
            <text:p>240.39999</text:p>
          </table:table-cell>
          <table:table-cell office:value-type="float" office:value="233.8" calcext:value-type="float">
            <text:p>233.8</text:p>
          </table:table-cell>
          <table:table-cell office:value-type="float" office:value="242.60001" calcext:value-type="float">
            <text:p>242.60001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70" calcext:value-type="float">
            <text:p>270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3.39999" calcext:value-type="float">
            <text:p>273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16.8" calcext:value-type="float">
            <text:p>216.8</text:p>
          </table:table-cell>
          <table:table-cell office:value-type="float" office:value="223.60001" calcext:value-type="float">
            <text:p>223.60001</text:p>
          </table:table-cell>
          <table:table-cell office:value-type="float" office:value="229.8" calcext:value-type="float">
            <text:p>229.8</text:p>
          </table:table-cell>
          <table:table-cell office:value-type="float" office:value="241.8" calcext:value-type="float">
            <text:p>241.8</text:p>
          </table:table-cell>
          <table:table-cell office:value-type="float" office:value="234.39999" calcext:value-type="float">
            <text:p>234.39999</text:p>
          </table:table-cell>
          <table:table-cell office:value-type="float" office:value="243.2" calcext:value-type="float">
            <text:p>243.2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70.79999" calcext:value-type="float">
            <text:p>270.79999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3.39999" calcext:value-type="float">
            <text:p>273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39999" calcext:value-type="float">
            <text:p>214.39999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17" calcext:value-type="float">
            <text:p>217</text:p>
          </table:table-cell>
          <table:table-cell office:value-type="float" office:value="221.8" calcext:value-type="float">
            <text:p>221.8</text:p>
          </table:table-cell>
          <table:table-cell office:value-type="float" office:value="231" calcext:value-type="float">
            <text:p>231</text:p>
          </table:table-cell>
          <table:table-cell office:value-type="float" office:value="243.2" calcext:value-type="float">
            <text:p>243.2</text:p>
          </table:table-cell>
          <table:table-cell office:value-type="float" office:value="236.2" calcext:value-type="float">
            <text:p>236.2</text:p>
          </table:table-cell>
          <table:table-cell office:value-type="float" office:value="243.60001" calcext:value-type="float">
            <text:p>243.60001</text:p>
          </table:table-cell>
          <table:table-cell office:value-type="float" office:value="268.20001" calcext:value-type="float">
            <text:p>268.20001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3.60001" calcext:value-type="float">
            <text:p>273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221.60001" calcext:value-type="float">
            <text:p>221.60001</text:p>
          </table:table-cell>
          <table:table-cell office:value-type="float" office:value="216.8" calcext:value-type="float">
            <text:p>216.8</text:p>
          </table:table-cell>
          <table:table-cell office:value-type="float" office:value="223" calcext:value-type="float">
            <text:p>223</text:p>
          </table:table-cell>
          <table:table-cell office:value-type="float" office:value="232.60001" calcext:value-type="float">
            <text:p>232.60001</text:p>
          </table:table-cell>
          <table:table-cell office:value-type="float" office:value="244.8" calcext:value-type="float">
            <text:p>244.8</text:p>
          </table:table-cell>
          <table:table-cell office:value-type="float" office:value="238.2" calcext:value-type="float">
            <text:p>238.2</text:p>
          </table:table-cell>
          <table:table-cell office:value-type="float" office:value="244.60001" calcext:value-type="float">
            <text:p>244.60001</text:p>
          </table:table-cell>
          <table:table-cell office:value-type="float" office:value="268.39999" calcext:value-type="float">
            <text:p>268.39999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5" calcext:value-type="float">
            <text:p>275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3.79999" calcext:value-type="float">
            <text:p>273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222.2" calcext:value-type="float">
            <text:p>222.2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22.8" calcext:value-type="float">
            <text:p>222.8</text:p>
          </table:table-cell>
          <table:table-cell office:value-type="float" office:value="233.8" calcext:value-type="float">
            <text:p>233.8</text:p>
          </table:table-cell>
          <table:table-cell office:value-type="float" office:value="246.8" calcext:value-type="float">
            <text:p>246.8</text:p>
          </table:table-cell>
          <table:table-cell office:value-type="float" office:value="240" calcext:value-type="float">
            <text:p>240</text:p>
          </table:table-cell>
          <table:table-cell office:value-type="float" office:value="244.8" calcext:value-type="float">
            <text:p>244.8</text:p>
          </table:table-cell>
          <table:table-cell office:value-type="float" office:value="269.20001" calcext:value-type="float">
            <text:p>269.20001</text:p>
          </table:table-cell>
          <table:table-cell office:value-type="float" office:value="271.79999" calcext:value-type="float">
            <text:p>271.79999</text:p>
          </table:table-cell>
          <table:table-cell office:value-type="float" office:value="273.60001" calcext:value-type="float">
            <text:p>273.60001</text:p>
          </table:table-cell>
          <table:table-cell table:number-columns-repeated="2" office:value-type="float" office:value="275.20001" calcext:value-type="float">
            <text:p>275.2000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223.39999" calcext:value-type="float">
            <text:p>223.39999</text:p>
          </table:table-cell>
          <table:table-cell office:value-type="float" office:value="218.2" calcext:value-type="float">
            <text:p>218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5.2" calcext:value-type="float">
            <text:p>235.2</text:p>
          </table:table-cell>
          <table:table-cell office:value-type="float" office:value="248.60001" calcext:value-type="float">
            <text:p>248.60001</text:p>
          </table:table-cell>
          <table:table-cell office:value-type="float" office:value="241.60001" calcext:value-type="float">
            <text:p>241.60001</text:p>
          </table:table-cell>
          <table:table-cell office:value-type="float" office:value="245.60001" calcext:value-type="float">
            <text:p>245.60001</text:p>
          </table:table-cell>
          <table:table-cell office:value-type="float" office:value="269.79999" calcext:value-type="float">
            <text:p>269.79999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4.39999" calcext:value-type="float">
            <text:p>274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4.2" calcext:value-type="float">
            <text:p>224.2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3" calcext:value-type="float">
            <text:p>223</text:p>
          </table:table-cell>
          <table:table-cell office:value-type="float" office:value="236.39999" calcext:value-type="float">
            <text:p>236.39999</text:p>
          </table:table-cell>
          <table:table-cell office:value-type="float" office:value="250.2" calcext:value-type="float">
            <text:p>250.2</text:p>
          </table:table-cell>
          <table:table-cell office:value-type="float" office:value="241.8" calcext:value-type="float">
            <text:p>241.8</text:p>
          </table:table-cell>
          <table:table-cell office:value-type="float" office:value="248.2" calcext:value-type="float">
            <text:p>248.2</text:p>
          </table:table-cell>
          <table:table-cell office:value-type="float" office:value="269.20001" calcext:value-type="float">
            <text:p>269.20001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5.39999" calcext:value-type="float">
            <text:p>275.399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4.8" calcext:value-type="float">
            <text:p>224.8</text:p>
          </table:table-cell>
          <table:table-cell office:value-type="float" office:value="218.8" calcext:value-type="float">
            <text:p>218.8</text:p>
          </table:table-cell>
          <table:table-cell office:value-type="float" office:value="224.39999" calcext:value-type="float">
            <text:p>224.39999</text:p>
          </table:table-cell>
          <table:table-cell office:value-type="float" office:value="238" calcext:value-type="float">
            <text:p>238</text:p>
          </table:table-cell>
          <table:table-cell office:value-type="float" office:value="251.39999" calcext:value-type="float">
            <text:p>251.39999</text:p>
          </table:table-cell>
          <table:table-cell office:value-type="float" office:value="241.39999" calcext:value-type="float">
            <text:p>241.39999</text:p>
          </table:table-cell>
          <table:table-cell office:value-type="float" office:value="249.8" calcext:value-type="float">
            <text:p>249.8</text:p>
          </table:table-cell>
          <table:table-cell office:value-type="float" office:value="268.20001" calcext:value-type="float">
            <text:p>268.20001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4" calcext:value-type="float">
            <text:p>274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6" calcext:value-type="float">
            <text:p>276</text:p>
          </table:table-cell>
          <table:table-cell office:value-type="float" office:value="274.20001" calcext:value-type="float">
            <text:p>274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60001" calcext:value-type="float">
            <text:p>214.60001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25.39999" calcext:value-type="float">
            <text:p>225.39999</text:p>
          </table:table-cell>
          <table:table-cell office:value-type="float" office:value="240.60001" calcext:value-type="float">
            <text:p>240.60001</text:p>
          </table:table-cell>
          <table:table-cell office:value-type="float" office:value="252.39999" calcext:value-type="float">
            <text:p>252.39999</text:p>
          </table:table-cell>
          <table:table-cell office:value-type="float" office:value="241.39999" calcext:value-type="float">
            <text:p>241.39999</text:p>
          </table:table-cell>
          <table:table-cell office:value-type="float" office:value="250.8" calcext:value-type="float">
            <text:p>250.8</text:p>
          </table:table-cell>
          <table:table-cell office:value-type="float" office:value="268.39999" calcext:value-type="float">
            <text:p>268.39999</text:p>
          </table:table-cell>
          <table:table-cell office:value-type="float" office:value="273" calcext:value-type="float">
            <text:p>273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76" calcext:value-type="float">
            <text:p>276</text:p>
          </table:table-cell>
          <table:table-cell office:value-type="float" office:value="274.20001" calcext:value-type="float">
            <text:p>274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220.8" calcext:value-type="float">
            <text:p>220.8</text:p>
          </table:table-cell>
          <table:table-cell office:value-type="float" office:value="225.2" calcext:value-type="float">
            <text:p>225.2</text:p>
          </table:table-cell>
          <table:table-cell office:value-type="float" office:value="241.60001" calcext:value-type="float">
            <text:p>241.60001</text:p>
          </table:table-cell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251.8" calcext:value-type="float">
            <text:p>251.8</text:p>
          </table:table-cell>
          <table:table-cell office:value-type="float" office:value="268.60001" calcext:value-type="float">
            <text:p>268.6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4.79999" calcext:value-type="float">
            <text:p>274.79999</text:p>
          </table:table-cell>
          <table:table-cell table:number-columns-repeated="2" office:value-type="float" office:value="275.60001" calcext:value-type="float">
            <text:p>275.60001</text:p>
          </table:table-cell>
          <table:table-cell office:value-type="float" office:value="274.39999" calcext:value-type="float">
            <text:p>274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7.8" calcext:value-type="float">
            <text:p>227.8</text:p>
          </table:table-cell>
          <table:table-cell office:value-type="float" office:value="221.8" calcext:value-type="float">
            <text:p>221.8</text:p>
          </table:table-cell>
          <table:table-cell office:value-type="float" office:value="225.2" calcext:value-type="float">
            <text:p>225.2</text:p>
          </table:table-cell>
          <table:table-cell office:value-type="float" office:value="242.8" calcext:value-type="float">
            <text:p>242.8</text:p>
          </table:table-cell>
          <table:table-cell office:value-type="float" office:value="255.8" calcext:value-type="float">
            <text:p>255.8</text:p>
          </table:table-cell>
          <table:table-cell office:value-type="float" office:value="243.8" calcext:value-type="float">
            <text:p>243.8</text:p>
          </table:table-cell>
          <table:table-cell office:value-type="float" office:value="253.2" calcext:value-type="float">
            <text:p>253.2</text:p>
          </table:table-cell>
          <table:table-cell office:value-type="float" office:value="269" calcext:value-type="float">
            <text:p>269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5" calcext:value-type="float">
            <text:p>275</text:p>
          </table:table-cell>
          <table:table-cell office:value-type="float" office:value="275.20001" calcext:value-type="float">
            <text:p>275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224.39999" calcext:value-type="float">
            <text:p>224.39999</text:p>
          </table:table-cell>
          <table:table-cell office:value-type="float" office:value="222.39999" calcext:value-type="float">
            <text:p>222.39999</text:p>
          </table:table-cell>
          <table:table-cell office:value-type="float" office:value="226" calcext:value-type="float">
            <text:p>226</text:p>
          </table:table-cell>
          <table:table-cell office:value-type="float" office:value="244.60001" calcext:value-type="float">
            <text:p>244.60001</text:p>
          </table:table-cell>
          <table:table-cell office:value-type="float" office:value="257" calcext:value-type="float">
            <text:p>257</text:p>
          </table:table-cell>
          <table:table-cell office:value-type="float" office:value="246.8" calcext:value-type="float">
            <text:p>246.8</text:p>
          </table:table-cell>
          <table:table-cell office:value-type="float" office:value="253.8" calcext:value-type="float">
            <text:p>253.8</text:p>
          </table:table-cell>
          <table:table-cell office:value-type="float" office:value="269.39999" calcext:value-type="float">
            <text:p>269.39999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60001" calcext:value-type="float">
            <text:p>275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60001" calcext:value-type="float">
            <text:p>214.60001</text:p>
          </table:table-cell>
          <table:table-cell office:value-type="float" office:value="220.8" calcext:value-type="float">
            <text:p>220.8</text:p>
          </table:table-cell>
          <table:table-cell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office:value-type="float" office:value="245.8" calcext:value-type="float">
            <text:p>245.8</text:p>
          </table:table-cell>
          <table:table-cell office:value-type="float" office:value="255.8" calcext:value-type="float">
            <text:p>255.8</text:p>
          </table:table-cell>
          <table:table-cell office:value-type="float" office:value="249.39999" calcext:value-type="float">
            <text:p>249.39999</text:p>
          </table:table-cell>
          <table:table-cell office:value-type="float" office:value="254" calcext:value-type="float">
            <text:p>254</text:p>
          </table:table-cell>
          <table:table-cell office:value-type="float" office:value="270" calcext:value-type="float">
            <text:p>270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39999" calcext:value-type="float">
            <text:p>214.39999</text:p>
          </table:table-cell>
          <table:table-cell office:value-type="float" office:value="222.39999" calcext:value-type="float">
            <text:p>222.39999</text:p>
          </table:table-cell>
          <table:table-cell office:value-type="float" office:value="223.60001" calcext:value-type="float">
            <text:p>223.60001</text:p>
          </table:table-cell>
          <table:table-cell office:value-type="float" office:value="228" calcext:value-type="float">
            <text:p>228</text:p>
          </table:table-cell>
          <table:table-cell office:value-type="float" office:value="246.39999" calcext:value-type="float">
            <text:p>246.39999</text:p>
          </table:table-cell>
          <table:table-cell office:value-type="float" office:value="254.8" calcext:value-type="float">
            <text:p>254.8</text:p>
          </table:table-cell>
          <table:table-cell office:value-type="float" office:value="250.60001" calcext:value-type="float">
            <text:p>250.60001</text:p>
          </table:table-cell>
          <table:table-cell office:value-type="float" office:value="255" calcext:value-type="float">
            <text:p>255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6.79999" calcext:value-type="float">
            <text:p>276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7.39999" calcext:value-type="float">
            <text:p>227.39999</text:p>
          </table:table-cell>
          <table:table-cell office:value-type="float" office:value="224.60001" calcext:value-type="float">
            <text:p>224.60001</text:p>
          </table:table-cell>
          <table:table-cell office:value-type="float" office:value="229.8" calcext:value-type="float">
            <text:p>229.8</text:p>
          </table:table-cell>
          <table:table-cell office:value-type="float" office:value="246.8" calcext:value-type="float">
            <text:p>246.8</text:p>
          </table:table-cell>
          <table:table-cell office:value-type="float" office:value="254.8" calcext:value-type="float">
            <text:p>254.8</text:p>
          </table:table-cell>
          <table:table-cell office:value-type="float" office:value="250.8" calcext:value-type="float">
            <text:p>250.8</text:p>
          </table:table-cell>
          <table:table-cell office:value-type="float" office:value="255.60001" calcext:value-type="float">
            <text:p>255.60001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74" calcext:value-type="float">
            <text:p>274</text:p>
          </table:table-cell>
          <table:table-cell office:value-type="float" office:value="275.39999" calcext:value-type="float">
            <text:p>275.39999</text:p>
          </table:table-cell>
          <table:table-cell table:number-columns-repeated="2" office:value-type="float" office:value="275.60001" calcext:value-type="float">
            <text:p>275.60001</text:p>
          </table:table-cell>
          <table:table-cell office:value-type="float" office:value="277.39999" calcext:value-type="float">
            <text:p>277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231.60001" calcext:value-type="float">
            <text:p>231.60001</text:p>
          </table:table-cell>
          <table:table-cell office:value-type="float" office:value="246.8" calcext:value-type="float">
            <text:p>246.8</text:p>
          </table:table-cell>
          <table:table-cell office:value-type="float" office:value="254.60001" calcext:value-type="float">
            <text:p>254.60001</text:p>
          </table:table-cell>
          <table:table-cell office:value-type="float" office:value="251.60001" calcext:value-type="float">
            <text:p>251.60001</text:p>
          </table:table-cell>
          <table:table-cell office:value-type="float" office:value="256" calcext:value-type="float">
            <text:p>256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4.20001" calcext:value-type="float">
            <text:p>274.20001</text:p>
          </table:table-cell>
          <table:table-cell table:number-columns-repeated="2" office:value-type="float" office:value="275.79999" calcext:value-type="float">
            <text:p>275.79999</text:p>
          </table:table-cell>
          <table:table-cell office:value-type="float" office:value="276" calcext:value-type="float">
            <text:p>276</text:p>
          </table:table-cell>
          <table:table-cell office:value-type="float" office:value="277.60001" calcext:value-type="float">
            <text:p>277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39999" calcext:value-type="float">
            <text:p>214.39999</text:p>
          </table:table-cell>
          <table:table-cell office:value-type="float" office:value="231.39999" calcext:value-type="float">
            <text:p>231.39999</text:p>
          </table:table-cell>
          <table:table-cell office:value-type="float" office:value="227" calcext:value-type="float">
            <text:p>227</text:p>
          </table:table-cell>
          <table:table-cell office:value-type="float" office:value="233.2" calcext:value-type="float">
            <text:p>233.2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52.2" calcext:value-type="float">
            <text:p>252.2</text:p>
          </table:table-cell>
          <table:table-cell office:value-type="float" office:value="257" calcext:value-type="float">
            <text:p>257</text:p>
          </table:table-cell>
          <table:table-cell office:value-type="float" office:value="271.79999" calcext:value-type="float">
            <text:p>271.79999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6" calcext:value-type="float">
            <text:p>276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232.2" calcext:value-type="float">
            <text:p>232.2</text:p>
          </table:table-cell>
          <table:table-cell office:value-type="float" office:value="226.8" calcext:value-type="float">
            <text:p>226.8</text:p>
          </table:table-cell>
          <table:table-cell office:value-type="float" office:value="234.39999" calcext:value-type="float">
            <text:p>234.39999</text:p>
          </table:table-cell>
          <table:table-cell office:value-type="float" office:value="246.8" calcext:value-type="float">
            <text:p>246.8</text:p>
          </table:table-cell>
          <table:table-cell office:value-type="float" office:value="256.39999" calcext:value-type="float">
            <text:p>256.39999</text:p>
          </table:table-cell>
          <table:table-cell office:value-type="float" office:value="252.8" calcext:value-type="float">
            <text:p>252.8</text:p>
          </table:table-cell>
          <table:table-cell office:value-type="float" office:value="258.20001" calcext:value-type="float">
            <text:p>258.20001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74.20001" calcext:value-type="float">
            <text:p>274.20001</text:p>
          </table:table-cell>
          <table:table-cell table:number-columns-repeated="2" office:value-type="float" office:value="276.20001" calcext:value-type="float">
            <text:p>276.2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8.39999" calcext:value-type="float">
            <text:p>278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235.2" calcext:value-type="float">
            <text:p>235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46.60001" calcext:value-type="float">
            <text:p>246.60001</text:p>
          </table:table-cell>
          <table:table-cell office:value-type="float" office:value="257.60001" calcext:value-type="float">
            <text:p>257.60001</text:p>
          </table:table-cell>
          <table:table-cell office:value-type="float" office:value="253" calcext:value-type="float">
            <text:p>253</text:p>
          </table:table-cell>
          <table:table-cell office:value-type="float" office:value="259.60001" calcext:value-type="float">
            <text:p>259.60001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237" calcext:value-type="float">
            <text:p>237</text:p>
          </table:table-cell>
          <table:table-cell office:value-type="float" office:value="229.2" calcext:value-type="float">
            <text:p>229.2</text:p>
          </table:table-cell>
          <table:table-cell office:value-type="float" office:value="236.60001" calcext:value-type="float">
            <text:p>236.60001</text:p>
          </table:table-cell>
          <table:table-cell office:value-type="float" office:value="246.60001" calcext:value-type="float">
            <text:p>246.60001</text:p>
          </table:table-cell>
          <table:table-cell office:value-type="float" office:value="258.79999" calcext:value-type="float">
            <text:p>258.79999</text:p>
          </table:table-cell>
          <table:table-cell office:value-type="float" office:value="253.39999" calcext:value-type="float">
            <text:p>253.39999</text:p>
          </table:table-cell>
          <table:table-cell office:value-type="float" office:value="261" calcext:value-type="float">
            <text:p>261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8.60001" calcext:value-type="float">
            <text:p>238.60001</text:p>
          </table:table-cell>
          <table:table-cell office:value-type="float" office:value="232.8" calcext:value-type="float">
            <text:p>232.8</text:p>
          </table:table-cell>
          <table:table-cell office:value-type="float" office:value="235.60001" calcext:value-type="float">
            <text:p>235.60001</text:p>
          </table:table-cell>
          <table:table-cell office:value-type="float" office:value="246.39999" calcext:value-type="float">
            <text:p>246.39999</text:p>
          </table:table-cell>
          <table:table-cell office:value-type="float" office:value="259" calcext:value-type="float">
            <text:p>259</text:p>
          </table:table-cell>
          <table:table-cell office:value-type="float" office:value="254.60001" calcext:value-type="float">
            <text:p>254.60001</text:p>
          </table:table-cell>
          <table:table-cell office:value-type="float" office:value="262.20001" calcext:value-type="float">
            <text:p>262.20001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7" calcext:value-type="float">
            <text:p>277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6" calcext:value-type="float">
            <text:p>276</text:p>
          </table:table-cell>
          <table:table-cell office:value-type="float" office:value="281.39999" calcext:value-type="float">
            <text:p>281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5.2" calcext:value-type="float">
            <text:p>215.2</text:p>
          </table:table-cell>
          <table:table-cell office:value-type="float" office:value="240.39999" calcext:value-type="float">
            <text:p>240.39999</text:p>
          </table:table-cell>
          <table:table-cell office:value-type="float" office:value="231.39999" calcext:value-type="float">
            <text:p>231.39999</text:p>
          </table:table-cell>
          <table:table-cell office:value-type="float" office:value="235.2" calcext:value-type="float">
            <text:p>235.2</text:p>
          </table:table-cell>
          <table:table-cell office:value-type="float" office:value="245.39999" calcext:value-type="float">
            <text:p>245.39999</text:p>
          </table:table-cell>
          <table:table-cell office:value-type="float" office:value="259.20001" calcext:value-type="float">
            <text:p>259.20001</text:p>
          </table:table-cell>
          <table:table-cell office:value-type="float" office:value="255.60001" calcext:value-type="float">
            <text:p>255.60001</text:p>
          </table:table-cell>
          <table:table-cell office:value-type="float" office:value="263.39999" calcext:value-type="float">
            <text:p>263.39999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74" calcext:value-type="float">
            <text:p>274</text:p>
          </table:table-cell>
          <table:table-cell office:value-type="float" office:value="276.39999" calcext:value-type="float">
            <text:p>276.39999</text:p>
          </table:table-cell>
          <table:table-cell table:number-columns-repeated="2" office:value-type="float" office:value="276.20001" calcext:value-type="float">
            <text:p>276.20001</text:p>
          </table:table-cell>
          <table:table-cell office:value-type="float" office:value="282.39999" calcext:value-type="float">
            <text:p>282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5.2" calcext:value-type="float">
            <text:p>215.2</text:p>
          </table:table-cell>
          <table:table-cell office:value-type="float" office:value="242.39999" calcext:value-type="float">
            <text:p>242.39999</text:p>
          </table:table-cell>
          <table:table-cell office:value-type="float" office:value="229.39999" calcext:value-type="float">
            <text:p>229.39999</text:p>
          </table:table-cell>
          <table:table-cell office:value-type="float" office:value="236.39999" calcext:value-type="float">
            <text:p>236.39999</text:p>
          </table:table-cell>
          <table:table-cell office:value-type="float" office:value="245.2" calcext:value-type="float">
            <text:p>245.2</text:p>
          </table:table-cell>
          <table:table-cell office:value-type="float" office:value="259.20001" calcext:value-type="float">
            <text:p>259.20001</text:p>
          </table:table-cell>
          <table:table-cell office:value-type="float" office:value="256.60001" calcext:value-type="float">
            <text:p>256.60001</text:p>
          </table:table-cell>
          <table:table-cell office:value-type="float" office:value="264" calcext:value-type="float">
            <text:p>264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6.60001" calcext:value-type="float">
            <text:p>276.60001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83.60001" calcext:value-type="float">
            <text:p>283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44.39999" calcext:value-type="float">
            <text:p>244.39999</text:p>
          </table:table-cell>
          <table:table-cell office:value-type="float" office:value="230.8" calcext:value-type="float">
            <text:p>230.8</text:p>
          </table:table-cell>
          <table:table-cell office:value-type="float" office:value="238.2" calcext:value-type="float">
            <text:p>238.2</text:p>
          </table:table-cell>
          <table:table-cell office:value-type="float" office:value="246.60001" calcext:value-type="float">
            <text:p>246.60001</text:p>
          </table:table-cell>
          <table:table-cell office:value-type="float" office:value="259.20001" calcext:value-type="float">
            <text:p>259.20001</text:p>
          </table:table-cell>
          <table:table-cell office:value-type="float" office:value="257.60001" calcext:value-type="float">
            <text:p>257.60001</text:p>
          </table:table-cell>
          <table:table-cell office:value-type="float" office:value="264.20001" calcext:value-type="float">
            <text:p>264.20001</text:p>
          </table:table-cell>
          <table:table-cell office:value-type="float" office:value="273" calcext:value-type="float">
            <text:p>273</text:p>
          </table:table-cell>
          <table:table-cell office:value-type="float" office:value="274.39999" calcext:value-type="float">
            <text:p>274.39999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246.2" calcext:value-type="float">
            <text:p>246.2</text:p>
          </table:table-cell>
          <table:table-cell office:value-type="float" office:value="232.8" calcext:value-type="float">
            <text:p>232.8</text:p>
          </table:table-cell>
          <table:table-cell office:value-type="float" office:value="239.60001" calcext:value-type="float">
            <text:p>239.60001</text:p>
          </table:table-cell>
          <table:table-cell office:value-type="float" office:value="247.8" calcext:value-type="float">
            <text:p>247.8</text:p>
          </table:table-cell>
          <table:table-cell office:value-type="float" office:value="259.79999" calcext:value-type="float">
            <text:p>259.79999</text:p>
          </table:table-cell>
          <table:table-cell office:value-type="float" office:value="258" calcext:value-type="float">
            <text:p>258</text:p>
          </table:table-cell>
          <table:table-cell office:value-type="float" office:value="264.20001" calcext:value-type="float">
            <text:p>264.20001</text:p>
          </table:table-cell>
          <table:table-cell office:value-type="float" office:value="273" calcext:value-type="float">
            <text:p>273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6" calcext:value-type="float">
            <text:p>276</text:p>
          </table:table-cell>
          <table:table-cell office:value-type="float" office:value="285.60001" calcext:value-type="float">
            <text:p>285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4.60001" calcext:value-type="float">
            <text:p>214.60001</text:p>
          </table:table-cell>
          <table:table-cell office:value-type="float" office:value="248.2" calcext:value-type="float">
            <text:p>248.2</text:p>
          </table:table-cell>
          <table:table-cell office:value-type="float" office:value="234.2" calcext:value-type="float">
            <text:p>234.2</text:p>
          </table:table-cell>
          <table:table-cell office:value-type="float" office:value="240.39999" calcext:value-type="float">
            <text:p>240.39999</text:p>
          </table:table-cell>
          <table:table-cell office:value-type="float" office:value="249.2" calcext:value-type="float">
            <text:p>249.2</text:p>
          </table:table-cell>
          <table:table-cell office:value-type="float" office:value="260.60001" calcext:value-type="float">
            <text:p>260.60001</text:p>
          </table:table-cell>
          <table:table-cell office:value-type="float" office:value="257.20001" calcext:value-type="float">
            <text:p>257.20001</text:p>
          </table:table-cell>
          <table:table-cell office:value-type="float" office:value="264" calcext:value-type="float">
            <text:p>264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" calcext:value-type="float">
            <text:p>277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0.60001" calcext:value-type="float">
            <text:p>250.60001</text:p>
          </table:table-cell>
          <table:table-cell office:value-type="float" office:value="235.8" calcext:value-type="float">
            <text:p>235.8</text:p>
          </table:table-cell>
          <table:table-cell office:value-type="float" office:value="241.60001" calcext:value-type="float">
            <text:p>241.60001</text:p>
          </table:table-cell>
          <table:table-cell office:value-type="float" office:value="250.2" calcext:value-type="float">
            <text:p>250.2</text:p>
          </table:table-cell>
          <table:table-cell office:value-type="float" office:value="260.60001" calcext:value-type="float">
            <text:p>260.60001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6.79999" calcext:value-type="float">
            <text:p>276.7999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5.60001" calcext:value-type="float">
            <text:p>215.60001</text:p>
          </table:table-cell>
          <table:table-cell office:value-type="float" office:value="252.8" calcext:value-type="float">
            <text:p>252.8</text:p>
          </table:table-cell>
          <table:table-cell office:value-type="float" office:value="237.60001" calcext:value-type="float">
            <text:p>237.60001</text:p>
          </table:table-cell>
          <table:table-cell office:value-type="float" office:value="243.2" calcext:value-type="float">
            <text:p>243.2</text:p>
          </table:table-cell>
          <table:table-cell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264.39999" calcext:value-type="float">
            <text:p>264.39999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7" calcext:value-type="float">
            <text:p>277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7" calcext:value-type="float">
            <text:p>277</text:p>
          </table:table-cell>
          <table:table-cell office:value-type="float" office:value="290.20001" calcext:value-type="float">
            <text:p>290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5.39999" calcext:value-type="float">
            <text:p>215.39999</text:p>
          </table:table-cell>
          <table:table-cell office:value-type="float" office:value="254.8" calcext:value-type="float">
            <text:p>254.8</text:p>
          </table:table-cell>
          <table:table-cell office:value-type="float" office:value="239.8" calcext:value-type="float">
            <text:p>239.8</text:p>
          </table:table-cell>
          <table:table-cell office:value-type="float" office:value="244.60001" calcext:value-type="float">
            <text:p>244.60001</text:p>
          </table:table-cell>
          <table:table-cell office:value-type="float" office:value="254" calcext:value-type="float">
            <text:p>254</text:p>
          </table:table-cell>
          <table:table-cell office:value-type="float" office:value="261.79999" calcext:value-type="float">
            <text:p>261.79999</text:p>
          </table:table-cell>
          <table:table-cell office:value-type="float" office:value="258.79999" calcext:value-type="float">
            <text:p>258.79999</text:p>
          </table:table-cell>
          <table:table-cell office:value-type="float" office:value="265.60001" calcext:value-type="float">
            <text:p>265.60001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5.39999" calcext:value-type="float">
            <text:p>215.39999</text:p>
          </table:table-cell>
          <table:table-cell office:value-type="float" office:value="255.8" calcext:value-type="float">
            <text:p>255.8</text:p>
          </table:table-cell>
          <table:table-cell office:value-type="float" office:value="241.8" calcext:value-type="float">
            <text:p>241.8</text:p>
          </table:table-cell>
          <table:table-cell office:value-type="float" office:value="245.39999" calcext:value-type="float">
            <text:p>245.39999</text:p>
          </table:table-cell>
          <table:table-cell office:value-type="float" office:value="254.8" calcext:value-type="float">
            <text:p>254.8</text:p>
          </table:table-cell>
          <table:table-cell office:value-type="float" office:value="262.79999" calcext:value-type="float">
            <text:p>262.79999</text:p>
          </table:table-cell>
          <table:table-cell office:value-type="float" office:value="258.60001" calcext:value-type="float">
            <text:p>258.60001</text:p>
          </table:table-cell>
          <table:table-cell office:value-type="float" office:value="266.60001" calcext:value-type="float">
            <text:p>266.60001</text:p>
          </table:table-cell>
          <table:table-cell office:value-type="float" office:value="274" calcext:value-type="float">
            <text:p>274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7" calcext:value-type="float">
            <text:p>277</text:p>
          </table:table-cell>
          <table:table-cell office:value-type="float" office:value="291.79999" calcext:value-type="float">
            <text:p>291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256.39999" calcext:value-type="float">
            <text:p>256.39999</text:p>
          </table:table-cell>
          <table:table-cell office:value-type="float" office:value="243.39999" calcext:value-type="float">
            <text:p>243.39999</text:p>
          </table:table-cell>
          <table:table-cell office:value-type="float" office:value="246.39999" calcext:value-type="float">
            <text:p>246.39999</text:p>
          </table:table-cell>
          <table:table-cell office:value-type="float" office:value="254.60001" calcext:value-type="float">
            <text:p>254.60001</text:p>
          </table:table-cell>
          <table:table-cell office:value-type="float" office:value="263.79999" calcext:value-type="float">
            <text:p>263.79999</text:p>
          </table:table-cell>
          <table:table-cell office:value-type="float" office:value="258.79999" calcext:value-type="float">
            <text:p>258.79999</text:p>
          </table:table-cell>
          <table:table-cell office:value-type="float" office:value="266.79999" calcext:value-type="float">
            <text:p>266.79999</text:p>
          </table:table-cell>
          <table:table-cell table:number-columns-repeated="2" office:value-type="float" office:value="274.39999" calcext:value-type="float">
            <text:p>274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256.60001" calcext:value-type="float">
            <text:p>256.60001</text:p>
          </table:table-cell>
          <table:table-cell office:value-type="float" office:value="244.8" calcext:value-type="float">
            <text:p>244.8</text:p>
          </table:table-cell>
          <table:table-cell office:value-type="float" office:value="248" calcext:value-type="float">
            <text:p>248</text:p>
          </table:table-cell>
          <table:table-cell office:value-type="float" office:value="254.39999" calcext:value-type="float">
            <text:p>254.39999</text:p>
          </table:table-cell>
          <table:table-cell office:value-type="float" office:value="264.39999" calcext:value-type="float">
            <text:p>264.39999</text:p>
          </table:table-cell>
          <table:table-cell office:value-type="float" office:value="260" calcext:value-type="float">
            <text:p>260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4.79999" calcext:value-type="float">
            <text:p>274.79999</text:p>
          </table:table-cell>
          <table:table-cell table:number-columns-repeated="2" office:value-type="float" office:value="277.60001" calcext:value-type="float">
            <text:p>277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94.60001" calcext:value-type="float">
            <text:p>294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6.60001" calcext:value-type="float">
            <text:p>216.60001</text:p>
          </table:table-cell>
          <table:table-cell office:value-type="float" office:value="256.20001" calcext:value-type="float">
            <text:p>256.20001</text:p>
          </table:table-cell>
          <table:table-cell office:value-type="float" office:value="246.2" calcext:value-type="float">
            <text:p>246.2</text:p>
          </table:table-cell>
          <table:table-cell office:value-type="float" office:value="249.2" calcext:value-type="float">
            <text:p>249.2</text:p>
          </table:table-cell>
          <table:table-cell office:value-type="float" office:value="255.2" calcext:value-type="float">
            <text:p>255.2</text:p>
          </table:table-cell>
          <table:table-cell office:value-type="float" office:value="265" calcext:value-type="float">
            <text:p>265</text:p>
          </table:table-cell>
          <table:table-cell office:value-type="float" office:value="261.20001" calcext:value-type="float">
            <text:p>261.20001</text:p>
          </table:table-cell>
          <table:table-cell office:value-type="float" office:value="267.39999" calcext:value-type="float">
            <text:p>267.39999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7" calcext:value-type="float">
            <text:p>277</text:p>
          </table:table-cell>
          <table:table-cell office:value-type="float" office:value="295.79999" calcext:value-type="float">
            <text:p>295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6.39999" calcext:value-type="float">
            <text:p>216.39999</text:p>
          </table:table-cell>
          <table:table-cell office:value-type="float" office:value="257.60001" calcext:value-type="float">
            <text:p>257.60001</text:p>
          </table:table-cell>
          <table:table-cell office:value-type="float" office:value="247.8" calcext:value-type="float">
            <text:p>247.8</text:p>
          </table:table-cell>
          <table:table-cell office:value-type="float" office:value="250" calcext:value-type="float">
            <text:p>250</text:p>
          </table:table-cell>
          <table:table-cell office:value-type="float" office:value="255.60001" calcext:value-type="float">
            <text:p>255.60001</text:p>
          </table:table-cell>
          <table:table-cell office:value-type="float" office:value="265.39999" calcext:value-type="float">
            <text:p>265.39999</text:p>
          </table:table-cell>
          <table:table-cell office:value-type="float" office:value="261.79999" calcext:value-type="float">
            <text:p>261.79999</text:p>
          </table:table-cell>
          <table:table-cell office:value-type="float" office:value="267.79999" calcext:value-type="float">
            <text:p>267.79999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39999" calcext:value-type="float">
            <text:p>275.39999</text:p>
          </table:table-cell>
          <table:table-cell table:number-columns-repeated="2" office:value-type="float" office:value="277.60001" calcext:value-type="float">
            <text:p>277.6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97.60001" calcext:value-type="float">
            <text:p>297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6.60001" calcext:value-type="float">
            <text:p>216.60001</text:p>
          </table:table-cell>
          <table:table-cell office:value-type="float" office:value="259" calcext:value-type="float">
            <text:p>259</text:p>
          </table:table-cell>
          <table:table-cell office:value-type="float" office:value="249" calcext:value-type="float">
            <text:p>249</text:p>
          </table:table-cell>
          <table:table-cell office:value-type="float" office:value="250.8" calcext:value-type="float">
            <text:p>250.8</text:p>
          </table:table-cell>
          <table:table-cell office:value-type="float" office:value="255.8" calcext:value-type="float">
            <text:p>255.8</text:p>
          </table:table-cell>
          <table:table-cell office:value-type="float" office:value="265.79999" calcext:value-type="float">
            <text:p>265.79999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8" calcext:value-type="float">
            <text:p>278</text:p>
          </table:table-cell>
          <table:table-cell office:value-type="float" office:value="299.20001" calcext:value-type="float">
            <text:p>299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office:value-type="float" office:value="251.8" calcext:value-type="float">
            <text:p>251.8</text:p>
          </table:table-cell>
          <table:table-cell office:value-type="float" office:value="256.20001" calcext:value-type="float">
            <text:p>256.20001</text:p>
          </table:table-cell>
          <table:table-cell office:value-type="float" office:value="266.39999" calcext:value-type="float">
            <text:p>266.39999</text:p>
          </table:table-cell>
          <table:table-cell office:value-type="float" office:value="263.39999" calcext:value-type="float">
            <text:p>263.39999</text:p>
          </table:table-cell>
          <table:table-cell office:value-type="float" office:value="268.60001" calcext:value-type="float">
            <text:p>268.60001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8" calcext:value-type="float">
            <text:p>278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302.60001" calcext:value-type="float">
            <text:p>302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17.60001" calcext:value-type="float">
            <text:p>217.60001</text:p>
          </table:table-cell>
          <table:table-cell office:value-type="float" office:value="261" calcext:value-type="float">
            <text:p>261</text:p>
          </table:table-cell>
          <table:table-cell office:value-type="float" office:value="251.2" calcext:value-type="float">
            <text:p>251.2</text:p>
          </table:table-cell>
          <table:table-cell office:value-type="float" office:value="252.8" calcext:value-type="float">
            <text:p>252.8</text:p>
          </table:table-cell>
          <table:table-cell office:value-type="float" office:value="257.39999" calcext:value-type="float">
            <text:p>257.39999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64" calcext:value-type="float">
            <text:p>264</text:p>
          </table:table-cell>
          <table:table-cell office:value-type="float" office:value="269.39999" calcext:value-type="float">
            <text:p>269.39999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7.79999" calcext:value-type="float">
            <text:p>277.79999</text:p>
          </table:table-cell>
          <table:table-cell table:number-columns-repeated="2" office:value-type="float" office:value="278.20001" calcext:value-type="float">
            <text:p>278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261.60001" calcext:value-type="float">
            <text:p>261.60001</text:p>
          </table:table-cell>
          <table:table-cell office:value-type="float" office:value="251.60001" calcext:value-type="float">
            <text:p>251.60001</text:p>
          </table:table-cell>
          <table:table-cell office:value-type="float" office:value="253.39999" calcext:value-type="float">
            <text:p>253.39999</text:p>
          </table:table-cell>
          <table:table-cell office:value-type="float" office:value="258.20001" calcext:value-type="float">
            <text:p>258.20001</text:p>
          </table:table-cell>
          <table:table-cell office:value-type="float" office:value="267.79999" calcext:value-type="float">
            <text:p>267.79999</text:p>
          </table:table-cell>
          <table:table-cell office:value-type="float" office:value="264.39999" calcext:value-type="float">
            <text:p>264.39999</text:p>
          </table:table-cell>
          <table:table-cell office:value-type="float" office:value="270.20001" calcext:value-type="float">
            <text:p>270.20001</text:p>
          </table:table-cell>
          <table:table-cell table:number-columns-repeated="2" office:value-type="float" office:value="274.60001" calcext:value-type="float">
            <text:p>274.6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8" calcext:value-type="float">
            <text:p>278</text:p>
          </table:table-cell>
          <table:table-cell office:value-type="float" office:value="278.39999" calcext:value-type="float">
            <text:p>278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1.60001" calcext:value-type="float">
            <text:p>261.60001</text:p>
          </table:table-cell>
          <table:table-cell office:value-type="float" office:value="252.60001" calcext:value-type="float">
            <text:p>252.60001</text:p>
          </table:table-cell>
          <table:table-cell office:value-type="float" office:value="254" calcext:value-type="float">
            <text:p>254</text:p>
          </table:table-cell>
          <table:table-cell office:value-type="float" office:value="258.39999" calcext:value-type="float">
            <text:p>258.39999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65.60001" calcext:value-type="float">
            <text:p>265.60001</text:p>
          </table:table-cell>
          <table:table-cell office:value-type="float" office:value="271" calcext:value-type="float">
            <text:p>271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4.79999" calcext:value-type="float">
            <text:p>274.79999</text:p>
          </table:table-cell>
          <table:table-cell table:number-columns-repeated="2" office:value-type="float" office:value="277.60001" calcext:value-type="float">
            <text:p>277.60001</text:p>
          </table:table-cell>
          <table:table-cell office:value-type="float" office:value="278.79999" calcext:value-type="float">
            <text:p>278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8.39999" calcext:value-type="float">
            <text:p>218.39999</text:p>
          </table:table-cell>
          <table:table-cell office:value-type="float" office:value="261.60001" calcext:value-type="float">
            <text:p>261.60001</text:p>
          </table:table-cell>
          <table:table-cell office:value-type="float" office:value="253.60001" calcext:value-type="float">
            <text:p>253.60001</text:p>
          </table:table-cell>
          <table:table-cell office:value-type="float" office:value="255" calcext:value-type="float">
            <text:p>255</text:p>
          </table:table-cell>
          <table:table-cell office:value-type="float" office:value="258.39999" calcext:value-type="float">
            <text:p>258.39999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5.39999" calcext:value-type="float">
            <text:p>275.39999</text:p>
          </table:table-cell>
          <table:table-cell table:number-columns-repeated="2" office:value-type="float" office:value="277.60001" calcext:value-type="float">
            <text:p>277.60001</text:p>
          </table:table-cell>
          <table:table-cell office:value-type="float" office:value="279.39999" calcext:value-type="float">
            <text:p>279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262.20001" calcext:value-type="float">
            <text:p>262.20001</text:p>
          </table:table-cell>
          <table:table-cell office:value-type="float" office:value="254" calcext:value-type="float">
            <text:p>254</text:p>
          </table:table-cell>
          <table:table-cell office:value-type="float" office:value="255.8" calcext:value-type="float">
            <text:p>255.8</text:p>
          </table:table-cell>
          <table:table-cell office:value-type="float" office:value="258.60001" calcext:value-type="float">
            <text:p>258.60001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67.39999" calcext:value-type="float">
            <text:p>267.39999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7.79999" calcext:value-type="float">
            <text:p>277.79999</text:p>
          </table:table-cell>
          <table:table-cell office:value-type="float" office:value="280.39999" calcext:value-type="float">
            <text:p>280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7.39999" calcext:value-type="float">
            <text:p>217.39999</text:p>
          </table:table-cell>
          <table:table-cell office:value-type="float" office:value="262.79999" calcext:value-type="float">
            <text:p>262.79999</text:p>
          </table:table-cell>
          <table:table-cell office:value-type="float" office:value="253.8" calcext:value-type="float">
            <text:p>253.8</text:p>
          </table:table-cell>
          <table:table-cell office:value-type="float" office:value="256.79999" calcext:value-type="float">
            <text:p>256.79999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3.39999" calcext:value-type="float">
            <text:p>263.39999</text:p>
          </table:table-cell>
          <table:table-cell office:value-type="float" office:value="254.2" calcext:value-type="float">
            <text:p>254.2</text:p>
          </table:table-cell>
          <table:table-cell office:value-type="float" office:value="257.79999" calcext:value-type="float">
            <text:p>257.79999</text:p>
          </table:table-cell>
          <table:table-cell office:value-type="float" office:value="259.20001" calcext:value-type="float">
            <text:p>259.20001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5" calcext:value-type="float">
            <text:p>275</text:p>
          </table:table-cell>
          <table:table-cell office:value-type="float" office:value="275.79999" calcext:value-type="float">
            <text:p>275.79999</text:p>
          </table:table-cell>
          <table:table-cell table:number-columns-repeated="2" office:value-type="float" office:value="278.20001" calcext:value-type="float">
            <text:p>278.20001</text:p>
          </table:table-cell>
          <table:table-cell office:value-type="float" office:value="281.79999" calcext:value-type="float">
            <text:p>281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4.20001" calcext:value-type="float">
            <text:p>264.20001</text:p>
          </table:table-cell>
          <table:table-cell office:value-type="float" office:value="255.8" calcext:value-type="float">
            <text:p>255.8</text:p>
          </table:table-cell>
          <table:table-cell office:value-type="float" office:value="258.79999" calcext:value-type="float">
            <text:p>258.79999</text:p>
          </table:table-cell>
          <table:table-cell office:value-type="float" office:value="259.60001" calcext:value-type="float">
            <text:p>259.60001</text:p>
          </table:table-cell>
          <table:table-cell office:value-type="float" office:value="268.20001" calcext:value-type="float">
            <text:p>268.20001</text:p>
          </table:table-cell>
          <table:table-cell office:value-type="float" office:value="268.60001" calcext:value-type="float">
            <text:p>268.60001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8" calcext:value-type="float">
            <text:p>278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2.60001" calcext:value-type="float">
            <text:p>282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59.60001" calcext:value-type="float">
            <text:p>259.60001</text:p>
          </table:table-cell>
          <table:table-cell office:value-type="float" office:value="260.20001" calcext:value-type="float">
            <text:p>260.20001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68.20001" calcext:value-type="float">
            <text:p>268.20001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8" calcext:value-type="float">
            <text:p>278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3.60001" calcext:value-type="float">
            <text:p>283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6" calcext:value-type="float">
            <text:p>266</text:p>
          </table:table-cell>
          <table:table-cell office:value-type="float" office:value="257.79999" calcext:value-type="float">
            <text:p>257.79999</text:p>
          </table:table-cell>
          <table:table-cell office:value-type="float" office:value="260.20001" calcext:value-type="float">
            <text:p>260.20001</text:p>
          </table:table-cell>
          <table:table-cell office:value-type="float" office:value="260.79999" calcext:value-type="float">
            <text:p>260.79999</text:p>
          </table:table-cell>
          <table:table-cell table:number-columns-repeated="2" office:value-type="float" office:value="268.79999" calcext:value-type="float">
            <text:p>268.79999</text:p>
          </table:table-cell>
          <table:table-cell office:value-type="float" office:value="273" calcext:value-type="float">
            <text:p>273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7.60001" calcext:value-type="float">
            <text:p>217.60001</text:p>
          </table:table-cell>
          <table:table-cell office:value-type="float" office:value="267" calcext:value-type="float">
            <text:p>267</text:p>
          </table:table-cell>
          <table:table-cell office:value-type="float" office:value="258.39999" calcext:value-type="float">
            <text:p>258.39999</text:p>
          </table:table-cell>
          <table:table-cell office:value-type="float" office:value="260.79999" calcext:value-type="float">
            <text:p>260.79999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69.39999" calcext:value-type="float">
            <text:p>269.39999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3.79999" calcext:value-type="float">
            <text:p>283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7.79999" calcext:value-type="float">
            <text:p>267.79999</text:p>
          </table:table-cell>
          <table:table-cell office:value-type="float" office:value="259" calcext:value-type="float">
            <text:p>259</text:p>
          </table:table-cell>
          <table:table-cell office:value-type="float" office:value="261.39999" calcext:value-type="float">
            <text:p>261.39999</text:p>
          </table:table-cell>
          <table:table-cell office:value-type="float" office:value="262.79999" calcext:value-type="float">
            <text:p>262.79999</text:p>
          </table:table-cell>
          <table:table-cell office:value-type="float" office:value="269.79999" calcext:value-type="float">
            <text:p>269.79999</text:p>
          </table:table-cell>
          <table:table-cell office:value-type="float" office:value="270.20001" calcext:value-type="float">
            <text:p>270.20001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5" calcext:value-type="float">
            <text:p>275</text:p>
          </table:table-cell>
          <table:table-cell office:value-type="float" office:value="275.79999" calcext:value-type="float">
            <text:p>275.79999</text:p>
          </table:table-cell>
          <table:table-cell table:number-columns-repeated="2" office:value-type="float" office:value="278.39999" calcext:value-type="float">
            <text:p>278.39999</text:p>
          </table:table-cell>
          <table:table-cell office:value-type="float" office:value="283.60001" calcext:value-type="float">
            <text:p>283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7.60001" calcext:value-type="float">
            <text:p>217.60001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59.79999" calcext:value-type="float">
            <text:p>259.79999</text:p>
          </table:table-cell>
          <table:table-cell office:value-type="float" office:value="262.39999" calcext:value-type="float">
            <text:p>262.39999</text:p>
          </table:table-cell>
          <table:table-cell office:value-type="float" office:value="263.39999" calcext:value-type="float">
            <text:p>263.39999</text:p>
          </table:table-cell>
          <table:table-cell office:value-type="float" office:value="270.20001" calcext:value-type="float">
            <text:p>270.20001</text:p>
          </table:table-cell>
          <table:table-cell office:value-type="float" office:value="271" calcext:value-type="float">
            <text:p>27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4.79999" calcext:value-type="float">
            <text:p>284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7.39999" calcext:value-type="float">
            <text:p>217.39999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60.39999" calcext:value-type="float">
            <text:p>260.39999</text:p>
          </table:table-cell>
          <table:table-cell office:value-type="float" office:value="263.20001" calcext:value-type="float">
            <text:p>263.20001</text:p>
          </table:table-cell>
          <table:table-cell office:value-type="float" office:value="264.60001" calcext:value-type="float">
            <text:p>264.60001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4" calcext:value-type="float">
            <text:p>274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6.79999" calcext:value-type="float">
            <text:p>286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267.79999" calcext:value-type="float">
            <text:p>267.79999</text:p>
          </table:table-cell>
          <table:table-cell office:value-type="float" office:value="261" calcext:value-type="float">
            <text:p>261</text:p>
          </table:table-cell>
          <table:table-cell office:value-type="float" office:value="263.79999" calcext:value-type="float">
            <text:p>263.79999</text:p>
          </table:table-cell>
          <table:table-cell office:value-type="float" office:value="265.60001" calcext:value-type="float">
            <text:p>265.60001</text:p>
          </table:table-cell>
          <table:table-cell office:value-type="float" office:value="271" calcext:value-type="float">
            <text:p>271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6.79999" calcext:value-type="float">
            <text:p>286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8.60001" calcext:value-type="float">
            <text:p>218.60001</text:p>
          </table:table-cell>
          <table:table-cell office:value-type="float" office:value="268.39999" calcext:value-type="float">
            <text:p>268.39999</text:p>
          </table:table-cell>
          <table:table-cell office:value-type="float" office:value="261.60001" calcext:value-type="float">
            <text:p>261.60001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61.79999" calcext:value-type="float">
            <text:p>261.79999</text:p>
          </table:table-cell>
          <table:table-cell office:value-type="float" office:value="264" calcext:value-type="float">
            <text:p>264</text:p>
          </table:table-cell>
          <table:table-cell office:value-type="float" office:value="266.60001" calcext:value-type="float">
            <text:p>266.60001</text:p>
          </table:table-cell>
          <table:table-cell office:value-type="float" office:value="271.39999" calcext:value-type="float">
            <text:p>271.39999</text:p>
          </table:table-cell>
          <table:table-cell office:value-type="float" office:value="272.60001" calcext:value-type="float">
            <text:p>272.60001</text:p>
          </table:table-cell>
          <table:table-cell table:number-columns-repeated="2" office:value-type="float" office:value="275.39999" calcext:value-type="float">
            <text:p>275.39999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9.60001" calcext:value-type="float">
            <text:p>289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8.60001" calcext:value-type="float">
            <text:p>268.60001</text:p>
          </table:table-cell>
          <table:table-cell office:value-type="float" office:value="262.39999" calcext:value-type="float">
            <text:p>262.39999</text:p>
          </table:table-cell>
          <table:table-cell office:value-type="float" office:value="264.20001" calcext:value-type="float">
            <text:p>264.20001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71.79999" calcext:value-type="float">
            <text:p>271.79999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9" calcext:value-type="float">
            <text:p>279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9.79999" calcext:value-type="float">
            <text:p>289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20.8" calcext:value-type="float">
            <text:p>220.8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62.60001" calcext:value-type="float">
            <text:p>262.60001</text:p>
          </table:table-cell>
          <table:table-cell office:value-type="float" office:value="264.79999" calcext:value-type="float">
            <text:p>264.79999</text:p>
          </table:table-cell>
          <table:table-cell office:value-type="float" office:value="267.39999" calcext:value-type="float">
            <text:p>267.39999</text:p>
          </table:table-cell>
          <table:table-cell office:value-type="float" office:value="272" calcext:value-type="float">
            <text:p>272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77" calcext:value-type="float">
            <text:p>277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9.79999" calcext:value-type="float">
            <text:p>289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21.60001" calcext:value-type="float">
            <text:p>221.60001</text:p>
          </table:table-cell>
          <table:table-cell office:value-type="float" office:value="269.60001" calcext:value-type="float">
            <text:p>269.60001</text:p>
          </table:table-cell>
          <table:table-cell office:value-type="float" office:value="262.60001" calcext:value-type="float">
            <text:p>262.60001</text:p>
          </table:table-cell>
          <table:table-cell office:value-type="float" office:value="265.60001" calcext:value-type="float">
            <text:p>265.60001</text:p>
          </table:table-cell>
          <table:table-cell office:value-type="float" office:value="268" calcext:value-type="float">
            <text:p>268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5" calcext:value-type="float">
            <text:p>275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90.20001" calcext:value-type="float">
            <text:p>290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22.39999" calcext:value-type="float">
            <text:p>222.39999</text:p>
          </table:table-cell>
          <table:table-cell office:value-type="float" office:value="270.20001" calcext:value-type="float">
            <text:p>270.20001</text:p>
          </table:table-cell>
          <table:table-cell office:value-type="float" office:value="262.79999" calcext:value-type="float">
            <text:p>262.79999</text:p>
          </table:table-cell>
          <table:table-cell office:value-type="float" office:value="265.79999" calcext:value-type="float">
            <text:p>265.79999</text:p>
          </table:table-cell>
          <table:table-cell office:value-type="float" office:value="268.20001" calcext:value-type="float">
            <text:p>268.20001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75" calcext:value-type="float">
            <text:p>275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9" calcext:value-type="float">
            <text:p>279</text:p>
          </table:table-cell>
          <table:table-cell office:value-type="float" office:value="291.39999" calcext:value-type="float">
            <text:p>291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23.2" calcext:value-type="float">
            <text:p>223.2</text:p>
          </table:table-cell>
          <table:table-cell office:value-type="float" office:value="270.60001" calcext:value-type="float">
            <text:p>270.60001</text:p>
          </table:table-cell>
          <table:table-cell office:value-type="float" office:value="263" calcext:value-type="float">
            <text:p>263</text:p>
          </table:table-cell>
          <table:table-cell office:value-type="float" office:value="265.39999" calcext:value-type="float">
            <text:p>265.39999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9" calcext:value-type="float">
            <text:p>279</text:p>
          </table:table-cell>
          <table:table-cell office:value-type="float" office:value="292.60001" calcext:value-type="float">
            <text:p>292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270.20001" calcext:value-type="float">
            <text:p>270.20001</text:p>
          </table:table-cell>
          <table:table-cell office:value-type="float" office:value="263.39999" calcext:value-type="float">
            <text:p>263.39999</text:p>
          </table:table-cell>
          <table:table-cell office:value-type="float" office:value="265.79999" calcext:value-type="float">
            <text:p>265.79999</text:p>
          </table:table-cell>
          <table:table-cell office:value-type="float" office:value="269.20001" calcext:value-type="float">
            <text:p>269.2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5" calcext:value-type="float">
            <text:p>275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93.39999" calcext:value-type="float">
            <text:p>293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0" calcext:value-type="float">
            <text:p>270</text:p>
          </table:table-cell>
          <table:table-cell office:value-type="float" office:value="263.79999" calcext:value-type="float">
            <text:p>263.79999</text:p>
          </table:table-cell>
          <table:table-cell office:value-type="float" office:value="266" calcext:value-type="float">
            <text:p>266</text:p>
          </table:table-cell>
          <table:table-cell office:value-type="float" office:value="269.39999" calcext:value-type="float">
            <text:p>269.39999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94.39999" calcext:value-type="float">
            <text:p>294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26.60001" calcext:value-type="float">
            <text:p>226.60001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64.20001" calcext:value-type="float">
            <text:p>264.20001</text:p>
          </table:table-cell>
          <table:table-cell office:value-type="float" office:value="266.39999" calcext:value-type="float">
            <text:p>266.39999</text:p>
          </table:table-cell>
          <table:table-cell office:value-type="float" office:value="269.79999" calcext:value-type="float">
            <text:p>269.79999</text:p>
          </table:table-cell>
          <table:table-cell office:value-type="float" office:value="273.79999" calcext:value-type="float">
            <text:p>273.79999</text:p>
          </table:table-cell>
          <table:table-cell table:number-columns-repeated="2" office:value-type="float" office:value="275.60001" calcext:value-type="float">
            <text:p>275.60001</text:p>
          </table:table-cell>
          <table:table-cell office:value-type="float" office:value="275" calcext:value-type="float">
            <text:p>275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95.60001" calcext:value-type="float">
            <text:p>295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28.2" calcext:value-type="float">
            <text:p>228.2</text:p>
          </table:table-cell>
          <table:table-cell office:value-type="float" office:value="270.60001" calcext:value-type="float">
            <text:p>270.60001</text:p>
          </table:table-cell>
          <table:table-cell office:value-type="float" office:value="264.60001" calcext:value-type="float">
            <text:p>264.60001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70.60001" calcext:value-type="float">
            <text:p>270.60001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97.39999" calcext:value-type="float">
            <text:p>297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29.60001" calcext:value-type="float">
            <text:p>229.60001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64.60001" calcext:value-type="float">
            <text:p>264.60001</text:p>
          </table:table-cell>
          <table:table-cell office:value-type="float" office:value="267.39999" calcext:value-type="float">
            <text:p>267.39999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75.20001" calcext:value-type="float">
            <text:p>275.20001</text:p>
          </table:table-cell>
          <table:table-cell table:number-columns-repeated="2" office:value-type="float" office:value="276.20001" calcext:value-type="float">
            <text:p>276.20001</text:p>
          </table:table-cell>
          <table:table-cell office:value-type="float" office:value="276" calcext:value-type="float">
            <text:p>276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99.60001" calcext:value-type="float">
            <text:p>299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30.8" calcext:value-type="float">
            <text:p>230.8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65" calcext:value-type="float">
            <text:p>265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75.79999" calcext:value-type="float">
            <text:p>275.79999</text:p>
          </table:table-cell>
          <table:table-cell table:number-columns-repeated="2" office:value-type="float" office:value="276.20001" calcext:value-type="float">
            <text:p>276.2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301.79999" calcext:value-type="float">
            <text:p>301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65.60001" calcext:value-type="float">
            <text:p>265.60001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75.79999" calcext:value-type="float">
            <text:p>275.79999</text:p>
          </table:table-cell>
          <table:table-cell office:value-type="float" office:value="276" calcext:value-type="float">
            <text:p>276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9" calcext:value-type="float">
            <text:p>279</text:p>
          </table:table-cell>
          <table:table-cell office:value-type="float" office:value="279.60001" calcext:value-type="float">
            <text:p>279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32.39999" calcext:value-type="float">
            <text:p>232.39999</text:p>
          </table:table-cell>
          <table:table-cell office:value-type="float" office:value="270.60001" calcext:value-type="float">
            <text:p>270.60001</text:p>
          </table:table-cell>
          <table:table-cell office:value-type="float" office:value="265.79999" calcext:value-type="float">
            <text:p>265.79999</text:p>
          </table:table-cell>
          <table:table-cell office:value-type="float" office:value="267" calcext:value-type="float">
            <text:p>267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5.39999" calcext:value-type="float">
            <text:p>275.39999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9" calcext:value-type="float">
            <text:p>279</text:p>
          </table:table-cell>
          <table:table-cell office:value-type="float" office:value="279.79999" calcext:value-type="float">
            <text:p>279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33.60001" calcext:value-type="float">
            <text:p>233.60001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66.20001" calcext:value-type="float">
            <text:p>266.20001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0.20001" calcext:value-type="float">
            <text:p>280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34.8" calcext:value-type="float">
            <text:p>234.8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66.60001" calcext:value-type="float">
            <text:p>266.60001</text:p>
          </table:table-cell>
          <table:table-cell office:value-type="float" office:value="267" calcext:value-type="float">
            <text:p>267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6" calcext:value-type="float">
            <text:p>276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6" calcext:value-type="float">
            <text:p>276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" calcext:value-type="float">
            <text:p>280</text:p>
          </table:table-cell>
          <table:table-cell office:value-type="float" office:value="280.39999" calcext:value-type="float">
            <text:p>280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0.60001" calcext:value-type="float">
            <text:p>280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36.39999" calcext:value-type="float">
            <text:p>236.39999</text:p>
          </table:table-cell>
          <table:table-cell office:value-type="float" office:value="269.79999" calcext:value-type="float">
            <text:p>269.79999</text:p>
          </table:table-cell>
          <table:table-cell office:value-type="float" office:value="265.79999" calcext:value-type="float">
            <text:p>265.79999</text:p>
          </table:table-cell>
          <table:table-cell office:value-type="float" office:value="267.39999" calcext:value-type="float">
            <text:p>267.39999</text:p>
          </table:table-cell>
          <table:table-cell office:value-type="float" office:value="273" calcext:value-type="float">
            <text:p>273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.20001" calcext:value-type="float">
            <text:p>277.20001</text:p>
          </table:table-cell>
          <table:table-cell table:number-columns-repeated="2" office:value-type="float" office:value="276.60001" calcext:value-type="float">
            <text:p>276.60001</text:p>
          </table:table-cell>
          <table:table-cell office:value-type="float" office:value="278" calcext:value-type="float">
            <text:p>278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0.39999" calcext:value-type="float">
            <text:p>280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38.60001" calcext:value-type="float">
            <text:p>238.60001</text:p>
          </table:table-cell>
          <table:table-cell office:value-type="float" office:value="270.60001" calcext:value-type="float">
            <text:p>270.60001</text:p>
          </table:table-cell>
          <table:table-cell office:value-type="float" office:value="266" calcext:value-type="float">
            <text:p>266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.39999" calcext:value-type="float">
            <text:p>277.39999</text:p>
          </table:table-cell>
          <table:table-cell table:number-columns-repeated="2" office:value-type="float" office:value="276.39999" calcext:value-type="float">
            <text:p>276.39999</text:p>
          </table:table-cell>
          <table:table-cell office:value-type="float" office:value="278.79999" calcext:value-type="float">
            <text:p>278.79999</text:p>
          </table:table-cell>
          <table:table-cell table:number-columns-repeated="2" office:value-type="float" office:value="280.39999" calcext:value-type="float">
            <text:p>280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40.39999" calcext:value-type="float">
            <text:p>240.39999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66" calcext:value-type="float">
            <text:p>266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8" calcext:value-type="float">
            <text:p>278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0.60001" calcext:value-type="float">
            <text:p>280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41.8" calcext:value-type="float">
            <text:p>241.8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8" calcext:value-type="float">
            <text:p>278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0.79999" calcext:value-type="float">
            <text:p>280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43.39999" calcext:value-type="float">
            <text:p>243.39999</text:p>
          </table:table-cell>
          <table:table-cell office:value-type="float" office:value="272" calcext:value-type="float">
            <text:p>272</text:p>
          </table:table-cell>
          <table:table-cell office:value-type="float" office:value="265.60001" calcext:value-type="float">
            <text:p>265.60001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1.39999" calcext:value-type="float">
            <text:p>281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45.2" calcext:value-type="float">
            <text:p>245.2</text:p>
          </table:table-cell>
          <table:table-cell office:value-type="float" office:value="271.79999" calcext:value-type="float">
            <text:p>271.79999</text:p>
          </table:table-cell>
          <table:table-cell office:value-type="float" office:value="265.79999" calcext:value-type="float">
            <text:p>265.79999</text:p>
          </table:table-cell>
          <table:table-cell office:value-type="float" office:value="267" calcext:value-type="float">
            <text:p>267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.60001" calcext:value-type="float">
            <text:p>277.60001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1.79999" calcext:value-type="float">
            <text:p>281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47.60001" calcext:value-type="float">
            <text:p>247.60001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66.39999" calcext:value-type="float">
            <text:p>266.39999</text:p>
          </table:table-cell>
          <table:table-cell office:value-type="float" office:value="267" calcext:value-type="float">
            <text:p>267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7.79999" calcext:value-type="float">
            <text:p>277.79999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2.39999" calcext:value-type="float">
            <text:p>282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67.79999" calcext:value-type="float">
            <text:p>267.79999</text:p>
          </table:table-cell>
          <table:table-cell office:value-type="float" office:value="274" calcext:value-type="float">
            <text:p>274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2.39999" calcext:value-type="float">
            <text:p>282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66.79999" calcext:value-type="float">
            <text:p>266.79999</text:p>
          </table:table-cell>
          <table:table-cell office:value-type="float" office:value="268.39999" calcext:value-type="float">
            <text:p>268.39999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2.20001" calcext:value-type="float">
            <text:p>282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55.60001" calcext:value-type="float">
            <text:p>255.60001</text:p>
          </table:table-cell>
          <table:table-cell office:value-type="float" office:value="272.79999" calcext:value-type="float">
            <text:p>272.79999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8.60001" calcext:value-type="float">
            <text:p>278.60001</text:p>
          </table:table-cell>
          <table:table-cell table:number-columns-repeated="2" office:value-type="float" office:value="277.20001" calcext:value-type="float">
            <text:p>277.20001</text:p>
          </table:table-cell>
          <table:table-cell office:value-type="float" office:value="279" calcext:value-type="float">
            <text:p>27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56.60001" calcext:value-type="float">
            <text:p>256.60001</text:p>
          </table:table-cell>
          <table:table-cell office:value-type="float" office:value="273" calcext:value-type="float">
            <text:p>273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7" calcext:value-type="float">
            <text:p>277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57.20001" calcext:value-type="float">
            <text:p>257.20001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67.79999" calcext:value-type="float">
            <text:p>267.79999</text:p>
          </table:table-cell>
          <table:table-cell office:value-type="float" office:value="269" calcext:value-type="float">
            <text:p>26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68.39999" calcext:value-type="float">
            <text:p>268.39999</text:p>
          </table:table-cell>
          <table:table-cell office:value-type="float" office:value="269.39999" calcext:value-type="float">
            <text:p>269.3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" calcext:value-type="float">
            <text:p>277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2" calcext:value-type="float">
            <text:p>282</text:p>
          </table:table-cell>
          <table:table-cell office:value-type="float" office:value="286.20001" calcext:value-type="float">
            <text:p>286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68.60001" calcext:value-type="float">
            <text:p>268.60001</text:p>
          </table:table-cell>
          <table:table-cell office:value-type="float" office:value="269.79999" calcext:value-type="float">
            <text:p>269.7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9" calcext:value-type="float">
            <text:p>27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6.79999" calcext:value-type="float">
            <text:p>286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69.60001" calcext:value-type="float">
            <text:p>269.6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7.20001" calcext:value-type="float">
            <text:p>287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0.60001" calcext:value-type="float">
            <text:p>260.6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68.60001" calcext:value-type="float">
            <text:p>268.60001</text:p>
          </table:table-cell>
          <table:table-cell office:value-type="float" office:value="269.60001" calcext:value-type="float">
            <text:p>269.6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8" calcext:value-type="float">
            <text:p>278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0.20001" calcext:value-type="float">
            <text:p>260.20001</text:p>
          </table:table-cell>
          <table:table-cell office:value-type="float" office:value="273.79999" calcext:value-type="float">
            <text:p>273.79999</text:p>
          </table:table-cell>
          <table:table-cell office:value-type="float" office:value="268.39999" calcext:value-type="float">
            <text:p>268.39999</text:p>
          </table:table-cell>
          <table:table-cell office:value-type="float" office:value="270.20001" calcext:value-type="float">
            <text:p>270.20001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9" calcext:value-type="float">
            <text:p>27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8.60001" calcext:value-type="float">
            <text:p>288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59.60001" calcext:value-type="float">
            <text:p>259.60001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68.39999" calcext:value-type="float">
            <text:p>268.39999</text:p>
          </table:table-cell>
          <table:table-cell office:value-type="float" office:value="271" calcext:value-type="float">
            <text:p>271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9" calcext:value-type="float">
            <text:p>27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8" calcext:value-type="float">
            <text:p>278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59.60001" calcext:value-type="float">
            <text:p>259.6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69" calcext:value-type="float">
            <text:p>269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80" calcext:value-type="float">
            <text:p>280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8" calcext:value-type="float">
            <text:p>278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0.20001" calcext:value-type="float">
            <text:p>260.20001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69.39999" calcext:value-type="float">
            <text:p>269.39999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8" calcext:value-type="float">
            <text:p>278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91.20001" calcext:value-type="float">
            <text:p>291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69.79999" calcext:value-type="float">
            <text:p>269.79999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9" calcext:value-type="float">
            <text:p>27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8" calcext:value-type="float">
            <text:p>278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2" calcext:value-type="float">
            <text:p>282</text:p>
          </table:table-cell>
          <table:table-cell office:value-type="float" office:value="292.39999" calcext:value-type="float">
            <text:p>292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1.79999" calcext:value-type="float">
            <text:p>261.79999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93.20001" calcext:value-type="float">
            <text:p>293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2.39999" calcext:value-type="float">
            <text:p>262.39999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0.39999" calcext:value-type="float">
            <text:p>270.39999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93.79999" calcext:value-type="float">
            <text:p>29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3.60001" calcext:value-type="float">
            <text:p>263.60001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0.60001" calcext:value-type="float">
            <text:p>270.60001</text:p>
          </table:table-cell>
          <table:table-cell office:value-type="float" office:value="271.60001" calcext:value-type="float">
            <text:p>271.60001</text:p>
          </table:table-cell>
          <table:table-cell office:value-type="float" office:value="277" calcext:value-type="float">
            <text:p>277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4.79999" calcext:value-type="float">
            <text:p>264.79999</text:p>
          </table:table-cell>
          <table:table-cell office:value-type="float" office:value="274.79999" calcext:value-type="float">
            <text:p>274.79999</text:p>
          </table:table-cell>
          <table:table-cell table:number-columns-repeated="2" office:value-type="float" office:value="271.20001" calcext:value-type="float">
            <text:p>271.20001</text:p>
          </table:table-cell>
          <table:table-cell office:value-type="float" office:value="277" calcext:value-type="float">
            <text:p>277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5.79999" calcext:value-type="float">
            <text:p>265.7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1.79999" calcext:value-type="float">
            <text:p>271.79999</text:p>
          </table:table-cell>
          <table:table-cell office:value-type="float" office:value="272" calcext:value-type="float">
            <text:p>272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92.39999" calcext:value-type="float">
            <text:p>292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6.60001" calcext:value-type="float">
            <text:p>276.60001</text:p>
          </table:table-cell>
          <table:table-cell table:number-columns-repeated="2" office:value-type="float" office:value="279.79999" calcext:value-type="float">
            <text:p>279.79999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93.60001" calcext:value-type="float">
            <text:p>293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8.39999" calcext:value-type="float">
            <text:p>268.39999</text:p>
          </table:table-cell>
          <table:table-cell office:value-type="float" office:value="275" calcext:value-type="float">
            <text:p>275</text:p>
          </table:table-cell>
          <table:table-cell office:value-type="float" office:value="272.60001" calcext:value-type="float">
            <text:p>272.6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8.60001" calcext:value-type="float">
            <text:p>268.60001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94.60001" calcext:value-type="float">
            <text:p>294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7.79999" calcext:value-type="float">
            <text:p>267.79999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96.20001" calcext:value-type="float">
            <text:p>296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7.60001" calcext:value-type="float">
            <text:p>267.6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74" calcext:value-type="float">
            <text:p>274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97.60001" calcext:value-type="float">
            <text:p>297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8.39999" calcext:value-type="float">
            <text:p>268.39999</text:p>
          </table:table-cell>
          <table:table-cell office:value-type="float" office:value="275.60001" calcext:value-type="float">
            <text:p>275.60001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0" calcext:value-type="float">
            <text:p>280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98.39999" calcext:value-type="float">
            <text:p>298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9.39999" calcext:value-type="float">
            <text:p>269.39999</text:p>
          </table:table-cell>
          <table:table-cell office:value-type="float" office:value="276" calcext:value-type="float">
            <text:p>276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7" calcext:value-type="float">
            <text:p>277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99.39999" calcext:value-type="float">
            <text:p>299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9.79999" calcext:value-type="float">
            <text:p>269.79999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4" calcext:value-type="float">
            <text:p>274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302.20001" calcext:value-type="float">
            <text:p>302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269.79999" calcext:value-type="float">
            <text:p>269.7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0" calcext:value-type="float">
            <text:p>280</text:p>
          </table:table-cell>
          <table:table-cell office:value-type="float" office:value="285.60001" calcext:value-type="float">
            <text:p>285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0.20001" calcext:value-type="float">
            <text:p>270.20001</text:p>
          </table:table-cell>
          <table:table-cell office:value-type="float" office:value="277.20001" calcext:value-type="float">
            <text:p>277.20001</text:p>
          </table:table-cell>
          <table:table-cell table:number-columns-repeated="2" office:value-type="float" office:value="274.20001" calcext:value-type="float">
            <text:p>274.20001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6.20001" calcext:value-type="float">
            <text:p>286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4" calcext:value-type="float">
            <text:p>274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81" calcext:value-type="float">
            <text:p>28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6.39999" calcext:value-type="float">
            <text:p>286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1.39999" calcext:value-type="float">
            <text:p>271.39999</text:p>
          </table:table-cell>
          <table:table-cell office:value-type="float" office:value="277.20001" calcext:value-type="float">
            <text:p>277.20001</text:p>
          </table:table-cell>
          <table:table-cell table:number-columns-repeated="2" office:value-type="float" office:value="274.20001" calcext:value-type="float">
            <text:p>274.2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6.39999" calcext:value-type="float">
            <text:p>286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1.20001" calcext:value-type="float">
            <text:p>271.2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0" calcext:value-type="float">
            <text:p>280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6.79999" calcext:value-type="float">
            <text:p>286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1.20001" calcext:value-type="float">
            <text:p>271.20001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7.60001" calcext:value-type="float">
            <text:p>287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1.39999" calcext:value-type="float">
            <text:p>271.3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80" calcext:value-type="float">
            <text:p>280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8.79999" calcext:value-type="float">
            <text:p>288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0" calcext:value-type="float">
            <text:p>280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9.79999" calcext:value-type="float">
            <text:p>289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2.60001" calcext:value-type="float">
            <text:p>272.60001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78" calcext:value-type="float">
            <text:p>278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0" calcext:value-type="float">
            <text:p>280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1" calcext:value-type="float">
            <text:p>281</text:p>
          </table:table-cell>
          <table:table-cell office:value-type="float" office:value="290.39999" calcext:value-type="float">
            <text:p>290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39999" calcext:value-type="float">
            <text:p>273.39999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7" calcext:value-type="float">
            <text:p>277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90.79999" calcext:value-type="float">
            <text:p>290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39999" calcext:value-type="float">
            <text:p>273.39999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7" calcext:value-type="float">
            <text:p>277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91.60001" calcext:value-type="float">
            <text:p>291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20001" calcext:value-type="float">
            <text:p>273.2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6" calcext:value-type="float">
            <text:p>276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92.20001" calcext:value-type="float">
            <text:p>292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39999" calcext:value-type="float">
            <text:p>273.3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92.39999" calcext:value-type="float">
            <text:p>292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79999" calcext:value-type="float">
            <text:p>273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8" calcext:value-type="float">
            <text:p>278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80" calcext:value-type="float">
            <text:p>280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92.20001" calcext:value-type="float">
            <text:p>292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79999" calcext:value-type="float">
            <text:p>273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6" calcext:value-type="float">
            <text:p>276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8" calcext:value-type="float">
            <text:p>278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92.20001" calcext:value-type="float">
            <text:p>292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39999" calcext:value-type="float">
            <text:p>273.3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5.20001" calcext:value-type="float">
            <text:p>275.20001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2.60001" calcext:value-type="float">
            <text:p>272.6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76" calcext:value-type="float">
            <text:p>276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93.79999" calcext:value-type="float">
            <text:p>293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1.79999" calcext:value-type="float">
            <text:p>271.79999</text:p>
          </table:table-cell>
          <table:table-cell office:value-type="float" office:value="280.39999" calcext:value-type="float">
            <text:p>280.39999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1.79999" calcext:value-type="float">
            <text:p>271.7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6" calcext:value-type="float">
            <text:p>276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" calcext:value-type="float">
            <text:p>280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94.39999" calcext:value-type="float">
            <text:p>294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2.60001" calcext:value-type="float">
            <text:p>272.60001</text:p>
          </table:table-cell>
          <table:table-cell office:value-type="float" office:value="280" calcext:value-type="float">
            <text:p>280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9" calcext:value-type="float">
            <text:p>27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0" calcext:value-type="float">
            <text:p>280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20001" calcext:value-type="float">
            <text:p>273.20001</text:p>
          </table:table-cell>
          <table:table-cell office:value-type="float" office:value="280" calcext:value-type="float">
            <text:p>280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60001" calcext:value-type="float">
            <text:p>273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" calcext:value-type="float">
            <text:p>280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60001" calcext:value-type="float">
            <text:p>273.6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" calcext:value-type="float">
            <text:p>277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0" calcext:value-type="float">
            <text:p>280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94.39999" calcext:value-type="float">
            <text:p>294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20001" calcext:value-type="float">
            <text:p>273.2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8" calcext:value-type="float">
            <text:p>278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3" calcext:value-type="float">
            <text:p>283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3.39999" calcext:value-type="float">
            <text:p>273.3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3" calcext:value-type="float">
            <text:p>283</text:p>
          </table:table-cell>
          <table:table-cell office:value-type="float" office:value="295.79999" calcext:value-type="float">
            <text:p>295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" calcext:value-type="float">
            <text:p>277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0" calcext:value-type="float">
            <text:p>280</text:p>
          </table:table-cell>
          <table:table-cell office:value-type="float" office:value="283.20001" calcext:value-type="float">
            <text:p>283.20001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4.39999" calcext:value-type="float">
            <text:p>274.39999</text:p>
          </table:table-cell>
          <table:table-cell office:value-type="float" office:value="280.20001" calcext:value-type="float">
            <text:p>280.20001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" calcext:value-type="float">
            <text:p>280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3.60001" calcext:value-type="float">
            <text:p>283.60001</text:p>
          </table:table-cell>
          <table:table-cell office:value-type="float" office:value="297.20001" calcext:value-type="float">
            <text:p>297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4.60001" calcext:value-type="float">
            <text:p>274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3.60001" calcext:value-type="float">
            <text:p>283.60001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4.79999" calcext:value-type="float">
            <text:p>274.7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" calcext:value-type="float">
            <text:p>277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98.39999" calcext:value-type="float">
            <text:p>298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5.20001" calcext:value-type="float">
            <text:p>275.2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9" calcext:value-type="float">
            <text:p>27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3.60001" calcext:value-type="float">
            <text:p>283.60001</text:p>
          </table:table-cell>
          <table:table-cell office:value-type="float" office:value="299.60001" calcext:value-type="float">
            <text:p>299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5.79999" calcext:value-type="float">
            <text:p>275.79999</text:p>
          </table:table-cell>
          <table:table-cell office:value-type="float" office:value="280" calcext:value-type="float">
            <text:p>280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6.20001" calcext:value-type="float">
            <text:p>276.2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" calcext:value-type="float">
            <text:p>281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301.39999" calcext:value-type="float">
            <text:p>301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276.39999" calcext:value-type="float">
            <text:p>276.3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7" calcext:value-type="float">
            <text:p>277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" calcext:value-type="float">
            <text:p>280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4.20001" calcext:value-type="float">
            <text:p>284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6.60001" calcext:value-type="float">
            <text:p>276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9" calcext:value-type="float">
            <text:p>27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4.39999" calcext:value-type="float">
            <text:p>284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6.39999" calcext:value-type="float">
            <text:p>276.3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79" calcext:value-type="float">
            <text:p>27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0" calcext:value-type="float">
            <text:p>280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5" calcext:value-type="float">
            <text:p>28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6.60001" calcext:value-type="float">
            <text:p>276.60001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5" calcext:value-type="float">
            <text:p>28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6.60001" calcext:value-type="float">
            <text:p>276.6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5" calcext:value-type="float">
            <text:p>28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6.60001" calcext:value-type="float">
            <text:p>276.60001</text:p>
          </table:table-cell>
          <table:table-cell office:value-type="float" office:value="281.39999" calcext:value-type="float">
            <text:p>281.39999</text:p>
          </table:table-cell>
          <table:table-cell table:number-columns-repeated="2" office:value-type="float" office:value="277.20001" calcext:value-type="float">
            <text:p>277.20001</text:p>
          </table:table-cell>
          <table:table-cell office:value-type="float" office:value="279" calcext:value-type="float">
            <text:p>279</text:p>
          </table:table-cell>
          <table:table-cell office:value-type="float" office:value="281.20001" calcext:value-type="float">
            <text:p>281.2000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5.20001" calcext:value-type="float">
            <text:p>285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6.60001" calcext:value-type="float">
            <text:p>276.6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81.20001" calcext:value-type="float">
            <text:p>281.20001</text:p>
          </table:table-cell>
          <table:table-cell table:number-columns-repeated="2" office:value-type="float" office:value="279.79999" calcext:value-type="float">
            <text:p>279.79999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6.20001" calcext:value-type="float">
            <text:p>286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0" calcext:value-type="float">
            <text:p>280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6.79999" calcext:value-type="float">
            <text:p>286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" calcext:value-type="float">
            <text:p>27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0" calcext:value-type="float">
            <text:p>280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7" calcext:value-type="float">
            <text:p>28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" calcext:value-type="float">
            <text:p>280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3" calcext:value-type="float">
            <text:p>283</text:p>
          </table:table-cell>
          <table:table-cell office:value-type="float" office:value="287.60001" calcext:value-type="float">
            <text:p>287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6.79999" calcext:value-type="float">
            <text:p>276.79999</text:p>
          </table:table-cell>
          <table:table-cell office:value-type="float" office:value="280.79999" calcext:value-type="float">
            <text:p>280.79999</text:p>
          </table:table-cell>
          <table:table-cell table:number-columns-repeated="2" office:value-type="float" office:value="277.20001" calcext:value-type="float">
            <text:p>277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7.20001" calcext:value-type="float">
            <text:p>277.20001</text:p>
          </table:table-cell>
          <table:table-cell office:value-type="float" office:value="281.39999" calcext:value-type="float">
            <text:p>281.39999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8.60001" calcext:value-type="float">
            <text:p>288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7.39999" calcext:value-type="float">
            <text:p>277.3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9.39999" calcext:value-type="float">
            <text:p>289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7.39999" calcext:value-type="float">
            <text:p>277.3999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0" calcext:value-type="float">
            <text:p>280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9.20001" calcext:value-type="float">
            <text:p>289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7.39999" calcext:value-type="float">
            <text:p>277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" calcext:value-type="float">
            <text:p>279</text:p>
          </table:table-cell>
          <table:table-cell office:value-type="float" office:value="281.60001" calcext:value-type="float">
            <text:p>281.6000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9" calcext:value-type="float">
            <text:p>28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7.60001" calcext:value-type="float">
            <text:p>277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7" calcext:value-type="float">
            <text:p>277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" calcext:value-type="float">
            <text:p>279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3.60001" calcext:value-type="float">
            <text:p>283.60001</text:p>
          </table:table-cell>
          <table:table-cell office:value-type="float" office:value="289.60001" calcext:value-type="float">
            <text:p>289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7.79999" calcext:value-type="float">
            <text:p>277.7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77" calcext:value-type="float">
            <text:p>277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" calcext:value-type="float">
            <text:p>27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90" calcext:value-type="float">
            <text:p>290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" calcext:value-type="float">
            <text:p>277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1" calcext:value-type="float">
            <text:p>281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90.39999" calcext:value-type="float">
            <text:p>290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4" calcext:value-type="float">
            <text:p>284</text:p>
          </table:table-cell>
          <table:table-cell office:value-type="float" office:value="291.20001" calcext:value-type="float">
            <text:p>291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0.20001" calcext:value-type="float">
            <text:p>280.20001</text:p>
          </table:table-cell>
          <table:table-cell table:number-columns-repeated="2" office:value-type="float" office:value="277.39999" calcext:value-type="float">
            <text:p>277.3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" calcext:value-type="float">
            <text:p>281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92" calcext:value-type="float">
            <text:p>29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7.79999" calcext:value-type="float">
            <text:p>277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92.60001" calcext:value-type="float">
            <text:p>292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.20001" calcext:value-type="float">
            <text:p>278.20001</text:p>
          </table:table-cell>
          <table:table-cell office:value-type="float" office:value="280.20001" calcext:value-type="float">
            <text:p>280.20001</text:p>
          </table:table-cell>
          <table:table-cell table:number-columns-repeated="2" office:value-type="float" office:value="277.20001" calcext:value-type="float">
            <text:p>277.2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93.20001" calcext:value-type="float">
            <text:p>293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.79999" calcext:value-type="float">
            <text:p>278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94" calcext:value-type="float">
            <text:p>294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.79999" calcext:value-type="float">
            <text:p>276.7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94.79999" calcext:value-type="float">
            <text:p>294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5" calcext:value-type="float">
            <text:p>285</text:p>
          </table:table-cell>
          <table:table-cell office:value-type="float" office:value="295.60001" calcext:value-type="float">
            <text:p>295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.79999" calcext:value-type="float">
            <text:p>278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7" calcext:value-type="float">
            <text:p>277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1.39999" calcext:value-type="float">
            <text:p>281.39999</text:p>
          </table:table-cell>
          <table:table-cell table:number-columns-repeated="2" office:value-type="float" office:value="280.60001" calcext:value-type="float">
            <text:p>280.60001</text:p>
          </table:table-cell>
          <table:table-cell office:value-type="float" office:value="286" calcext:value-type="float">
            <text:p>286</text:p>
          </table:table-cell>
          <table:table-cell office:value-type="float" office:value="296.20001" calcext:value-type="float">
            <text:p>296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.60001" calcext:value-type="float">
            <text:p>278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9.60001" calcext:value-type="float">
            <text:p>279.60001</text:p>
          </table:table-cell>
          <table:table-cell table:number-columns-repeated="2" office:value-type="float" office:value="281.39999" calcext:value-type="float">
            <text:p>281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296.79999" calcext:value-type="float">
            <text:p>296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.79999" calcext:value-type="float">
            <text:p>278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1" calcext:value-type="float">
            <text:p>28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297.39999" calcext:value-type="float">
            <text:p>297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9.60001" calcext:value-type="float">
            <text:p>279.60001</text:p>
          </table:table-cell>
          <table:table-cell table:number-columns-repeated="2" office:value-type="float" office:value="281.20001" calcext:value-type="float">
            <text:p>281.20001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297.60001" calcext:value-type="float">
            <text:p>297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.79999" calcext:value-type="float">
            <text:p>278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80" calcext:value-type="float">
            <text:p>280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1" calcext:value-type="float">
            <text:p>281</text:p>
          </table:table-cell>
          <table:table-cell office:value-type="float" office:value="287.60001" calcext:value-type="float">
            <text:p>287.60001</text:p>
          </table:table-cell>
          <table:table-cell office:value-type="float" office:value="298.20001" calcext:value-type="float">
            <text:p>298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.79999" calcext:value-type="float">
            <text:p>278.7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8" calcext:value-type="float">
            <text:p>288</text:p>
          </table:table-cell>
          <table:table-cell office:value-type="float" office:value="298.39999" calcext:value-type="float">
            <text:p>298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1" calcext:value-type="float">
            <text:p>281</text:p>
          </table:table-cell>
          <table:table-cell office:value-type="float" office:value="288.60001" calcext:value-type="float">
            <text:p>288.60001</text:p>
          </table:table-cell>
          <table:table-cell office:value-type="float" office:value="299.60001" calcext:value-type="float">
            <text:p>299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.79999" calcext:value-type="float">
            <text:p>278.7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8" calcext:value-type="float">
            <text:p>278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2" calcext:value-type="float">
            <text:p>282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9.20001" calcext:value-type="float">
            <text:p>289.20001</text:p>
          </table:table-cell>
          <table:table-cell office:value-type="float" office:value="300.79999" calcext:value-type="float">
            <text:p>300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78.60001" calcext:value-type="float">
            <text:p>278.60001</text:p>
          </table:table-cell>
          <table:table-cell office:value-type="float" office:value="279.39999" calcext:value-type="float">
            <text:p>279.39999</text:p>
          </table:table-cell>
          <table:table-cell table:number-columns-repeated="2" office:value-type="float" office:value="277.79999" calcext:value-type="float">
            <text:p>277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9.79999" calcext:value-type="float">
            <text:p>289.799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8.60001" calcext:value-type="float">
            <text:p>278.6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8" calcext:value-type="float">
            <text:p>278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90.60001" calcext:value-type="float">
            <text:p>290.60001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20001" calcext:value-type="float">
            <text:p>279.2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91.60001" calcext:value-type="float">
            <text:p>291.60001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60001" calcext:value-type="float">
            <text:p>279.6000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92.39999" calcext:value-type="float">
            <text:p>292.399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20001" calcext:value-type="float">
            <text:p>279.2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1.79999" calcext:value-type="float">
            <text:p>281.79999</text:p>
          </table:table-cell>
          <table:table-cell table:number-columns-repeated="2" office:value-type="float" office:value="281.60001" calcext:value-type="float">
            <text:p>281.60001</text:p>
          </table:table-cell>
          <table:table-cell office:value-type="float" office:value="293.39999" calcext:value-type="float">
            <text:p>293.399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table:number-columns-repeated="2" office:value-type="float" office:value="279.20001" calcext:value-type="float">
            <text:p>279.2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0" calcext:value-type="float">
            <text:p>280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93.39999" calcext:value-type="float">
            <text:p>293.399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20001" calcext:value-type="float">
            <text:p>279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93.60001" calcext:value-type="float">
            <text:p>293.60001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20001" calcext:value-type="float">
            <text:p>279.2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1" calcext:value-type="float">
            <text:p>28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93.60001" calcext:value-type="float">
            <text:p>293.60001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39999" calcext:value-type="float">
            <text:p>279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93" calcext:value-type="float">
            <text:p>293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60001" calcext:value-type="float">
            <text:p>279.6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92.79999" calcext:value-type="float">
            <text:p>292.799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79999" calcext:value-type="float">
            <text:p>279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8" calcext:value-type="float">
            <text:p>278</text:p>
          </table:table-cell>
          <table:table-cell office:value-type="float" office:value="280.20001" calcext:value-type="float">
            <text:p>280.20001</text:p>
          </table:table-cell>
          <table:table-cell table:number-columns-repeated="2" office:value-type="float" office:value="281.79999" calcext:value-type="float">
            <text:p>281.79999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94" calcext:value-type="float">
            <text:p>294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80.20001" calcext:value-type="float">
            <text:p>280.20001</text:p>
          </table:table-cell>
          <table:table-cell office:value-type="float" office:value="279" calcext:value-type="float">
            <text:p>279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95" calcext:value-type="float">
            <text:p>295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80.20001" calcext:value-type="float">
            <text:p>280.20001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1" calcext:value-type="float">
            <text:p>281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95.39999" calcext:value-type="float">
            <text:p>295.399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2" calcext:value-type="float">
            <text:p>282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96.39999" calcext:value-type="float">
            <text:p>296.399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79999" calcext:value-type="float">
            <text:p>279.7999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80.60001" calcext:value-type="float">
            <text:p>280.6000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97" calcext:value-type="float">
            <text:p>297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39999" calcext:value-type="float">
            <text:p>279.3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.79999" calcext:value-type="float">
            <text:p>280.79999</text:p>
          </table:table-cell>
          <table:table-cell table:number-columns-repeated="2" office:value-type="float" office:value="282.20001" calcext:value-type="float">
            <text:p>282.20001</text:p>
          </table:table-cell>
          <table:table-cell office:value-type="float" office:value="283.20001" calcext:value-type="float">
            <text:p>283.20001</text:p>
          </table:table-cell>
          <table:table-cell office:value-type="float" office:value="297.79999" calcext:value-type="float">
            <text:p>297.799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39999" calcext:value-type="float">
            <text:p>279.3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3.20001" calcext:value-type="float">
            <text:p>283.20001</text:p>
          </table:table-cell>
          <table:table-cell office:value-type="float" office:value="296.60001" calcext:value-type="float">
            <text:p>296.60001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9" calcext:value-type="float">
            <text:p>27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3" calcext:value-type="float">
            <text:p>283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97" calcext:value-type="float">
            <text:p>297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79999" calcext:value-type="float">
            <text:p>279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4" calcext:value-type="float">
            <text:p>284</text:p>
          </table:table-cell>
          <table:table-cell office:value-type="float" office:value="297.20001" calcext:value-type="float">
            <text:p>297.20001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79.79999" calcext:value-type="float">
            <text:p>279.7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79" calcext:value-type="float">
            <text:p>27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3.20001" calcext:value-type="float">
            <text:p>283.20001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98.60001" calcext:value-type="float">
            <text:p>298.60001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80.20001" calcext:value-type="float">
            <text:p>280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302.79999" calcext:value-type="float">
            <text:p>302.799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8" calcext:value-type="float">
            <text:p>278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85.79999" calcext:value-type="float">
            <text:p>285.7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79" calcext:value-type="float">
            <text:p>279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86.60001" calcext:value-type="float">
            <text:p>286.6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9" calcext:value-type="float">
            <text:p>27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87" calcext:value-type="float">
            <text:p>287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79" calcext:value-type="float">
            <text:p>279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4" calcext:value-type="float">
            <text:p>284</text:p>
          </table:table-cell>
          <table:table-cell office:value-type="float" office:value="286.79999" calcext:value-type="float">
            <text:p>286.7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80" calcext:value-type="float">
            <text:p>280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9" calcext:value-type="float">
            <text:p>27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80" calcext:value-type="float">
            <text:p>280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88" calcext:value-type="float">
            <text:p>288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80" calcext:value-type="float">
            <text:p>280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9" calcext:value-type="float">
            <text:p>27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88.20001" calcext:value-type="float">
            <text:p>288.2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8" calcext:value-type="float">
            <text:p>288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3.60001" calcext:value-type="float">
            <text:p>283.60001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8.60001" calcext:value-type="float">
            <text:p>288.6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79" calcext:value-type="float">
            <text:p>27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3.60001" calcext:value-type="float">
            <text:p>283.60001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89.60001" calcext:value-type="float">
            <text:p>289.6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80" calcext:value-type="float">
            <text:p>280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1" calcext:value-type="float">
            <text:p>281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90.39999" calcext:value-type="float">
            <text:p>290.3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80" calcext:value-type="float">
            <text:p>280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90.79999" calcext:value-type="float">
            <text:p>290.7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1" calcext:value-type="float">
            <text:p>281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90.79999" calcext:value-type="float">
            <text:p>290.7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291.20001" calcext:value-type="float">
            <text:p>291.2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2" calcext:value-type="float">
            <text:p>282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87.79999" calcext:value-type="float">
            <text:p>287.79999</text:p>
          </table:table-cell>
          <table:table-cell office:value-type="float" office:value="291.60001" calcext:value-type="float">
            <text:p>291.6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80" calcext:value-type="float">
            <text:p>280</text:p>
          </table:table-cell>
          <table:table-cell office:value-type="float" office:value="279.20001" calcext:value-type="float">
            <text:p>279.2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88.39999" calcext:value-type="float">
            <text:p>288.39999</text:p>
          </table:table-cell>
          <table:table-cell office:value-type="float" office:value="291.79999" calcext:value-type="float">
            <text:p>291.7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87.79999" calcext:value-type="float">
            <text:p>287.79999</text:p>
          </table:table-cell>
          <table:table-cell office:value-type="float" office:value="292.60001" calcext:value-type="float">
            <text:p>292.6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8.60001" calcext:value-type="float">
            <text:p>278.60001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8" calcext:value-type="float">
            <text:p>288</text:p>
          </table:table-cell>
          <table:table-cell office:value-type="float" office:value="293.60001" calcext:value-type="float">
            <text:p>293.6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.60001" calcext:value-type="float">
            <text:p>279.60001</text:p>
          </table:table-cell>
          <table:table-cell office:value-type="float" office:value="282" calcext:value-type="float">
            <text:p>282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8.79999" calcext:value-type="float">
            <text:p>288.79999</text:p>
          </table:table-cell>
          <table:table-cell office:value-type="float" office:value="294" calcext:value-type="float">
            <text:p>294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80" calcext:value-type="float">
            <text:p>280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9" calcext:value-type="float">
            <text:p>289</text:p>
          </table:table-cell>
          <table:table-cell office:value-type="float" office:value="294.60001" calcext:value-type="float">
            <text:p>294.6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60001" calcext:value-type="float">
            <text:p>281.60001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9.39999" calcext:value-type="float">
            <text:p>289.39999</text:p>
          </table:table-cell>
          <table:table-cell office:value-type="float" office:value="295.60001" calcext:value-type="float">
            <text:p>295.6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39999" calcext:value-type="float">
            <text:p>281.39999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289.79999" calcext:value-type="float">
            <text:p>289.79999</text:p>
          </table:table-cell>
          <table:table-cell office:value-type="float" office:value="295.60001" calcext:value-type="float">
            <text:p>295.6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0" calcext:value-type="float">
            <text:p>280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289.60001" calcext:value-type="float">
            <text:p>289.60001</text:p>
          </table:table-cell>
          <table:table-cell office:value-type="float" office:value="295.79999" calcext:value-type="float">
            <text:p>295.7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8.79999" calcext:value-type="float">
            <text:p>288.79999</text:p>
          </table:table-cell>
          <table:table-cell office:value-type="float" office:value="289.20001" calcext:value-type="float">
            <text:p>289.20001</text:p>
          </table:table-cell>
          <table:table-cell office:value-type="float" office:value="296.60001" calcext:value-type="float">
            <text:p>296.6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81" calcext:value-type="float">
            <text:p>281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89.60001" calcext:value-type="float">
            <text:p>289.60001</text:p>
          </table:table-cell>
          <table:table-cell office:value-type="float" office:value="289.39999" calcext:value-type="float">
            <text:p>289.39999</text:p>
          </table:table-cell>
          <table:table-cell office:value-type="float" office:value="297" calcext:value-type="float">
            <text:p>297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81" calcext:value-type="float">
            <text:p>281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90.20001" calcext:value-type="float">
            <text:p>290.20001</text:p>
          </table:table-cell>
          <table:table-cell office:value-type="float" office:value="290" calcext:value-type="float">
            <text:p>290</text:p>
          </table:table-cell>
          <table:table-cell office:value-type="float" office:value="297.39999" calcext:value-type="float">
            <text:p>297.3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table:number-columns-repeated="2" office:value-type="float" office:value="280.60001" calcext:value-type="float">
            <text:p>280.6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90.79999" calcext:value-type="float">
            <text:p>290.79999</text:p>
          </table:table-cell>
          <table:table-cell office:value-type="float" office:value="290.20001" calcext:value-type="float">
            <text:p>290.20001</text:p>
          </table:table-cell>
          <table:table-cell office:value-type="float" office:value="298.20001" calcext:value-type="float">
            <text:p>298.200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60001" calcext:value-type="float">
            <text:p>281.60001</text:p>
          </table:table-cell>
          <table:table-cell office:value-type="float" office:value="280.60001" calcext:value-type="float">
            <text:p>280.60001</text:p>
          </table:table-cell>
          <table:table-cell table:number-columns-repeated="2" office:value-type="float" office:value="280.79999" calcext:value-type="float">
            <text:p>280.79999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91.60001" calcext:value-type="float">
            <text:p>291.60001</text:p>
          </table:table-cell>
          <table:table-cell office:value-type="float" office:value="291" calcext:value-type="float">
            <text:p>291</text:p>
          </table:table-cell>
          <table:table-cell office:value-type="float" office:value="299.79999" calcext:value-type="float">
            <text:p>299.7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81" calcext:value-type="float">
            <text:p>28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9.79999" calcext:value-type="float">
            <text:p>299.7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93.60001" calcext:value-type="float">
            <text:p>293.60001</text:p>
          </table:table-cell>
          <table:table-cell office:value-type="float" office:value="293.20001" calcext:value-type="float">
            <text:p>293.20001</text:p>
          </table:table-cell>
          <table:table-cell office:value-type="float" office:value="300.79999" calcext:value-type="float">
            <text:p>300.799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2" calcext:value-type="float">
            <text:p>282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94.39999" calcext:value-type="float">
            <text:p>294.39999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5.20001" calcext:value-type="float">
            <text:p>295.20001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293.39999" calcext:value-type="float">
            <text:p>293.39999</text:p>
          </table:table-cell>
          <table:table-cell office:value-type="float" office:value="296.39999" calcext:value-type="float">
            <text:p>296.39999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293.20001" calcext:value-type="float">
            <text:p>293.20001</text:p>
          </table:table-cell>
          <table:table-cell office:value-type="float" office:value="297.20001" calcext:value-type="float">
            <text:p>297.20001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4" calcext:value-type="float">
            <text:p>284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293.60001" calcext:value-type="float">
            <text:p>293.60001</text:p>
          </table:table-cell>
          <table:table-cell office:value-type="float" office:value="297.79999" calcext:value-type="float">
            <text:p>297.79999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88" calcext:value-type="float">
            <text:p>288</text:p>
          </table:table-cell>
          <table:table-cell office:value-type="float" office:value="294.20001" calcext:value-type="float">
            <text:p>294.20001</text:p>
          </table:table-cell>
          <table:table-cell office:value-type="float" office:value="299.20001" calcext:value-type="float">
            <text:p>299.20001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280.20001" calcext:value-type="float">
            <text:p>280.20001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88.20001" calcext:value-type="float">
            <text:p>288.20001</text:p>
          </table:table-cell>
          <table:table-cell office:value-type="float" office:value="295.20001" calcext:value-type="float">
            <text:p>295.20001</text:p>
          </table:table-cell>
          <table:table-cell office:value-type="float" office:value="302.20001" calcext:value-type="float">
            <text:p>302.20001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81.39999" calcext:value-type="float">
            <text:p>281.39999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88.60001" calcext:value-type="float">
            <text:p>288.60001</text:p>
          </table:table-cell>
          <table:table-cell office:value-type="float" office:value="296.39999" calcext:value-type="float">
            <text:p>296.39999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4" calcext:value-type="float">
            <text:p>284</text:p>
          </table:table-cell>
          <table:table-cell office:value-type="float" office:value="288.60001" calcext:value-type="float">
            <text:p>288.60001</text:p>
          </table:table-cell>
          <table:table-cell office:value-type="float" office:value="297" calcext:value-type="float">
            <text:p>297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298" calcext:value-type="float">
            <text:p>298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279.79999" calcext:value-type="float">
            <text:p>279.79999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285" calcext:value-type="float">
            <text:p>285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299" calcext:value-type="float">
            <text:p>299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7.79999" calcext:value-type="float">
            <text:p>287.79999</text:p>
          </table:table-cell>
          <table:table-cell office:value-type="float" office:value="286" calcext:value-type="float">
            <text:p>286</text:p>
          </table:table-cell>
          <table:table-cell office:value-type="float" office:value="287.20001" calcext:value-type="float">
            <text:p>287.20001</text:p>
          </table:table-cell>
          <table:table-cell office:value-type="float" office:value="299.60001" calcext:value-type="float">
            <text:p>299.60001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9" calcext:value-type="float">
            <text:p>289</text:p>
          </table:table-cell>
          <table:table-cell office:value-type="float" office:value="287.20001" calcext:value-type="float">
            <text:p>287.20001</text:p>
          </table:table-cell>
          <table:table-cell office:value-type="float" office:value="287.60001" calcext:value-type="float">
            <text:p>287.60001</text:p>
          </table:table-cell>
          <table:table-cell office:value-type="float" office:value="301.79999" calcext:value-type="float">
            <text:p>301.79999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279.79999" calcext:value-type="float">
            <text:p>279.79999</text:p>
          </table:table-cell>
          <table:table-cell office:value-type="float" office:value="282.79999" calcext:value-type="float">
            <text:p>282.79999</text:p>
          </table:table-cell>
          <table:table-cell table:number-columns-repeated="2" office:value-type="float" office:value="288.60001" calcext:value-type="float">
            <text:p>288.60001</text:p>
          </table:table-cell>
          <table:table-cell office:value-type="float" office:value="288.20001" calcext:value-type="float">
            <text:p>288.20001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8.60001" calcext:value-type="float">
            <text:p>288.60001</text:p>
          </table:table-cell>
          <table:table-cell office:value-type="float" office:value="289.60001" calcext:value-type="float">
            <text:p>289.60001</text:p>
          </table:table-cell>
          <table:table-cell office:value-type="float" office:value="289.39999" calcext:value-type="float">
            <text:p>289.39999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9.79999" calcext:value-type="float">
            <text:p>289.79999</text:p>
          </table:table-cell>
          <table:table-cell office:value-type="float" office:value="290.20001" calcext:value-type="float">
            <text:p>290.20001</text:p>
          </table:table-cell>
          <table:table-cell office:value-type="float" office:value="289.60001" calcext:value-type="float">
            <text:p>289.60001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90.39999" calcext:value-type="float">
            <text:p>290.39999</text:p>
          </table:table-cell>
          <table:table-cell office:value-type="float" office:value="291.20001" calcext:value-type="float">
            <text:p>291.20001</text:p>
          </table:table-cell>
          <table:table-cell office:value-type="float" office:value="288.39999" calcext:value-type="float">
            <text:p>288.39999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88.39999" calcext:value-type="float">
            <text:p>288.39999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79.79999" calcext:value-type="float">
            <text:p>279.79999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8.60001" calcext:value-type="float">
            <text:p>288.60001</text:p>
          </table:table-cell>
          <table:table-cell office:value-type="float" office:value="292.79999" calcext:value-type="float">
            <text:p>292.79999</text:p>
          </table:table-cell>
          <table:table-cell office:value-type="float" office:value="289.60001" calcext:value-type="float">
            <text:p>289.60001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.20001" calcext:value-type="float">
            <text:p>280.2000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93.79999" calcext:value-type="float">
            <text:p>293.79999</text:p>
          </table:table-cell>
          <table:table-cell office:value-type="float" office:value="290.79999" calcext:value-type="float">
            <text:p>290.79999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.20001" calcext:value-type="float">
            <text:p>280.20001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295" calcext:value-type="float">
            <text:p>295</text:p>
          </table:table-cell>
          <table:table-cell office:value-type="float" office:value="291.79999" calcext:value-type="float">
            <text:p>291.79999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7.60001" calcext:value-type="float">
            <text:p>287.60001</text:p>
          </table:table-cell>
          <table:table-cell office:value-type="float" office:value="296.60001" calcext:value-type="float">
            <text:p>296.60001</text:p>
          </table:table-cell>
          <table:table-cell office:value-type="float" office:value="292.39999" calcext:value-type="float">
            <text:p>292.39999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8" calcext:value-type="float">
            <text:p>288</text:p>
          </table:table-cell>
          <table:table-cell office:value-type="float" office:value="297.79999" calcext:value-type="float">
            <text:p>297.79999</text:p>
          </table:table-cell>
          <table:table-cell office:value-type="float" office:value="294.20001" calcext:value-type="float">
            <text:p>294.20001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79.79999" calcext:value-type="float">
            <text:p>279.79999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8.39999" calcext:value-type="float">
            <text:p>288.39999</text:p>
          </table:table-cell>
          <table:table-cell office:value-type="float" office:value="298.20001" calcext:value-type="float">
            <text:p>298.20001</text:p>
          </table:table-cell>
          <table:table-cell office:value-type="float" office:value="295.79999" calcext:value-type="float">
            <text:p>295.79999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289" calcext:value-type="float">
            <text:p>289</text:p>
          </table:table-cell>
          <table:table-cell office:value-type="float" office:value="299.60001" calcext:value-type="float">
            <text:p>299.60001</text:p>
          </table:table-cell>
          <table:table-cell office:value-type="float" office:value="296.60001" calcext:value-type="float">
            <text:p>296.60001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.20001" calcext:value-type="float">
            <text:p>280.20001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289.20001" calcext:value-type="float">
            <text:p>289.20001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87.60001" calcext:value-type="float">
            <text:p>287.60001</text:p>
          </table:table-cell>
          <table:table-cell office:value-type="float" office:value="288.20001" calcext:value-type="float">
            <text:p>288.20001</text:p>
          </table:table-cell>
          <table:table-cell office:value-type="string" calcext:value-type="string">
            <text:p>NaN</text:p>
          </table:table-cell>
          <table:table-cell office:value-type="float" office:value="300.39999" calcext:value-type="float">
            <text:p>300.39999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87.60001" calcext:value-type="float">
            <text:p>287.60001</text:p>
          </table:table-cell>
          <table:table-cell office:value-type="float" office:value="287.39999" calcext:value-type="float">
            <text:p>287.39999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88.79999" calcext:value-type="float">
            <text:p>288.79999</text:p>
          </table:table-cell>
          <table:table-cell office:value-type="float" office:value="288.39999" calcext:value-type="float">
            <text:p>288.39999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89.60001" calcext:value-type="float">
            <text:p>289.60001</text:p>
          </table:table-cell>
          <table:table-cell office:value-type="float" office:value="289.39999" calcext:value-type="float">
            <text:p>289.39999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90.20001" calcext:value-type="float">
            <text:p>290.20001</text:p>
          </table:table-cell>
          <table:table-cell office:value-type="float" office:value="290.60001" calcext:value-type="float">
            <text:p>290.600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91" calcext:value-type="float">
            <text:p>291</text:p>
          </table:table-cell>
          <table:table-cell office:value-type="float" office:value="291.60001" calcext:value-type="float">
            <text:p>291.600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91.39999" calcext:value-type="float">
            <text:p>291.39999</text:p>
          </table:table-cell>
          <table:table-cell office:value-type="float" office:value="292.39999" calcext:value-type="float">
            <text:p>292.39999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91.79999" calcext:value-type="float">
            <text:p>291.79999</text:p>
          </table:table-cell>
          <table:table-cell office:value-type="float" office:value="293.20001" calcext:value-type="float">
            <text:p>293.200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92.79999" calcext:value-type="float">
            <text:p>292.79999</text:p>
          </table:table-cell>
          <table:table-cell office:value-type="float" office:value="294.39999" calcext:value-type="float">
            <text:p>294.39999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0.60001" calcext:value-type="float">
            <text:p>280.60001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94" calcext:value-type="float">
            <text:p>294</text:p>
          </table:table-cell>
          <table:table-cell office:value-type="float" office:value="297.60001" calcext:value-type="float">
            <text:p>297.600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93.60001" calcext:value-type="float">
            <text:p>293.60001</text:p>
          </table:table-cell>
          <table:table-cell office:value-type="float" office:value="298.20001" calcext:value-type="float">
            <text:p>298.200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1.39999" calcext:value-type="float">
            <text:p>281.39999</text:p>
          </table:table-cell>
          <table:table-cell office:value-type="float" office:value="293.79999" calcext:value-type="float">
            <text:p>293.79999</text:p>
          </table:table-cell>
          <table:table-cell office:value-type="float" office:value="298.20001" calcext:value-type="float">
            <text:p>298.200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1.60001" calcext:value-type="float">
            <text:p>281.60001</text:p>
          </table:table-cell>
          <table:table-cell office:value-type="float" office:value="294.60001" calcext:value-type="float">
            <text:p>294.60001</text:p>
          </table:table-cell>
          <table:table-cell office:value-type="float" office:value="299.20001" calcext:value-type="float">
            <text:p>299.200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1.60001" calcext:value-type="float">
            <text:p>281.60001</text:p>
          </table:table-cell>
          <table:table-cell office:value-type="float" office:value="296" calcext:value-type="float">
            <text:p>296</text:p>
          </table:table-cell>
          <table:table-cell office:value-type="float" office:value="300.60001" calcext:value-type="float">
            <text:p>300.600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97.39999" calcext:value-type="float">
            <text:p>297.39999</text:p>
          </table:table-cell>
          <table:table-cell table:number-columns-repeated="13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98.20001" calcext:value-type="float">
            <text:p>298.20001</text:p>
          </table:table-cell>
          <table:table-cell table:number-columns-repeated="13" office:value-type="string" calcext:value-type="string">
            <text:p>NaN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98.60001" calcext:value-type="float">
            <text:p>298.60001</text:p>
          </table:table-cell>
          <table:table-cell table:number-columns-repeated="13" office:value-type="string" calcext:value-type="string">
            <text:p>NaN</text:p>
          </table:table-cell>
        </table:table-row>
        <table:table-row table:style-name="ro1">
          <table:table-cell office:value-type="float" office:value="281.20001" calcext:value-type="float">
            <text:p>281.20001</text:p>
          </table:table-cell>
          <table:table-cell office:value-type="float" office:value="299.60001" calcext:value-type="float">
            <text:p>299.60001</text:p>
          </table:table-cell>
          <table:table-cell table:number-columns-repeated="13" office:value-type="string" calcext:value-type="string">
            <text:p>NaN</text:p>
          </table:table-cell>
        </table:table-row>
        <table:table-row table:style-name="ro1">
          <table:table-cell office:value-type="float" office:value="281.39999" calcext:value-type="float">
            <text:p>281.39999</text:p>
          </table:table-cell>
          <table:table-cell office:value-type="float" office:value="302.60001" calcext:value-type="float">
            <text:p>302.60001</text:p>
          </table:table-cell>
          <table:table-cell table:number-columns-repeated="13" office:value-type="string" calcext:value-type="string">
            <text:p>NaN</text:p>
          </table:table-cell>
        </table:table-row>
        <table:table-row table:style-name="ro1">
          <table:table-cell office:value-type="float" office:value="281.60001" calcext:value-type="float">
            <text:p>281.6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1.39999" calcext:value-type="float">
            <text:p>281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1.60001" calcext:value-type="float">
            <text:p>281.6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1.60001" calcext:value-type="float">
            <text:p>281.6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1.39999" calcext:value-type="float">
            <text:p>281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1.60001" calcext:value-type="float">
            <text:p>281.6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1.60001" calcext:value-type="float">
            <text:p>281.6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1.79999" calcext:value-type="float">
            <text:p>281.7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2.39999" calcext:value-type="float">
            <text:p>282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2.39999" calcext:value-type="float">
            <text:p>282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2.20001" calcext:value-type="float">
            <text:p>282.2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2.60001" calcext:value-type="float">
            <text:p>282.6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2.79999" calcext:value-type="float">
            <text:p>282.7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3.20001" calcext:value-type="float">
            <text:p>283.2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3.39999" calcext:value-type="float">
            <text:p>283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3.20001" calcext:value-type="float">
            <text:p>283.2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2.79999" calcext:value-type="float">
            <text:p>282.7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2.39999" calcext:value-type="float">
            <text:p>282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2.60001" calcext:value-type="float">
            <text:p>282.6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3.39999" calcext:value-type="float">
            <text:p>283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4.39999" calcext:value-type="float">
            <text:p>284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4.79999" calcext:value-type="float">
            <text:p>284.7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5.60001" calcext:value-type="float">
            <text:p>285.6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6.20001" calcext:value-type="float">
            <text:p>286.2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7.20001" calcext:value-type="float">
            <text:p>287.2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8.39999" calcext:value-type="float">
            <text:p>288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89.39999" calcext:value-type="float">
            <text:p>289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0.39999" calcext:value-type="float">
            <text:p>290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0.79999" calcext:value-type="float">
            <text:p>290.7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2.20001" calcext:value-type="float">
            <text:p>292.2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3.60001" calcext:value-type="float">
            <text:p>293.6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3.20001" calcext:value-type="float">
            <text:p>293.2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7.39999" calcext:value-type="float">
            <text:p>297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7.39999" calcext:value-type="float">
            <text:p>297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6.39999" calcext:value-type="float">
            <text:p>296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6.39999" calcext:value-type="float">
            <text:p>296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7.39999" calcext:value-type="float">
            <text:p>297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7.39999" calcext:value-type="float">
            <text:p>297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7.39999" calcext:value-type="float">
            <text:p>297.399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7.60001" calcext:value-type="float">
            <text:p>297.6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299.20001" calcext:value-type="float">
            <text:p>299.20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302.79999" calcext:value-type="float">
            <text:p>302.79999</text:p>
          </table:table-cell>
          <table:table-cell table:number-columns-repeated="14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6:37:31.830291617</meta:creation-date>
    <dc:date>2021-03-05T16:38:32.233522504</dc:date>
    <meta:editing-duration>PT1M1S</meta:editing-duration>
    <meta:editing-cycles>1</meta:editing-cycles>
    <meta:document-statistic meta:table-count="1" meta:cell-count="16755" meta:object-count="0"/>
    <meta:generator>LibreOffice/7.1.0.3$Linux_X86_64 LibreOffice_project/10$Build-3</meta:generator>
  </office:meta>
</office:document-meta>
</file>